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5" table:default-cell-style-name="Default"/>
        <table:table-column table:style-name="co1" table:number-columns-repeated="5" table:default-cell-style-name="ce2"/>
        <table:table-column table:style-name="co1" table:number-columns-repeated="3" table:default-cell-style-name="Default"/>
        <table:table-column table:style-name="co1" table:number-columns-repeated="5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500ms-3UE-800bytes </text:p>
          </table:table-cell>
          <table:table-cell table:number-columns-repeated="5"/>
          <table:table-cell office:value-type="string" calcext:value-type="string">
            <text:p>100ms -3UEs-800bytes </text:p>
          </table:table-cell>
          <table:table-cell table:number-columns-repeated="5"/>
          <table:table-cell office:value-type="string" calcext:value-type="string">
            <text:p>1000ms-3UEs-800bytes</text:p>
          </table:table-cell>
          <table:table-cell table:number-columns-repeated="4"/>
          <table:table-cell office:value-type="string" calcext:value-type="string">
            <text:p>1000ms Single UE-800bytes</text:p>
          </table:table-cell>
          <table:table-cell table:number-columns-repeated="2"/>
          <table:table-cell office:value-type="string" calcext:value-type="string">
            <text:p>500ms-800-1 UE data</text:p>
          </table:table-cell>
          <table:table-cell table:number-columns-repeated="2"/>
          <table:table-cell office:value-type="string" calcext:value-type="string">
            <text:p>100ms--800 1UE data</text:p>
          </table:table-cell>
          <table:table-cell table:number-columns-repeated="3"/>
          <table:table-cell office:value-type="string" calcext:value-type="string">
            <text:p>100ms-5UEs-800bytes </text:p>
          </table:table-cell>
          <table:table-cell table:number-columns-repeated="7"/>
          <table:table-cell table:style-name="Default" office:value-type="string" calcext:value-type="string">
            <text:p>500ms-5UEs-800bytes</text:p>
          </table:table-cell>
          <table:table-cell table:style-name="Default" table:number-columns-repeated="4"/>
          <table:table-cell table:number-columns-repeated="3"/>
          <table:table-cell table:style-name="Default" office:value-type="string" calcext:value-type="string">
            <text:p>1000MS-5UEs-800bytes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Sim time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Sim time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SIM tim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m time</text:p>
          </table:table-cell>
          <table:table-cell office:value-type="string" calcext:value-type="string">
            <text:p>UE </text:p>
          </table:table-cell>
          <table:table-cell/>
          <table:table-cell office:value-type="string" calcext:value-type="string">
            <text:p>Sim time</text:p>
          </table:table-cell>
          <table:table-cell office:value-type="string" calcext:value-type="string">
            <text:p>UE </text:p>
          </table:table-cell>
          <table:table-cell/>
          <table:table-cell office:value-type="string" calcext:value-type="string">
            <text:p>Sim time </text:p>
          </table:table-cell>
          <table:table-cell office:value-type="string" calcext:value-type="string">
            <text:p>UE</text:p>
          </table:table-cell>
          <table:table-cell table:number-columns-repeated="2"/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UE4</text:p>
          </table:table-cell>
          <table:table-cell office:value-type="string" calcext:value-type="string">
            <text:p>UE5</text:p>
          </table:table-cell>
          <table:table-cell office:value-type="string" calcext:value-type="string">
            <text:p>Sim time</text:p>
          </table:table-cell>
          <table:table-cell office:value-type="string" calcext:value-type="string">
            <text:p>Average</text:p>
          </table:table-cell>
          <table:table-cell/>
          <table:table-cell table:style-name="Default" office:value-type="string" calcext:value-type="string">
            <text:p>UE1</text:p>
          </table:table-cell>
          <table:table-cell table:style-name="Default" office:value-type="string" calcext:value-type="string">
            <text:p>UE2</text:p>
          </table:table-cell>
          <table:table-cell table:style-name="Default" office:value-type="string" calcext:value-type="string">
            <text:p>UE3</text:p>
          </table:table-cell>
          <table:table-cell table:style-name="Default" office:value-type="string" calcext:value-type="string">
            <text:p>UE4</text:p>
          </table:table-cell>
          <table:table-cell table:style-name="Default" office:value-type="string" calcext:value-type="string">
            <text:p>UE5</text:p>
          </table:table-cell>
          <table:table-cell office:value-type="string" calcext:value-type="string">
            <text:p>Sim time</text:p>
          </table:table-cell>
          <table:table-cell office:value-type="string" calcext:value-type="string">
            <text:p>Average</text:p>
          </table:table-cell>
          <table:table-cell/>
          <table:table-cell table:style-name="Default" office:value-type="string" calcext:value-type="string">
            <text:p>UE1</text:p>
          </table:table-cell>
          <table:table-cell table:style-name="Default" office:value-type="string" calcext:value-type="string">
            <text:p>UE2</text:p>
          </table:table-cell>
          <table:table-cell table:style-name="Default" office:value-type="string" calcext:value-type="string">
            <text:p>UE3</text:p>
          </table:table-cell>
          <table:table-cell table:style-name="Default" office:value-type="string" calcext:value-type="string">
            <text:p>UE4</text:p>
          </table:table-cell>
          <table:table-cell table:style-name="Default" office:value-type="string" calcext:value-type="string">
            <text:p>UE5</text:p>
          </table:table-cell>
          <table:table-cell office:value-type="string" calcext:value-type="string">
            <text:p>Sim time 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 AVERAGE([.A3:.C3])" office:value-type="float" office:value="9.5" calcext:value-type="float">
            <text:p>9.5</text:p>
          </table:table-cell>
          <table:table-cell/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" calcext:value-type="float">
            <text:p>1</text:p>
          </table:table-cell>
          <table:table-cell table:formula="of:= AVERAGE([.G3:.I3])" office:value-type="float" office:value="11.0666666666667" calcext:value-type="float">
            <text:p>11.0666666666667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 AVERAGE([.M3:.O3])" office:value-type="float" office:value="12.9333333333333" calcext:value-type="float">
            <text:p>12.933333333333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formula="of:= AVERAGE([.AB3:.AF3])" office:value-type="float" office:value="7.92" calcext:value-type="float">
            <text:p>7.92</text:p>
          </table:table-cell>
          <table:table-cell/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formula="of:= AVERAGE([.AJ3:.AN3])" office:value-type="float" office:value="5.1" calcext:value-type="float">
            <text:p>5.1</text:p>
          </table:table-cell>
          <table:table-cell/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formula="of:=AVERAGE([.AR3:.AV3])" office:value-type="float" office:value="5.68" calcext:value-type="float">
            <text:p>5.68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 AVERAGE([.A4:.C4])" office:value-type="float" office:value="11.6666666666667" calcext:value-type="float">
            <text:p>11.6666666666667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formula="of:= AVERAGE([.G4:.I4])" office:value-type="float" office:value="11.6666666666667" calcext:value-type="float">
            <text:p>11.6666666666667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 AVERAGE([.M4:.O4])" office:value-type="float" office:value="16.9" calcext:value-type="float">
            <text:p>16.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9.4" calcext:value-type="float">
            <text:p>9.4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formula="of:= AVERAGE([.AB4:.AF4])" office:value-type="float" office:value="8.32" calcext:value-type="float">
            <text:p>8.32</text:p>
          </table:table-cell>
          <table:table-cell/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table:formula="of:= AVERAGE([.AJ4:.AN4])" office:value-type="float" office:value="5.32" calcext:value-type="float">
            <text:p>5.32</text:p>
          </table:table-cell>
          <table:table-cell/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table:formula="of:=AVERAGE([.AR4:.AV4])" office:value-type="float" office:value="7.22" calcext:value-type="float">
            <text:p>7.22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 AVERAGE([.A5:.C5])" office:value-type="float" office:value="11.2666666666667" calcext:value-type="float">
            <text:p>11.2666666666667</text:p>
          </table:table-cell>
          <table:table-cell/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3" calcext:value-type="float">
            <text:p>3</text:p>
          </table:table-cell>
          <table:table-cell table:formula="of:= AVERAGE([.G5:.I5])" office:value-type="float" office:value="7.4" calcext:value-type="float">
            <text:p>7.4</text:p>
          </table:table-cell>
          <table:table-cell table:style-name="ce1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 AVERAGE([.M5:.O5])" office:value-type="float" office:value="12.4666666666667" calcext:value-type="float">
            <text:p>12.466666666666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formula="of:= AVERAGE([.AB5:.AF5])" office:value-type="float" office:value="5.24" calcext:value-type="float">
            <text:p>5.24</text:p>
          </table:table-cell>
          <table:table-cell/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9" calcext:value-type="float">
            <text:p>7.9</text:p>
          </table:table-cell>
          <table:table-cell office:value-type="float" office:value="3" calcext:value-type="float">
            <text:p>3</text:p>
          </table:table-cell>
          <table:table-cell table:formula="of:= AVERAGE([.AJ5:.AN5])" office:value-type="float" office:value="6.9" calcext:value-type="float">
            <text:p>6.9</text:p>
          </table:table-cell>
          <table:table-cell/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.1" calcext:value-type="float">
            <text:p>5.1</text:p>
          </table:table-cell>
          <table:table-cell table:number-columns-repeated="2" table:style-name="ce1"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table:formula="of:=AVERAGE([.AR5:.AV5])" office:value-type="float" office:value="5.26" calcext:value-type="float">
            <text:p>5.26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 AVERAGE([.A6:.C6])" office:value-type="float" office:value="9.43333333333333" calcext:value-type="float">
            <text:p>9.43333333333333</text:p>
          </table:table-cell>
          <table:table-cell/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4" calcext:value-type="float">
            <text:p>4</text:p>
          </table:table-cell>
          <table:table-cell table:formula="of:= AVERAGE([.G6:.I6])" office:value-type="float" office:value="3.93333333333333" calcext:value-type="float">
            <text:p>3.93333333333333</text:p>
          </table:table-cell>
          <table:table-cell table:style-name="ce1"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 AVERAGE([.M6:.O6])" office:value-type="float" office:value="10.1666666666667" calcext:value-type="float">
            <text:p>10.166666666666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4" calcext:value-type="float">
            <text:p>4</text:p>
          </table:table-cell>
          <table:table-cell table:formula="of:= AVERAGE([.AB6:.AF6])" office:value-type="float" office:value="7.02" calcext:value-type="float">
            <text:p>7.02</text:p>
          </table:table-cell>
          <table:table-cell/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  <table:table-cell table:formula="of:= AVERAGE([.AJ6:.AN6])" office:value-type="float" office:value="6" calcext:value-type="float">
            <text:p>6</text:p>
          </table:table-cell>
          <table:table-cell/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.4" calcext:value-type="float">
            <text:p>6.4</text:p>
          </table:table-cell>
          <table:table-cell office:value-type="float" office:value="4" calcext:value-type="float">
            <text:p>4</text:p>
          </table:table-cell>
          <table:table-cell table:formula="of:=AVERAGE([.AR6:.AV6])" office:value-type="float" office:value="6.18" calcext:value-type="float">
            <text:p>6.18</text:p>
          </table:table-cell>
        </table:table-row>
        <table:table-row table:style-name="ro1"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 AVERAGE([.A7:.C7])" office:value-type="float" office:value="10.4666666666667" calcext:value-type="float">
            <text:p>10.4666666666667</text:p>
          </table:table-cell>
          <table:table-cell/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5" calcext:value-type="float">
            <text:p>5</text:p>
          </table:table-cell>
          <table:table-cell table:formula="of:= AVERAGE([.G7:.I7])" office:value-type="float" office:value="8.1" calcext:value-type="float">
            <text:p>8.1</text:p>
          </table:table-cell>
          <table:table-cell table:style-name="ce1"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 AVERAGE([.M7:.O7])" office:value-type="float" office:value="9.9" calcext:value-type="float">
            <text:p>9.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5" calcext:value-type="float">
            <text:p>5</text:p>
          </table:table-cell>
          <table:table-cell table:formula="of:= AVERAGE([.AB7:.AF7])" office:value-type="float" office:value="6.86" calcext:value-type="float">
            <text:p>6.86</text:p>
          </table:table-cell>
          <table:table-cell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table:formula="of:= AVERAGE([.AJ7:.AN7])" office:value-type="float" office:value="6.08" calcext:value-type="float">
            <text:p>6.08</text:p>
          </table:table-cell>
          <table:table-cell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table:formula="of:=AVERAGE([.AR7:.AV7])" office:value-type="float" office:value="5.72" calcext:value-type="float">
            <text:p>5.72</text:p>
          </table:table-cell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 AVERAGE([.A8:.C8])" office:value-type="float" office:value="10.8" calcext:value-type="float">
            <text:p>10.8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formula="of:= AVERAGE([.G8:.I8])" office:value-type="float" office:value="11.9" calcext:value-type="float">
            <text:p>11.9</text:p>
          </table:table-cell>
          <table:table-cell table:style-name="ce1"/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 AVERAGE([.M8:.O8])" office:value-type="float" office:value="9.73333333333333" calcext:value-type="float">
            <text:p>9.7333333333333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6" calcext:value-type="float">
            <text:p>6</text:p>
          </table:table-cell>
          <table:table-cell table:formula="of:= AVERAGE([.AB8:.AF8])" office:value-type="float" office:value="4.78" calcext:value-type="float">
            <text:p>4.78</text:p>
          </table:table-cell>
          <table:table-cell/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table:formula="of:= AVERAGE([.AJ8:.AN8])" office:value-type="float" office:value="6.28" calcext:value-type="float">
            <text:p>6.28</text:p>
          </table:table-cell>
          <table:table-cell/>
          <table:table-cell table:number-columns-repeated="2" table:style-name="ce1" office:value-type="float" office:value="5.7" calcext:value-type="float">
            <text:p>5.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5.7" calcext:value-type="float">
            <text:p>5.7</text:p>
          </table:table-cell>
          <table:table-cell office:value-type="float" office:value="6" calcext:value-type="float">
            <text:p>6</text:p>
          </table:table-cell>
          <table:table-cell table:formula="of:=AVERAGE([.AR8:.AV8])" office:value-type="float" office:value="5.9" calcext:value-type="float">
            <text:p>5.9</text:p>
          </table:table-cell>
        </table:table-row>
        <table:table-row table:style-name="ro1"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 AVERAGE([.A9:.C9])" office:value-type="float" office:value="8.3" calcext:value-type="float">
            <text:p>8.3</text:p>
          </table:table-cell>
          <table:table-cell/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7" calcext:value-type="float">
            <text:p>7</text:p>
          </table:table-cell>
          <table:table-cell table:formula="of:= AVERAGE([.G9:.I9])" office:value-type="float" office:value="8.86666666666667" calcext:value-type="float">
            <text:p>8.86666666666667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 AVERAGE([.M9:.O9])" office:value-type="float" office:value="10.5333333333333" calcext:value-type="float">
            <text:p>10.533333333333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7" calcext:value-type="float">
            <text:p>7</text:p>
          </table:table-cell>
          <table:table-cell table:formula="of:= AVERAGE([.AB9:.AF9])" office:value-type="float" office:value="4.72" calcext:value-type="float">
            <text:p>4.72</text:p>
          </table:table-cell>
          <table:table-cell/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7" calcext:value-type="float">
            <text:p>5.7</text:p>
          </table:table-cell>
          <table:table-cell office:value-type="float" office:value="7" calcext:value-type="float">
            <text:p>7</text:p>
          </table:table-cell>
          <table:table-cell table:formula="of:= AVERAGE([.AJ9:.AN9])" office:value-type="float" office:value="5.62" calcext:value-type="float">
            <text:p>5.62</text:p>
          </table:table-cell>
          <table:table-cell/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table:formula="of:=AVERAGE([.AR9:.AV9])" office:value-type="float" office:value="5.64" calcext:value-type="float">
            <text:p>5.64</text:p>
          </table:table-cell>
        </table:table-row>
        <table:table-row table:style-name="ro1"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 AVERAGE([.A10:.C10])" office:value-type="float" office:value="10.1666666666667" calcext:value-type="float">
            <text:p>10.166666666666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formula="of:= AVERAGE([.G10:.I10])" office:value-type="float" office:value="6" calcext:value-type="float">
            <text:p>6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 AVERAGE([.M10:.O10])" office:value-type="float" office:value="8.93333333333333" calcext:value-type="float">
            <text:p>8.93333333333333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/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8" calcext:value-type="float">
            <text:p>8</text:p>
          </table:table-cell>
          <table:table-cell table:formula="of:= AVERAGE([.AB10:.AF10])" office:value-type="float" office:value="6" calcext:value-type="float">
            <text:p>6</text:p>
          </table:table-cell>
          <table:table-cell/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8" calcext:value-type="float">
            <text:p>5.8</text:p>
          </table:table-cell>
          <table:table-cell office:value-type="float" office:value="8" calcext:value-type="float">
            <text:p>8</text:p>
          </table:table-cell>
          <table:table-cell table:formula="of:= AVERAGE([.AJ10:.AN10])" office:value-type="float" office:value="5.96" calcext:value-type="float">
            <text:p>5.96</text:p>
          </table:table-cell>
          <table:table-cell/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table:formula="of:=AVERAGE([.AR10:.AV10])" office:value-type="float" office:value="5.58" calcext:value-type="float">
            <text:p>5.58</text:p>
          </table:table-cell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 AVERAGE([.A11:.C11])" office:value-type="float" office:value="12.3333333333333" calcext:value-type="float">
            <text:p>12.3333333333333</text:p>
          </table:table-cell>
          <table:table-cell/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9" calcext:value-type="float">
            <text:p>9</text:p>
          </table:table-cell>
          <table:table-cell table:formula="of:= AVERAGE([.G11:.I11])" office:value-type="float" office:value="4.13333333333333" calcext:value-type="float">
            <text:p>4.13333333333333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 AVERAGE([.M11:.O11])" office:value-type="float" office:value="9.9" calcext:value-type="float">
            <text:p>9.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9" calcext:value-type="float">
            <text:p>9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9" calcext:value-type="float">
            <text:p>9</text:p>
          </table:table-cell>
          <table:table-cell table:formula="of:= AVERAGE([.AB11:.AF11])" office:value-type="float" office:value="7.18" calcext:value-type="float">
            <text:p>7.18</text:p>
          </table:table-cell>
          <table:table-cell/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4.9" calcext:value-type="float">
            <text:p>4.9</text:p>
          </table:table-cell>
          <table:table-cell office:value-type="float" office:value="9" calcext:value-type="float">
            <text:p>9</text:p>
          </table:table-cell>
          <table:table-cell table:formula="of:= AVERAGE([.AJ11:.AN11])" office:value-type="float" office:value="5.66" calcext:value-type="float">
            <text:p>5.66</text:p>
          </table:table-cell>
          <table:table-cell/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3" calcext:value-type="float">
            <text:p>6.3</text:p>
          </table:table-cell>
          <table:table-cell table:number-columns-repeated="2" table:style-name="ce1" office:value-type="float" office:value="5.9" calcext:value-type="float">
            <text:p>5.9</text:p>
          </table:table-cell>
          <table:table-cell table:style-name="ce1"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table:formula="of:=AVERAGE([.AR11:.AV11])" office:value-type="float" office:value="6.34" calcext:value-type="float">
            <text:p>6.34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 AVERAGE([.A12:.C12])" office:value-type="float" office:value="10.7666666666667" calcext:value-type="float">
            <text:p>10.7666666666667</text:p>
          </table:table-cell>
          <table:table-cell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10" calcext:value-type="float">
            <text:p>10</text:p>
          </table:table-cell>
          <table:table-cell table:formula="of:= AVERAGE([.G12:.I12])" office:value-type="float" office:value="7.6" calcext:value-type="float">
            <text:p>7.6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 AVERAGE([.M12:.O12])" office:value-type="float" office:value="10.9666666666667" calcext:value-type="float">
            <text:p>10.966666666666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formula="of:= AVERAGE([.AB12:.AF12])" office:value-type="float" office:value="7.56" calcext:value-type="float">
            <text:p>7.56</text:p>
          </table:table-cell>
          <table:table-cell/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3" calcext:value-type="float">
            <text:p>6.3</text:p>
          </table:table-cell>
          <table:table-cell office:value-type="float" office:value="10" calcext:value-type="float">
            <text:p>10</text:p>
          </table:table-cell>
          <table:table-cell table:formula="of:= AVERAGE([.AJ12:.AN12])" office:value-type="float" office:value="6.72" calcext:value-type="float">
            <text:p>6.72</text:p>
          </table:table-cell>
          <table:table-cell/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7.1" calcext:value-type="float">
            <text:p>7.1</text:p>
          </table:table-cell>
          <table:table-cell office:value-type="float" office:value="10" calcext:value-type="float">
            <text:p>10</text:p>
          </table:table-cell>
          <table:table-cell table:formula="of:=AVERAGE([.AR12:.AV12])" office:value-type="float" office:value="6.58" calcext:value-type="float">
            <text:p>6.58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 AVERAGE([.A13:.C13])" office:value-type="float" office:value="10.7" calcext:value-type="float">
            <text:p>10.7</text:p>
          </table:table-cell>
          <table:table-cell/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11" calcext:value-type="float">
            <text:p>11</text:p>
          </table:table-cell>
          <table:table-cell table:formula="of:= AVERAGE([.G13:.I13])" office:value-type="float" office:value="7.96666666666667" calcext:value-type="float">
            <text:p>7.96666666666667</text:p>
          </table:table-cell>
          <table:table-cell table:style-name="ce1"/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 AVERAGE([.M13:.O13])" office:value-type="float" office:value="9.6" calcext:value-type="float">
            <text:p>9.6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11" calcext:value-type="float">
            <text:p>11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1" calcext:value-type="float">
            <text:p>11</text:p>
          </table:table-cell>
          <table:table-cell table:formula="of:= AVERAGE([.AB13:.AF13])" office:value-type="float" office:value="6.68" calcext:value-type="float">
            <text:p>6.68</text:p>
          </table:table-cell>
          <table:table-cell/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7.5" calcext:value-type="float">
            <text:p>7.5</text:p>
          </table:table-cell>
          <table:table-cell office:value-type="float" office:value="11" calcext:value-type="float">
            <text:p>11</text:p>
          </table:table-cell>
          <table:table-cell table:formula="of:= AVERAGE([.AJ13:.AN13])" office:value-type="float" office:value="7.12" calcext:value-type="float">
            <text:p>7.12</text:p>
          </table:table-cell>
          <table:table-cell/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4" calcext:value-type="float">
            <text:p>4.4</text:p>
          </table:table-cell>
          <table:table-cell office:value-type="float" office:value="11" calcext:value-type="float">
            <text:p>11</text:p>
          </table:table-cell>
          <table:table-cell table:formula="of:=AVERAGE([.AR13:.AV13])" office:value-type="float" office:value="5.42" calcext:value-type="float">
            <text:p>5.42</text:p>
          </table:table-cell>
        </table:table-row>
        <table:table-row table:style-name="ro1">
          <table:table-cell table:style-name="ce1" office:value-type="float" office:value="9.5" calcext:value-type="float">
            <text:p>9.5</text:p>
          </table:table-cell>
          <table:table-cell table:style-name="ce2"/>
          <table:table-cell table:number-columns-repeated="2" table:style-name="ce1" office:value-type="float" office:value="12" calcext:value-type="float">
            <text:p>12</text:p>
          </table:table-cell>
          <table:table-cell table:style-name="ce1" table:formula="of:= AVERAGE([.A14:.C14])" office:value-type="float" office:value="10.75" calcext:value-type="float">
            <text:p>10.75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formula="of:= AVERAGE([.G14:.I14])" office:value-type="float" office:value="7.73333333333333" calcext:value-type="float">
            <text:p>7.73333333333333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 AVERAGE([.M14:.O14])" office:value-type="float" office:value="10.3333333333333" calcext:value-type="float">
            <text:p>10.333333333333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2" calcext:value-type="float">
            <text:p>12</text:p>
          </table:table-cell>
          <table:table-cell table:formula="of:= AVERAGE([.AB14:.AF14])" office:value-type="float" office:value="5.28" calcext:value-type="float">
            <text:p>5.28</text:p>
          </table:table-cell>
          <table:table-cell/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6.8" calcext:value-type="float">
            <text:p>6.8</text:p>
          </table:table-cell>
          <table:table-cell office:value-type="float" office:value="12" calcext:value-type="float">
            <text:p>12</text:p>
          </table:table-cell>
          <table:table-cell table:formula="of:= AVERAGE([.AJ14:.AN14])" office:value-type="float" office:value="6.02" calcext:value-type="float">
            <text:p>6.02</text:p>
          </table:table-cell>
          <table:table-cell/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4" calcext:value-type="float">
            <text:p>4.4</text:p>
          </table:table-cell>
          <table:table-cell office:value-type="float" office:value="12" calcext:value-type="float">
            <text:p>12</text:p>
          </table:table-cell>
          <table:table-cell table:formula="of:=AVERAGE([.AR14:.AV14])" office:value-type="float" office:value="4.84" calcext:value-type="float">
            <text:p>4.84</text:p>
          </table:table-cell>
        </table:table-row>
        <table:table-row table:style-name="ro1"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formula="of:= AVERAGE([.A15:.C15])" office:value-type="float" office:value="9" calcext:value-type="float">
            <text:p>9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formula="of:= AVERAGE([.G15:.I15])" office:value-type="float" office:value="5.53333333333333" calcext:value-type="float">
            <text:p>5.53333333333333</text:p>
          </table:table-cell>
          <table:table-cell table:style-name="ce1"/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formula="of:= AVERAGE([.M15:.O15])" office:value-type="float" office:value="10.0666666666667" calcext:value-type="float">
            <text:p>10.066666666666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3" calcext:value-type="float">
            <text:p>13</text:p>
          </table:table-cell>
          <table:table-cell table:formula="of:= AVERAGE([.AB15:.AF15])" office:value-type="float" office:value="6.32" calcext:value-type="float">
            <text:p>6.32</text:p>
          </table:table-cell>
          <table:table-cell/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4.6" calcext:value-type="float">
            <text:p>4.6</text:p>
          </table:table-cell>
          <table:table-cell office:value-type="float" office:value="13" calcext:value-type="float">
            <text:p>13</text:p>
          </table:table-cell>
          <table:table-cell table:formula="of:= AVERAGE([.AJ15:.AN15])" office:value-type="float" office:value="5.36" calcext:value-type="float">
            <text:p>5.36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AVERAGE([.AR15:.AV15])" office:value-type="float" office:value="5.96" calcext:value-type="float">
            <text:p>5.96</text:p>
          </table:table-cell>
        </table:table-row>
        <table:table-row table:style-name="ro1"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 AVERAGE([.A16:.C16])" office:value-type="float" office:value="9.9" calcext:value-type="float">
            <text:p>9.9</text:p>
          </table:table-cell>
          <table:table-cell/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14" calcext:value-type="float">
            <text:p>14</text:p>
          </table:table-cell>
          <table:table-cell table:formula="of:= AVERAGE([.G16:.I16])" office:value-type="float" office:value="7.33333333333333" calcext:value-type="float">
            <text:p>7.33333333333333</text:p>
          </table:table-cell>
          <table:table-cell table:style-name="ce1"/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 AVERAGE([.M16:.O16])" office:value-type="float" office:value="10.1666666666667" calcext:value-type="float">
            <text:p>10.1666666666667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/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formula="of:= AVERAGE([.AB16:.AF16])" office:value-type="float" office:value="6.82" calcext:value-type="float">
            <text:p>6.82</text:p>
          </table:table-cell>
          <table:table-cell/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7.4" calcext:value-type="float">
            <text:p>7.4</text:p>
          </table:table-cell>
          <table:table-cell office:value-type="float" office:value="14" calcext:value-type="float">
            <text:p>14</text:p>
          </table:table-cell>
          <table:table-cell table:formula="of:= AVERAGE([.AJ16:.AN16])" office:value-type="float" office:value="6.42" calcext:value-type="float">
            <text:p>6.42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6.8" calcext:value-type="float">
            <text:p>6.8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AVERAGE([.AR16:.AV16])" office:value-type="float" office:value="6.4" calcext:value-type="float">
            <text:p>6.4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 AVERAGE([.A17:.C17])" office:value-type="float" office:value="10.1" calcext:value-type="float">
            <text:p>10.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formula="of:= AVERAGE([.G17:.I17])" office:value-type="float" office:value="8.26666666666667" calcext:value-type="float">
            <text:p>8.26666666666667</text:p>
          </table:table-cell>
          <table:table-cell table:style-name="ce1"/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 AVERAGE([.M17:.O17])" office:value-type="float" office:value="10.7" calcext:value-type="float">
            <text:p>10.7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5" calcext:value-type="float">
            <text:p>15</text:p>
          </table:table-cell>
          <table:table-cell table:formula="of:= AVERAGE([.AB17:.AF17])" office:value-type="float" office:value="5.58" calcext:value-type="float">
            <text:p>5.58</text:p>
          </table:table-cell>
          <table:table-cell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.6" calcext:value-type="float">
            <text:p>5.6</text:p>
          </table:table-cell>
          <table:table-cell office:value-type="float" office:value="15" calcext:value-type="float">
            <text:p>15</text:p>
          </table:table-cell>
          <table:table-cell table:formula="of:= AVERAGE([.AJ17:.AN17])" office:value-type="float" office:value="5.96" calcext:value-type="float">
            <text:p>5.96</text:p>
          </table:table-cell>
          <table:table-cell/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2" calcext:value-type="float">
            <text:p>6.2</text:p>
          </table:table-cell>
          <table:table-cell office:value-type="float" office:value="15" calcext:value-type="float">
            <text:p>15</text:p>
          </table:table-cell>
          <table:table-cell table:formula="of:=AVERAGE([.AR17:.AV17])" office:value-type="float" office:value="5.98" calcext:value-type="float">
            <text:p>5.98</text:p>
          </table:table-cell>
        </table:table-row>
        <table:table-row table:style-name="ro1">
          <table:table-cell table:number-columns-repeated="3"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 AVERAGE([.A18:.C18])" office:value-type="float" office:value="12" calcext:value-type="float">
            <text:p>12</text:p>
          </table:table-cell>
          <table:table-cell/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16" calcext:value-type="float">
            <text:p>16</text:p>
          </table:table-cell>
          <table:table-cell table:formula="of:= AVERAGE([.G18:.I18])" office:value-type="float" office:value="5.63333333333333" calcext:value-type="float">
            <text:p>5.63333333333333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 AVERAGE([.M18:.O18])" office:value-type="float" office:value="9.73333333333333" calcext:value-type="float">
            <text:p>9.7333333333333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6" calcext:value-type="float">
            <text:p>16</text:p>
          </table:table-cell>
          <table:table-cell table:formula="of:= AVERAGE([.AB18:.AF18])" office:value-type="float" office:value="6.84" calcext:value-type="float">
            <text:p>6.84</text:p>
          </table:table-cell>
          <table:table-cell/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table:formula="of:= AVERAGE([.AJ18:.AN18])" office:value-type="float" office:value="5.36" calcext:value-type="float">
            <text:p>5.36</text:p>
          </table:table-cell>
          <table:table-cell/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6.4" calcext:value-type="float">
            <text:p>6.4</text:p>
          </table:table-cell>
          <table:table-cell office:value-type="float" office:value="16" calcext:value-type="float">
            <text:p>16</text:p>
          </table:table-cell>
          <table:table-cell table:formula="of:=AVERAGE([.AR18:.AV18])" office:value-type="float" office:value="5.98" calcext:value-type="float">
            <text:p>5.98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 AVERAGE([.A19:.C19])" office:value-type="float" office:value="10.3666666666667" calcext:value-type="float">
            <text:p>10.3666666666667</text:p>
          </table:table-cell>
          <table:table-cell/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17" calcext:value-type="float">
            <text:p>17</text:p>
          </table:table-cell>
          <table:table-cell table:formula="of:= AVERAGE([.G19:.I19])" office:value-type="float" office:value="5.43333333333333" calcext:value-type="float">
            <text:p>5.43333333333333</text:p>
          </table:table-cell>
          <table:table-cell table:style-name="ce1"/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 AVERAGE([.M19:.O19])" office:value-type="float" office:value="9.13333333333333" calcext:value-type="float">
            <text:p>9.1333333333333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17" calcext:value-type="float">
            <text:p>17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7" calcext:value-type="float">
            <text:p>17</text:p>
          </table:table-cell>
          <table:table-cell table:formula="of:= AVERAGE([.AB19:.AF19])" office:value-type="float" office:value="4.64" calcext:value-type="float">
            <text:p>4.64</text:p>
          </table:table-cell>
          <table:table-cell/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17" calcext:value-type="float">
            <text:p>17</text:p>
          </table:table-cell>
          <table:table-cell table:formula="of:= AVERAGE([.AJ19:.AN19])" office:value-type="float" office:value="5.94" calcext:value-type="float">
            <text:p>5.94</text:p>
          </table:table-cell>
          <table:table-cell/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.9" calcext:value-type="float">
            <text:p>3.9</text:p>
          </table:table-cell>
          <table:table-cell office:value-type="float" office:value="17" calcext:value-type="float">
            <text:p>17</text:p>
          </table:table-cell>
          <table:table-cell table:formula="of:=AVERAGE([.AR19:.AV19])" office:value-type="float" office:value="5.48" calcext:value-type="float">
            <text:p>5.48</text:p>
          </table:table-cell>
        </table:table-row>
        <table:table-row table:style-name="ro1"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 AVERAGE([.A20:.C20])" office:value-type="float" office:value="11.3" calcext:value-type="float">
            <text:p>11.3</text:p>
          </table:table-cell>
          <table:table-cell/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8" calcext:value-type="float">
            <text:p>18</text:p>
          </table:table-cell>
          <table:table-cell table:formula="of:= AVERAGE([.G20:.I20])" office:value-type="float" office:value="5.46666666666667" calcext:value-type="float">
            <text:p>5.46666666666667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 AVERAGE([.M20:.O20])" office:value-type="float" office:value="10.4333333333333" calcext:value-type="float">
            <text:p>10.4333333333333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/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18" calcext:value-type="float">
            <text:p>18</text:p>
          </table:table-cell>
          <table:table-cell table:formula="of:= AVERAGE([.AB20:.AF20])" office:value-type="float" office:value="7" calcext:value-type="float">
            <text:p>7</text:p>
          </table:table-cell>
          <table:table-cell/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7.9" calcext:value-type="float">
            <text:p>7.9</text:p>
          </table:table-cell>
          <table:table-cell office:value-type="float" office:value="18" calcext:value-type="float">
            <text:p>18</text:p>
          </table:table-cell>
          <table:table-cell table:formula="of:= AVERAGE([.AJ20:.AN20])" office:value-type="float" office:value="6.38" calcext:value-type="float">
            <text:p>6.38</text:p>
          </table:table-cell>
          <table:table-cell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4.6" calcext:value-type="float">
            <text:p>4.6</text:p>
          </table:table-cell>
          <table:table-cell office:value-type="float" office:value="18" calcext:value-type="float">
            <text:p>18</text:p>
          </table:table-cell>
          <table:table-cell table:formula="of:=AVERAGE([.AR20:.AV20])" office:value-type="float" office:value="4.92" calcext:value-type="float">
            <text:p>4.9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formula="of:= AVERAGE([.A21:.C21])" office:value-type="float" office:value="8.9" calcext:value-type="float">
            <text:p>8.9</text:p>
          </table:table-cell>
          <table:table-cell/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19" calcext:value-type="float">
            <text:p>19</text:p>
          </table:table-cell>
          <table:table-cell table:formula="of:= AVERAGE([.G21:.I21])" office:value-type="float" office:value="9.03333333333333" calcext:value-type="float">
            <text:p>9.03333333333333</text:p>
          </table:table-cell>
          <table:table-cell table:style-name="ce1"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formula="of:= AVERAGE([.M21:.O21])" office:value-type="float" office:value="9.76666666666667" calcext:value-type="float">
            <text:p>9.76666666666667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19" calcext:value-type="float">
            <text:p>19</text:p>
          </table:table-cell>
          <table:table-cell table:formula="of:= AVERAGE([.AB21:.AF21])" office:value-type="float" office:value="5.04" calcext:value-type="float">
            <text:p>5.0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5.3" calcext:value-type="float">
            <text:p>5.3</text:p>
          </table:table-cell>
          <table:table-cell office:value-type="float" office:value="19" calcext:value-type="float">
            <text:p>19</text:p>
          </table:table-cell>
          <table:table-cell table:formula="of:= AVERAGE([.AJ21:.AN21])" office:value-type="float" office:value="5.38" calcext:value-type="float">
            <text:p>5.38</text:p>
          </table:table-cell>
          <table:table-cell/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8.1" calcext:value-type="float">
            <text:p>8.1</text:p>
          </table:table-cell>
          <table:table-cell office:value-type="float" office:value="19" calcext:value-type="float">
            <text:p>19</text:p>
          </table:table-cell>
          <table:table-cell table:formula="of:=AVERAGE([.AR21:.AV21])" office:value-type="float" office:value="7.04" calcext:value-type="float">
            <text:p>7.0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 AVERAGE([.A22:.C22])" office:value-type="float" office:value="11" calcext:value-type="float">
            <text:p>11</text:p>
          </table:table-cell>
          <table:table-cell/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20" calcext:value-type="float">
            <text:p>20</text:p>
          </table:table-cell>
          <table:table-cell table:formula="of:= AVERAGE([.G22:.I22])" office:value-type="float" office:value="7.63333333333333" calcext:value-type="float">
            <text:p>7.63333333333333</text:p>
          </table:table-cell>
          <table:table-cell table:style-name="ce1"/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 AVERAGE([.M22:.O22])" office:value-type="float" office:value="8.36666666666667" calcext:value-type="float">
            <text:p>8.36666666666667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20" calcext:value-type="float">
            <text:p>20</text:p>
          </table:table-cell>
          <table:table-cell table:formula="of:= AVERAGE([.AB22:.AF22])" office:value-type="float" office:value="5.64" calcext:value-type="float">
            <text:p>5.64</text:p>
          </table:table-cell>
          <table:table-cell/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7.6" calcext:value-type="float">
            <text:p>7.6</text:p>
          </table:table-cell>
          <table:table-cell office:value-type="float" office:value="20" calcext:value-type="float">
            <text:p>20</text:p>
          </table:table-cell>
          <table:table-cell table:formula="of:= AVERAGE([.AJ22:.AN22])" office:value-type="float" office:value="6.84" calcext:value-type="float">
            <text:p>6.84</text:p>
          </table:table-cell>
          <table:table-cell/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1" calcext:value-type="float">
            <text:p>6.1</text:p>
          </table:table-cell>
          <table:table-cell office:value-type="float" office:value="20" calcext:value-type="float">
            <text:p>20</text:p>
          </table:table-cell>
          <table:table-cell table:formula="of:=AVERAGE([.AR22:.AV22])" office:value-type="float" office:value="6.48" calcext:value-type="float">
            <text:p>6.48</text:p>
          </table:table-cell>
        </table:table-row>
        <table:table-row table:style-name="ro1"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formula="of:= AVERAGE([.A23:.C23])" office:value-type="float" office:value="8.3" calcext:value-type="float">
            <text:p>8.3</text:p>
          </table:table-cell>
          <table:table-cell/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21" calcext:value-type="float">
            <text:p>21</text:p>
          </table:table-cell>
          <table:table-cell table:formula="of:= AVERAGE([.G23:.I23])" office:value-type="float" office:value="6.46666666666667" calcext:value-type="float">
            <text:p>6.46666666666667</text:p>
          </table:table-cell>
          <table:table-cell table:style-name="ce1"/>
          <table:table-cell table:style-name="ce1" office:value-type="float" office:value="3.3" calcext:value-type="float">
            <text:p>3.3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formula="of:= AVERAGE([.M23:.O23])" office:value-type="float" office:value="8.43333333333333" calcext:value-type="float">
            <text:p>8.43333333333333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21" calcext:value-type="float">
            <text:p>21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1" calcext:value-type="float">
            <text:p>21</text:p>
          </table:table-cell>
          <table:table-cell table:formula="of:= AVERAGE([.AB23:.AF23])" office:value-type="float" office:value="6.38" calcext:value-type="float">
            <text:p>6.3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2" calcext:value-type="float">
            <text:p>3.2</text:p>
          </table:table-cell>
          <table:table-cell table:number-columns-repeated="2" table:style-name="ce1" office:value-type="float" office:value="6.4" calcext:value-type="float">
            <text:p>6.4</text:p>
          </table:table-cell>
          <table:table-cell office:value-type="float" office:value="21" calcext:value-type="float">
            <text:p>21</text:p>
          </table:table-cell>
          <table:table-cell table:formula="of:= AVERAGE([.AJ23:.AN23])" office:value-type="float" office:value="5.88" calcext:value-type="float">
            <text:p>5.8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AVERAGE([.AR23:.AV23])" office:value-type="float" office:value="5.9" calcext:value-type="float">
            <text:p>5.9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 AVERAGE([.A24:.C24])" office:value-type="float" office:value="9.43333333333333" calcext:value-type="float">
            <text:p>9.43333333333333</text:p>
          </table:table-cell>
          <table:table-cell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2" calcext:value-type="float">
            <text:p>22</text:p>
          </table:table-cell>
          <table:table-cell table:formula="of:= AVERAGE([.G24:.I24])" office:value-type="float" office:value="4.56666666666667" calcext:value-type="float">
            <text:p>4.56666666666667</text:p>
          </table:table-cell>
          <table:table-cell table:style-name="ce1"/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 AVERAGE([.M24:.O24])" office:value-type="float" office:value="9.63333333333333" calcext:value-type="float">
            <text:p>9.6333333333333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2" calcext:value-type="float">
            <text:p>22</text:p>
          </table:table-cell>
          <table:table-cell table:formula="of:= AVERAGE([.AB24:.AF24])" office:value-type="float" office:value="4.84" calcext:value-type="float">
            <text:p>4.84</text:p>
          </table:table-cell>
          <table:table-cell/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2" calcext:value-type="float">
            <text:p>6.2</text:p>
          </table:table-cell>
          <table:table-cell office:value-type="float" office:value="22" calcext:value-type="float">
            <text:p>22</text:p>
          </table:table-cell>
          <table:table-cell table:formula="of:= AVERAGE([.AJ24:.AN24])" office:value-type="float" office:value="6.26" calcext:value-type="float">
            <text:p>6.26</text:p>
          </table:table-cell>
          <table:table-cell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6.3" calcext:value-type="float">
            <text:p>6.3</text:p>
          </table:table-cell>
          <table:table-cell office:value-type="float" office:value="22" calcext:value-type="float">
            <text:p>22</text:p>
          </table:table-cell>
          <table:table-cell table:formula="of:=AVERAGE([.AR24:.AV24])" office:value-type="float" office:value="5.82" calcext:value-type="float">
            <text:p>5.8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formula="of:= AVERAGE([.A25:.C25])" office:value-type="float" office:value="10.5" calcext:value-type="float">
            <text:p>10.5</text:p>
          </table:table-cell>
          <table:table-cell/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23" calcext:value-type="float">
            <text:p>23</text:p>
          </table:table-cell>
          <table:table-cell table:formula="of:= AVERAGE([.G25:.I25])" office:value-type="float" office:value="5.3" calcext:value-type="float">
            <text:p>5.3</text:p>
          </table:table-cell>
          <table:table-cell table:style-name="ce1"/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formula="of:= AVERAGE([.M25:.O25])" office:value-type="float" office:value="10.2" calcext:value-type="float">
            <text:p>10.2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formula="of:= AVERAGE([.AB25:.AF25])" office:value-type="float" office:value="5.18" calcext:value-type="float">
            <text:p>5.18</text:p>
          </table:table-cell>
          <table:table-cell/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.5" calcext:value-type="float">
            <text:p>7.5</text:p>
          </table:table-cell>
          <table:table-cell office:value-type="float" office:value="23" calcext:value-type="float">
            <text:p>23</text:p>
          </table:table-cell>
          <table:table-cell table:formula="of:= AVERAGE([.AJ25:.AN25])" office:value-type="float" office:value="6.86" calcext:value-type="float">
            <text:p>6.86</text:p>
          </table:table-cell>
          <table:table-cell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9" calcext:value-type="float">
            <text:p>4.9</text:p>
          </table:table-cell>
          <table:table-cell office:value-type="float" office:value="23" calcext:value-type="float">
            <text:p>23</text:p>
          </table:table-cell>
          <table:table-cell table:formula="of:=AVERAGE([.AR25:.AV25])" office:value-type="float" office:value="5.62" calcext:value-type="float">
            <text:p>5.62</text:p>
          </table:table-cell>
        </table:table-row>
        <table:table-row table:style-name="ro1"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 AVERAGE([.A26:.C26])" office:value-type="float" office:value="11.6666666666667" calcext:value-type="float">
            <text:p>11.6666666666667</text:p>
          </table:table-cell>
          <table:table-cell/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24" calcext:value-type="float">
            <text:p>24</text:p>
          </table:table-cell>
          <table:table-cell table:formula="of:= AVERAGE([.G26:.I26])" office:value-type="float" office:value="8.2" calcext:value-type="float">
            <text:p>8.2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 AVERAGE([.M26:.O26])" office:value-type="float" office:value="10.6666666666667" calcext:value-type="float">
            <text:p>10.6666666666667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4" calcext:value-type="float">
            <text:p>24</text:p>
          </table:table-cell>
          <table:table-cell table:formula="of:= AVERAGE([.AB26:.AF26])" office:value-type="float" office:value="5.04" calcext:value-type="float">
            <text:p>5.04</text:p>
          </table:table-cell>
          <table:table-cell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6" calcext:value-type="float">
            <text:p>5.6</text:p>
          </table:table-cell>
          <table:table-cell office:value-type="float" office:value="24" calcext:value-type="float">
            <text:p>24</text:p>
          </table:table-cell>
          <table:table-cell table:formula="of:= AVERAGE([.AJ26:.AN26])" office:value-type="float" office:value="5.82" calcext:value-type="float">
            <text:p>5.82</text:p>
          </table:table-cell>
          <table:table-cell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3" calcext:value-type="float">
            <text:p>6.3</text:p>
          </table:table-cell>
          <table:table-cell office:value-type="float" office:value="24" calcext:value-type="float">
            <text:p>24</text:p>
          </table:table-cell>
          <table:table-cell table:formula="of:=AVERAGE([.AR26:.AV26])" office:value-type="float" office:value="6.18" calcext:value-type="float">
            <text:p>6.18</text:p>
          </table:table-cell>
        </table:table-row>
        <table:table-row table:style-name="ro1">
          <table:table-cell table:style-name="ce1" office:value-type="float" office:value="9.4" calcext:value-type="float">
            <text:p>9.4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formula="of:= AVERAGE([.A27:.C27])" office:value-type="float" office:value="10.4666666666667" calcext:value-type="float">
            <text:p>10.4666666666667</text:p>
          </table:table-cell>
          <table:table-cell/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25" calcext:value-type="float">
            <text:p>25</text:p>
          </table:table-cell>
          <table:table-cell table:formula="of:= AVERAGE([.G27:.I27])" office:value-type="float" office:value="9.36666666666667" calcext:value-type="float">
            <text:p>9.36666666666667</text:p>
          </table:table-cell>
          <table:table-cell table:style-name="ce1"/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formula="of:= AVERAGE([.M27:.O27])" office:value-type="float" office:value="9.2" calcext:value-type="float">
            <text:p>9.2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25" calcext:value-type="float">
            <text:p>25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/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5" calcext:value-type="float">
            <text:p>25</text:p>
          </table:table-cell>
          <table:table-cell table:formula="of:= AVERAGE([.AB27:.AF27])" office:value-type="float" office:value="5.02" calcext:value-type="float">
            <text:p>5.02</text:p>
          </table:table-cell>
          <table:table-cell/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 AVERAGE([.AJ27:.AN27])" office:value-type="float" office:value="6.38" calcext:value-type="float">
            <text:p>6.38</text:p>
          </table:table-cell>
          <table:table-cell/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6" calcext:value-type="float">
            <text:p>5.6</text:p>
          </table:table-cell>
          <table:table-cell office:value-type="float" office:value="25" calcext:value-type="float">
            <text:p>25</text:p>
          </table:table-cell>
          <table:table-cell table:formula="of:=AVERAGE([.AR27:.AV27])" office:value-type="float" office:value="6.06" calcext:value-type="float">
            <text:p>6.06</text:p>
          </table:table-cell>
        </table:table-row>
        <table:table-row table:style-name="ro1">
          <table:table-cell table:number-columns-repeated="3" table:style-name="ce1" office:value-type="float" office:value="12" calcext:value-type="float">
            <text:p>12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formula="of:= AVERAGE([.A28:.C28])" office:value-type="float" office:value="12" calcext:value-type="float">
            <text:p>12</text:p>
          </table:table-cell>
          <table:table-cell/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26" calcext:value-type="float">
            <text:p>26</text:p>
          </table:table-cell>
          <table:table-cell table:formula="of:= AVERAGE([.G28:.I28])" office:value-type="float" office:value="7.86666666666667" calcext:value-type="float">
            <text:p>7.86666666666667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formula="of:= AVERAGE([.M28:.O28])" office:value-type="float" office:value="10.6333333333333" calcext:value-type="float">
            <text:p>10.6333333333333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26" calcext:value-type="float">
            <text:p>26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26" calcext:value-type="float">
            <text:p>26</text:p>
          </table:table-cell>
          <table:table-cell table:formula="of:= AVERAGE([.AB28:.AF28])" office:value-type="float" office:value="4.02" calcext:value-type="float">
            <text:p>4.0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6.6" calcext:value-type="float">
            <text:p>6.6</text:p>
          </table:table-cell>
          <table:table-cell office:value-type="float" office:value="26" calcext:value-type="float">
            <text:p>26</text:p>
          </table:table-cell>
          <table:table-cell table:formula="of:= AVERAGE([.AJ28:.AN28])" office:value-type="float" office:value="6.4" calcext:value-type="float">
            <text:p>6.4</text:p>
          </table:table-cell>
          <table:table-cell/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7.2" calcext:value-type="float">
            <text:p>7.2</text:p>
          </table:table-cell>
          <table:table-cell office:value-type="float" office:value="26" calcext:value-type="float">
            <text:p>26</text:p>
          </table:table-cell>
          <table:table-cell table:formula="of:=AVERAGE([.AR28:.AV28])" office:value-type="float" office:value="6.18" calcext:value-type="float">
            <text:p>6.18</text:p>
          </table:table-cell>
        </table:table-row>
        <table:table-row table:style-name="ro1"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formula="of:= AVERAGE([.A29:.C29])" office:value-type="float" office:value="9.36666666666667" calcext:value-type="float">
            <text:p>9.36666666666667</text:p>
          </table:table-cell>
          <table:table-cell/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7" calcext:value-type="float">
            <text:p>27</text:p>
          </table:table-cell>
          <table:table-cell table:formula="of:= AVERAGE([.G29:.I29])" office:value-type="float" office:value="4.86666666666667" calcext:value-type="float">
            <text:p>4.86666666666667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formula="of:= AVERAGE([.M29:.O29])" office:value-type="float" office:value="10.9666666666667" calcext:value-type="float">
            <text:p>10.9666666666667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27" calcext:value-type="float">
            <text:p>27</text:p>
          </table:table-cell>
          <table:table-cell table:formula="of:= AVERAGE([.AB29:.AF29])" office:value-type="float" office:value="4.72" calcext:value-type="float">
            <text:p>4.72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7" calcext:value-type="float">
            <text:p>6.7</text:p>
          </table:table-cell>
          <table:table-cell office:value-type="float" office:value="27" calcext:value-type="float">
            <text:p>27</text:p>
          </table:table-cell>
          <table:table-cell table:formula="of:= AVERAGE([.AJ29:.AN29])" office:value-type="float" office:value="6.4" calcext:value-type="float">
            <text:p>6.4</text:p>
          </table:table-cell>
          <table:table-cell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.3" calcext:value-type="float">
            <text:p>4.3</text:p>
          </table:table-cell>
          <table:table-cell table:number-columns-repeated="2" table:style-name="ce1" office:value-type="float" office:value="6.3" calcext:value-type="float">
            <text:p>6.3</text:p>
          </table:table-cell>
          <table:table-cell office:value-type="float" office:value="27" calcext:value-type="float">
            <text:p>27</text:p>
          </table:table-cell>
          <table:table-cell table:formula="of:=AVERAGE([.AR29:.AV29])" office:value-type="float" office:value="5.86" calcext:value-type="float">
            <text:p>5.86</text:p>
          </table:table-cell>
        </table:table-row>
        <table:table-row table:style-name="ro1"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formula="of:= AVERAGE([.A30:.C30])" office:value-type="float" office:value="9.46666666666667" calcext:value-type="float">
            <text:p>9.46666666666667</text:p>
          </table:table-cell>
          <table:table-cell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8" calcext:value-type="float">
            <text:p>28</text:p>
          </table:table-cell>
          <table:table-cell table:formula="of:= AVERAGE([.G30:.I30])" office:value-type="float" office:value="6.86666666666667" calcext:value-type="float">
            <text:p>6.86666666666667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formula="of:= AVERAGE([.M30:.O30])" office:value-type="float" office:value="9.33333333333333" calcext:value-type="float">
            <text:p>9.33333333333333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8" calcext:value-type="float">
            <text:p>28</text:p>
          </table:table-cell>
          <table:table-cell table:formula="of:= AVERAGE([.AB30:.AF30])" office:value-type="float" office:value="4.06" calcext:value-type="float">
            <text:p>4.06</text:p>
          </table:table-cell>
          <table:table-cell/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6" calcext:value-type="float">
            <text:p>3.6</text:p>
          </table:table-cell>
          <table:table-cell office:value-type="float" office:value="28" calcext:value-type="float">
            <text:p>28</text:p>
          </table:table-cell>
          <table:table-cell table:formula="of:= AVERAGE([.AJ30:.AN30])" office:value-type="float" office:value="5.22" calcext:value-type="float">
            <text:p>5.22</text:p>
          </table:table-cell>
          <table:table-cell/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1" calcext:value-type="float">
            <text:p>5.1</text:p>
          </table:table-cell>
          <table:table-cell office:value-type="float" office:value="28" calcext:value-type="float">
            <text:p>28</text:p>
          </table:table-cell>
          <table:table-cell table:formula="of:=AVERAGE([.AR30:.AV30])" office:value-type="float" office:value="5.12" calcext:value-type="float">
            <text:p>5.12</text:p>
          </table:table-cell>
        </table:table-row>
        <table:table-row table:style-name="ro1"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 AVERAGE([.A31:.C31])" office:value-type="float" office:value="10.9333333333333" calcext:value-type="float">
            <text:p>10.9333333333333</text:p>
          </table:table-cell>
          <table:table-cell/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29" calcext:value-type="float">
            <text:p>29</text:p>
          </table:table-cell>
          <table:table-cell table:formula="of:= AVERAGE([.G31:.I31])" office:value-type="float" office:value="9.6" calcext:value-type="float">
            <text:p>9.6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 AVERAGE([.M31:.O31])" office:value-type="float" office:value="9.43333333333333" calcext:value-type="float">
            <text:p>9.43333333333333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9" calcext:value-type="float">
            <text:p>29</text:p>
          </table:table-cell>
          <table:table-cell table:formula="of:= AVERAGE([.AB31:.AF31])" office:value-type="float" office:value="4.46" calcext:value-type="float">
            <text:p>4.46</text:p>
          </table:table-cell>
          <table:table-cell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6.2" calcext:value-type="float">
            <text:p>6.2</text:p>
          </table:table-cell>
          <table:table-cell office:value-type="float" office:value="29" calcext:value-type="float">
            <text:p>29</text:p>
          </table:table-cell>
          <table:table-cell table:formula="of:= AVERAGE([.AJ31:.AN31])" office:value-type="float" office:value="5.66" calcext:value-type="float">
            <text:p>5.66</text:p>
          </table:table-cell>
          <table:table-cell/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2" calcext:value-type="float">
            <text:p>6.2</text:p>
          </table:table-cell>
          <table:table-cell office:value-type="float" office:value="29" calcext:value-type="float">
            <text:p>29</text:p>
          </table:table-cell>
          <table:table-cell table:formula="of:=AVERAGE([.AR31:.AV31])" office:value-type="float" office:value="5.92" calcext:value-type="float">
            <text:p>5.9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formula="of:= AVERAGE([.A32:.C32])" office:value-type="float" office:value="10.0666666666667" calcext:value-type="float">
            <text:p>10.0666666666667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formula="of:= AVERAGE([.G32:.I32])" office:value-type="float" office:value="7.96666666666667" calcext:value-type="float">
            <text:p>7.96666666666667</text:p>
          </table:table-cell>
          <table:table-cell table:style-name="ce1"/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formula="of:= AVERAGE([.M32:.O32])" office:value-type="float" office:value="9.9" calcext:value-type="float">
            <text:p>9.9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30" calcext:value-type="float">
            <text:p>30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30" calcext:value-type="float">
            <text:p>30</text:p>
          </table:table-cell>
          <table:table-cell table:formula="of:= AVERAGE([.AB32:.AF32])" office:value-type="float" office:value="6.08" calcext:value-type="float">
            <text:p>6.08</text:p>
          </table:table-cell>
          <table:table-cell/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6.2" calcext:value-type="float">
            <text:p>6.2</text:p>
          </table:table-cell>
          <table:table-cell office:value-type="float" office:value="30" calcext:value-type="float">
            <text:p>30</text:p>
          </table:table-cell>
          <table:table-cell table:formula="of:= AVERAGE([.AJ32:.AN32])" office:value-type="float" office:value="6.28" calcext:value-type="float">
            <text:p>6.28</text:p>
          </table:table-cell>
          <table:table-cell/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.6" calcext:value-type="float">
            <text:p>5.6</text:p>
          </table:table-cell>
          <table:table-cell office:value-type="float" office:value="30" calcext:value-type="float">
            <text:p>30</text:p>
          </table:table-cell>
          <table:table-cell table:formula="of:=AVERAGE([.AR32:.AV32])" office:value-type="float" office:value="5.92" calcext:value-type="float">
            <text:p>5.92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formula="of:= AVERAGE([.A33:.C33])" office:value-type="float" office:value="11.3333333333333" calcext:value-type="float">
            <text:p>11.3333333333333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1" calcext:value-type="float">
            <text:p>31</text:p>
          </table:table-cell>
          <table:table-cell table:formula="of:= AVERAGE([.G33:.I33])" office:value-type="float" office:value="10.1" calcext:value-type="float">
            <text:p>10.1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formula="of:= AVERAGE([.M33:.O33])" office:value-type="float" office:value="9.3" calcext:value-type="float">
            <text:p>9.3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/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31" calcext:value-type="float">
            <text:p>31</text:p>
          </table:table-cell>
          <table:table-cell table:formula="of:= AVERAGE([.AB33:.AF33])" office:value-type="float" office:value="4.52" calcext:value-type="float">
            <text:p>4.52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7.2" calcext:value-type="float">
            <text:p>7.2</text:p>
          </table:table-cell>
          <table:table-cell table:number-columns-repeated="2" table:style-name="ce1" office:value-type="float" office:value="5.2" calcext:value-type="float">
            <text:p>5.2</text:p>
          </table:table-cell>
          <table:table-cell office:value-type="float" office:value="31" calcext:value-type="float">
            <text:p>31</text:p>
          </table:table-cell>
          <table:table-cell table:formula="of:= AVERAGE([.AJ33:.AN33])" office:value-type="float" office:value="5.74" calcext:value-type="float">
            <text:p>5.74</text:p>
          </table:table-cell>
          <table:table-cell/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1" calcext:value-type="float">
            <text:p>6.1</text:p>
          </table:table-cell>
          <table:table-cell office:value-type="float" office:value="31" calcext:value-type="float">
            <text:p>31</text:p>
          </table:table-cell>
          <table:table-cell table:formula="of:=AVERAGE([.AR33:.AV33])" office:value-type="float" office:value="5.64" calcext:value-type="float">
            <text:p>5.64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formula="of:= AVERAGE([.A34:.C34])" office:value-type="float" office:value="10.1333333333333" calcext:value-type="float">
            <text:p>10.1333333333333</text:p>
          </table:table-cell>
          <table:table-cell/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32" calcext:value-type="float">
            <text:p>32</text:p>
          </table:table-cell>
          <table:table-cell table:formula="of:= AVERAGE([.G34:.I34])" office:value-type="float" office:value="6.63333333333333" calcext:value-type="float">
            <text:p>6.63333333333333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formula="of:= AVERAGE([.M34:.O34])" office:value-type="float" office:value="8.1" calcext:value-type="float">
            <text:p>8.1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32" calcext:value-type="float">
            <text:p>32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2" calcext:value-type="float">
            <text:p>32</text:p>
          </table:table-cell>
          <table:table-cell table:formula="of:= AVERAGE([.AB34:.AF34])" office:value-type="float" office:value="5.08" calcext:value-type="float">
            <text:p>5.08</text:p>
          </table:table-cell>
          <table:table-cell/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6.4" calcext:value-type="float">
            <text:p>6.4</text:p>
          </table:table-cell>
          <table:table-cell office:value-type="float" office:value="32" calcext:value-type="float">
            <text:p>32</text:p>
          </table:table-cell>
          <table:table-cell table:formula="of:= AVERAGE([.AJ34:.AN34])" office:value-type="float" office:value="6.3" calcext:value-type="float">
            <text:p>6.3</text:p>
          </table:table-cell>
          <table:table-cell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.9" calcext:value-type="float">
            <text:p>4.9</text:p>
          </table:table-cell>
          <table:table-cell office:value-type="float" office:value="32" calcext:value-type="float">
            <text:p>32</text:p>
          </table:table-cell>
          <table:table-cell table:formula="of:=AVERAGE([.AR34:.AV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formula="of:= AVERAGE([.A35:.C35])" office:value-type="float" office:value="10.7333333333333" calcext:value-type="float">
            <text:p>10.7333333333333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33" calcext:value-type="float">
            <text:p>33</text:p>
          </table:table-cell>
          <table:table-cell table:formula="of:= AVERAGE([.G35:.I35])" office:value-type="float" office:value="7.2" calcext:value-type="float">
            <text:p>7.2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formula="of:= AVERAGE([.M35:.O35])" office:value-type="float" office:value="8.1" calcext:value-type="float">
            <text:p>8.1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33" calcext:value-type="float">
            <text:p>33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3" calcext:value-type="float">
            <text:p>33</text:p>
          </table:table-cell>
          <table:table-cell table:formula="of:= AVERAGE([.AB35:.AF35])" office:value-type="float" office:value="5.16" calcext:value-type="float">
            <text:p>5.16</text:p>
          </table:table-cell>
          <table:table-cell/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4" calcext:value-type="float">
            <text:p>6.4</text:p>
          </table:table-cell>
          <table:table-cell office:value-type="float" office:value="33" calcext:value-type="float">
            <text:p>33</text:p>
          </table:table-cell>
          <table:table-cell table:formula="of:= AVERAGE([.AJ35:.AN35])" office:value-type="float" office:value="6.66" calcext:value-type="float">
            <text:p>6.66</text:p>
          </table:table-cell>
          <table:table-cell/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4" calcext:value-type="float">
            <text:p>6.4</text:p>
          </table:table-cell>
          <table:table-cell office:value-type="float" office:value="33" calcext:value-type="float">
            <text:p>33</text:p>
          </table:table-cell>
          <table:table-cell table:formula="of:=AVERAGE([.AR35:.AV35])" office:value-type="float" office:value="6.58" calcext:value-type="float">
            <text:p>6.58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/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formula="of:= AVERAGE([.A36:.C36])" office:value-type="float" office:value="9.75" calcext:value-type="float">
            <text:p>9.75</text:p>
          </table:table-cell>
          <table:table-cell/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34" calcext:value-type="float">
            <text:p>34</text:p>
          </table:table-cell>
          <table:table-cell table:formula="of:= AVERAGE([.G36:.I36])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formula="of:= AVERAGE([.M36:.O36])" office:value-type="float" office:value="10.9" calcext:value-type="float">
            <text:p>10.9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4" calcext:value-type="float">
            <text:p>34</text:p>
          </table:table-cell>
          <table:table-cell table:formula="of:= AVERAGE([.AB36:.AF36])" office:value-type="float" office:value="4.74" calcext:value-type="float">
            <text:p>4.74</text:p>
          </table:table-cell>
          <table:table-cell/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3" calcext:value-type="float">
            <text:p>5.3</text:p>
          </table:table-cell>
          <table:table-cell office:value-type="float" office:value="34" calcext:value-type="float">
            <text:p>34</text:p>
          </table:table-cell>
          <table:table-cell table:formula="of:= AVERAGE([.AJ36:.AN36])" office:value-type="float" office:value="5.26" calcext:value-type="float">
            <text:p>5.26</text:p>
          </table:table-cell>
          <table:table-cell/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5" calcext:value-type="float">
            <text:p>5.5</text:p>
          </table:table-cell>
          <table:table-cell office:value-type="float" office:value="34" calcext:value-type="float">
            <text:p>34</text:p>
          </table:table-cell>
          <table:table-cell table:formula="of:=AVERAGE([.AR36:.AV36])" office:value-type="float" office:value="5.98" calcext:value-type="float">
            <text:p>5.98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formula="of:= AVERAGE([.A37:.C37])" office:value-type="float" office:value="9.7" calcext:value-type="float">
            <text:p>9.7</text:p>
          </table:table-cell>
          <table:table-cell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35" calcext:value-type="float">
            <text:p>35</text:p>
          </table:table-cell>
          <table:table-cell table:formula="of:= AVERAGE([.G37:.I37])" office:value-type="float" office:value="9.93333333333333" calcext:value-type="float">
            <text:p>9.93333333333333</text:p>
          </table:table-cell>
          <table:table-cell table:style-name="ce1"/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formula="of:= AVERAGE([.M37:.O37])" office:value-type="float" office:value="8.23333333333333" calcext:value-type="float">
            <text:p>8.23333333333333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5" calcext:value-type="float">
            <text:p>35</text:p>
          </table:table-cell>
          <table:table-cell table:formula="of:= AVERAGE([.AB37:.AF37])" office:value-type="float" office:value="5.38" calcext:value-type="float">
            <text:p>5.38</text:p>
          </table:table-cell>
          <table:table-cell/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35" calcext:value-type="float">
            <text:p>35</text:p>
          </table:table-cell>
          <table:table-cell table:formula="of:= AVERAGE([.AJ37:.AN37])" office:value-type="float" office:value="5.86" calcext:value-type="float">
            <text:p>5.86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AVERAGE([.AR37:.AV37])" office:value-type="float" office:value="5.66" calcext:value-type="float">
            <text:p>5.66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 AVERAGE([.A38:.C38])" office:value-type="float" office:value="9.8" calcext:value-type="float">
            <text:p>9.8</text:p>
          </table:table-cell>
          <table:table-cell/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36" calcext:value-type="float">
            <text:p>36</text:p>
          </table:table-cell>
          <table:table-cell table:formula="of:= AVERAGE([.G38:.I38])" office:value-type="float" office:value="8.3" calcext:value-type="float">
            <text:p>8.3</text:p>
          </table:table-cell>
          <table:table-cell table:style-name="ce1"/>
          <table:table-cell table:style-name="ce1" office:value-type="float" office:value="8.4" calcext:value-type="float">
            <text:p>8.4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 AVERAGE([.M38:.O38])" office:value-type="float" office:value="10.1333333333333" calcext:value-type="float">
            <text:p>10.1333333333333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36" calcext:value-type="float">
            <text:p>36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36" calcext:value-type="float">
            <text:p>36</text:p>
          </table:table-cell>
          <table:table-cell table:formula="of:= AVERAGE([.AB38:.AF38])" office:value-type="float" office:value="5.66" calcext:value-type="float">
            <text:p>5.66</text:p>
          </table:table-cell>
          <table:table-cell/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 AVERAGE([.AJ38:.AN38])" office:value-type="float" office:value="6" calcext:value-type="float">
            <text:p>6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36" calcext:value-type="float">
            <text:p>36</text:p>
          </table:table-cell>
          <table:table-cell table:formula="of:=AVERAGE([.AR38:.AV38])" office:value-type="float" office:value="6.24" calcext:value-type="float">
            <text:p>6.2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37" calcext:value-type="float">
            <text:p>37</text:p>
          </table:table-cell>
          <table:table-cell table:style-name="ce1" table:formula="of:= AVERAGE([.A39:.C39])" office:value-type="float" office:value="10.3666666666667" calcext:value-type="float">
            <text:p>10.3666666666667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7" calcext:value-type="float">
            <text:p>37</text:p>
          </table:table-cell>
          <table:table-cell table:formula="of:= AVERAGE([.G39:.I39])" office:value-type="float" office:value="10.5333333333333" calcext:value-type="float">
            <text:p>10.5333333333333</text:p>
          </table:table-cell>
          <table:table-cell table:style-name="ce1"/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37" calcext:value-type="float">
            <text:p>37</text:p>
          </table:table-cell>
          <table:table-cell table:style-name="ce1" table:formula="of:= AVERAGE([.M39:.O39])" office:value-type="float" office:value="9.13333333333333" calcext:value-type="float">
            <text:p>9.13333333333333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37" calcext:value-type="float">
            <text:p>37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37" calcext:value-type="float">
            <text:p>37</text:p>
          </table:table-cell>
          <table:table-cell table:formula="of:= AVERAGE([.AB39:.AF39])" office:value-type="float" office:value="6.1" calcext:value-type="float">
            <text:p>6.1</text:p>
          </table:table-cell>
          <table:table-cell/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37" calcext:value-type="float">
            <text:p>37</text:p>
          </table:table-cell>
          <table:table-cell table:formula="of:= AVERAGE([.AJ39:.AN39])" office:value-type="float" office:value="6.6" calcext:value-type="float">
            <text:p>6.6</text:p>
          </table:table-cell>
          <table:table-cell/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5.3" calcext:value-type="float">
            <text:p>5.3</text:p>
          </table:table-cell>
          <table:table-cell office:value-type="float" office:value="37" calcext:value-type="float">
            <text:p>37</text:p>
          </table:table-cell>
          <table:table-cell table:formula="of:=AVERAGE([.AR39:.AV39])" office:value-type="float" office:value="6.28" calcext:value-type="float">
            <text:p>6.28</text:p>
          </table:table-cell>
        </table:table-row>
        <table:table-row table:style-name="ro1"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formula="of:= AVERAGE([.A40:.C40])" office:value-type="float" office:value="9.06666666666667" calcext:value-type="float">
            <text:p>9.06666666666667</text:p>
          </table:table-cell>
          <table:table-cell/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38" calcext:value-type="float">
            <text:p>38</text:p>
          </table:table-cell>
          <table:table-cell table:formula="of:= AVERAGE([.G40:.I40])" office:value-type="float" office:value="6.73333333333333" calcext:value-type="float">
            <text:p>6.73333333333333</text:p>
          </table:table-cell>
          <table:table-cell table:style-name="ce1"/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formula="of:= AVERAGE([.M40:.O40])" office:value-type="float" office:value="9.4" calcext:value-type="float">
            <text:p>9.4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38" calcext:value-type="float">
            <text:p>38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8" calcext:value-type="float">
            <text:p>38</text:p>
          </table:table-cell>
          <table:table-cell table:formula="of:= AVERAGE([.AB40:.AF40])" office:value-type="float" office:value="4.8" calcext:value-type="float">
            <text:p>4.8</text:p>
          </table:table-cell>
          <table:table-cell/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9" calcext:value-type="float">
            <text:p>5.9</text:p>
          </table:table-cell>
          <table:table-cell table:number-columns-repeated="2" table:style-name="ce1" office:value-type="float" office:value="6.8" calcext:value-type="float">
            <text:p>6.8</text:p>
          </table:table-cell>
          <table:table-cell office:value-type="float" office:value="38" calcext:value-type="float">
            <text:p>38</text:p>
          </table:table-cell>
          <table:table-cell table:formula="of:= AVERAGE([.AJ40:.AN40])" office:value-type="float" office:value="6.6" calcext:value-type="float">
            <text:p>6.6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38" calcext:value-type="float">
            <text:p>38</text:p>
          </table:table-cell>
          <table:table-cell table:formula="of:=AVERAGE([.AR40:.AV40])" office:value-type="float" office:value="5.78" calcext:value-type="float">
            <text:p>5.78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formula="of:= AVERAGE([.A41:.C41])" office:value-type="float" office:value="10.9666666666667" calcext:value-type="float">
            <text:p>10.9666666666667</text:p>
          </table:table-cell>
          <table:table-cell/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39" calcext:value-type="float">
            <text:p>39</text:p>
          </table:table-cell>
          <table:table-cell table:formula="of:= AVERAGE([.G41:.I41])" office:value-type="float" office:value="9.06666666666667" calcext:value-type="float">
            <text:p>9.06666666666667</text:p>
          </table:table-cell>
          <table:table-cell table:style-name="ce1"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formula="of:= AVERAGE([.M41:.O41])" office:value-type="float" office:value="10.7333333333333" calcext:value-type="float">
            <text:p>10.7333333333333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39" calcext:value-type="float">
            <text:p>39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9" calcext:value-type="float">
            <text:p>39</text:p>
          </table:table-cell>
          <table:table-cell table:formula="of:= AVERAGE([.AB41:.AF41])" office:value-type="float" office:value="5.06" calcext:value-type="float">
            <text:p>5.0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4" calcext:value-type="float">
            <text:p>5.4</text:p>
          </table:table-cell>
          <table:table-cell office:value-type="float" office:value="39" calcext:value-type="float">
            <text:p>39</text:p>
          </table:table-cell>
          <table:table-cell table:formula="of:= AVERAGE([.AJ41:.AN41])" office:value-type="float" office:value="6.3" calcext:value-type="float">
            <text:p>6.3</text:p>
          </table:table-cell>
          <table:table-cell/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1" calcext:value-type="float">
            <text:p>6.1</text:p>
          </table:table-cell>
          <table:table-cell office:value-type="float" office:value="39" calcext:value-type="float">
            <text:p>39</text:p>
          </table:table-cell>
          <table:table-cell table:formula="of:=AVERAGE([.AR41:.AV41])" office:value-type="float" office:value="5.98" calcext:value-type="float">
            <text:p>5.98</text:p>
          </table:table-cell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formula="of:= AVERAGE([.A42:.C42])" office:value-type="float" office:value="11.1333333333333" calcext:value-type="float">
            <text:p>11.133333333333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formula="of:= AVERAGE([.G42:.I42])" office:value-type="float" office:value="9.26666666666667" calcext:value-type="float">
            <text:p>9.26666666666667</text:p>
          </table:table-cell>
          <table:table-cell table:style-name="ce1"/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formula="of:= AVERAGE([.M42:.O42])" office:value-type="float" office:value="8.93333333333333" calcext:value-type="float">
            <text:p>8.93333333333333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40" calcext:value-type="float">
            <text:p>40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formula="of:= AVERAGE([.AB42:.AF42])" office:value-type="float" office:value="5" calcext:value-type="float">
            <text:p>5</text:p>
          </table:table-cell>
          <table:table-cell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7.2" calcext:value-type="float">
            <text:p>7.2</text:p>
          </table:table-cell>
          <table:table-cell office:value-type="float" office:value="40" calcext:value-type="float">
            <text:p>40</text:p>
          </table:table-cell>
          <table:table-cell table:formula="of:= AVERAGE([.AJ42:.AN42])" office:value-type="float" office:value="6.24" calcext:value-type="float">
            <text:p>6.24</text:p>
          </table:table-cell>
          <table:table-cell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6" calcext:value-type="float">
            <text:p>6.6</text:p>
          </table:table-cell>
          <table:table-cell office:value-type="float" office:value="40" calcext:value-type="float">
            <text:p>40</text:p>
          </table:table-cell>
          <table:table-cell table:formula="of:=AVERAGE([.AR42:.AV42])" office:value-type="float" office:value="6.54" calcext:value-type="float">
            <text:p>6.54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formula="of:= AVERAGE([.A43:.C43])" office:value-type="float" office:value="12.3333333333333" calcext:value-type="float">
            <text:p>12.3333333333333</text:p>
          </table:table-cell>
          <table:table-cell/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41" calcext:value-type="float">
            <text:p>41</text:p>
          </table:table-cell>
          <table:table-cell table:formula="of:= AVERAGE([.G43:.I43])" office:value-type="float" office:value="6.43333333333333" calcext:value-type="float">
            <text:p>6.43333333333333</text:p>
          </table:table-cell>
          <table:table-cell table:style-name="ce1"/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formula="of:= AVERAGE([.M43:.O43])" office:value-type="float" office:value="8.36666666666667" calcext:value-type="float">
            <text:p>8.36666666666667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41" calcext:value-type="float">
            <text:p>41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1" calcext:value-type="float">
            <text:p>41</text:p>
          </table:table-cell>
          <table:table-cell table:formula="of:= AVERAGE([.AB43:.AF43])" office:value-type="float" office:value="5.8" calcext:value-type="float">
            <text:p>5.8</text:p>
          </table:table-cell>
          <table:table-cell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7" calcext:value-type="float">
            <text:p>6.7</text:p>
          </table:table-cell>
          <table:table-cell office:value-type="float" office:value="41" calcext:value-type="float">
            <text:p>41</text:p>
          </table:table-cell>
          <table:table-cell table:formula="of:= AVERAGE([.AJ43:.AN43])" office:value-type="float" office:value="6.86" calcext:value-type="float">
            <text:p>6.86</text:p>
          </table:table-cell>
          <table:table-cell/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4" calcext:value-type="float">
            <text:p>6.4</text:p>
          </table:table-cell>
          <table:table-cell office:value-type="float" office:value="41" calcext:value-type="float">
            <text:p>41</text:p>
          </table:table-cell>
          <table:table-cell table:formula="of:=AVERAGE([.AR43:.AV43])" office:value-type="float" office:value="6.36" calcext:value-type="float">
            <text:p>6.36</text:p>
          </table:table-cell>
        </table:table-row>
        <table:table-row table:style-name="ro1"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formula="of:= AVERAGE([.A44:.C44])" office:value-type="float" office:value="10.1" calcext:value-type="float">
            <text:p>10.1</text:p>
          </table:table-cell>
          <table:table-cell/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2" calcext:value-type="float">
            <text:p>42</text:p>
          </table:table-cell>
          <table:table-cell table:formula="of:= AVERAGE([.G44:.I44])" office:value-type="float" office:value="6" calcext:value-type="float">
            <text:p>6</text:p>
          </table:table-cell>
          <table:table-cell table:style-name="ce1"/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formula="of:= AVERAGE([.M44:.O44])" office:value-type="float" office:value="7.43333333333333" calcext:value-type="float">
            <text:p>7.43333333333333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42" calcext:value-type="float">
            <text:p>42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42" calcext:value-type="float">
            <text:p>42</text:p>
          </table:table-cell>
          <table:table-cell table:formula="of:= AVERAGE([.AB44:.AF44])" office:value-type="float" office:value="4.76" calcext:value-type="float">
            <text:p>4.76</text:p>
          </table:table-cell>
          <table:table-cell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 AVERAGE([.AJ44:.AN44])" office:value-type="float" office:value="5.76" calcext:value-type="float">
            <text:p>5.76</text:p>
          </table:table-cell>
          <table:table-cell/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5.6" calcext:value-type="float">
            <text:p>5.6</text:p>
          </table:table-cell>
          <table:table-cell office:value-type="float" office:value="42" calcext:value-type="float">
            <text:p>42</text:p>
          </table:table-cell>
          <table:table-cell table:formula="of:=AVERAGE([.AR44:.AV44])" office:value-type="float" office:value="6.06" calcext:value-type="float">
            <text:p>6.06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formula="of:= AVERAGE([.A45:.C45])" office:value-type="float" office:value="10.4333333333333" calcext:value-type="float">
            <text:p>10.4333333333333</text:p>
          </table:table-cell>
          <table:table-cell/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43" calcext:value-type="float">
            <text:p>43</text:p>
          </table:table-cell>
          <table:table-cell table:formula="of:= AVERAGE([.G45:.I45])" office:value-type="float" office:value="7.8" calcext:value-type="float">
            <text:p>7.8</text:p>
          </table:table-cell>
          <table:table-cell table:style-name="ce1"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formula="of:= AVERAGE([.M45:.O45])" office:value-type="float" office:value="7.93333333333333" calcext:value-type="float">
            <text:p>7.93333333333333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43" calcext:value-type="float">
            <text:p>43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3" calcext:value-type="float">
            <text:p>43</text:p>
          </table:table-cell>
          <table:table-cell table:formula="of:= AVERAGE([.AB45:.AF45])" office:value-type="float" office:value="5.74" calcext:value-type="float">
            <text:p>5.74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 AVERAGE([.AJ45:.AN45])" office:value-type="float" office:value="6.24" calcext:value-type="float">
            <text:p>6.24</text:p>
          </table:table-cell>
          <table:table-cell/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5.1" calcext:value-type="float">
            <text:p>5.1</text:p>
          </table:table-cell>
          <table:table-cell office:value-type="float" office:value="43" calcext:value-type="float">
            <text:p>43</text:p>
          </table:table-cell>
          <table:table-cell table:formula="of:=AVERAGE([.AR45:.AV45])" office:value-type="float" office:value="5.6" calcext:value-type="float">
            <text:p>5.6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formula="of:= AVERAGE([.A46:.C46])" office:value-type="float" office:value="9.73333333333333" calcext:value-type="float">
            <text:p>9.7333333333333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" calcext:value-type="float">
            <text:p>44</text:p>
          </table:table-cell>
          <table:table-cell table:formula="of:= AVERAGE([.G46:.I46])" office:value-type="float" office:value="8.5" calcext:value-type="float">
            <text:p>8.5</text:p>
          </table:table-cell>
          <table:table-cell table:style-name="ce1"/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formula="of:= AVERAGE([.M46:.O46])" office:value-type="float" office:value="8.2" calcext:value-type="float">
            <text:p>8.2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44" calcext:value-type="float">
            <text:p>44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4" calcext:value-type="float">
            <text:p>5.4</text:p>
          </table:table-cell>
          <table:table-cell table:number-columns-repeated="2" table:style-name="ce1" office:value-type="float" office:value="4.5" calcext:value-type="float">
            <text:p>4.5</text:p>
          </table:table-cell>
          <table:table-cell table:style-name="ce1" office:value-type="float" office:value="44" calcext:value-type="float">
            <text:p>44</text:p>
          </table:table-cell>
          <table:table-cell table:formula="of:= AVERAGE([.AB46:.AF46])" office:value-type="float" office:value="4.92" calcext:value-type="float">
            <text:p>4.92</text:p>
          </table:table-cell>
          <table:table-cell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5.1" calcext:value-type="float">
            <text:p>5.1</text:p>
          </table:table-cell>
          <table:table-cell table:number-columns-repeated="2" table:style-name="ce1" office:value-type="float" office:value="6.7" calcext:value-type="float">
            <text:p>6.7</text:p>
          </table:table-cell>
          <table:table-cell office:value-type="float" office:value="44" calcext:value-type="float">
            <text:p>44</text:p>
          </table:table-cell>
          <table:table-cell table:formula="of:= AVERAGE([.AJ46:.AN46])" office:value-type="float" office:value="6.18" calcext:value-type="float">
            <text:p>6.18</text:p>
          </table:table-cell>
          <table:table-cell/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2" calcext:value-type="float">
            <text:p>6.2</text:p>
          </table:table-cell>
          <table:table-cell office:value-type="float" office:value="44" calcext:value-type="float">
            <text:p>44</text:p>
          </table:table-cell>
          <table:table-cell table:formula="of:=AVERAGE([.AR46:.AV46])" office:value-type="float" office:value="6.18" calcext:value-type="float">
            <text:p>6.18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formula="of:= AVERAGE([.A47:.C47])" office:value-type="float" office:value="12" calcext:value-type="float">
            <text:p>12</text:p>
          </table:table-cell>
          <table:table-cell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45" calcext:value-type="float">
            <text:p>45</text:p>
          </table:table-cell>
          <table:table-cell table:formula="of:= AVERAGE([.G47:.I47])" office:value-type="float" office:value="8" calcext:value-type="float">
            <text:p>8</text:p>
          </table:table-cell>
          <table:table-cell table:style-name="ce1"/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formula="of:= AVERAGE([.M47:.O47])" office:value-type="float" office:value="7.53333333333333" calcext:value-type="float">
            <text:p>7.53333333333333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45" calcext:value-type="float">
            <text:p>45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5" calcext:value-type="float">
            <text:p>45</text:p>
          </table:table-cell>
          <table:table-cell table:formula="of:= AVERAGE([.AB47:.AF47])" office:value-type="float" office:value="5.2" calcext:value-type="float">
            <text:p>5.2</text:p>
          </table:table-cell>
          <table:table-cell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45" calcext:value-type="float">
            <text:p>45</text:p>
          </table:table-cell>
          <table:table-cell table:formula="of:= AVERAGE([.AJ47:.AN47])" office:value-type="float" office:value="5.96" calcext:value-type="float">
            <text:p>5.96</text:p>
          </table:table-cell>
          <table:table-cell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.7" calcext:value-type="float">
            <text:p>5.7</text:p>
          </table:table-cell>
          <table:table-cell office:value-type="float" office:value="45" calcext:value-type="float">
            <text:p>45</text:p>
          </table:table-cell>
          <table:table-cell table:formula="of:=AVERAGE([.AR47:.AV47])" office:value-type="float" office:value="5.4" calcext:value-type="float">
            <text:p>5.4</text:p>
          </table:table-cell>
        </table:table-row>
        <table:table-row table:style-name="ro1">
          <table:table-cell table:number-columns-repeated="3" table:style-name="ce1" office:value-type="float" office:value="12" calcext:value-type="float">
            <text:p>12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formula="of:= AVERAGE([.A48:.C48])" office:value-type="float" office:value="12" calcext:value-type="float">
            <text:p>12</text:p>
          </table:table-cell>
          <table:table-cell/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6" calcext:value-type="float">
            <text:p>46</text:p>
          </table:table-cell>
          <table:table-cell table:formula="of:= AVERAGE([.G48:.I48])" office:value-type="float" office:value="3.36666666666667" calcext:value-type="float">
            <text:p>3.36666666666667</text:p>
          </table:table-cell>
          <table:table-cell table:style-name="ce1"/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formula="of:= AVERAGE([.M48:.O48])" office:value-type="float" office:value="7.4" calcext:value-type="float">
            <text:p>7.4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46" calcext:value-type="float">
            <text:p>46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6" calcext:value-type="float">
            <text:p>46</text:p>
          </table:table-cell>
          <table:table-cell table:formula="of:= AVERAGE([.AB48:.AF48])" office:value-type="float" office:value="5.86" calcext:value-type="float">
            <text:p>5.86</text:p>
          </table:table-cell>
          <table:table-cell/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6" calcext:value-type="float">
            <text:p>6.6</text:p>
          </table:table-cell>
          <table:table-cell office:value-type="float" office:value="46" calcext:value-type="float">
            <text:p>46</text:p>
          </table:table-cell>
          <table:table-cell table:formula="of:= AVERAGE([.AJ48:.AN48])" office:value-type="float" office:value="6.16" calcext:value-type="float">
            <text:p>6.16</text:p>
          </table:table-cell>
          <table:table-cell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8" calcext:value-type="float">
            <text:p>4.8</text:p>
          </table:table-cell>
          <table:table-cell office:value-type="float" office:value="46" calcext:value-type="float">
            <text:p>46</text:p>
          </table:table-cell>
          <table:table-cell table:formula="of:=AVERAGE([.AR48:.AV48])" office:value-type="float" office:value="5.02" calcext:value-type="float">
            <text:p>5.0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formula="of:= AVERAGE([.A49:.C49])" office:value-type="float" office:value="9.06666666666667" calcext:value-type="float">
            <text:p>9.06666666666667</text:p>
          </table:table-cell>
          <table:table-cell/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47" calcext:value-type="float">
            <text:p>47</text:p>
          </table:table-cell>
          <table:table-cell table:formula="of:= AVERAGE([.G49:.I49])" office:value-type="float" office:value="3.96666666666667" calcext:value-type="float">
            <text:p>3.96666666666667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formula="of:= AVERAGE([.M49:.O49])" office:value-type="float" office:value="7.36666666666667" calcext:value-type="float">
            <text:p>7.36666666666667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47" calcext:value-type="float">
            <text:p>47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47" calcext:value-type="float">
            <text:p>47</text:p>
          </table:table-cell>
          <table:table-cell table:formula="of:= AVERAGE([.AB49:.AF49])" office:value-type="float" office:value="5.28" calcext:value-type="float">
            <text:p>5.28</text:p>
          </table:table-cell>
          <table:table-cell/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.5" calcext:value-type="float">
            <text:p>4.5</text:p>
          </table:table-cell>
          <table:table-cell office:value-type="float" office:value="47" calcext:value-type="float">
            <text:p>47</text:p>
          </table:table-cell>
          <table:table-cell table:formula="of:= AVERAGE([.AJ49:.AN49])" office:value-type="float" office:value="5.56" calcext:value-type="float">
            <text:p>5.56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47" calcext:value-type="float">
            <text:p>47</text:p>
          </table:table-cell>
          <table:table-cell table:formula="of:=AVERAGE([.AR49:.AV49])" office:value-type="float" office:value="6.28" calcext:value-type="float">
            <text:p>6.28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formula="of:= AVERAGE([.A50:.C50])" office:value-type="float" office:value="10.6666666666667" calcext:value-type="float">
            <text:p>10.6666666666667</text:p>
          </table:table-cell>
          <table:table-cell/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48" calcext:value-type="float">
            <text:p>48</text:p>
          </table:table-cell>
          <table:table-cell table:formula="of:= AVERAGE([.G50:.I50])" office:value-type="float" office:value="9.7" calcext:value-type="float">
            <text:p>9.7</text:p>
          </table:table-cell>
          <table:table-cell table:style-name="ce1"/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formula="of:= AVERAGE([.M50:.O50])" office:value-type="float" office:value="9.43333333333333" calcext:value-type="float">
            <text:p>9.43333333333333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48" calcext:value-type="float">
            <text:p>48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48" calcext:value-type="float">
            <text:p>48</text:p>
          </table:table-cell>
          <table:table-cell table:formula="of:= AVERAGE([.AB50:.AF50])" office:value-type="float" office:value="5.14" calcext:value-type="float">
            <text:p>5.14</text:p>
          </table:table-cell>
          <table:table-cell/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5.5" calcext:value-type="float">
            <text:p>5.5</text:p>
          </table:table-cell>
          <table:table-cell office:value-type="float" office:value="48" calcext:value-type="float">
            <text:p>48</text:p>
          </table:table-cell>
          <table:table-cell table:formula="of:= AVERAGE([.AJ50:.AN50])" office:value-type="float" office:value="5.86" calcext:value-type="float">
            <text:p>5.86</text:p>
          </table:table-cell>
          <table:table-cell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7.5" calcext:value-type="float">
            <text:p>7.5</text:p>
          </table:table-cell>
          <table:table-cell office:value-type="float" office:value="48" calcext:value-type="float">
            <text:p>48</text:p>
          </table:table-cell>
          <table:table-cell table:formula="of:=AVERAGE([.AR50:.AV50])" office:value-type="float" office:value="6.36" calcext:value-type="float">
            <text:p>6.36</text:p>
          </table:table-cell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49" calcext:value-type="float">
            <text:p>49</text:p>
          </table:table-cell>
          <table:table-cell table:style-name="ce1" table:formula="of:= AVERAGE([.A51:.C51])" office:value-type="float" office:value="11.2" calcext:value-type="float">
            <text:p>11.2</text:p>
          </table:table-cell>
          <table:table-cell/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49" calcext:value-type="float">
            <text:p>49</text:p>
          </table:table-cell>
          <table:table-cell table:formula="of:= AVERAGE([.G51:.I51])" office:value-type="float" office:value="7.43333333333333" calcext:value-type="float">
            <text:p>7.43333333333333</text:p>
          </table:table-cell>
          <table:table-cell table:style-name="ce1"/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49" calcext:value-type="float">
            <text:p>49</text:p>
          </table:table-cell>
          <table:table-cell table:style-name="ce1" table:formula="of:= AVERAGE([.M51:.O51])" office:value-type="float" office:value="7.6" calcext:value-type="float">
            <text:p>7.6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49" calcext:value-type="float">
            <text:p>49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formula="of:= AVERAGE([.AB51:.AF51])" office:value-type="float" office:value="5.96" calcext:value-type="float">
            <text:p>5.96</text:p>
          </table:table-cell>
          <table:table-cell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3" calcext:value-type="float">
            <text:p>6.3</text:p>
          </table:table-cell>
          <table:table-cell office:value-type="float" office:value="49" calcext:value-type="float">
            <text:p>49</text:p>
          </table:table-cell>
          <table:table-cell table:formula="of:= AVERAGE([.AJ51:.AN51])" office:value-type="float" office:value="6.52" calcext:value-type="float">
            <text:p>6.52</text:p>
          </table:table-cell>
          <table:table-cell/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.3" calcext:value-type="float">
            <text:p>5.3</text:p>
          </table:table-cell>
          <table:table-cell office:value-type="float" office:value="49" calcext:value-type="float">
            <text:p>49</text:p>
          </table:table-cell>
          <table:table-cell table:formula="of:=AVERAGE([.AR51:.AV51])" office:value-type="float" office:value="5.42" calcext:value-type="float">
            <text:p>5.4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 AVERAGE([.A52:.C52])" office:value-type="float" office:value="11.3333333333333" calcext:value-type="float">
            <text:p>11.3333333333333</text:p>
          </table:table-cell>
          <table:table-cell/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50" calcext:value-type="float">
            <text:p>50</text:p>
          </table:table-cell>
          <table:table-cell table:formula="of:= AVERAGE([.G52:.I52])" office:value-type="float" office:value="2.73333333333333" calcext:value-type="float">
            <text:p>2.73333333333333</text:p>
          </table:table-cell>
          <table:table-cell table:style-name="ce1"/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 AVERAGE([.M52:.O52])" office:value-type="float" office:value="7.63333333333333" calcext:value-type="float">
            <text:p>7.63333333333333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50" calcext:value-type="float">
            <text:p>50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0" calcext:value-type="float">
            <text:p>50</text:p>
          </table:table-cell>
          <table:table-cell table:formula="of:= AVERAGE([.AB52:.AF52])" office:value-type="float" office:value="5.18" calcext:value-type="float">
            <text:p>5.1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7.9" calcext:value-type="float">
            <text:p>7.9</text:p>
          </table:table-cell>
          <table:table-cell office:value-type="float" office:value="50" calcext:value-type="float">
            <text:p>50</text:p>
          </table:table-cell>
          <table:table-cell table:formula="of:= AVERAGE([.AJ52:.AN52])" office:value-type="float" office:value="6.48" calcext:value-type="float">
            <text:p>6.48</text:p>
          </table:table-cell>
          <table:table-cell/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7.1" calcext:value-type="float">
            <text:p>7.1</text:p>
          </table:table-cell>
          <table:table-cell office:value-type="float" office:value="50" calcext:value-type="float">
            <text:p>50</text:p>
          </table:table-cell>
          <table:table-cell table:formula="of:=AVERAGE([.AR52:.AV52])" office:value-type="float" office:value="6.48" calcext:value-type="float">
            <text:p>6.48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formula="of:= AVERAGE([.A53:.C53])" office:value-type="float" office:value="10.9666666666667" calcext:value-type="float">
            <text:p>10.966666666666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formula="of:= AVERAGE([.G53:.I53])" office:value-type="float" office:value="3" calcext:value-type="float">
            <text:p>3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formula="of:= AVERAGE([.M53:.O53])" office:value-type="float" office:value="6.56666666666667" calcext:value-type="float">
            <text:p>6.56666666666667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51" calcext:value-type="float">
            <text:p>51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1" calcext:value-type="float">
            <text:p>51</text:p>
          </table:table-cell>
          <table:table-cell table:formula="of:= AVERAGE([.AB53:.AF53])" office:value-type="float" office:value="5.72" calcext:value-type="float">
            <text:p>5.72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1" calcext:value-type="float">
            <text:p>5.1</text:p>
          </table:table-cell>
          <table:table-cell office:value-type="float" office:value="51" calcext:value-type="float">
            <text:p>51</text:p>
          </table:table-cell>
          <table:table-cell table:formula="of:= AVERAGE([.AJ53:.AN53])" office:value-type="float" office:value="6" calcext:value-type="float">
            <text:p>6</text:p>
          </table:table-cell>
          <table:table-cell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.3" calcext:value-type="float">
            <text:p>6.3</text:p>
          </table:table-cell>
          <table:table-cell office:value-type="float" office:value="51" calcext:value-type="float">
            <text:p>51</text:p>
          </table:table-cell>
          <table:table-cell table:formula="of:=AVERAGE([.AR53:.AV53])" office:value-type="float" office:value="5.44" calcext:value-type="float">
            <text:p>5.44</text:p>
          </table:table-cell>
        </table:table-row>
        <table:table-row table:style-name="ro1"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formula="of:= AVERAGE([.A54:.C54])" office:value-type="float" office:value="10.5" calcext:value-type="float">
            <text:p>10.5</text:p>
          </table:table-cell>
          <table:table-cell/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52" calcext:value-type="float">
            <text:p>52</text:p>
          </table:table-cell>
          <table:table-cell table:formula="of:= AVERAGE([.G54:.I54])" office:value-type="float" office:value="4.06666666666667" calcext:value-type="float">
            <text:p>4.06666666666667</text:p>
          </table:table-cell>
          <table:table-cell table:style-name="ce1"/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formula="of:= AVERAGE([.M54:.O54])" office:value-type="float" office:value="6.83333333333333" calcext:value-type="float">
            <text:p>6.83333333333333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52" calcext:value-type="float">
            <text:p>52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office:value-type="float" office:value="52" calcext:value-type="float">
            <text:p>52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2" calcext:value-type="float">
            <text:p>52</text:p>
          </table:table-cell>
          <table:table-cell table:formula="of:= AVERAGE([.AB54:.AF54])" office:value-type="float" office:value="5.8" calcext:value-type="float">
            <text:p>5.8</text:p>
          </table:table-cell>
          <table:table-cell/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5.8" calcext:value-type="float">
            <text:p>5.8</text:p>
          </table:table-cell>
          <table:table-cell office:value-type="float" office:value="52" calcext:value-type="float">
            <text:p>52</text:p>
          </table:table-cell>
          <table:table-cell table:formula="of:= AVERAGE([.AJ54:.AN54])" office:value-type="float" office:value="5.56" calcext:value-type="float">
            <text:p>5.56</text:p>
          </table:table-cell>
          <table:table-cell/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8" calcext:value-type="float">
            <text:p>5.8</text:p>
          </table:table-cell>
          <table:table-cell office:value-type="float" office:value="52" calcext:value-type="float">
            <text:p>52</text:p>
          </table:table-cell>
          <table:table-cell table:formula="of:=AVERAGE([.AR54:.AV54])" office:value-type="float" office:value="5.66" calcext:value-type="float">
            <text:p>5.66</text:p>
          </table:table-cell>
        </table:table-row>
        <table:table-row table:style-name="ro1"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formula="of:= AVERAGE([.A55:.C55])" office:value-type="float" office:value="11.2333333333333" calcext:value-type="float">
            <text:p>11.2333333333333</text:p>
          </table:table-cell>
          <table:table-cell/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53" calcext:value-type="float">
            <text:p>53</text:p>
          </table:table-cell>
          <table:table-cell table:formula="of:= AVERAGE([.G55:.I55])" office:value-type="float" office:value="6.96666666666667" calcext:value-type="float">
            <text:p>6.966666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formula="of:= AVERAGE([.M55:.O55])" office:value-type="float" office:value="8.13333333333333" calcext:value-type="float">
            <text:p>8.13333333333333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53" calcext:value-type="float">
            <text:p>53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53" calcext:value-type="float">
            <text:p>53</text:p>
          </table:table-cell>
          <table:table-cell table:formula="of:= AVERAGE([.AB55:.AF55])" office:value-type="float" office:value="4.64" calcext:value-type="float">
            <text:p>4.6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formula="of:= AVERAGE([.AJ55:.AN55])" office:value-type="float" office:value="5.64" calcext:value-type="float">
            <text:p>5.64</text:p>
          </table:table-cell>
          <table:table-cell/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5" calcext:value-type="float">
            <text:p>5.5</text:p>
          </table:table-cell>
          <table:table-cell office:value-type="float" office:value="53" calcext:value-type="float">
            <text:p>53</text:p>
          </table:table-cell>
          <table:table-cell table:formula="of:=AVERAGE([.AR55:.AV55])" office:value-type="float" office:value="5.64" calcext:value-type="float">
            <text:p>5.64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formula="of:= AVERAGE([.A56:.C56])" office:value-type="float" office:value="10.9666666666667" calcext:value-type="float">
            <text:p>10.9666666666667</text:p>
          </table:table-cell>
          <table:table-cell/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54" calcext:value-type="float">
            <text:p>54</text:p>
          </table:table-cell>
          <table:table-cell table:formula="of:= AVERAGE([.G56:.I56])" office:value-type="float" office:value="7.43333333333333" calcext:value-type="float">
            <text:p>7.43333333333333</text:p>
          </table:table-cell>
          <table:table-cell table:style-name="ce1"/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formula="of:= AVERAGE([.M56:.O56])" office:value-type="float" office:value="7.83333333333333" calcext:value-type="float">
            <text:p>7.83333333333333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54" calcext:value-type="float">
            <text:p>54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4" calcext:value-type="float">
            <text:p>54</text:p>
          </table:table-cell>
          <table:table-cell table:formula="of:= AVERAGE([.AB56:.AF56])" office:value-type="float" office:value="4.96" calcext:value-type="float">
            <text:p>4.9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formula="of:= AVERAGE([.AJ56:.AN56])" office:value-type="float" office:value="4.74" calcext:value-type="float">
            <text:p>4.74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formula="of:=AVERAGE([.AR56:.AV56])" office:value-type="float" office:value="5.7" calcext:value-type="float">
            <text:p>5.7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formula="of:= AVERAGE([.A57:.C57])" office:value-type="float" office:value="10.0333333333333" calcext:value-type="float">
            <text:p>10.0333333333333</text:p>
          </table:table-cell>
          <table:table-cell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0.997" calcext:value-type="float">
            <text:p>0.99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5" calcext:value-type="float">
            <text:p>55</text:p>
          </table:table-cell>
          <table:table-cell table:formula="of:= AVERAGE([.G57:.I57])" office:value-type="float" office:value="3.399" calcext:value-type="float">
            <text:p>3.399</text:p>
          </table:table-cell>
          <table:table-cell table:style-name="ce1"/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formula="of:= AVERAGE([.M57:.O57])" office:value-type="float" office:value="6.93333333333333" calcext:value-type="float">
            <text:p>6.93333333333333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55" calcext:value-type="float">
            <text:p>55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/>
          <table:table-cell table:number-columns-repeated="2" table:style-name="ce1" office:value-type="float" office:value="4.9" calcext:value-type="float">
            <text:p>4.9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5" calcext:value-type="float">
            <text:p>55</text:p>
          </table:table-cell>
          <table:table-cell table:formula="of:= AVERAGE([.AB57:.AF57])" office:value-type="float" office:value="5.08" calcext:value-type="float">
            <text:p>5.08</text:p>
          </table:table-cell>
          <table:table-cell/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.2" calcext:value-type="float">
            <text:p>4.2</text:p>
          </table:table-cell>
          <table:table-cell office:value-type="float" office:value="55" calcext:value-type="float">
            <text:p>55</text:p>
          </table:table-cell>
          <table:table-cell table:formula="of:= AVERAGE([.AJ57:.AN57])" office:value-type="float" office:value="5.62" calcext:value-type="float">
            <text:p>5.62</text:p>
          </table:table-cell>
          <table:table-cell/>
          <table:table-cell table:number-columns-repeated="2" table:style-name="ce1" office:value-type="float" office:value="5.2" calcext:value-type="float">
            <text:p>5.2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2" calcext:value-type="float">
            <text:p>5.2</text:p>
          </table:table-cell>
          <table:table-cell office:value-type="float" office:value="55" calcext:value-type="float">
            <text:p>55</text:p>
          </table:table-cell>
          <table:table-cell table:formula="of:=AVERAGE([.AR57:.AV57])" office:value-type="float" office:value="5.72" calcext:value-type="float">
            <text:p>5.72</text:p>
          </table:table-cell>
        </table:table-row>
        <table:table-row table:style-name="ro1">
          <table:table-cell table:style-name="ce1" office:value-type="float" office:value="9.1" calcext:value-type="float">
            <text:p>9.1</text:p>
          </table:table-cell>
          <table:table-cell table:style-name="ce2"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formula="of:= AVERAGE([.A58:.C58])" office:value-type="float" office:value="9.5" calcext:value-type="float">
            <text:p>9.5</text:p>
          </table:table-cell>
          <table:table-cell/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56" calcext:value-type="float">
            <text:p>56</text:p>
          </table:table-cell>
          <table:table-cell table:formula="of:= AVERAGE([.G58:.I58])" office:value-type="float" office:value="3.26666666666667" calcext:value-type="float">
            <text:p>3.26666666666667</text:p>
          </table:table-cell>
          <table:table-cell table:style-name="ce1"/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formula="of:= AVERAGE([.M58:.O58])" office:value-type="float" office:value="7.26666666666667" calcext:value-type="float">
            <text:p>7.26666666666667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56" calcext:value-type="float">
            <text:p>56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.1" calcext:value-type="float">
            <text:p>6.1</text:p>
          </table:table-cell>
          <table:table-cell table:number-columns-repeated="2" table:style-name="ce1" office:value-type="float" office:value="6.5" calcext:value-type="float">
            <text:p>6.5</text:p>
          </table:table-cell>
          <table:table-cell table:style-name="ce1" office:value-type="float" office:value="56" calcext:value-type="float">
            <text:p>56</text:p>
          </table:table-cell>
          <table:table-cell table:formula="of:= AVERAGE([.AB58:.AF58])" office:value-type="float" office:value="6.24" calcext:value-type="float">
            <text:p>6.24</text:p>
          </table:table-cell>
          <table:table-cell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6.9" calcext:value-type="float">
            <text:p>6.9</text:p>
          </table:table-cell>
          <table:table-cell office:value-type="float" office:value="56" calcext:value-type="float">
            <text:p>56</text:p>
          </table:table-cell>
          <table:table-cell table:formula="of:= AVERAGE([.AJ58:.AN58])" office:value-type="float" office:value="6.78" calcext:value-type="float">
            <text:p>6.78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56" calcext:value-type="float">
            <text:p>56</text:p>
          </table:table-cell>
          <table:table-cell table:formula="of:=AVERAGE([.AR58:.AV58])" office:value-type="float" office:value="6.12" calcext:value-type="float">
            <text:p>6.12</text:p>
          </table:table-cell>
        </table:table-row>
        <table:table-row table:style-name="ro1"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formula="of:= AVERAGE([.A59:.C59])" office:value-type="float" office:value="10.8333333333333" calcext:value-type="float">
            <text:p>10.8333333333333</text:p>
          </table:table-cell>
          <table:table-cell/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57" calcext:value-type="float">
            <text:p>57</text:p>
          </table:table-cell>
          <table:table-cell table:formula="of:= AVERAGE([.G59:.I59])" office:value-type="float" office:value="4.73333333333333" calcext:value-type="float">
            <text:p>4.73333333333333</text:p>
          </table:table-cell>
          <table:table-cell table:style-name="ce1"/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formula="of:= AVERAGE([.M59:.O59])" office:value-type="float" office:value="8.96666666666667" calcext:value-type="float">
            <text:p>8.96666666666667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57" calcext:value-type="float">
            <text:p>57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7" calcext:value-type="float">
            <text:p>57</text:p>
          </table:table-cell>
          <table:table-cell table:formula="of:= AVERAGE([.AB59:.AF59])" office:value-type="float" office:value="5.46" calcext:value-type="float">
            <text:p>5.46</text:p>
          </table:table-cell>
          <table:table-cell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57" calcext:value-type="float">
            <text:p>57</text:p>
          </table:table-cell>
          <table:table-cell table:formula="of:= AVERAGE([.AJ59:.AN59])" office:value-type="float" office:value="5.42" calcext:value-type="float">
            <text:p>5.42</text:p>
          </table:table-cell>
          <table:table-cell/>
          <table:table-cell table:number-columns-repeated="2" table:style-name="ce1" office:value-type="float" office:value="5.3" calcext:value-type="float">
            <text:p>5.3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3" calcext:value-type="float">
            <text:p>5.3</text:p>
          </table:table-cell>
          <table:table-cell office:value-type="float" office:value="57" calcext:value-type="float">
            <text:p>57</text:p>
          </table:table-cell>
          <table:table-cell table:formula="of:=AVERAGE([.AR59:.AV59])" office:value-type="float" office:value="5.4" calcext:value-type="float">
            <text:p>5.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formula="of:= AVERAGE([.A60:.C60])" office:value-type="float" office:value="9.13333333333333" calcext:value-type="float">
            <text:p>9.13333333333333</text:p>
          </table:table-cell>
          <table:table-cell/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58" calcext:value-type="float">
            <text:p>58</text:p>
          </table:table-cell>
          <table:table-cell table:formula="of:= AVERAGE([.G60:.I60])" office:value-type="float" office:value="8.93333333333333" calcext:value-type="float">
            <text:p>8.93333333333333</text:p>
          </table:table-cell>
          <table:table-cell table:style-name="ce1"/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formula="of:= AVERAGE([.M60:.O60])" office:value-type="float" office:value="9.2" calcext:value-type="float">
            <text:p>9.2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58" calcext:value-type="float">
            <text:p>58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3.1" calcext:value-type="float">
            <text:p>3.1</text:p>
          </table:table-cell>
          <table:table-cell table:number-columns-repeated="2" table:style-name="ce1" office:value-type="float" office:value="4.3" calcext:value-type="float">
            <text:p>4.3</text:p>
          </table:table-cell>
          <table:table-cell table:style-name="ce1" office:value-type="float" office:value="58" calcext:value-type="float">
            <text:p>58</text:p>
          </table:table-cell>
          <table:table-cell table:formula="of:= AVERAGE([.AB60:.AF60])" office:value-type="float" office:value="4.34" calcext:value-type="float">
            <text:p>4.34</text:p>
          </table:table-cell>
          <table:table-cell/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58" calcext:value-type="float">
            <text:p>58</text:p>
          </table:table-cell>
          <table:table-cell table:formula="of:= AVERAGE([.AJ60:.AN60])" office:value-type="float" office:value="5.94" calcext:value-type="float">
            <text:p>5.94</text:p>
          </table:table-cell>
          <table:table-cell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7" calcext:value-type="float">
            <text:p>5.7</text:p>
          </table:table-cell>
          <table:table-cell office:value-type="float" office:value="58" calcext:value-type="float">
            <text:p>58</text:p>
          </table:table-cell>
          <table:table-cell table:formula="of:=AVERAGE([.AR60:.AV60])" office:value-type="float" office:value="5.68" calcext:value-type="float">
            <text:p>5.68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formula="of:= AVERAGE([.A61:.C61])" office:value-type="float" office:value="10.7666666666667" calcext:value-type="float">
            <text:p>10.7666666666667</text:p>
          </table:table-cell>
          <table:table-cell/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59" calcext:value-type="float">
            <text:p>59</text:p>
          </table:table-cell>
          <table:table-cell table:formula="of:= AVERAGE([.G61:.I61])" office:value-type="float" office:value="7.3" calcext:value-type="float">
            <text:p>7.3</text:p>
          </table:table-cell>
          <table:table-cell table:style-name="ce1"/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formula="of:= AVERAGE([.M61:.O61])" office:value-type="float" office:value="8.86666666666667" calcext:value-type="float">
            <text:p>8.86666666666667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59" calcext:value-type="float">
            <text:p>59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9" calcext:value-type="float">
            <text:p>59</text:p>
          </table:table-cell>
          <table:table-cell table:formula="of:= AVERAGE([.AB61:.AF61])" office:value-type="float" office:value="5.08" calcext:value-type="float">
            <text:p>5.08</text:p>
          </table:table-cell>
          <table:table-cell/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3" calcext:value-type="float">
            <text:p>5.3</text:p>
          </table:table-cell>
          <table:table-cell office:value-type="float" office:value="59" calcext:value-type="float">
            <text:p>59</text:p>
          </table:table-cell>
          <table:table-cell table:formula="of:= AVERAGE([.AJ61:.AN61])" office:value-type="float" office:value="5.36" calcext:value-type="float">
            <text:p>5.36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59" calcext:value-type="float">
            <text:p>59</text:p>
          </table:table-cell>
          <table:table-cell table:formula="of:=AVERAGE([.AR61:.AV61])" office:value-type="float" office:value="5.74" calcext:value-type="float">
            <text:p>5.74</text:p>
          </table:table-cell>
        </table:table-row>
        <table:table-row table:style-name="ro1"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formula="of:= AVERAGE([.A62:.C62])" office:value-type="float" office:value="10.4333333333333" calcext:value-type="float">
            <text:p>10.4333333333333</text:p>
          </table:table-cell>
          <table:table-cell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60" calcext:value-type="float">
            <text:p>60</text:p>
          </table:table-cell>
          <table:table-cell table:formula="of:= AVERAGE([.G62:.I62])" office:value-type="float" office:value="7.26666666666667" calcext:value-type="float">
            <text:p>7.26666666666667</text:p>
          </table:table-cell>
          <table:table-cell table:style-name="ce1"/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formula="of:= AVERAGE([.M62:.O62])" office:value-type="float" office:value="4.96666666666667" calcext:value-type="float">
            <text:p>4.96666666666667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0" calcext:value-type="float">
            <text:p>60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60" calcext:value-type="float">
            <text:p>60</text:p>
          </table:table-cell>
          <table:table-cell table:formula="of:= AVERAGE([.AB62:.AF62])" office:value-type="float" office:value="5.66" calcext:value-type="float">
            <text:p>5.66</text:p>
          </table:table-cell>
          <table:table-cell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1" calcext:value-type="float">
            <text:p>7.1</text:p>
          </table:table-cell>
          <table:table-cell office:value-type="float" office:value="60" calcext:value-type="float">
            <text:p>60</text:p>
          </table:table-cell>
          <table:table-cell table:formula="of:= AVERAGE([.AJ62:.AN62])" office:value-type="float" office:value="6.36" calcext:value-type="float">
            <text:p>6.36</text:p>
          </table:table-cell>
          <table:table-cell/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4.1" calcext:value-type="float">
            <text:p>4.1</text:p>
          </table:table-cell>
          <table:table-cell table:number-columns-repeated="2" table:style-name="ce1" office:value-type="float" office:value="5.5" calcext:value-type="float">
            <text:p>5.5</text:p>
          </table:table-cell>
          <table:table-cell table:style-name="ce1" office:value-type="float" office:value="6.2" calcext:value-type="float">
            <text:p>6.2</text:p>
          </table:table-cell>
          <table:table-cell office:value-type="float" office:value="60" calcext:value-type="float">
            <text:p>60</text:p>
          </table:table-cell>
          <table:table-cell table:formula="of:=AVERAGE([.AR62:.AV62])" office:value-type="float" office:value="5.5" calcext:value-type="float">
            <text:p>5.5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formula="of:= AVERAGE([.A63:.C63])" office:value-type="float" office:value="12" calcext:value-type="float">
            <text:p>12</text:p>
          </table:table-cell>
          <table:table-cell/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61" calcext:value-type="float">
            <text:p>61</text:p>
          </table:table-cell>
          <table:table-cell table:formula="of:= AVERAGE([.G63:.I63])" office:value-type="float" office:value="4.6" calcext:value-type="float">
            <text:p>4.6</text:p>
          </table:table-cell>
          <table:table-cell table:style-name="ce1"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formula="of:= AVERAGE([.M63:.O63])" office:value-type="float" office:value="5.46666666666667" calcext:value-type="float">
            <text:p>5.46666666666667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1" calcext:value-type="float">
            <text:p>61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1" calcext:value-type="float">
            <text:p>61</text:p>
          </table:table-cell>
          <table:table-cell table:formula="of:= AVERAGE([.AB63:.AF63])" office:value-type="float" office:value="5.4" calcext:value-type="float">
            <text:p>5.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.3" calcext:value-type="float">
            <text:p>4.3</text:p>
          </table:table-cell>
          <table:table-cell office:value-type="float" office:value="61" calcext:value-type="float">
            <text:p>61</text:p>
          </table:table-cell>
          <table:table-cell table:formula="of:= AVERAGE([.AJ63:.AN63])" office:value-type="float" office:value="4.6" calcext:value-type="float">
            <text:p>4.6</text:p>
          </table:table-cell>
          <table:table-cell/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6" calcext:value-type="float">
            <text:p>5.6</text:p>
          </table:table-cell>
          <table:table-cell office:value-type="float" office:value="61" calcext:value-type="float">
            <text:p>61</text:p>
          </table:table-cell>
          <table:table-cell table:formula="of:=AVERAGE([.AR63:.AV63])" office:value-type="float" office:value="5.22" calcext:value-type="float">
            <text:p>5.2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formula="of:= AVERAGE([.A64:.C64])" office:value-type="float" office:value="10.3333333333333" calcext:value-type="float">
            <text:p>10.3333333333333</text:p>
          </table:table-cell>
          <table:table-cell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62" calcext:value-type="float">
            <text:p>62</text:p>
          </table:table-cell>
          <table:table-cell table:formula="of:= AVERAGE([.G64:.I64])" office:value-type="float" office:value="6" calcext:value-type="float">
            <text:p>6</text:p>
          </table:table-cell>
          <table:table-cell table:style-name="ce1"/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formula="of:= AVERAGE([.M64:.O64])" office:value-type="float" office:value="9.83333333333333" calcext:value-type="float">
            <text:p>9.83333333333333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62" calcext:value-type="float">
            <text:p>62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62" calcext:value-type="float">
            <text:p>62</text:p>
          </table:table-cell>
          <table:table-cell table:formula="of:= AVERAGE([.AB64:.AF64])" office:value-type="float" office:value="4.36" calcext:value-type="float">
            <text:p>4.36</text:p>
          </table:table-cell>
          <table:table-cell/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4.6" calcext:value-type="float">
            <text:p>4.6</text:p>
          </table:table-cell>
          <table:table-cell office:value-type="float" office:value="62" calcext:value-type="float">
            <text:p>62</text:p>
          </table:table-cell>
          <table:table-cell table:formula="of:= AVERAGE([.AJ64:.AN64])" office:value-type="float" office:value="5.8" calcext:value-type="float">
            <text:p>5.8</text:p>
          </table:table-cell>
          <table:table-cell/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8" calcext:value-type="float">
            <text:p>4.8</text:p>
          </table:table-cell>
          <table:table-cell table:number-columns-repeated="2" table:style-name="ce1" office:value-type="float" office:value="6.1" calcext:value-type="float">
            <text:p>6.1</text:p>
          </table:table-cell>
          <table:table-cell office:value-type="float" office:value="62" calcext:value-type="float">
            <text:p>62</text:p>
          </table:table-cell>
          <table:table-cell table:formula="of:=AVERAGE([.AR64:.AV64])" office:value-type="float" office:value="5.5" calcext:value-type="float">
            <text:p>5.5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formula="of:= AVERAGE([.A65:.C65])" office:value-type="float" office:value="11" calcext:value-type="float">
            <text:p>11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" calcext:value-type="float">
            <text:p>63</text:p>
          </table:table-cell>
          <table:table-cell table:formula="of:= AVERAGE([.G65:.I65])" office:value-type="float" office:value="8.43333333333333" calcext:value-type="float">
            <text:p>8.43333333333333</text:p>
          </table:table-cell>
          <table:table-cell table:style-name="ce1"/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formula="of:= AVERAGE([.M65:.O65])" office:value-type="float" office:value="7.36666666666667" calcext:value-type="float">
            <text:p>7.36666666666667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63" calcext:value-type="float">
            <text:p>63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/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63" calcext:value-type="float">
            <text:p>63</text:p>
          </table:table-cell>
          <table:table-cell table:formula="of:= AVERAGE([.AB65:.AF65])" office:value-type="float" office:value="3.56" calcext:value-type="float">
            <text:p>3.56</text:p>
          </table:table-cell>
          <table:table-cell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9" calcext:value-type="float">
            <text:p>6.9</text:p>
          </table:table-cell>
          <table:table-cell office:value-type="float" office:value="63" calcext:value-type="float">
            <text:p>63</text:p>
          </table:table-cell>
          <table:table-cell table:formula="of:= AVERAGE([.AJ65:.AN65])" office:value-type="float" office:value="5.72" calcext:value-type="float">
            <text:p>5.72</text:p>
          </table:table-cell>
          <table:table-cell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6.6" calcext:value-type="float">
            <text:p>6.6</text:p>
          </table:table-cell>
          <table:table-cell office:value-type="float" office:value="63" calcext:value-type="float">
            <text:p>63</text:p>
          </table:table-cell>
          <table:table-cell table:formula="of:=AVERAGE([.AR65:.AV65])" office:value-type="float" office:value="6.06" calcext:value-type="float">
            <text:p>6.06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formula="of:= AVERAGE([.A66:.C66])" office:value-type="float" office:value="11.3" calcext:value-type="float">
            <text:p>11.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4" calcext:value-type="float">
            <text:p>64</text:p>
          </table:table-cell>
          <table:table-cell table:formula="of:= AVERAGE([.G66:.I66])" office:value-type="float" office:value="5.1" calcext:value-type="float">
            <text:p>5.1</text:p>
          </table:table-cell>
          <table:table-cell table:style-name="ce1"/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formula="of:= AVERAGE([.M66:.O66])" office:value-type="float" office:value="8.2" calcext:value-type="float">
            <text:p>8.2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4" calcext:value-type="float">
            <text:p>64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64" calcext:value-type="float">
            <text:p>64</text:p>
          </table:table-cell>
          <table:table-cell table:formula="of:= AVERAGE([.AB66:.AF66])" office:value-type="float" office:value="3.16" calcext:value-type="float">
            <text:p>3.16</text:p>
          </table:table-cell>
          <table:table-cell/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4" calcext:value-type="float">
            <text:p>6.4</text:p>
          </table:table-cell>
          <table:table-cell office:value-type="float" office:value="64" calcext:value-type="float">
            <text:p>64</text:p>
          </table:table-cell>
          <table:table-cell table:formula="of:= AVERAGE([.AJ66:.AN66])" office:value-type="float" office:value="6.16" calcext:value-type="float">
            <text:p>6.16</text:p>
          </table:table-cell>
          <table:table-cell/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table:formula="of:=AVERAGE([.AR66:.AV66])" office:value-type="float" office:value="5.56" calcext:value-type="float">
            <text:p>5.56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formula="of:= AVERAGE([.A67:.C67])" office:value-type="float" office:value="10" calcext:value-type="float">
            <text:p>10</text:p>
          </table:table-cell>
          <table:table-cell/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65" calcext:value-type="float">
            <text:p>65</text:p>
          </table:table-cell>
          <table:table-cell table:formula="of:= AVERAGE([.G67:.I67])" office:value-type="float" office:value="2.007" calcext:value-type="float">
            <text:p>2.007</text:p>
          </table:table-cell>
          <table:table-cell table:style-name="ce1"/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formula="of:= AVERAGE([.M67:.O67])" office:value-type="float" office:value="5.93333333333333" calcext:value-type="float">
            <text:p>5.93333333333333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5" calcext:value-type="float">
            <text:p>65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5" calcext:value-type="float">
            <text:p>65</text:p>
          </table:table-cell>
          <table:table-cell table:formula="of:= AVERAGE([.AB67:.AF67])" office:value-type="float" office:value="5.7" calcext:value-type="float">
            <text:p>5.7</text:p>
          </table:table-cell>
          <table:table-cell/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5.2" calcext:value-type="float">
            <text:p>5.2</text:p>
          </table:table-cell>
          <table:table-cell office:value-type="float" office:value="65" calcext:value-type="float">
            <text:p>65</text:p>
          </table:table-cell>
          <table:table-cell table:formula="of:= AVERAGE([.AJ67:.AN67])" office:value-type="float" office:value="5.9" calcext:value-type="float">
            <text:p>5.9</text:p>
          </table:table-cell>
          <table:table-cell/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5.1" calcext:value-type="float">
            <text:p>5.1</text:p>
          </table:table-cell>
          <table:table-cell office:value-type="float" office:value="65" calcext:value-type="float">
            <text:p>65</text:p>
          </table:table-cell>
          <table:table-cell table:formula="of:=AVERAGE([.AR67:.AV67])" office:value-type="float" office:value="5.26" calcext:value-type="float">
            <text:p>5.26</text:p>
          </table:table-cell>
        </table:table-row>
        <table:table-row table:style-name="ro1"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formula="of:= AVERAGE([.A68:.C68])" office:value-type="float" office:value="10.7" calcext:value-type="float">
            <text:p>10.7</text:p>
          </table:table-cell>
          <table:table-cell/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66" calcext:value-type="float">
            <text:p>66</text:p>
          </table:table-cell>
          <table:table-cell table:formula="of:= AVERAGE([.G68:.I68])" office:value-type="float" office:value="2.9" calcext:value-type="float">
            <text:p>2.9</text:p>
          </table:table-cell>
          <table:table-cell table:style-name="ce1"/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formula="of:= AVERAGE([.M68:.O68])" office:value-type="float" office:value="5.56666666666667" calcext:value-type="float">
            <text:p>5.56666666666667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66" calcext:value-type="float">
            <text:p>66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66" calcext:value-type="float">
            <text:p>66</text:p>
          </table:table-cell>
          <table:table-cell table:formula="of:= AVERAGE([.AB68:.AF68])" office:value-type="float" office:value="5.04" calcext:value-type="float">
            <text:p>5.04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2" calcext:value-type="float">
            <text:p>5.2</text:p>
          </table:table-cell>
          <table:table-cell table:number-columns-repeated="2" table:style-name="ce1" office:value-type="float" office:value="5.6" calcext:value-type="float">
            <text:p>5.6</text:p>
          </table:table-cell>
          <table:table-cell office:value-type="float" office:value="66" calcext:value-type="float">
            <text:p>66</text:p>
          </table:table-cell>
          <table:table-cell table:formula="of:= AVERAGE([.AJ68:.AN68])" office:value-type="float" office:value="5.58" calcext:value-type="float">
            <text:p>5.58</text:p>
          </table:table-cell>
          <table:table-cell/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3" calcext:value-type="float">
            <text:p>5.3</text:p>
          </table:table-cell>
          <table:table-cell office:value-type="float" office:value="66" calcext:value-type="float">
            <text:p>66</text:p>
          </table:table-cell>
          <table:table-cell table:formula="of:=AVERAGE([.AR68:.AV68])" office:value-type="float" office:value="5.4" calcext:value-type="float">
            <text:p>5.4</text:p>
          </table:table-cell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2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formula="of:= AVERAGE([.A69:.C69])" office:value-type="float" office:value="9.9" calcext:value-type="float">
            <text:p>9.9</text:p>
          </table:table-cell>
          <table:table-cell/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67" calcext:value-type="float">
            <text:p>67</text:p>
          </table:table-cell>
          <table:table-cell table:formula="of:= AVERAGE([.G69:.I69])" office:value-type="float" office:value="7.93333333333333" calcext:value-type="float">
            <text:p>7.93333333333333</text:p>
          </table:table-cell>
          <table:table-cell table:style-name="ce1"/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formula="of:= AVERAGE([.M69:.O69])" office:value-type="float" office:value="7.36666666666667" calcext:value-type="float">
            <text:p>7.36666666666667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7" calcext:value-type="float">
            <text:p>67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7" calcext:value-type="float">
            <text:p>67</text:p>
          </table:table-cell>
          <table:table-cell table:formula="of:= AVERAGE([.AB69:.AF69])" office:value-type="float" office:value="5.46" calcext:value-type="float">
            <text:p>5.46</text:p>
          </table:table-cell>
          <table:table-cell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2" calcext:value-type="float">
            <text:p>5.2</text:p>
          </table:table-cell>
          <table:table-cell office:value-type="float" office:value="67" calcext:value-type="float">
            <text:p>67</text:p>
          </table:table-cell>
          <table:table-cell table:formula="of:= AVERAGE([.AJ69:.AN69])" office:value-type="float" office:value="6.08" calcext:value-type="float">
            <text:p>6.08</text:p>
          </table:table-cell>
          <table:table-cell/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5" calcext:value-type="float">
            <text:p>6.5</text:p>
          </table:table-cell>
          <table:table-cell office:value-type="float" office:value="67" calcext:value-type="float">
            <text:p>67</text:p>
          </table:table-cell>
          <table:table-cell table:formula="of:=AVERAGE([.AR69:.AV69])" office:value-type="float" office:value="6.24" calcext:value-type="float">
            <text:p>6.2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formula="of:= AVERAGE([.A70:.C70])" office:value-type="float" office:value="10.6666666666667" calcext:value-type="float">
            <text:p>10.6666666666667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8" calcext:value-type="float">
            <text:p>68</text:p>
          </table:table-cell>
          <table:table-cell table:formula="of:= AVERAGE([.G70:.I70])" office:value-type="float" office:value="10.2333333333333" calcext:value-type="float">
            <text:p>10.2333333333333</text:p>
          </table:table-cell>
          <table:table-cell table:style-name="ce1"/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formula="of:= AVERAGE([.M70:.O70])" office:value-type="float" office:value="4.93333333333333" calcext:value-type="float">
            <text:p>4.93333333333333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8" calcext:value-type="float">
            <text:p>68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68" calcext:value-type="float">
            <text:p>68</text:p>
          </table:table-cell>
          <table:table-cell table:formula="of:= AVERAGE([.AB70:.AF70])" office:value-type="float" office:value="5.86" calcext:value-type="float">
            <text:p>5.86</text:p>
          </table:table-cell>
          <table:table-cell/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9" calcext:value-type="float">
            <text:p>3.9</text:p>
          </table:table-cell>
          <table:table-cell office:value-type="float" office:value="68" calcext:value-type="float">
            <text:p>68</text:p>
          </table:table-cell>
          <table:table-cell table:formula="of:= AVERAGE([.AJ70:.AN70])" office:value-type="float" office:value="4.72" calcext:value-type="float">
            <text:p>4.72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68" calcext:value-type="float">
            <text:p>68</text:p>
          </table:table-cell>
          <table:table-cell table:formula="of:=AVERAGE([.AR70:.AV70])" office:value-type="float" office:value="5.52" calcext:value-type="float">
            <text:p>5.52</text:p>
          </table:table-cell>
        </table:table-row>
        <table:table-row table:style-name="ro1"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formula="of:= AVERAGE([.A71:.C71])" office:value-type="float" office:value="9.9" calcext:value-type="float">
            <text:p>9.9</text:p>
          </table:table-cell>
          <table:table-cell/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69" calcext:value-type="float">
            <text:p>69</text:p>
          </table:table-cell>
          <table:table-cell table:formula="of:= AVERAGE([.G71:.I71])" office:value-type="float" office:value="9.73333333333333" calcext:value-type="float">
            <text:p>9.73333333333333</text:p>
          </table:table-cell>
          <table:table-cell table:style-name="ce1"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formula="of:= AVERAGE([.M71:.O71])" office:value-type="float" office:value="5.33333333333333" calcext:value-type="float">
            <text:p>5.33333333333333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69" calcext:value-type="float">
            <text:p>69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3.5" calcext:value-type="float">
            <text:p>3.5</text:p>
          </table:table-cell>
          <table:table-cell table:number-columns-repeated="2" table:style-name="ce1" office:value-type="float" office:value="5.4" calcext:value-type="float">
            <text:p>5.4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9" calcext:value-type="float">
            <text:p>69</text:p>
          </table:table-cell>
          <table:table-cell table:formula="of:= AVERAGE([.AB71:.AF71])" office:value-type="float" office:value="5.3" calcext:value-type="float">
            <text:p>5.3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7.6" calcext:value-type="float">
            <text:p>7.6</text:p>
          </table:table-cell>
          <table:table-cell office:value-type="float" office:value="69" calcext:value-type="float">
            <text:p>69</text:p>
          </table:table-cell>
          <table:table-cell table:formula="of:= AVERAGE([.AJ71:.AN71])" office:value-type="float" office:value="6.84" calcext:value-type="float">
            <text:p>6.84</text:p>
          </table:table-cell>
          <table:table-cell/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1" calcext:value-type="float">
            <text:p>5.1</text:p>
          </table:table-cell>
          <table:table-cell office:value-type="float" office:value="69" calcext:value-type="float">
            <text:p>69</text:p>
          </table:table-cell>
          <table:table-cell table:formula="of:=AVERAGE([.AR71:.AV71])" office:value-type="float" office:value="5.88" calcext:value-type="float">
            <text:p>5.8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formula="of:= AVERAGE([.A72:.C72])" office:value-type="float" office:value="9.56666666666667" calcext:value-type="float">
            <text:p>9.56666666666667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0" calcext:value-type="float">
            <text:p>70</text:p>
          </table:table-cell>
          <table:table-cell table:formula="of:= AVERAGE([.G72:.I72])" office:value-type="float" office:value="8.2" calcext:value-type="float">
            <text:p>8.2</text:p>
          </table:table-cell>
          <table:table-cell table:style-name="ce1"/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0.952" calcext:value-type="float">
            <text:p>0.952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formula="of:= AVERAGE([.M72:.O72])" office:value-type="float" office:value="4.41733333333333" calcext:value-type="float">
            <text:p>4.41733333333333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0" calcext:value-type="float">
            <text:p>70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0" calcext:value-type="float">
            <text:p>70</text:p>
          </table:table-cell>
          <table:table-cell table:formula="of:= AVERAGE([.AB72:.AF72])" office:value-type="float" office:value="5.88" calcext:value-type="float">
            <text:p>5.88</text:p>
          </table:table-cell>
          <table:table-cell/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4.6" calcext:value-type="float">
            <text:p>4.6</text:p>
          </table:table-cell>
          <table:table-cell office:value-type="float" office:value="70" calcext:value-type="float">
            <text:p>70</text:p>
          </table:table-cell>
          <table:table-cell table:formula="of:= AVERAGE([.AJ72:.AN72])" office:value-type="float" office:value="5.56" calcext:value-type="float">
            <text:p>5.56</text:p>
          </table:table-cell>
          <table:table-cell/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5.3" calcext:value-type="float">
            <text:p>5.3</text:p>
          </table:table-cell>
          <table:table-cell office:value-type="float" office:value="70" calcext:value-type="float">
            <text:p>70</text:p>
          </table:table-cell>
          <table:table-cell table:formula="of:=AVERAGE([.AR72:.AV72])" office:value-type="float" office:value="5.26" calcext:value-type="float">
            <text:p>5.26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formula="of:= AVERAGE([.A73:.C73])" office:value-type="float" office:value="10.7" calcext:value-type="float">
            <text:p>10.7</text:p>
          </table:table-cell>
          <table:table-cell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71" calcext:value-type="float">
            <text:p>71</text:p>
          </table:table-cell>
          <table:table-cell table:formula="of:= AVERAGE([.G73:.I73])" office:value-type="float" office:value="7.46666666666667" calcext:value-type="float">
            <text:p>7.46666666666667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formula="of:= AVERAGE([.M73:.O73])" office:value-type="float" office:value="7.3" calcext:value-type="float">
            <text:p>7.3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1" calcext:value-type="float">
            <text:p>71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71" calcext:value-type="float">
            <text:p>7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71" calcext:value-type="float">
            <text:p>71</text:p>
          </table:table-cell>
          <table:table-cell table:formula="of:= AVERAGE([.AB73:.AF73])" office:value-type="float" office:value="5.6" calcext:value-type="float">
            <text:p>5.6</text:p>
          </table:table-cell>
          <table:table-cell/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.3" calcext:value-type="float">
            <text:p>6.3</text:p>
          </table:table-cell>
          <table:table-cell office:value-type="float" office:value="71" calcext:value-type="float">
            <text:p>71</text:p>
          </table:table-cell>
          <table:table-cell table:formula="of:= AVERAGE([.AJ73:.AN73])" office:value-type="float" office:value="6.28" calcext:value-type="float">
            <text:p>6.28</text:p>
          </table:table-cell>
          <table:table-cell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.7" calcext:value-type="float">
            <text:p>5.7</text:p>
          </table:table-cell>
          <table:table-cell office:value-type="float" office:value="71" calcext:value-type="float">
            <text:p>71</text:p>
          </table:table-cell>
          <table:table-cell table:formula="of:=AVERAGE([.AR73:.AV73])" office:value-type="float" office:value="5.8" calcext:value-type="float">
            <text:p>5.8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formula="of:= AVERAGE([.A74:.C74])" office:value-type="float" office:value="10.6666666666667" calcext:value-type="float">
            <text:p>10.6666666666667</text:p>
          </table:table-cell>
          <table:table-cell/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72" calcext:value-type="float">
            <text:p>72</text:p>
          </table:table-cell>
          <table:table-cell table:formula="of:= AVERAGE([.G74:.I74])" office:value-type="float" office:value="5.86666666666667" calcext:value-type="float">
            <text:p>5.86666666666667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formula="of:= AVERAGE([.M74:.O74])" office:value-type="float" office:value="8.46666666666667" calcext:value-type="float">
            <text:p>8.46666666666667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72" calcext:value-type="float">
            <text:p>72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72" calcext:value-type="float">
            <text:p>7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72" calcext:value-type="float">
            <text:p>72</text:p>
          </table:table-cell>
          <table:table-cell table:formula="of:= AVERAGE([.AB74:.AF74])" office:value-type="float" office:value="5.74" calcext:value-type="float">
            <text:p>5.74</text:p>
          </table:table-cell>
          <table:table-cell/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7.5" calcext:value-type="float">
            <text:p>7.5</text:p>
          </table:table-cell>
          <table:table-cell office:value-type="float" office:value="72" calcext:value-type="float">
            <text:p>72</text:p>
          </table:table-cell>
          <table:table-cell table:formula="of:= AVERAGE([.AJ74:.AN74])" office:value-type="float" office:value="6.82" calcext:value-type="float">
            <text:p>6.82</text:p>
          </table:table-cell>
          <table:table-cell/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6.8" calcext:value-type="float">
            <text:p>6.8</text:p>
          </table:table-cell>
          <table:table-cell office:value-type="float" office:value="72" calcext:value-type="float">
            <text:p>72</text:p>
          </table:table-cell>
          <table:table-cell table:formula="of:=AVERAGE([.AR74:.AV74])" office:value-type="float" office:value="6.1" calcext:value-type="float">
            <text:p>6.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formula="of:= AVERAGE([.A75:.C75])" office:value-type="float" office:value="9.56666666666667" calcext:value-type="float">
            <text:p>9.56666666666667</text:p>
          </table:table-cell>
          <table:table-cell/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73" calcext:value-type="float">
            <text:p>73</text:p>
          </table:table-cell>
          <table:table-cell table:formula="of:= AVERAGE([.G75:.I75])" office:value-type="float" office:value="8" calcext:value-type="float">
            <text:p>8</text:p>
          </table:table-cell>
          <table:table-cell table:style-name="ce1"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formula="of:= AVERAGE([.M75:.O75])" office:value-type="float" office:value="4.23333333333333" calcext:value-type="float">
            <text:p>4.23333333333333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3" calcext:value-type="float">
            <text:p>73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73" calcext:value-type="float">
            <text:p>73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3" calcext:value-type="float">
            <text:p>73</text:p>
          </table:table-cell>
          <table:table-cell table:formula="of:= AVERAGE([.AB75:.AF75])" office:value-type="float" office:value="5.6" calcext:value-type="float">
            <text:p>5.6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8" calcext:value-type="float">
            <text:p>5.8</text:p>
          </table:table-cell>
          <table:table-cell office:value-type="float" office:value="73" calcext:value-type="float">
            <text:p>73</text:p>
          </table:table-cell>
          <table:table-cell table:formula="of:= AVERAGE([.AJ75:.AN75])" office:value-type="float" office:value="5.96" calcext:value-type="float">
            <text:p>5.96</text:p>
          </table:table-cell>
          <table:table-cell/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1" calcext:value-type="float">
            <text:p>5.1</text:p>
          </table:table-cell>
          <table:table-cell office:value-type="float" office:value="73" calcext:value-type="float">
            <text:p>73</text:p>
          </table:table-cell>
          <table:table-cell table:formula="of:=AVERAGE([.AR75:.AV75])" office:value-type="float" office:value="5.5" calcext:value-type="float">
            <text:p>5.5</text:p>
          </table:table-cell>
        </table:table-row>
        <table:table-row table:style-name="ro1">
          <table:table-cell table:style-name="ce1" office:value-type="float" office:value="9.9" calcext:value-type="float">
            <text:p>9.9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formula="of:= AVERAGE([.A76:.C76])" office:value-type="float" office:value="10.6333333333333" calcext:value-type="float">
            <text:p>10.6333333333333</text:p>
          </table:table-cell>
          <table:table-cell/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74" calcext:value-type="float">
            <text:p>74</text:p>
          </table:table-cell>
          <table:table-cell table:formula="of:= AVERAGE([.G76:.I76])" office:value-type="float" office:value="5.26666666666667" calcext:value-type="float">
            <text:p>5.26666666666667</text:p>
          </table:table-cell>
          <table:table-cell table:style-name="ce1"/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formula="of:= AVERAGE([.M76:.O76])" office:value-type="float" office:value="4.1" calcext:value-type="float">
            <text:p>4.1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74" calcext:value-type="float">
            <text:p>74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74" calcext:value-type="float">
            <text:p>7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74" calcext:value-type="float">
            <text:p>74</text:p>
          </table:table-cell>
          <table:table-cell table:formula="of:= AVERAGE([.AB76:.AF76])" office:value-type="float" office:value="5.82" calcext:value-type="float">
            <text:p>5.82</text:p>
          </table:table-cell>
          <table:table-cell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9" calcext:value-type="float">
            <text:p>3.9</text:p>
          </table:table-cell>
          <table:table-cell office:value-type="float" office:value="74" calcext:value-type="float">
            <text:p>74</text:p>
          </table:table-cell>
          <table:table-cell table:formula="of:= AVERAGE([.AJ76:.AN76])" office:value-type="float" office:value="4.94" calcext:value-type="float">
            <text:p>4.94</text:p>
          </table:table-cell>
          <table:table-cell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6" calcext:value-type="float">
            <text:p>6.6</text:p>
          </table:table-cell>
          <table:table-cell office:value-type="float" office:value="74" calcext:value-type="float">
            <text:p>74</text:p>
          </table:table-cell>
          <table:table-cell table:formula="of:=AVERAGE([.AR76:.AV76])" office:value-type="float" office:value="5.7" calcext:value-type="float">
            <text:p>5.7</text:p>
          </table:table-cell>
        </table:table-row>
        <table:table-row table:style-name="ro1"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formula="of:= AVERAGE([.A77:.C77])" office:value-type="float" office:value="8.9" calcext:value-type="float">
            <text:p>8.9</text:p>
          </table:table-cell>
          <table:table-cell/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75" calcext:value-type="float">
            <text:p>75</text:p>
          </table:table-cell>
          <table:table-cell table:formula="of:= AVERAGE([.G77:.I77])" office:value-type="float" office:value="4.16666666666667" calcext:value-type="float">
            <text:p>4.16666666666667</text:p>
          </table:table-cell>
          <table:table-cell table:style-name="ce1"/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0.898" calcext:value-type="float">
            <text:p>0.898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formula="of:= AVERAGE([.M77:.O77])" office:value-type="float" office:value="2.084" calcext:value-type="float">
            <text:p>2.084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5" calcext:value-type="float">
            <text:p>75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formula="of:= AVERAGE([.AB77:.AF77])" office:value-type="float" office:value="5.48" calcext:value-type="float">
            <text:p>5.48</text:p>
          </table:table-cell>
          <table:table-cell/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5" calcext:value-type="float">
            <text:p>5.5</text:p>
          </table:table-cell>
          <table:table-cell office:value-type="float" office:value="75" calcext:value-type="float">
            <text:p>75</text:p>
          </table:table-cell>
          <table:table-cell table:formula="of:= AVERAGE([.AJ77:.AN77])" office:value-type="float" office:value="5.18" calcext:value-type="float">
            <text:p>5.1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formula="of:=AVERAGE([.AR77:.AV77])" office:value-type="float" office:value="4.24" calcext:value-type="float">
            <text:p>4.24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formula="of:= AVERAGE([.A78:.C78])" office:value-type="float" office:value="11.6666666666667" calcext:value-type="float">
            <text:p>11.666666666666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6" calcext:value-type="float">
            <text:p>76</text:p>
          </table:table-cell>
          <table:table-cell table:formula="of:= AVERAGE([.G78:.I78])" office:value-type="float" office:value="6.66666666666667" calcext:value-type="float">
            <text:p>6.6666666666666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formula="of:= AVERAGE([.M78:.O78])" office:value-type="float" office:value="6.43333333333333" calcext:value-type="float">
            <text:p>6.43333333333333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6" calcext:value-type="float">
            <text:p>76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76" calcext:value-type="float">
            <text:p>76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76" calcext:value-type="float">
            <text:p>76</text:p>
          </table:table-cell>
          <table:table-cell table:formula="of:= AVERAGE([.AB78:.AF78])" office:value-type="float" office:value="4.82" calcext:value-type="float">
            <text:p>4.82</text:p>
          </table:table-cell>
          <table:table-cell/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6" calcext:value-type="float">
            <text:p>6.6</text:p>
          </table:table-cell>
          <table:table-cell office:value-type="float" office:value="76" calcext:value-type="float">
            <text:p>76</text:p>
          </table:table-cell>
          <table:table-cell table:formula="of:= AVERAGE([.AJ78:.AN78])" office:value-type="float" office:value="6.74" calcext:value-type="float">
            <text:p>6.74</text:p>
          </table:table-cell>
          <table:table-cell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7.5" calcext:value-type="float">
            <text:p>7.5</text:p>
          </table:table-cell>
          <table:table-cell office:value-type="float" office:value="76" calcext:value-type="float">
            <text:p>76</text:p>
          </table:table-cell>
          <table:table-cell table:formula="of:=AVERAGE([.AR78:.AV78])" office:value-type="float" office:value="6.54" calcext:value-type="float">
            <text:p>6.54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formula="of:= AVERAGE([.A79:.C79])" office:value-type="float" office:value="10.6333333333333" calcext:value-type="float">
            <text:p>10.6333333333333</text:p>
          </table:table-cell>
          <table:table-cell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77" calcext:value-type="float">
            <text:p>77</text:p>
          </table:table-cell>
          <table:table-cell table:formula="of:= AVERAGE([.G79:.I79])" office:value-type="float" office:value="8.33333333333333" calcext:value-type="float">
            <text:p>8.33333333333333</text:p>
          </table:table-cell>
          <table:table-cell table:style-name="ce1"/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formula="of:= AVERAGE([.M79:.O79])" office:value-type="float" office:value="6.4" calcext:value-type="float">
            <text:p>6.4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7" calcext:value-type="float">
            <text:p>77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77" calcext:value-type="float">
            <text:p>7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77" calcext:value-type="float">
            <text:p>77</text:p>
          </table:table-cell>
          <table:table-cell table:formula="of:= AVERAGE([.AB79:.AF79])" office:value-type="float" office:value="6.22" calcext:value-type="float">
            <text:p>6.22</text:p>
          </table:table-cell>
          <table:table-cell/>
          <table:table-cell table:number-columns-repeated="2" table:style-name="ce1" office:value-type="float" office:value="5.9" calcext:value-type="float">
            <text:p>5.9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77" calcext:value-type="float">
            <text:p>77</text:p>
          </table:table-cell>
          <table:table-cell table:formula="of:= AVERAGE([.AJ79:.AN79])" office:value-type="float" office:value="5.68" calcext:value-type="float">
            <text:p>5.68</text:p>
          </table:table-cell>
          <table:table-cell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.6" calcext:value-type="float">
            <text:p>4.6</text:p>
          </table:table-cell>
          <table:table-cell office:value-type="float" office:value="77" calcext:value-type="float">
            <text:p>77</text:p>
          </table:table-cell>
          <table:table-cell table:formula="of:=AVERAGE([.AR79:.AV79])" office:value-type="float" office:value="5.26" calcext:value-type="float">
            <text:p>5.26</text:p>
          </table:table-cell>
        </table:table-row>
        <table:table-row table:style-name="ro1">
          <table:table-cell table:style-name="ce1" office:value-type="float" office:value="9.3" calcext:value-type="float">
            <text:p>9.3</text:p>
          </table:table-cell>
          <table:table-cell table:style-name="ce2"/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formula="of:= AVERAGE([.A80:.C80])" office:value-type="float" office:value="8.45" calcext:value-type="float">
            <text:p>8.45</text:p>
          </table:table-cell>
          <table:table-cell/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78" calcext:value-type="float">
            <text:p>78</text:p>
          </table:table-cell>
          <table:table-cell table:formula="of:= AVERAGE([.G80:.I80])" office:value-type="float" office:value="6.46666666666667" calcext:value-type="float">
            <text:p>6.46666666666667</text:p>
          </table:table-cell>
          <table:table-cell table:style-name="ce1"/>
          <table:table-cell table:style-name="ce1" office:value-type="float" office:value="0.543" calcext:value-type="float">
            <text:p>0.543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formula="of:= AVERAGE([.M80:.O80])" office:value-type="float" office:value="4.61433333333333" calcext:value-type="float">
            <text:p>4.61433333333333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8" calcext:value-type="float">
            <text:p>78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78" calcext:value-type="float">
            <text:p>78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number-columns-repeated="2" table:style-name="ce1" office:value-type="float" office:value="5.8" calcext:value-type="float">
            <text:p>5.8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78" calcext:value-type="float">
            <text:p>78</text:p>
          </table:table-cell>
          <table:table-cell table:formula="of:= AVERAGE([.AB80:.AF80])" office:value-type="float" office:value="6.12" calcext:value-type="float">
            <text:p>6.1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3" calcext:value-type="float">
            <text:p>6.3</text:p>
          </table:table-cell>
          <table:table-cell office:value-type="float" office:value="78" calcext:value-type="float">
            <text:p>78</text:p>
          </table:table-cell>
          <table:table-cell table:formula="of:= AVERAGE([.AJ80:.AN80])" office:value-type="float" office:value="6.26" calcext:value-type="float">
            <text:p>6.26</text:p>
          </table:table-cell>
          <table:table-cell/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1" calcext:value-type="float">
            <text:p>7.1</text:p>
          </table:table-cell>
          <table:table-cell office:value-type="float" office:value="78" calcext:value-type="float">
            <text:p>78</text:p>
          </table:table-cell>
          <table:table-cell table:formula="of:=AVERAGE([.AR80:.AV80])" office:value-type="float" office:value="6.78" calcext:value-type="float">
            <text:p>6.78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formula="of:= AVERAGE([.A81:.C81])" office:value-type="float" office:value="10.1" calcext:value-type="float">
            <text:p>10.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9" calcext:value-type="float">
            <text:p>79</text:p>
          </table:table-cell>
          <table:table-cell table:formula="of:= AVERAGE([.G81:.I81])" office:value-type="float" office:value="2.73333333333333" calcext:value-type="float">
            <text:p>2.73333333333333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formula="of:= AVERAGE([.M81:.O81])" office:value-type="float" office:value="7.13333333333333" calcext:value-type="float">
            <text:p>7.13333333333333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9" calcext:value-type="float">
            <text:p>79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float" office:value="79" calcext:value-type="float">
            <text:p>79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79" calcext:value-type="float">
            <text:p>79</text:p>
          </table:table-cell>
          <table:table-cell table:formula="of:= AVERAGE([.AB81:.AF81])" office:value-type="float" office:value="5.46" calcext:value-type="float">
            <text:p>5.46</text:p>
          </table:table-cell>
          <table:table-cell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7.9" calcext:value-type="float">
            <text:p>7.9</text:p>
          </table:table-cell>
          <table:table-cell office:value-type="float" office:value="79" calcext:value-type="float">
            <text:p>79</text:p>
          </table:table-cell>
          <table:table-cell table:formula="of:= AVERAGE([.AJ81:.AN81])" office:value-type="float" office:value="6.46" calcext:value-type="float">
            <text:p>6.46</text:p>
          </table:table-cell>
          <table:table-cell/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.3" calcext:value-type="float">
            <text:p>5.3</text:p>
          </table:table-cell>
          <table:table-cell office:value-type="float" office:value="79" calcext:value-type="float">
            <text:p>79</text:p>
          </table:table-cell>
          <table:table-cell table:formula="of:=AVERAGE([.AR81:.AV81])" office:value-type="float" office:value="4.92" calcext:value-type="float">
            <text:p>4.92</text:p>
          </table:table-cell>
        </table:table-row>
        <table:table-row table:style-name="ro1"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formula="of:= AVERAGE([.A82:.C82])" office:value-type="float" office:value="10.7333333333333" calcext:value-type="float">
            <text:p>10.7333333333333</text:p>
          </table:table-cell>
          <table:table-cell/>
          <table:table-cell table:style-name="ce1" office:value-type="float" office:value="0.731" calcext:value-type="float">
            <text:p>0.731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0.731" calcext:value-type="float">
            <text:p>0.731</text:p>
          </table:table-cell>
          <table:table-cell table:style-name="ce1" office:value-type="float" office:value="80" calcext:value-type="float">
            <text:p>80</text:p>
          </table:table-cell>
          <table:table-cell table:formula="of:= AVERAGE([.G82:.I82])" office:value-type="float" office:value="3.38733333333333" calcext:value-type="float">
            <text:p>3.38733333333333</text:p>
          </table:table-cell>
          <table:table-cell table:style-name="ce1"/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formula="of:= AVERAGE([.M82:.O82])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80" calcext:value-type="float">
            <text:p>80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80" calcext:value-type="float">
            <text:p>80</text:p>
          </table:table-cell>
          <table:table-cell table:formula="of:= AVERAGE([.AB82:.AF82])" office:value-type="float" office:value="5.5" calcext:value-type="float">
            <text:p>5.5</text:p>
          </table:table-cell>
          <table:table-cell/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 AVERAGE([.AJ82:.AN82])" office:value-type="float" office:value="6.2" calcext:value-type="float">
            <text:p>6.2</text:p>
          </table:table-cell>
          <table:table-cell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5.7" calcext:value-type="float">
            <text:p>5.7</text:p>
          </table:table-cell>
          <table:table-cell office:value-type="float" office:value="80" calcext:value-type="float">
            <text:p>80</text:p>
          </table:table-cell>
          <table:table-cell table:formula="of:=AVERAGE([.AR82:.AV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formula="of:= AVERAGE([.A83:.C83])" office:value-type="float" office:value="10.6666666666667" calcext:value-type="float">
            <text:p>10.6666666666667</text:p>
          </table:table-cell>
          <table:table-cell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81" calcext:value-type="float">
            <text:p>81</text:p>
          </table:table-cell>
          <table:table-cell table:formula="of:= AVERAGE([.G83:.I83])" office:value-type="float" office:value="5.43333333333333" calcext:value-type="float">
            <text:p>5.43333333333333</text:p>
          </table:table-cell>
          <table:table-cell table:style-name="ce1"/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formula="of:= AVERAGE([.M83:.O83])" office:value-type="float" office:value="7.76666666666667" calcext:value-type="float">
            <text:p>7.76666666666667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81" calcext:value-type="float">
            <text:p>81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81" calcext:value-type="float">
            <text:p>8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81" calcext:value-type="float">
            <text:p>81</text:p>
          </table:table-cell>
          <table:table-cell table:formula="of:= AVERAGE([.AB83:.AF83])" office:value-type="float" office:value="5.62" calcext:value-type="float">
            <text:p>5.6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7.5" calcext:value-type="float">
            <text:p>7.5</text:p>
          </table:table-cell>
          <table:table-cell office:value-type="float" office:value="81" calcext:value-type="float">
            <text:p>81</text:p>
          </table:table-cell>
          <table:table-cell table:formula="of:= AVERAGE([.AJ83:.AN83])" office:value-type="float" office:value="6.74" calcext:value-type="float">
            <text:p>6.74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81" calcext:value-type="float">
            <text:p>81</text:p>
          </table:table-cell>
          <table:table-cell table:formula="of:=AVERAGE([.AR83:.AV83])" office:value-type="float" office:value="5.72" calcext:value-type="float">
            <text:p>5.72</text:p>
          </table:table-cell>
        </table:table-row>
        <table:table-row table:style-name="ro1">
          <table:table-cell table:style-name="ce1" office:value-type="float" office:value="7.5" calcext:value-type="float">
            <text:p>7.5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formula="of:= AVERAGE([.A84:.C84])" office:value-type="float" office:value="10.5" calcext:value-type="float">
            <text:p>10.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2" calcext:value-type="float">
            <text:p>82</text:p>
          </table:table-cell>
          <table:table-cell table:formula="of:= AVERAGE([.G84:.I84])" office:value-type="float" office:value="8.5" calcext:value-type="float">
            <text:p>8.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formula="of:= AVERAGE([.M84:.O84])" office:value-type="float" office:value="6.03333333333333" calcext:value-type="float">
            <text:p>6.03333333333333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82" calcext:value-type="float">
            <text:p>82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82" calcext:value-type="float">
            <text:p>82</text:p>
          </table:table-cell>
          <table:table-cell table:formula="of:= AVERAGE([.AB84:.AF84])" office:value-type="float" office:value="5.36" calcext:value-type="float">
            <text:p>5.36</text:p>
          </table:table-cell>
          <table:table-cell/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.8" calcext:value-type="float">
            <text:p>5.8</text:p>
          </table:table-cell>
          <table:table-cell office:value-type="float" office:value="82" calcext:value-type="float">
            <text:p>82</text:p>
          </table:table-cell>
          <table:table-cell table:formula="of:= AVERAGE([.AJ84:.AN84])" office:value-type="float" office:value="6.08" calcext:value-type="float">
            <text:p>6.0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formula="of:=AVERAGE([.AR84:.AV84])" office:value-type="float" office:value="6.44" calcext:value-type="float">
            <text:p>6.44</text:p>
          </table:table-cell>
        </table:table-row>
        <table:table-row table:style-name="ro1"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formula="of:= AVERAGE([.A85:.C85])" office:value-type="float" office:value="10.3" calcext:value-type="float">
            <text:p>10.3</text:p>
          </table:table-cell>
          <table:table-cell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83" calcext:value-type="float">
            <text:p>83</text:p>
          </table:table-cell>
          <table:table-cell table:formula="of:= AVERAGE([.G85:.I85])" office:value-type="float" office:value="4.8" calcext:value-type="float">
            <text:p>4.8</text:p>
          </table:table-cell>
          <table:table-cell table:style-name="ce1"/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formula="of:= AVERAGE([.M85:.O85])" office:value-type="float" office:value="5.96666666666667" calcext:value-type="float">
            <text:p>5.96666666666667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83" calcext:value-type="float">
            <text:p>83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83" calcext:value-type="float">
            <text:p>83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83" calcext:value-type="float">
            <text:p>83</text:p>
          </table:table-cell>
          <table:table-cell table:formula="of:= AVERAGE([.AB85:.AF85])" office:value-type="float" office:value="5.2" calcext:value-type="float">
            <text:p>5.2</text:p>
          </table:table-cell>
          <table:table-cell/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7.1" calcext:value-type="float">
            <text:p>7.1</text:p>
          </table:table-cell>
          <table:table-cell office:value-type="float" office:value="83" calcext:value-type="float">
            <text:p>83</text:p>
          </table:table-cell>
          <table:table-cell table:formula="of:= AVERAGE([.AJ85:.AN85])" office:value-type="float" office:value="6.34" calcext:value-type="float">
            <text:p>6.34</text:p>
          </table:table-cell>
          <table:table-cell/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4" calcext:value-type="float">
            <text:p>3.4</text:p>
          </table:table-cell>
          <table:table-cell office:value-type="float" office:value="83" calcext:value-type="float">
            <text:p>83</text:p>
          </table:table-cell>
          <table:table-cell table:formula="of:=AVERAGE([.AR85:.AV85])" office:value-type="float" office:value="5.36" calcext:value-type="float">
            <text:p>5.36</text:p>
          </table:table-cell>
        </table:table-row>
        <table:table-row table:style-name="ro1"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formula="of:= AVERAGE([.A86:.C86])" office:value-type="float" office:value="10.1" calcext:value-type="float">
            <text:p>10.1</text:p>
          </table:table-cell>
          <table:table-cell/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84" calcext:value-type="float">
            <text:p>84</text:p>
          </table:table-cell>
          <table:table-cell table:formula="of:= AVERAGE([.G86:.I86])" office:value-type="float" office:value="4.46666666666667" calcext:value-type="float">
            <text:p>4.46666666666667</text:p>
          </table:table-cell>
          <table:table-cell table:style-name="ce1"/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formula="of:= AVERAGE([.M86:.O86])" office:value-type="float" office:value="5.36666666666667" calcext:value-type="float">
            <text:p>5.36666666666667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84" calcext:value-type="float">
            <text:p>84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84" calcext:value-type="float">
            <text:p>84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84" calcext:value-type="float">
            <text:p>84</text:p>
          </table:table-cell>
          <table:table-cell table:formula="of:= AVERAGE([.AB86:.AF86])" office:value-type="float" office:value="4.94" calcext:value-type="float">
            <text:p>4.94</text:p>
          </table:table-cell>
          <table:table-cell/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5.2" calcext:value-type="float">
            <text:p>5.2</text:p>
          </table:table-cell>
          <table:table-cell office:value-type="float" office:value="84" calcext:value-type="float">
            <text:p>84</text:p>
          </table:table-cell>
          <table:table-cell table:formula="of:= AVERAGE([.AJ86:.AN86])" office:value-type="float" office:value="6" calcext:value-type="float">
            <text:p>6</text:p>
          </table:table-cell>
          <table:table-cell/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3" calcext:value-type="float">
            <text:p>5.3</text:p>
          </table:table-cell>
          <table:table-cell office:value-type="float" office:value="84" calcext:value-type="float">
            <text:p>84</text:p>
          </table:table-cell>
          <table:table-cell table:formula="of:=AVERAGE([.AR86:.AV86])" office:value-type="float" office:value="5.94" calcext:value-type="float">
            <text:p>5.94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formula="of:= AVERAGE([.A87:.C87])" office:value-type="float" office:value="10.9" calcext:value-type="float">
            <text:p>10.9</text:p>
          </table:table-cell>
          <table:table-cell/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85" calcext:value-type="float">
            <text:p>85</text:p>
          </table:table-cell>
          <table:table-cell table:formula="of:= AVERAGE([.G87:.I87])" office:value-type="float" office:value="4.26666666666667" calcext:value-type="float">
            <text:p>4.26666666666667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formula="of:= AVERAGE([.M87:.O87])" office:value-type="float" office:value="4.46666666666667" calcext:value-type="float">
            <text:p>4.46666666666667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85" calcext:value-type="float">
            <text:p>85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85" calcext:value-type="float">
            <text:p>85</text:p>
          </table:table-cell>
          <table:table-cell table:formula="of:= AVERAGE([.AB87:.AF87])" office:value-type="float" office:value="4.76" calcext:value-type="float">
            <text:p>4.76</text:p>
          </table:table-cell>
          <table:table-cell/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.3" calcext:value-type="float">
            <text:p>6.3</text:p>
          </table:table-cell>
          <table:table-cell office:value-type="float" office:value="85" calcext:value-type="float">
            <text:p>85</text:p>
          </table:table-cell>
          <table:table-cell table:formula="of:= AVERAGE([.AJ87:.AN87])" office:value-type="float" office:value="6.2" calcext:value-type="float">
            <text:p>6.2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AVERAGE([.AR87:.AV87])" office:value-type="float" office:value="5.48" calcext:value-type="float">
            <text:p>5.48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formula="of:= AVERAGE([.A88:.C88])" office:value-type="float" office:value="12" calcext:value-type="float">
            <text:p>12</text:p>
          </table:table-cell>
          <table:table-cell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86" calcext:value-type="float">
            <text:p>86</text:p>
          </table:table-cell>
          <table:table-cell table:formula="of:= AVERAGE([.G88:.I88])" office:value-type="float" office:value="7.1" calcext:value-type="float">
            <text:p>7.1</text:p>
          </table:table-cell>
          <table:table-cell table:style-name="ce1"/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formula="of:= AVERAGE([.M88:.O88])" office:value-type="float" office:value="7.8" calcext:value-type="float">
            <text:p>7.8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86" calcext:value-type="float">
            <text:p>86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86" calcext:value-type="float">
            <text:p>86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86" calcext:value-type="float">
            <text:p>86</text:p>
          </table:table-cell>
          <table:table-cell table:formula="of:= AVERAGE([.AB88:.AF88])" office:value-type="float" office:value="4.64" calcext:value-type="float">
            <text:p>4.64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7" calcext:value-type="float">
            <text:p>5.7</text:p>
          </table:table-cell>
          <table:table-cell office:value-type="float" office:value="86" calcext:value-type="float">
            <text:p>86</text:p>
          </table:table-cell>
          <table:table-cell table:formula="of:= AVERAGE([.AJ88:.AN88])" office:value-type="float" office:value="6.36" calcext:value-type="float">
            <text:p>6.36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formula="of:=AVERAGE([.AR88:.AV88])" office:value-type="float" office:value="5.34" calcext:value-type="float">
            <text:p>5.34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formula="of:= AVERAGE([.A89:.C89])" office:value-type="float" office:value="11.6666666666667" calcext:value-type="float">
            <text:p>11.6666666666667</text:p>
          </table:table-cell>
          <table:table-cell/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87" calcext:value-type="float">
            <text:p>87</text:p>
          </table:table-cell>
          <table:table-cell table:formula="of:= AVERAGE([.G89:.I89])" office:value-type="float" office:value="7.6" calcext:value-type="float">
            <text:p>7.6</text:p>
          </table:table-cell>
          <table:table-cell table:style-name="ce1"/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formula="of:= AVERAGE([.M89:.O89])" office:value-type="float" office:value="8.8" calcext:value-type="float">
            <text:p>8.8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87" calcext:value-type="float">
            <text:p>87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87" calcext:value-type="float">
            <text:p>87</text:p>
          </table:table-cell>
          <table:table-cell table:formula="of:= AVERAGE([.AB89:.AF89])" office:value-type="float" office:value="6.1" calcext:value-type="float">
            <text:p>6.1</text:p>
          </table:table-cell>
          <table:table-cell/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7" calcext:value-type="float">
            <text:p>5.7</text:p>
          </table:table-cell>
          <table:table-cell table:number-columns-repeated="2" table:style-name="ce1" office:value-type="float" office:value="5.9" calcext:value-type="float">
            <text:p>5.9</text:p>
          </table:table-cell>
          <table:table-cell table:style-name="ce1" office:value-type="float" office:value="5.7" calcext:value-type="float">
            <text:p>5.7</text:p>
          </table:table-cell>
          <table:table-cell office:value-type="float" office:value="87" calcext:value-type="float">
            <text:p>87</text:p>
          </table:table-cell>
          <table:table-cell table:formula="of:= AVERAGE([.AJ89:.AN89])" office:value-type="float" office:value="6" calcext:value-type="float">
            <text:p>6</text:p>
          </table:table-cell>
          <table:table-cell/>
          <table:table-cell table:number-columns-repeated="2" table:style-name="ce1" office:value-type="float" office:value="5.8" calcext:value-type="float">
            <text:p>5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8" calcext:value-type="float">
            <text:p>5.8</text:p>
          </table:table-cell>
          <table:table-cell office:value-type="float" office:value="87" calcext:value-type="float">
            <text:p>87</text:p>
          </table:table-cell>
          <table:table-cell table:formula="of:=AVERAGE([.AR89:.AV89])" office:value-type="float" office:value="5.72" calcext:value-type="float">
            <text:p>5.7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formula="of:= AVERAGE([.A90:.C90])" office:value-type="float" office:value="10.6666666666667" calcext:value-type="float">
            <text:p>10.6666666666667</text:p>
          </table:table-cell>
          <table:table-cell/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88" calcext:value-type="float">
            <text:p>88</text:p>
          </table:table-cell>
          <table:table-cell table:formula="of:= AVERAGE([.G90:.I90])" office:value-type="float" office:value="3.7" calcext:value-type="float">
            <text:p>3.7</text:p>
          </table:table-cell>
          <table:table-cell table:style-name="ce1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formula="of:= AVERAGE([.M90:.O90])" office:value-type="float" office:value="7.83333333333333" calcext:value-type="float">
            <text:p>7.83333333333333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88" calcext:value-type="float">
            <text:p>88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8" calcext:value-type="float">
            <text:p>88</text:p>
          </table:table-cell>
          <table:table-cell table:formula="of:= AVERAGE([.AB90:.AF90])" office:value-type="float" office:value="5.76" calcext:value-type="float">
            <text:p>5.76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1" calcext:value-type="float">
            <text:p>6.1</text:p>
          </table:table-cell>
          <table:table-cell office:value-type="float" office:value="88" calcext:value-type="float">
            <text:p>88</text:p>
          </table:table-cell>
          <table:table-cell table:formula="of:= AVERAGE([.AJ90:.AN90])" office:value-type="float" office:value="6.2" calcext:value-type="float">
            <text:p>6.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formula="of:=AVERAGE([.AR90:.AV90])" office:value-type="float" office:value="5.54" calcext:value-type="float">
            <text:p>5.54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formula="of:= AVERAGE([.A91:.C91])" office:value-type="float" office:value="12.5" calcext:value-type="float">
            <text:p>12.5</text:p>
          </table:table-cell>
          <table:table-cell/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89" calcext:value-type="float">
            <text:p>89</text:p>
          </table:table-cell>
          <table:table-cell table:formula="of:= AVERAGE([.G91:.I91])" office:value-type="float" office:value="2.63333333333333" calcext:value-type="float">
            <text:p>2.63333333333333</text:p>
          </table:table-cell>
          <table:table-cell table:style-name="ce1"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formula="of:= AVERAGE([.M91:.O91])" office:value-type="float" office:value="7.13333333333333" calcext:value-type="float">
            <text:p>7.13333333333333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89" calcext:value-type="float">
            <text:p>89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89" calcext:value-type="float">
            <text:p>89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89" calcext:value-type="float">
            <text:p>89</text:p>
          </table:table-cell>
          <table:table-cell table:formula="of:= AVERAGE([.AB91:.AF91])" office:value-type="float" office:value="5.72" calcext:value-type="float">
            <text:p>5.72</text:p>
          </table:table-cell>
          <table:table-cell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4" calcext:value-type="float">
            <text:p>6.4</text:p>
          </table:table-cell>
          <table:table-cell office:value-type="float" office:value="89" calcext:value-type="float">
            <text:p>89</text:p>
          </table:table-cell>
          <table:table-cell table:formula="of:= AVERAGE([.AJ91:.AN91])" office:value-type="float" office:value="6.4" calcext:value-type="float">
            <text:p>6.4</text:p>
          </table:table-cell>
          <table:table-cell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.9" calcext:value-type="float">
            <text:p>4.9</text:p>
          </table:table-cell>
          <table:table-cell office:value-type="float" office:value="89" calcext:value-type="float">
            <text:p>89</text:p>
          </table:table-cell>
          <table:table-cell table:formula="of:=AVERAGE([.AR91:.AV91])" office:value-type="float" office:value="5.08" calcext:value-type="float">
            <text:p>5.08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formula="of:= AVERAGE([.A92:.C92])" office:value-type="float" office:value="10.2" calcext:value-type="float">
            <text:p>10.2</text:p>
          </table:table-cell>
          <table:table-cell/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90" calcext:value-type="float">
            <text:p>90</text:p>
          </table:table-cell>
          <table:table-cell table:formula="of:= AVERAGE([.G92:.I92])" office:value-type="float" office:value="4.9" calcext:value-type="float">
            <text:p>4.9</text:p>
          </table:table-cell>
          <table:table-cell table:style-name="ce1"/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formula="of:= AVERAGE([.M92:.O92])" office:value-type="float" office:value="5.8" calcext:value-type="float">
            <text:p>5.8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90" calcext:value-type="float">
            <text:p>90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90" calcext:value-type="float">
            <text:p>90</text:p>
          </table:table-cell>
          <table:table-cell table:formula="of:= AVERAGE([.AB92:.AF92])" office:value-type="float" office:value="6.16" calcext:value-type="float">
            <text:p>6.16</text:p>
          </table:table-cell>
          <table:table-cell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7.9" calcext:value-type="float">
            <text:p>7.9</text:p>
          </table:table-cell>
          <table:table-cell office:value-type="float" office:value="90" calcext:value-type="float">
            <text:p>90</text:p>
          </table:table-cell>
          <table:table-cell table:formula="of:= AVERAGE([.AJ92:.AN92])" office:value-type="float" office:value="6.04" calcext:value-type="float">
            <text:p>6.04</text:p>
          </table:table-cell>
          <table:table-cell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6" calcext:value-type="float">
            <text:p>6.6</text:p>
          </table:table-cell>
          <table:table-cell office:value-type="float" office:value="90" calcext:value-type="float">
            <text:p>90</text:p>
          </table:table-cell>
          <table:table-cell table:formula="of:=AVERAGE([.AR92:.AV92])" office:value-type="float" office:value="5.74" calcext:value-type="float">
            <text:p>5.74</text:p>
          </table:table-cell>
        </table:table-row>
        <table:table-row table:style-name="ro1">
          <table:table-cell table:style-name="ce1" office:value-type="float" office:value="9.9" calcext:value-type="float">
            <text:p>9.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formula="of:= AVERAGE([.A93:.C93])" office:value-type="float" office:value="11.3" calcext:value-type="float">
            <text:p>11.3</text:p>
          </table:table-cell>
          <table:table-cell/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91" calcext:value-type="float">
            <text:p>91</text:p>
          </table:table-cell>
          <table:table-cell table:formula="of:= AVERAGE([.G93:.I93])" office:value-type="float" office:value="8.23333333333333" calcext:value-type="float">
            <text:p>8.23333333333333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formula="of:= AVERAGE([.M93:.O93])" office:value-type="float" office:value="9.8" calcext:value-type="float">
            <text:p>9.8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91" calcext:value-type="float">
            <text:p>91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91" calcext:value-type="float">
            <text:p>9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91" calcext:value-type="float">
            <text:p>91</text:p>
          </table:table-cell>
          <table:table-cell table:formula="of:= AVERAGE([.AB93:.AF93])" office:value-type="float" office:value="4.84" calcext:value-type="float">
            <text:p>4.84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6" calcext:value-type="float">
            <text:p>4.6</text:p>
          </table:table-cell>
          <table:table-cell office:value-type="float" office:value="91" calcext:value-type="float">
            <text:p>91</text:p>
          </table:table-cell>
          <table:table-cell table:formula="of:= AVERAGE([.AJ93:.AN93])" office:value-type="float" office:value="5.48" calcext:value-type="float">
            <text:p>5.48</text:p>
          </table:table-cell>
          <table:table-cell/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4.1" calcext:value-type="float">
            <text:p>4.1</text:p>
          </table:table-cell>
          <table:table-cell office:value-type="float" office:value="91" calcext:value-type="float">
            <text:p>91</text:p>
          </table:table-cell>
          <table:table-cell table:formula="of:=AVERAGE([.AR93:.AV93])" office:value-type="float" office:value="4.94" calcext:value-type="float">
            <text:p>4.94</text:p>
          </table:table-cell>
        </table:table-row>
        <table:table-row table:style-name="ro1"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2" calcext:value-type="float">
            <text:p>92</text:p>
          </table:table-cell>
          <table:table-cell table:style-name="ce1" table:formula="of:= AVERAGE([.A94:.C94])" office:value-type="float" office:value="9.1" calcext:value-type="float">
            <text:p>9.1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2" calcext:value-type="float">
            <text:p>92</text:p>
          </table:table-cell>
          <table:table-cell table:formula="of:= AVERAGE([.G94:.I94])" office:value-type="float" office:value="8.83333333333333" calcext:value-type="float">
            <text:p>8.83333333333333</text:p>
          </table:table-cell>
          <table:table-cell table:style-name="ce1"/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92" calcext:value-type="float">
            <text:p>92</text:p>
          </table:table-cell>
          <table:table-cell table:style-name="ce1" table:formula="of:= AVERAGE([.M94:.O94])" office:value-type="float" office:value="7.23333333333333" calcext:value-type="float">
            <text:p>7.23333333333333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92" calcext:value-type="float">
            <text:p>92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office:value-type="float" office:value="92" calcext:value-type="float">
            <text:p>92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92" calcext:value-type="float">
            <text:p>92</text:p>
          </table:table-cell>
          <table:table-cell table:formula="of:= AVERAGE([.AB94:.AF94])" office:value-type="float" office:value="5.5" calcext:value-type="float">
            <text:p>5.5</text:p>
          </table:table-cell>
          <table:table-cell/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2" calcext:value-type="float">
            <text:p>6.2</text:p>
          </table:table-cell>
          <table:table-cell office:value-type="float" office:value="92" calcext:value-type="float">
            <text:p>92</text:p>
          </table:table-cell>
          <table:table-cell table:formula="of:= AVERAGE([.AJ94:.AN94])" office:value-type="float" office:value="5.66" calcext:value-type="float">
            <text:p>5.66</text:p>
          </table:table-cell>
          <table:table-cell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6.6" calcext:value-type="float">
            <text:p>6.6</text:p>
          </table:table-cell>
          <table:table-cell office:value-type="float" office:value="92" calcext:value-type="float">
            <text:p>92</text:p>
          </table:table-cell>
          <table:table-cell table:formula="of:=AVERAGE([.AR94:.AV94])" office:value-type="float" office:value="6.48" calcext:value-type="float">
            <text:p>6.48</text:p>
          </table:table-cell>
        </table:table-row>
        <table:table-row table:style-name="ro1"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formula="of:= AVERAGE([.A95:.C95])" office:value-type="float" office:value="11" calcext:value-type="float">
            <text:p>11</text:p>
          </table:table-cell>
          <table:table-cell/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93" calcext:value-type="float">
            <text:p>93</text:p>
          </table:table-cell>
          <table:table-cell table:formula="of:= AVERAGE([.G95:.I95])" office:value-type="float" office:value="7" calcext:value-type="float">
            <text:p>7</text:p>
          </table:table-cell>
          <table:table-cell table:style-name="ce1"/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formula="of:= AVERAGE([.M95:.O95])" office:value-type="float" office:value="8.43333333333333" calcext:value-type="float">
            <text:p>8.43333333333333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93" calcext:value-type="float">
            <text:p>93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93" calcext:value-type="float">
            <text:p>93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93" calcext:value-type="float">
            <text:p>93</text:p>
          </table:table-cell>
          <table:table-cell table:formula="of:= AVERAGE([.AB95:.AF95])" office:value-type="float" office:value="5.86" calcext:value-type="float">
            <text:p>5.86</text:p>
          </table:table-cell>
          <table:table-cell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5.5" calcext:value-type="float">
            <text:p>5.5</text:p>
          </table:table-cell>
          <table:table-cell office:value-type="float" office:value="93" calcext:value-type="float">
            <text:p>93</text:p>
          </table:table-cell>
          <table:table-cell table:formula="of:= AVERAGE([.AJ95:.AN95])" office:value-type="float" office:value="5.46" calcext:value-type="float">
            <text:p>5.46</text:p>
          </table:table-cell>
          <table:table-cell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4" calcext:value-type="float">
            <text:p>6.4</text:p>
          </table:table-cell>
          <table:table-cell table:number-columns-repeated="2" table:style-name="ce1" office:value-type="float" office:value="4.6" calcext:value-type="float">
            <text:p>4.6</text:p>
          </table:table-cell>
          <table:table-cell office:value-type="float" office:value="93" calcext:value-type="float">
            <text:p>93</text:p>
          </table:table-cell>
          <table:table-cell table:formula="of:=AVERAGE([.AR95:.AV95])" office:value-type="float" office:value="5.16" calcext:value-type="float">
            <text:p>5.16</text:p>
          </table:table-cell>
        </table:table-row>
        <table:table-row table:style-name="ro1"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94" calcext:value-type="float">
            <text:p>94</text:p>
          </table:table-cell>
          <table:table-cell table:style-name="ce1" table:formula="of:= AVERAGE([.A96:.C96])" office:value-type="float" office:value="9.8" calcext:value-type="float">
            <text:p>9.8</text:p>
          </table:table-cell>
          <table:table-cell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94" calcext:value-type="float">
            <text:p>94</text:p>
          </table:table-cell>
          <table:table-cell table:formula="of:= AVERAGE([.G96:.I96])" office:value-type="float" office:value="5.9" calcext:value-type="float">
            <text:p>5.9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94" calcext:value-type="float">
            <text:p>94</text:p>
          </table:table-cell>
          <table:table-cell table:style-name="ce1" table:formula="of:= AVERAGE([.M96:.O96])" office:value-type="float" office:value="7.43333333333333" calcext:value-type="float">
            <text:p>7.43333333333333</text:p>
          </table:table-cell>
          <table:table-cell office:value-type="float" office:value="94" calcext:value-type="float">
            <text:p>9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94" calcext:value-type="float">
            <text:p>94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94" calcext:value-type="float">
            <text:p>94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94" calcext:value-type="float">
            <text:p>94</text:p>
          </table:table-cell>
          <table:table-cell table:formula="of:= AVERAGE([.AB96:.AF96])" office:value-type="float" office:value="4.94" calcext:value-type="float">
            <text:p>4.94</text:p>
          </table:table-cell>
          <table:table-cell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6.8" calcext:value-type="float">
            <text:p>6.8</text:p>
          </table:table-cell>
          <table:table-cell office:value-type="float" office:value="94" calcext:value-type="float">
            <text:p>94</text:p>
          </table:table-cell>
          <table:table-cell table:formula="of:= AVERAGE([.AJ96:.AN96])" office:value-type="float" office:value="6.18" calcext:value-type="float">
            <text:p>6.18</text:p>
          </table:table-cell>
          <table:table-cell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7" calcext:value-type="float">
            <text:p>5.7</text:p>
          </table:table-cell>
          <table:table-cell office:value-type="float" office:value="94" calcext:value-type="float">
            <text:p>94</text:p>
          </table:table-cell>
          <table:table-cell table:formula="of:=AVERAGE([.AR96:.AV96])" office:value-type="float" office:value="5.74" calcext:value-type="float">
            <text:p>5.74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formula="of:= AVERAGE([.A97:.C97])" office:value-type="float" office:value="10.6333333333333" calcext:value-type="float">
            <text:p>10.6333333333333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5" calcext:value-type="float">
            <text:p>95</text:p>
          </table:table-cell>
          <table:table-cell table:formula="of:= AVERAGE([.G97:.I97])" office:value-type="float" office:value="9.66666666666667" calcext:value-type="float">
            <text:p>9.66666666666667</text:p>
          </table:table-cell>
          <table:table-cell table:style-name="ce1"/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formula="of:= AVERAGE([.M97:.O97])" office:value-type="float" office:value="6.93333333333333" calcext:value-type="float">
            <text:p>6.93333333333333</text:p>
          </table:table-cell>
          <table:table-cell office:value-type="float" office:value="95" calcext:value-type="float">
            <text:p>95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95" calcext:value-type="float">
            <text:p>95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95" calcext:value-type="float">
            <text:p>95</text:p>
          </table:table-cell>
          <table:table-cell table:formula="of:= AVERAGE([.AB97:.AF97])" office:value-type="float" office:value="5.32" calcext:value-type="float">
            <text:p>5.32</text:p>
          </table:table-cell>
          <table:table-cell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formula="of:= AVERAGE([.AJ97:.AN97])" office:value-type="float" office:value="7.08" calcext:value-type="float">
            <text:p>7.08</text:p>
          </table:table-cell>
          <table:table-cell/>
          <table:table-cell table:number-columns-repeated="2" table:style-name="ce1" office:value-type="float" office:value="6.6" calcext:value-type="float">
            <text:p>6.6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6" calcext:value-type="float">
            <text:p>6.6</text:p>
          </table:table-cell>
          <table:table-cell office:value-type="float" office:value="95" calcext:value-type="float">
            <text:p>95</text:p>
          </table:table-cell>
          <table:table-cell table:formula="of:=AVERAGE([.AR97:.AV97])" office:value-type="float" office:value="6.28" calcext:value-type="float">
            <text:p>6.28</text:p>
          </table:table-cell>
        </table:table-row>
        <table:table-row table:style-name="ro1"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6" calcext:value-type="float">
            <text:p>96</text:p>
          </table:table-cell>
          <table:table-cell table:style-name="ce1" table:formula="of:= AVERAGE([.A98:.C98])" office:value-type="float" office:value="9.8" calcext:value-type="float">
            <text:p>9.8</text:p>
          </table:table-cell>
          <table:table-cell/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96" calcext:value-type="float">
            <text:p>96</text:p>
          </table:table-cell>
          <table:table-cell table:formula="of:= AVERAGE([.G98:.I98])" office:value-type="float" office:value="9.03333333333333" calcext:value-type="float">
            <text:p>9.03333333333333</text:p>
          </table:table-cell>
          <table:table-cell table:style-name="ce1"/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96" calcext:value-type="float">
            <text:p>96</text:p>
          </table:table-cell>
          <table:table-cell table:style-name="ce1" table:formula="of:= AVERAGE([.M98:.O98])" office:value-type="float" office:value="9.26666666666667" calcext:value-type="float">
            <text:p>9.26666666666667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96" calcext:value-type="float">
            <text:p>96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96" calcext:value-type="float">
            <text:p>96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96" calcext:value-type="float">
            <text:p>96</text:p>
          </table:table-cell>
          <table:table-cell table:formula="of:= AVERAGE([.AB98:.AF98])" office:value-type="float" office:value="6.72" calcext:value-type="float">
            <text:p>6.72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formula="of:= AVERAGE([.AJ98:.AN98])" office:value-type="float" office:value="5.56" calcext:value-type="float">
            <text:p>5.56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formula="of:=AVERAGE([.AR98:.AV98])" office:value-type="float" office:value="6.1" calcext:value-type="float">
            <text:p>6.1</text:p>
          </table:table-cell>
        </table:table-row>
        <table:table-row table:style-name="ro1"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formula="of:= AVERAGE([.A99:.C99])" office:value-type="float" office:value="10.4666666666667" calcext:value-type="float">
            <text:p>10.4666666666667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7" calcext:value-type="float">
            <text:p>97</text:p>
          </table:table-cell>
          <table:table-cell table:formula="of:= AVERAGE([.G99:.I99])" office:value-type="float" office:value="8.33333333333333" calcext:value-type="float">
            <text:p>8.33333333333333</text:p>
          </table:table-cell>
          <table:table-cell table:style-name="ce1"/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formula="of:= AVERAGE([.M99:.O99])" office:value-type="float" office:value="9.46666666666667" calcext:value-type="float">
            <text:p>9.46666666666667</text:p>
          </table:table-cell>
          <table:table-cell office:value-type="float" office:value="97" calcext:value-type="float">
            <text:p>97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97" calcext:value-type="float">
            <text:p>97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97" calcext:value-type="float">
            <text:p>97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97" calcext:value-type="float">
            <text:p>97</text:p>
          </table:table-cell>
          <table:table-cell table:formula="of:= AVERAGE([.AB99:.AF99])" office:value-type="float" office:value="5.9" calcext:value-type="float">
            <text:p>5.9</text:p>
          </table:table-cell>
          <table:table-cell/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.5" calcext:value-type="float">
            <text:p>5.5</text:p>
          </table:table-cell>
          <table:table-cell office:value-type="float" office:value="97" calcext:value-type="float">
            <text:p>97</text:p>
          </table:table-cell>
          <table:table-cell table:formula="of:= AVERAGE([.AJ99:.AN99])" office:value-type="float" office:value="5.82" calcext:value-type="float">
            <text:p>5.82</text:p>
          </table:table-cell>
          <table:table-cell/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4" calcext:value-type="float">
            <text:p>5.4</text:p>
          </table:table-cell>
          <table:table-cell office:value-type="float" office:value="97" calcext:value-type="float">
            <text:p>97</text:p>
          </table:table-cell>
          <table:table-cell table:formula="of:=AVERAGE([.AR99:.AV99])" office:value-type="float" office:value="6.2" calcext:value-type="float">
            <text:p>6.2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8" calcext:value-type="float">
            <text:p>98</text:p>
          </table:table-cell>
          <table:table-cell table:style-name="ce1" table:formula="of:= AVERAGE([.A100:.C100])" office:value-type="float" office:value="10.6333333333333" calcext:value-type="float">
            <text:p>10.6333333333333</text:p>
          </table:table-cell>
          <table:table-cell/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98" calcext:value-type="float">
            <text:p>98</text:p>
          </table:table-cell>
          <table:table-cell table:formula="of:= AVERAGE([.G100:.I100])" office:value-type="float" office:value="7.4" calcext:value-type="float">
            <text:p>7.4</text:p>
          </table:table-cell>
          <table:table-cell table:style-name="ce1"/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98" calcext:value-type="float">
            <text:p>98</text:p>
          </table:table-cell>
          <table:table-cell table:style-name="ce1" table:formula="of:= AVERAGE([.M100:.O100])" office:value-type="float" office:value="9.56666666666667" calcext:value-type="float">
            <text:p>9.56666666666667</text:p>
          </table:table-cell>
          <table:table-cell office:value-type="float" office:value="98" calcext:value-type="float">
            <text:p>9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98" calcext:value-type="float">
            <text:p>98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float" office:value="98" calcext:value-type="float">
            <text:p>98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98" calcext:value-type="float">
            <text:p>98</text:p>
          </table:table-cell>
          <table:table-cell table:formula="of:= AVERAGE([.AB100:.AF100])" office:value-type="float" office:value="4.68" calcext:value-type="float">
            <text:p>4.6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6.4" calcext:value-type="float">
            <text:p>6.4</text:p>
          </table:table-cell>
          <table:table-cell office:value-type="float" office:value="98" calcext:value-type="float">
            <text:p>98</text:p>
          </table:table-cell>
          <table:table-cell table:formula="of:= AVERAGE([.AJ100:.AN100])" office:value-type="float" office:value="5.98" calcext:value-type="float">
            <text:p>5.98</text:p>
          </table:table-cell>
          <table:table-cell/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8.1" calcext:value-type="float">
            <text:p>8.1</text:p>
          </table:table-cell>
          <table:table-cell office:value-type="float" office:value="98" calcext:value-type="float">
            <text:p>98</text:p>
          </table:table-cell>
          <table:table-cell table:formula="of:=AVERAGE([.AR100:.AV100])" office:value-type="float" office:value="5.98" calcext:value-type="float">
            <text:p>5.98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9" calcext:value-type="float">
            <text:p>99</text:p>
          </table:table-cell>
          <table:table-cell table:style-name="ce1" table:formula="of:= AVERAGE([.A101:.C101])" office:value-type="float" office:value="10.9333333333333" calcext:value-type="float">
            <text:p>10.9333333333333</text:p>
          </table:table-cell>
          <table:table-cell/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99" calcext:value-type="float">
            <text:p>99</text:p>
          </table:table-cell>
          <table:table-cell table:formula="of:= AVERAGE([.G101:.I101])" office:value-type="float" office:value="5.73333333333333" calcext:value-type="float">
            <text:p>5.73333333333333</text:p>
          </table:table-cell>
          <table:table-cell table:style-name="ce1"/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99" calcext:value-type="float">
            <text:p>99</text:p>
          </table:table-cell>
          <table:table-cell table:style-name="ce1" table:formula="of:= AVERAGE([.M101:.O101])" office:value-type="float" office:value="8.86666666666667" calcext:value-type="float">
            <text:p>8.86666666666667</text:p>
          </table:table-cell>
          <table:table-cell office:value-type="float" office:value="99" calcext:value-type="float">
            <text:p>99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99" calcext:value-type="float">
            <text:p>99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99" calcext:value-type="float">
            <text:p>99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99" calcext:value-type="float">
            <text:p>99</text:p>
          </table:table-cell>
          <table:table-cell table:formula="of:= AVERAGE([.AB101:.AF101])" office:value-type="float" office:value="5.74" calcext:value-type="float">
            <text:p>5.74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number-columns-repeated="2" table:style-name="ce1" office:value-type="float" office:value="6.6" calcext:value-type="float">
            <text:p>6.6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6.6" calcext:value-type="float">
            <text:p>6.6</text:p>
          </table:table-cell>
          <table:table-cell office:value-type="float" office:value="99" calcext:value-type="float">
            <text:p>99</text:p>
          </table:table-cell>
          <table:table-cell table:formula="of:= AVERAGE([.AJ101:.AN101])" office:value-type="float" office:value="6.1" calcext:value-type="float">
            <text:p>6.1</text:p>
          </table:table-cell>
          <table:table-cell/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5.6" calcext:value-type="float">
            <text:p>5.6</text:p>
          </table:table-cell>
          <table:table-cell office:value-type="float" office:value="99" calcext:value-type="float">
            <text:p>99</text:p>
          </table:table-cell>
          <table:table-cell table:formula="of:=AVERAGE([.AR101:.AV101])" office:value-type="float" office:value="5.04" calcext:value-type="float">
            <text:p>5.04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 AVERAGE([.A102:.C102])" office:value-type="float" office:value="11.5" calcext:value-type="float">
            <text:p>11.5</text:p>
          </table:table-cell>
          <table:table-cell/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100" calcext:value-type="float">
            <text:p>100</text:p>
          </table:table-cell>
          <table:table-cell table:formula="of:= AVERAGE([.G102:.I102])" office:value-type="float" office:value="7.43333333333333" calcext:value-type="float">
            <text:p>7.43333333333333</text:p>
          </table:table-cell>
          <table:table-cell table:style-name="ce1"/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 AVERAGE([.M102:.O102])" office:value-type="float" office:value="8.7" calcext:value-type="float">
            <text:p>8.7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100" calcext:value-type="float">
            <text:p>100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100" calcext:value-type="float">
            <text:p>100</text:p>
          </table:table-cell>
          <table:table-cell table:formula="of:= AVERAGE([.AB102:.AF102])" office:value-type="float" office:value="6.44" calcext:value-type="float">
            <text:p>6.44</text:p>
          </table:table-cell>
          <table:table-cell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4.8" calcext:value-type="float">
            <text:p>4.8</text:p>
          </table:table-cell>
          <table:table-cell office:value-type="float" office:value="100" calcext:value-type="float">
            <text:p>100</text:p>
          </table:table-cell>
          <table:table-cell table:formula="of:= AVERAGE([.AJ102:.AN102])" office:value-type="float" office:value="5.42" calcext:value-type="float">
            <text:p>5.42</text:p>
          </table:table-cell>
          <table:table-cell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7.5" calcext:value-type="float">
            <text:p>7.5</text:p>
          </table:table-cell>
          <table:table-cell office:value-type="float" office:value="100" calcext:value-type="float">
            <text:p>100</text:p>
          </table:table-cell>
          <table:table-cell table:formula="of:=AVERAGE([.AR102:.AV102])" office:value-type="float" office:value="5.32" calcext:value-type="float">
            <text:p>5.32</text:p>
          </table:table-cell>
        </table:table-row>
        <table:table-row table:style-name="ro1"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1" calcext:value-type="float">
            <text:p>101</text:p>
          </table:table-cell>
          <table:table-cell table:style-name="ce1" table:formula="of:= AVERAGE([.A103:.C103])" office:value-type="float" office:value="10.8666666666667" calcext:value-type="float">
            <text:p>10.8666666666667</text:p>
          </table:table-cell>
          <table:table-cell/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101" calcext:value-type="float">
            <text:p>101</text:p>
          </table:table-cell>
          <table:table-cell table:formula="of:= AVERAGE([.G103:.I103])" office:value-type="float" office:value="9.4" calcext:value-type="float">
            <text:p>9.4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101" calcext:value-type="float">
            <text:p>101</text:p>
          </table:table-cell>
          <table:table-cell table:style-name="ce1" table:formula="of:= AVERAGE([.M103:.O103])" office:value-type="float" office:value="9.03333333333333" calcext:value-type="float">
            <text:p>9.03333333333333</text:p>
          </table:table-cell>
          <table:table-cell office:value-type="float" office:value="101" calcext:value-type="float">
            <text:p>101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101" calcext:value-type="float">
            <text:p>101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/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01" calcext:value-type="float">
            <text:p>101</text:p>
          </table:table-cell>
          <table:table-cell table:formula="of:= AVERAGE([.AB103:.AF103])" office:value-type="float" office:value="6.06" calcext:value-type="float">
            <text:p>6.06</text:p>
          </table:table-cell>
          <table:table-cell/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4" calcext:value-type="float">
            <text:p>3.4</text:p>
          </table:table-cell>
          <table:table-cell office:value-type="float" office:value="101" calcext:value-type="float">
            <text:p>101</text:p>
          </table:table-cell>
          <table:table-cell table:formula="of:= AVERAGE([.AJ103:.AN103])" office:value-type="float" office:value="4.78" calcext:value-type="float">
            <text:p>4.78</text:p>
          </table:table-cell>
          <table:table-cell/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3" calcext:value-type="float">
            <text:p>6.3</text:p>
          </table:table-cell>
          <table:table-cell table:number-columns-repeated="2" table:style-name="ce1" office:value-type="float" office:value="4.2" calcext:value-type="float">
            <text:p>4.2</text:p>
          </table:table-cell>
          <table:table-cell office:value-type="float" office:value="101" calcext:value-type="float">
            <text:p>101</text:p>
          </table:table-cell>
          <table:table-cell table:formula="of:=AVERAGE([.AR103:.AV103])" office:value-type="float" office:value="4.68" calcext:value-type="float">
            <text:p>4.68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formula="of:= AVERAGE([.A104:.C104])" office:value-type="float" office:value="10.9666666666667" calcext:value-type="float">
            <text:p>10.9666666666667</text:p>
          </table:table-cell>
          <table:table-cell/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02" calcext:value-type="float">
            <text:p>102</text:p>
          </table:table-cell>
          <table:table-cell table:formula="of:= AVERAGE([.G104:.I104])" office:value-type="float" office:value="4.73333333333333" calcext:value-type="float">
            <text:p>4.73333333333333</text:p>
          </table:table-cell>
          <table:table-cell table:style-name="ce1"/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formula="of:= AVERAGE([.M104:.O104])" office:value-type="float" office:value="9.6" calcext:value-type="float">
            <text:p>9.6</text:p>
          </table:table-cell>
          <table:table-cell office:value-type="float" office:value="102" calcext:value-type="float">
            <text:p>102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102" calcext:value-type="float">
            <text:p>102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02" calcext:value-type="float">
            <text:p>102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2" table:style-name="ce1" office:value-type="float" office:value="4.5" calcext:value-type="float">
            <text:p>4.5</text:p>
          </table:table-cell>
          <table:table-cell table:style-name="ce1" office:value-type="float" office:value="102" calcext:value-type="float">
            <text:p>102</text:p>
          </table:table-cell>
          <table:table-cell table:formula="of:= AVERAGE([.AB104:.AF104])" office:value-type="float" office:value="4.82" calcext:value-type="float">
            <text:p>4.82</text:p>
          </table:table-cell>
          <table:table-cell/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7.5" calcext:value-type="float">
            <text:p>7.5</text:p>
          </table:table-cell>
          <table:table-cell office:value-type="float" office:value="102" calcext:value-type="float">
            <text:p>102</text:p>
          </table:table-cell>
          <table:table-cell table:formula="of:= AVERAGE([.AJ104:.AN104])" office:value-type="float" office:value="6.28" calcext:value-type="float">
            <text:p>6.28</text:p>
          </table:table-cell>
          <table:table-cell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4.6" calcext:value-type="float">
            <text:p>4.6</text:p>
          </table:table-cell>
          <table:table-cell office:value-type="float" office:value="102" calcext:value-type="float">
            <text:p>102</text:p>
          </table:table-cell>
          <table:table-cell table:formula="of:=AVERAGE([.AR104:.AV104])" office:value-type="float" office:value="5.36" calcext:value-type="float">
            <text:p>5.36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103" calcext:value-type="float">
            <text:p>103</text:p>
          </table:table-cell>
          <table:table-cell table:style-name="ce1" table:formula="of:= AVERAGE([.A105:.C105])" office:value-type="float" office:value="10.9" calcext:value-type="float">
            <text:p>10.9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3" calcext:value-type="float">
            <text:p>103</text:p>
          </table:table-cell>
          <table:table-cell table:formula="of:= AVERAGE([.G105:.I105])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9.8" calcext:value-type="float">
            <text:p>9.8</text:p>
          </table:table-cell>
          <table:table-cell table:number-columns-repeated="2" table:style-name="ce1" office:value-type="float" office:value="8.9" calcext:value-type="float">
            <text:p>8.9</text:p>
          </table:table-cell>
          <table:table-cell table:style-name="ce1" office:value-type="float" office:value="103" calcext:value-type="float">
            <text:p>103</text:p>
          </table:table-cell>
          <table:table-cell table:style-name="ce1" table:formula="of:= AVERAGE([.M105:.O105])" office:value-type="float" office:value="9.2" calcext:value-type="float">
            <text:p>9.2</text:p>
          </table:table-cell>
          <table:table-cell office:value-type="float" office:value="103" calcext:value-type="float">
            <text:p>103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103" calcext:value-type="float">
            <text:p>103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03" calcext:value-type="float">
            <text:p>103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103" calcext:value-type="float">
            <text:p>103</text:p>
          </table:table-cell>
          <table:table-cell table:formula="of:= AVERAGE([.AB105:.AF105])" office:value-type="float" office:value="5.72" calcext:value-type="float">
            <text:p>5.72</text:p>
          </table:table-cell>
          <table:table-cell/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103" calcext:value-type="float">
            <text:p>103</text:p>
          </table:table-cell>
          <table:table-cell table:formula="of:= AVERAGE([.AJ105:.AN105])" office:value-type="float" office:value="5.38" calcext:value-type="float">
            <text:p>5.3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table:formula="of:=AVERAGE([.AR105:.AV105])" office:value-type="float" office:value="6.26" calcext:value-type="float">
            <text:p>6.26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4" calcext:value-type="float">
            <text:p>104</text:p>
          </table:table-cell>
          <table:table-cell table:style-name="ce1" table:formula="of:= AVERAGE([.A106:.C106])" office:value-type="float" office:value="10.2" calcext:value-type="float">
            <text:p>10.2</text:p>
          </table:table-cell>
          <table:table-cell/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04" calcext:value-type="float">
            <text:p>104</text:p>
          </table:table-cell>
          <table:table-cell table:formula="of:= AVERAGE([.G106:.I106])" office:value-type="float" office:value="10.5333333333333" calcext:value-type="float">
            <text:p>10.5333333333333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4" calcext:value-type="float">
            <text:p>104</text:p>
          </table:table-cell>
          <table:table-cell table:style-name="ce1" table:formula="of:= AVERAGE([.M106:.O106])"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104" calcext:value-type="float">
            <text:p>104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4" calcext:value-type="float">
            <text:p>104</text:p>
          </table:table-cell>
          <table:table-cell table:formula="of:= AVERAGE([.AB106:.AF106])" office:value-type="float" office:value="4.5" calcext:value-type="float">
            <text:p>4.5</text:p>
          </table:table-cell>
          <table:table-cell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.1" calcext:value-type="float">
            <text:p>7.1</text:p>
          </table:table-cell>
          <table:table-cell office:value-type="float" office:value="104" calcext:value-type="float">
            <text:p>104</text:p>
          </table:table-cell>
          <table:table-cell table:formula="of:= AVERAGE([.AJ106:.AN106])" office:value-type="float" office:value="6.66" calcext:value-type="float">
            <text:p>6.66</text:p>
          </table:table-cell>
          <table:table-cell/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2" calcext:value-type="float">
            <text:p>4.2</text:p>
          </table:table-cell>
          <table:table-cell office:value-type="float" office:value="104" calcext:value-type="float">
            <text:p>104</text:p>
          </table:table-cell>
          <table:table-cell table:formula="of:=AVERAGE([.AR106:.AV106])" office:value-type="float" office:value="4.96" calcext:value-type="float">
            <text:p>4.96</text:p>
          </table:table-cell>
        </table:table-row>
        <table:table-row table:style-name="ro1">
          <table:table-cell table:style-name="ce1" office:value-type="float" office:value="8.9" calcext:value-type="float">
            <text:p>8.9</text:p>
          </table:table-cell>
          <table:table-cell table:number-columns-repeated="2" table:style-name="ce1" office:value-type="float" office:value="9.9" calcext:value-type="float">
            <text:p>9.9</text:p>
          </table:table-cell>
          <table:table-cell table:style-name="ce1" office:value-type="float" office:value="105" calcext:value-type="float">
            <text:p>105</text:p>
          </table:table-cell>
          <table:table-cell table:style-name="ce1" table:formula="of:= AVERAGE([.A107:.C107])" office:value-type="float" office:value="9.56666666666667" calcext:value-type="float">
            <text:p>9.56666666666667</text:p>
          </table:table-cell>
          <table:table-cell/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05" calcext:value-type="float">
            <text:p>105</text:p>
          </table:table-cell>
          <table:table-cell table:formula="of:= AVERAGE([.G107:.I107])" office:value-type="float" office:value="8.93333333333333" calcext:value-type="float">
            <text:p>8.93333333333333</text:p>
          </table:table-cell>
          <table:table-cell table:style-name="ce1"/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105" calcext:value-type="float">
            <text:p>105</text:p>
          </table:table-cell>
          <table:table-cell table:style-name="ce1" table:formula="of:= AVERAGE([.M107:.O107])" office:value-type="float" office:value="7.76666666666667" calcext:value-type="float">
            <text:p>7.76666666666667</text:p>
          </table:table-cell>
          <table:table-cell office:value-type="float" office:value="105" calcext:value-type="float">
            <text:p>105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105" calcext:value-type="float">
            <text:p>105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05" calcext:value-type="float">
            <text:p>105</text:p>
          </table:table-cell>
          <table:table-cell table:formula="of:= AVERAGE([.AB107:.AF107])" office:value-type="float" office:value="4.98" calcext:value-type="float">
            <text:p>4.98</text:p>
          </table:table-cell>
          <table:table-cell/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.4" calcext:value-type="float">
            <text:p>5.4</text:p>
          </table:table-cell>
          <table:table-cell office:value-type="float" office:value="105" calcext:value-type="float">
            <text:p>105</text:p>
          </table:table-cell>
          <table:table-cell table:formula="of:= AVERAGE([.AJ107:.AN107])" office:value-type="float" office:value="6.1" calcext:value-type="float">
            <text:p>6.1</text:p>
          </table:table-cell>
          <table:table-cell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7" calcext:value-type="float">
            <text:p>5.7</text:p>
          </table:table-cell>
          <table:table-cell office:value-type="float" office:value="105" calcext:value-type="float">
            <text:p>105</text:p>
          </table:table-cell>
          <table:table-cell table:formula="of:=AVERAGE([.AR107:.AV107])" office:value-type="float" office:value="6.12" calcext:value-type="float">
            <text:p>6.12</text:p>
          </table:table-cell>
        </table:table-row>
        <table:table-row table:style-name="ro1"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float" office:value="106" calcext:value-type="float">
            <text:p>106</text:p>
          </table:table-cell>
          <table:table-cell table:style-name="ce1" table:formula="of:= AVERAGE([.A108:.C108])" office:value-type="float" office:value="11" calcext:value-type="float">
            <text:p>11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6" calcext:value-type="float">
            <text:p>106</text:p>
          </table:table-cell>
          <table:table-cell table:formula="of:= AVERAGE([.G108:.I108])" office:value-type="float" office:value="9.8" calcext:value-type="float">
            <text:p>9.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106" calcext:value-type="float">
            <text:p>106</text:p>
          </table:table-cell>
          <table:table-cell table:style-name="ce1" table:formula="of:= AVERAGE([.M108:.O108])" office:value-type="float" office:value="7.9" calcext:value-type="float">
            <text:p>7.9</text:p>
          </table:table-cell>
          <table:table-cell office:value-type="float" office:value="106" calcext:value-type="float">
            <text:p>10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106" calcext:value-type="float">
            <text:p>106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office:value-type="float" office:value="106" calcext:value-type="float">
            <text:p>106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06" calcext:value-type="float">
            <text:p>106</text:p>
          </table:table-cell>
          <table:table-cell table:formula="of:= AVERAGE([.AB108:.AF108])" office:value-type="float" office:value="5.52" calcext:value-type="float">
            <text:p>5.52</text:p>
          </table:table-cell>
          <table:table-cell/>
          <table:table-cell table:number-columns-repeated="2" table:style-name="ce1" office:value-type="float" office:value="6.2" calcext:value-type="float">
            <text:p>6.2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.2" calcext:value-type="float">
            <text:p>6.2</text:p>
          </table:table-cell>
          <table:table-cell office:value-type="float" office:value="106" calcext:value-type="float">
            <text:p>106</text:p>
          </table:table-cell>
          <table:table-cell table:formula="of:= AVERAGE([.AJ108:.AN108])" office:value-type="float" office:value="6.06" calcext:value-type="float">
            <text:p>6.06</text:p>
          </table:table-cell>
          <table:table-cell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.5" calcext:value-type="float">
            <text:p>7.5</text:p>
          </table:table-cell>
          <table:table-cell office:value-type="float" office:value="106" calcext:value-type="float">
            <text:p>106</text:p>
          </table:table-cell>
          <table:table-cell table:formula="of:=AVERAGE([.AR108:.AV108])" office:value-type="float" office:value="6.56" calcext:value-type="float">
            <text:p>6.56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7" calcext:value-type="float">
            <text:p>107</text:p>
          </table:table-cell>
          <table:table-cell table:style-name="ce1" table:formula="of:= AVERAGE([.A109:.C109])" office:value-type="float" office:value="11.6666666666667" calcext:value-type="float">
            <text:p>11.6666666666667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7" calcext:value-type="float">
            <text:p>107</text:p>
          </table:table-cell>
          <table:table-cell table:formula="of:= AVERAGE([.G109:.I109])" office:value-type="float" office:value="10.4333333333333" calcext:value-type="float">
            <text:p>10.4333333333333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07" calcext:value-type="float">
            <text:p>107</text:p>
          </table:table-cell>
          <table:table-cell table:style-name="ce1" table:formula="of:= AVERAGE([.M109:.O109])" office:value-type="float" office:value="8.76666666666667" calcext:value-type="float">
            <text:p>8.76666666666667</text:p>
          </table:table-cell>
          <table:table-cell office:value-type="float" office:value="107" calcext:value-type="float">
            <text:p>107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07" calcext:value-type="float">
            <text:p>107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07" calcext:value-type="float">
            <text:p>107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07" calcext:value-type="float">
            <text:p>107</text:p>
          </table:table-cell>
          <table:table-cell table:formula="of:= AVERAGE([.AB109:.AF109])" office:value-type="float" office:value="5.22" calcext:value-type="float">
            <text:p>5.22</text:p>
          </table:table-cell>
          <table:table-cell/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.7" calcext:value-type="float">
            <text:p>6.7</text:p>
          </table:table-cell>
          <table:table-cell office:value-type="float" office:value="107" calcext:value-type="float">
            <text:p>107</text:p>
          </table:table-cell>
          <table:table-cell table:formula="of:= AVERAGE([.AJ109:.AN109])" office:value-type="float" office:value="6.32" calcext:value-type="float">
            <text:p>6.32</text:p>
          </table:table-cell>
          <table:table-cell/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3.4" calcext:value-type="float">
            <text:p>3.4</text:p>
          </table:table-cell>
          <table:table-cell office:value-type="float" office:value="107" calcext:value-type="float">
            <text:p>107</text:p>
          </table:table-cell>
          <table:table-cell table:formula="of:=AVERAGE([.AR109:.AV109])" office:value-type="float" office:value="4.92" calcext:value-type="float">
            <text:p>4.92</text:p>
          </table:table-cell>
        </table:table-row>
        <table:table-row table:style-name="ro1"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formula="of:= AVERAGE([.A110:.C110])" office:value-type="float" office:value="10.8666666666667" calcext:value-type="float">
            <text:p>10.8666666666667</text:p>
          </table:table-cell>
          <table:table-cell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08" calcext:value-type="float">
            <text:p>108</text:p>
          </table:table-cell>
          <table:table-cell table:formula="of:= AVERAGE([.G110:.I110])" office:value-type="float" office:value="9.93333333333333" calcext:value-type="float">
            <text:p>9.93333333333333</text:p>
          </table:table-cell>
          <table:table-cell table:style-name="ce1"/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formula="of:= AVERAGE([.M110:.O110])" office:value-type="float" office:value="7.5" calcext:value-type="float">
            <text:p>7.5</text:p>
          </table:table-cell>
          <table:table-cell office:value-type="float" office:value="108" calcext:value-type="float">
            <text:p>10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08" calcext:value-type="float">
            <text:p>108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08" calcext:value-type="float">
            <text:p>108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08" calcext:value-type="float">
            <text:p>108</text:p>
          </table:table-cell>
          <table:table-cell table:formula="of:= AVERAGE([.AB110:.AF110])" office:value-type="float" office:value="5.56" calcext:value-type="float">
            <text:p>5.56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108" calcext:value-type="float">
            <text:p>108</text:p>
          </table:table-cell>
          <table:table-cell table:formula="of:= AVERAGE([.AJ110:.AN110])" office:value-type="float" office:value="5.38" calcext:value-type="float">
            <text:p>5.38</text:p>
          </table:table-cell>
          <table:table-cell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.6" calcext:value-type="float">
            <text:p>6.6</text:p>
          </table:table-cell>
          <table:table-cell office:value-type="float" office:value="108" calcext:value-type="float">
            <text:p>108</text:p>
          </table:table-cell>
          <table:table-cell table:formula="of:=AVERAGE([.AR110:.AV110])" office:value-type="float" office:value="6.2" calcext:value-type="float">
            <text:p>6.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9" calcext:value-type="float">
            <text:p>109</text:p>
          </table:table-cell>
          <table:table-cell table:style-name="ce1" table:formula="of:= AVERAGE([.A111:.C111])" office:value-type="float" office:value="10.3" calcext:value-type="float">
            <text:p>10.3</text:p>
          </table:table-cell>
          <table:table-cell/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109" calcext:value-type="float">
            <text:p>109</text:p>
          </table:table-cell>
          <table:table-cell table:formula="of:= AVERAGE([.G111:.I111])" office:value-type="float" office:value="9.43333333333333" calcext:value-type="float">
            <text:p>9.43333333333333</text:p>
          </table:table-cell>
          <table:table-cell table:style-name="ce1"/>
          <table:table-cell table:style-name="ce1" office:value-type="float" office:value="9.8" calcext:value-type="float">
            <text:p>9.8</text:p>
          </table:table-cell>
          <table:table-cell table:number-columns-repeated="2" table:style-name="ce1" office:value-type="float" office:value="9.6" calcext:value-type="float">
            <text:p>9.6</text:p>
          </table:table-cell>
          <table:table-cell table:style-name="ce1" office:value-type="float" office:value="109" calcext:value-type="float">
            <text:p>109</text:p>
          </table:table-cell>
          <table:table-cell table:style-name="ce1" table:formula="of:= AVERAGE([.M111:.O111])" office:value-type="float" office:value="9.66666666666667" calcext:value-type="float">
            <text:p>9.66666666666667</text:p>
          </table:table-cell>
          <table:table-cell office:value-type="float" office:value="109" calcext:value-type="float">
            <text:p>109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109" calcext:value-type="float">
            <text:p>109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109" calcext:value-type="float">
            <text:p>109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109" calcext:value-type="float">
            <text:p>109</text:p>
          </table:table-cell>
          <table:table-cell table:formula="of:= AVERAGE([.AB111:.AF111])" office:value-type="float" office:value="5.62" calcext:value-type="float">
            <text:p>5.62</text:p>
          </table:table-cell>
          <table:table-cell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.6" calcext:value-type="float">
            <text:p>5.6</text:p>
          </table:table-cell>
          <table:table-cell office:value-type="float" office:value="109" calcext:value-type="float">
            <text:p>109</text:p>
          </table:table-cell>
          <table:table-cell table:formula="of:= AVERAGE([.AJ111:.AN111])" office:value-type="float" office:value="6.44" calcext:value-type="float">
            <text:p>6.44</text:p>
          </table:table-cell>
          <table:table-cell/>
          <table:table-cell table:style-name="ce1" office:value-type="float" office:value="4.4" calcext:value-type="float">
            <text:p>4.4</text:p>
          </table:table-cell>
          <table:table-cell table:number-columns-repeated="2" table:style-name="ce1" office:value-type="float" office:value="5.6" calcext:value-type="float">
            <text:p>5.6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.4" calcext:value-type="float">
            <text:p>4.4</text:p>
          </table:table-cell>
          <table:table-cell office:value-type="float" office:value="109" calcext:value-type="float">
            <text:p>109</text:p>
          </table:table-cell>
          <table:table-cell table:formula="of:=AVERAGE([.AR111:.AV111])" office:value-type="float" office:value="4.98" calcext:value-type="float">
            <text:p>4.98</text:p>
          </table:table-cell>
        </table:table-row>
        <table:table-row table:style-name="ro1">
          <table:table-cell table:number-columns-repeated="2" table:style-name="ce1" office:value-type="float" office:value="9.4" calcext:value-type="float">
            <text:p>9.4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110" calcext:value-type="float">
            <text:p>110</text:p>
          </table:table-cell>
          <table:table-cell table:style-name="ce1" table:formula="of:= AVERAGE([.A112:.C112])" office:value-type="float" office:value="8.8" calcext:value-type="float">
            <text:p>8.8</text:p>
          </table:table-cell>
          <table:table-cell/>
          <table:table-cell table:number-columns-repeated="3" table:style-name="ce1" office:value-type="float" office:value="9.4" calcext:value-type="float">
            <text:p>9.4</text:p>
          </table:table-cell>
          <table:table-cell table:style-name="ce1" office:value-type="float" office:value="110" calcext:value-type="float">
            <text:p>110</text:p>
          </table:table-cell>
          <table:table-cell table:formula="of:= AVERAGE([.G112:.I112])" office:value-type="float" office:value="9.4" calcext:value-type="float">
            <text:p>9.4</text:p>
          </table:table-cell>
          <table:table-cell table:style-name="ce1"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10" calcext:value-type="float">
            <text:p>110</text:p>
          </table:table-cell>
          <table:table-cell table:style-name="ce1" table:formula="of:= AVERAGE([.M112:.O112])" office:value-type="float" office:value="8.23333333333333" calcext:value-type="float">
            <text:p>8.23333333333333</text:p>
          </table:table-cell>
          <table:table-cell office:value-type="float" office:value="110" calcext:value-type="float">
            <text:p>11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110" calcext:value-type="float">
            <text:p>110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10" calcext:value-type="float">
            <text:p>110</text:p>
          </table:table-cell>
          <table:table-cell table:formula="of:= AVERAGE([.AB112:.AF112])" office:value-type="float" office:value="4.28" calcext:value-type="float">
            <text:p>4.28</text:p>
          </table:table-cell>
          <table:table-cell/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1" calcext:value-type="float">
            <text:p>4.1</text:p>
          </table:table-cell>
          <table:table-cell office:value-type="float" office:value="110" calcext:value-type="float">
            <text:p>110</text:p>
          </table:table-cell>
          <table:table-cell table:formula="of:= AVERAGE([.AJ112:.AN112])" office:value-type="float" office:value="4.42" calcext:value-type="float">
            <text:p>4.42</text:p>
          </table:table-cell>
          <table:table-cell/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.5" calcext:value-type="float">
            <text:p>3.5</text:p>
          </table:table-cell>
          <table:table-cell office:value-type="float" office:value="110" calcext:value-type="float">
            <text:p>110</text:p>
          </table:table-cell>
          <table:table-cell table:formula="of:=AVERAGE([.AR112:.AV112])" office:value-type="float" office:value="4.98" calcext:value-type="float">
            <text:p>4.98</text:p>
          </table:table-cell>
        </table:table-row>
        <table:table-row table:style-name="ro1">
          <table:table-cell table:style-name="ce1" office:value-type="float" office:value="9.6" calcext:value-type="float">
            <text:p>9.6</text:p>
          </table:table-cell>
          <table:table-cell table:style-name="ce2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1" calcext:value-type="float">
            <text:p>111</text:p>
          </table:table-cell>
          <table:table-cell table:style-name="ce1" table:formula="of:= AVERAGE([.A113:.C113])" office:value-type="float" office:value="11.3" calcext:value-type="float">
            <text:p>11.3</text:p>
          </table:table-cell>
          <table:table-cell/>
          <table:table-cell table:number-columns-repeated="3" table:style-name="ce1" office:value-type="float" office:value="9.2" calcext:value-type="float">
            <text:p>9.2</text:p>
          </table:table-cell>
          <table:table-cell table:style-name="ce1" office:value-type="float" office:value="111" calcext:value-type="float">
            <text:p>111</text:p>
          </table:table-cell>
          <table:table-cell table:formula="of:= AVERAGE([.G113:.I113])" office:value-type="float" office:value="9.2" calcext:value-type="float">
            <text:p>9.2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111" calcext:value-type="float">
            <text:p>111</text:p>
          </table:table-cell>
          <table:table-cell table:style-name="ce1" table:formula="of:= AVERAGE([.M113:.O113])" office:value-type="float" office:value="8.03333333333333" calcext:value-type="float">
            <text:p>8.03333333333333</text:p>
          </table:table-cell>
          <table:table-cell office:value-type="float" office:value="111" calcext:value-type="float">
            <text:p>11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11" calcext:value-type="float">
            <text:p>111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11" calcext:value-type="float">
            <text:p>111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111" calcext:value-type="float">
            <text:p>111</text:p>
          </table:table-cell>
          <table:table-cell table:formula="of:= AVERAGE([.AB113:.AF113])" office:value-type="float" office:value="5.78" calcext:value-type="float">
            <text:p>5.78</text:p>
          </table:table-cell>
          <table:table-cell/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4" calcext:value-type="float">
            <text:p>6.4</text:p>
          </table:table-cell>
          <table:table-cell office:value-type="float" office:value="111" calcext:value-type="float">
            <text:p>111</text:p>
          </table:table-cell>
          <table:table-cell table:formula="of:= AVERAGE([.AJ113:.AN113])" office:value-type="float" office:value="6.1" calcext:value-type="float">
            <text:p>6.1</text:p>
          </table:table-cell>
          <table:table-cell/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3" calcext:value-type="float">
            <text:p>3.3</text:p>
          </table:table-cell>
          <table:table-cell office:value-type="float" office:value="111" calcext:value-type="float">
            <text:p>111</text:p>
          </table:table-cell>
          <table:table-cell table:formula="of:=AVERAGE([.AR113:.AV113])" office:value-type="float" office:value="4.68" calcext:value-type="float">
            <text:p>4.68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table:formula="of:= AVERAGE([.A114:.C114])" office:value-type="float" office:value="10.8" calcext:value-type="float">
            <text:p>10.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2" calcext:value-type="float">
            <text:p>112</text:p>
          </table:table-cell>
          <table:table-cell table:formula="of:= AVERAGE([.G114:.I114])" office:value-type="float" office:value="9.53333333333333" calcext:value-type="float">
            <text:p>9.53333333333333</text:p>
          </table:table-cell>
          <table:table-cell table:style-name="ce1"/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table:formula="of:= AVERAGE([.M114:.O114])" office:value-type="float" office:value="8.96666666666667" calcext:value-type="float">
            <text:p>8.96666666666667</text:p>
          </table:table-cell>
          <table:table-cell office:value-type="float" office:value="112" calcext:value-type="float">
            <text:p>11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12" calcext:value-type="float">
            <text:p>112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12" calcext:value-type="float">
            <text:p>11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112" calcext:value-type="float">
            <text:p>112</text:p>
          </table:table-cell>
          <table:table-cell table:formula="of:= AVERAGE([.AB114:.AF114])" office:value-type="float" office:value="5.4" calcext:value-type="float">
            <text:p>5.4</text:p>
          </table:table-cell>
          <table:table-cell/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112" calcext:value-type="float">
            <text:p>112</text:p>
          </table:table-cell>
          <table:table-cell table:formula="of:= AVERAGE([.AJ114:.AN114])" office:value-type="float" office:value="6" calcext:value-type="float">
            <text:p>6</text:p>
          </table:table-cell>
          <table:table-cell/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.1" calcext:value-type="float">
            <text:p>5.1</text:p>
          </table:table-cell>
          <table:table-cell office:value-type="float" office:value="112" calcext:value-type="float">
            <text:p>112</text:p>
          </table:table-cell>
          <table:table-cell table:formula="of:=AVERAGE([.AR114:.AV114])" office:value-type="float" office:value="4.78" calcext:value-type="float">
            <text:p>4.78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13" calcext:value-type="float">
            <text:p>113</text:p>
          </table:table-cell>
          <table:table-cell table:style-name="ce1" table:formula="of:= AVERAGE([.A115:.C115])" office:value-type="float" office:value="10.7666666666667" calcext:value-type="float">
            <text:p>10.7666666666667</text:p>
          </table:table-cell>
          <table:table-cell/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113" calcext:value-type="float">
            <text:p>113</text:p>
          </table:table-cell>
          <table:table-cell table:formula="of:= AVERAGE([.G115:.I115])" office:value-type="float" office:value="8.76666666666667" calcext:value-type="float">
            <text:p>8.76666666666667</text:p>
          </table:table-cell>
          <table:table-cell table:style-name="ce1"/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13" calcext:value-type="float">
            <text:p>113</text:p>
          </table:table-cell>
          <table:table-cell table:style-name="ce1" table:formula="of:= AVERAGE([.M115:.O115])" office:value-type="float" office:value="9.8" calcext:value-type="float">
            <text:p>9.8</text:p>
          </table:table-cell>
          <table:table-cell office:value-type="float" office:value="113" calcext:value-type="float">
            <text:p>113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113" calcext:value-type="float">
            <text:p>113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13" calcext:value-type="float">
            <text:p>113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6.3" calcext:value-type="float">
            <text:p>6.3</text:p>
          </table:table-cell>
          <table:table-cell table:number-columns-repeated="2" table:style-name="ce1" office:value-type="float" office:value="4.6" calcext:value-type="float">
            <text:p>4.6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13" calcext:value-type="float">
            <text:p>113</text:p>
          </table:table-cell>
          <table:table-cell table:formula="of:= AVERAGE([.AB115:.AF115])" office:value-type="float" office:value="5.04" calcext:value-type="float">
            <text:p>5.04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7.5" calcext:value-type="float">
            <text:p>7.5</text:p>
          </table:table-cell>
          <table:table-cell office:value-type="float" office:value="113" calcext:value-type="float">
            <text:p>113</text:p>
          </table:table-cell>
          <table:table-cell table:formula="of:= AVERAGE([.AJ115:.AN115])" office:value-type="float" office:value="6.68" calcext:value-type="float">
            <text:p>6.6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table:formula="of:=AVERAGE([.AR115:.AV115])" office:value-type="float" office:value="5.82" calcext:value-type="float">
            <text:p>5.82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4" calcext:value-type="float">
            <text:p>114</text:p>
          </table:table-cell>
          <table:table-cell table:style-name="ce1" table:formula="of:= AVERAGE([.A116:.C116])" office:value-type="float" office:value="9.6" calcext:value-type="float">
            <text:p>9.6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4" calcext:value-type="float">
            <text:p>114</text:p>
          </table:table-cell>
          <table:table-cell table:formula="of:= AVERAGE([.G116:.I116])" office:value-type="float" office:value="10.3333333333333" calcext:value-type="float">
            <text:p>10.3333333333333</text:p>
          </table:table-cell>
          <table:table-cell table:style-name="ce1"/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14" calcext:value-type="float">
            <text:p>114</text:p>
          </table:table-cell>
          <table:table-cell table:style-name="ce1" table:formula="of:= AVERAGE([.M116:.O116])" office:value-type="float" office:value="9.2" calcext:value-type="float">
            <text:p>9.2</text:p>
          </table:table-cell>
          <table:table-cell office:value-type="float" office:value="114" calcext:value-type="float">
            <text:p>114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114" calcext:value-type="float">
            <text:p>114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14" calcext:value-type="float">
            <text:p>11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114" calcext:value-type="float">
            <text:p>114</text:p>
          </table:table-cell>
          <table:table-cell table:formula="of:= AVERAGE([.AB116:.AF116])" office:value-type="float" office:value="5.84" calcext:value-type="float">
            <text:p>5.84</text:p>
          </table:table-cell>
          <table:table-cell/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.2" calcext:value-type="float">
            <text:p>6.2</text:p>
          </table:table-cell>
          <table:table-cell office:value-type="float" office:value="114" calcext:value-type="float">
            <text:p>114</text:p>
          </table:table-cell>
          <table:table-cell table:formula="of:= AVERAGE([.AJ116:.AN116])" office:value-type="float" office:value="6.1" calcext:value-type="float">
            <text:p>6.1</text:p>
          </table:table-cell>
          <table:table-cell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4.6" calcext:value-type="float">
            <text:p>4.6</text:p>
          </table:table-cell>
          <table:table-cell office:value-type="float" office:value="114" calcext:value-type="float">
            <text:p>114</text:p>
          </table:table-cell>
          <table:table-cell table:formula="of:=AVERAGE([.AR116:.AV116])" office:value-type="float" office:value="5.48" calcext:value-type="float">
            <text:p>5.48</text:p>
          </table:table-cell>
        </table:table-row>
        <table:table-row table:style-name="ro1"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5" calcext:value-type="float">
            <text:p>115</text:p>
          </table:table-cell>
          <table:table-cell table:style-name="ce1" table:formula="of:= AVERAGE([.A117:.C117])" office:value-type="float" office:value="10.7666666666667" calcext:value-type="float">
            <text:p>10.7666666666667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5" calcext:value-type="float">
            <text:p>115</text:p>
          </table:table-cell>
          <table:table-cell table:formula="of:= AVERAGE([.G117:.I117])" office:value-type="float" office:value="10.5666666666667" calcext:value-type="float">
            <text:p>10.5666666666667</text:p>
          </table:table-cell>
          <table:table-cell table:style-name="ce1"/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115" calcext:value-type="float">
            <text:p>115</text:p>
          </table:table-cell>
          <table:table-cell table:style-name="ce1" table:formula="of:= AVERAGE([.M117:.O117])" office:value-type="float" office:value="7.76666666666667" calcext:value-type="float">
            <text:p>7.76666666666667</text:p>
          </table:table-cell>
          <table:table-cell office:value-type="float" office:value="115" calcext:value-type="float">
            <text:p>115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115" calcext:value-type="float">
            <text:p>115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115" calcext:value-type="float">
            <text:p>115</text:p>
          </table:table-cell>
          <table:table-cell table:formula="of:= AVERAGE([.AB117:.AF117])" office:value-type="float" office:value="6.62" calcext:value-type="float">
            <text:p>6.62</text:p>
          </table:table-cell>
          <table:table-cell/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formula="of:= AVERAGE([.AJ117:.AN117])" office:value-type="float" office:value="5.56" calcext:value-type="float">
            <text:p>5.56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115" calcext:value-type="float">
            <text:p>115</text:p>
          </table:table-cell>
          <table:table-cell table:formula="of:=AVERAGE([.AR117:.AV1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116" calcext:value-type="float">
            <text:p>116</text:p>
          </table:table-cell>
          <table:table-cell table:style-name="ce1" table:formula="of:= AVERAGE([.A118:.C118])" office:value-type="float" office:value="9.83333333333333" calcext:value-type="float">
            <text:p>9.83333333333333</text:p>
          </table:table-cell>
          <table:table-cell/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116" calcext:value-type="float">
            <text:p>116</text:p>
          </table:table-cell>
          <table:table-cell table:formula="of:= AVERAGE([.G118:.I118])" office:value-type="float" office:value="9.13333333333333" calcext:value-type="float">
            <text:p>9.13333333333333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6" calcext:value-type="float">
            <text:p>116</text:p>
          </table:table-cell>
          <table:table-cell table:style-name="ce1" table:formula="of:= AVERAGE([.M118:.O118])" office:value-type="float" office:value="10.5" calcext:value-type="float">
            <text:p>10.5</text:p>
          </table:table-cell>
          <table:table-cell office:value-type="float" office:value="116" calcext:value-type="float">
            <text:p>116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116" calcext:value-type="float">
            <text:p>116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16" calcext:value-type="float">
            <text:p>116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16" calcext:value-type="float">
            <text:p>116</text:p>
          </table:table-cell>
          <table:table-cell table:formula="of:= AVERAGE([.AB118:.AF118])" office:value-type="float" office:value="5.7" calcext:value-type="float">
            <text:p>5.7</text:p>
          </table:table-cell>
          <table:table-cell/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.1" calcext:value-type="float">
            <text:p>4.1</text:p>
          </table:table-cell>
          <table:table-cell office:value-type="float" office:value="116" calcext:value-type="float">
            <text:p>116</text:p>
          </table:table-cell>
          <table:table-cell table:formula="of:= AVERAGE([.AJ118:.AN118])" office:value-type="float" office:value="5.08" calcext:value-type="float">
            <text:p>5.08</text:p>
          </table:table-cell>
          <table:table-cell/>
          <table:table-cell table:number-columns-repeated="2" table:style-name="ce1" office:value-type="float" office:value="6.2" calcext:value-type="float">
            <text:p>6.2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2" calcext:value-type="float">
            <text:p>6.2</text:p>
          </table:table-cell>
          <table:table-cell office:value-type="float" office:value="116" calcext:value-type="float">
            <text:p>116</text:p>
          </table:table-cell>
          <table:table-cell table:formula="of:=AVERAGE([.AR118:.AV118])" office:value-type="float" office:value="6.1" calcext:value-type="float">
            <text:p>6.1</text:p>
          </table:table-cell>
        </table:table-row>
        <table:table-row table:style-name="ro1"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7" calcext:value-type="float">
            <text:p>117</text:p>
          </table:table-cell>
          <table:table-cell table:style-name="ce1" table:formula="of:= AVERAGE([.A119:.C119])" office:value-type="float" office:value="10.2" calcext:value-type="float">
            <text:p>10.2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7" calcext:value-type="float">
            <text:p>117</text:p>
          </table:table-cell>
          <table:table-cell table:formula="of:= AVERAGE([.G119:.I119])" office:value-type="float" office:value="11.9666666666667" calcext:value-type="float">
            <text:p>11.9666666666667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117" calcext:value-type="float">
            <text:p>117</text:p>
          </table:table-cell>
          <table:table-cell table:style-name="ce1" table:formula="of:= AVERAGE([.M119:.O119])" office:value-type="float" office:value="10.3333333333333" calcext:value-type="float">
            <text:p>10.3333333333333</text:p>
          </table:table-cell>
          <table:table-cell office:value-type="float" office:value="117" calcext:value-type="float">
            <text:p>117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117" calcext:value-type="float">
            <text:p>117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17" calcext:value-type="float">
            <text:p>117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.8" calcext:value-type="float">
            <text:p>6.8</text:p>
          </table:table-cell>
          <table:table-cell table:number-columns-repeated="2" table:style-name="ce1" office:value-type="float" office:value="6.3" calcext:value-type="float">
            <text:p>6.3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117" calcext:value-type="float">
            <text:p>117</text:p>
          </table:table-cell>
          <table:table-cell table:formula="of:= AVERAGE([.AB119:.AF119])" office:value-type="float" office:value="6.32" calcext:value-type="float">
            <text:p>6.32</text:p>
          </table:table-cell>
          <table:table-cell/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6" calcext:value-type="float">
            <text:p>5.6</text:p>
          </table:table-cell>
          <table:table-cell office:value-type="float" office:value="117" calcext:value-type="float">
            <text:p>117</text:p>
          </table:table-cell>
          <table:table-cell table:formula="of:= AVERAGE([.AJ119:.AN119])" office:value-type="float" office:value="5.76" calcext:value-type="float">
            <text:p>5.76</text:p>
          </table:table-cell>
          <table:table-cell/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1" calcext:value-type="float">
            <text:p>6.1</text:p>
          </table:table-cell>
          <table:table-cell office:value-type="float" office:value="117" calcext:value-type="float">
            <text:p>117</text:p>
          </table:table-cell>
          <table:table-cell table:formula="of:=AVERAGE([.AR119:.AV119])" office:value-type="float" office:value="5.6" calcext:value-type="float">
            <text:p>5.6</text:p>
          </table:table-cell>
        </table:table-row>
        <table:table-row table:style-name="ro1"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8" calcext:value-type="float">
            <text:p>118</text:p>
          </table:table-cell>
          <table:table-cell table:style-name="ce1" table:formula="of:= AVERAGE([.A120:.C120])" office:value-type="float" office:value="11.6333333333333" calcext:value-type="float">
            <text:p>11.6333333333333</text:p>
          </table:table-cell>
          <table:table-cell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18" calcext:value-type="float">
            <text:p>118</text:p>
          </table:table-cell>
          <table:table-cell table:formula="of:= AVERAGE([.G120:.I120])" office:value-type="float" office:value="7.56666666666667" calcext:value-type="float">
            <text:p>7.56666666666667</text:p>
          </table:table-cell>
          <table:table-cell table:style-name="ce1"/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18" calcext:value-type="float">
            <text:p>118</text:p>
          </table:table-cell>
          <table:table-cell table:style-name="ce1" table:formula="of:= AVERAGE([.M120:.O120])" office:value-type="float" office:value="9.86666666666667" calcext:value-type="float">
            <text:p>9.86666666666667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118" calcext:value-type="float">
            <text:p>118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18" calcext:value-type="float">
            <text:p>118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118" calcext:value-type="float">
            <text:p>118</text:p>
          </table:table-cell>
          <table:table-cell table:formula="of:= AVERAGE([.AB120:.AF120])" office:value-type="float" office:value="5.7" calcext:value-type="float">
            <text:p>5.7</text:p>
          </table:table-cell>
          <table:table-cell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5.3" calcext:value-type="float">
            <text:p>5.3</text:p>
          </table:table-cell>
          <table:table-cell office:value-type="float" office:value="118" calcext:value-type="float">
            <text:p>118</text:p>
          </table:table-cell>
          <table:table-cell table:formula="of:= AVERAGE([.AJ120:.AN120])" office:value-type="float" office:value="5.94" calcext:value-type="float">
            <text:p>5.94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118" calcext:value-type="float">
            <text:p>118</text:p>
          </table:table-cell>
          <table:table-cell table:formula="of:=AVERAGE([.AR120:.AV120])" office:value-type="float" office:value="5.3" calcext:value-type="float">
            <text:p>5.3</text:p>
          </table:table-cell>
        </table:table-row>
        <table:table-row table:style-name="ro1"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119" calcext:value-type="float">
            <text:p>119</text:p>
          </table:table-cell>
          <table:table-cell table:style-name="ce1" table:formula="of:= AVERAGE([.A121:.C121])" office:value-type="float" office:value="9.56666666666667" calcext:value-type="float">
            <text:p>9.56666666666667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9" calcext:value-type="float">
            <text:p>119</text:p>
          </table:table-cell>
          <table:table-cell table:formula="of:= AVERAGE([.G121:.I121])" office:value-type="float" office:value="10.3333333333333" calcext:value-type="float">
            <text:p>10.3333333333333</text:p>
          </table:table-cell>
          <table:table-cell table:style-name="ce1"/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19" calcext:value-type="float">
            <text:p>119</text:p>
          </table:table-cell>
          <table:table-cell table:style-name="ce1" table:formula="of:= AVERAGE([.M121:.O121])" office:value-type="float" office:value="9.63333333333333" calcext:value-type="float">
            <text:p>9.63333333333333</text:p>
          </table:table-cell>
          <table:table-cell office:value-type="float" office:value="119" calcext:value-type="float">
            <text:p>119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19" calcext:value-type="float">
            <text:p>119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19" calcext:value-type="float">
            <text:p>119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19" calcext:value-type="float">
            <text:p>119</text:p>
          </table:table-cell>
          <table:table-cell table:formula="of:= AVERAGE([.AB121:.AF121])" office:value-type="float" office:value="5.32" calcext:value-type="float">
            <text:p>5.32</text:p>
          </table:table-cell>
          <table:table-cell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.5" calcext:value-type="float">
            <text:p>4.5</text:p>
          </table:table-cell>
          <table:table-cell office:value-type="float" office:value="119" calcext:value-type="float">
            <text:p>119</text:p>
          </table:table-cell>
          <table:table-cell table:formula="of:= AVERAGE([.AJ121:.AN121])" office:value-type="float" office:value="5.66" calcext:value-type="float">
            <text:p>5.66</text:p>
          </table:table-cell>
          <table:table-cell/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7.1" calcext:value-type="float">
            <text:p>7.1</text:p>
          </table:table-cell>
          <table:table-cell office:value-type="float" office:value="119" calcext:value-type="float">
            <text:p>119</text:p>
          </table:table-cell>
          <table:table-cell table:formula="of:=AVERAGE([.AR121:.AV121])" office:value-type="float" office:value="5.68" calcext:value-type="float">
            <text:p>5.68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formula="of:= AVERAGE([.A122:.C122])" office:value-type="float" office:value="10.4333333333333" calcext:value-type="float">
            <text:p>10.4333333333333</text:p>
          </table:table-cell>
          <table:table-cell/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120" calcext:value-type="float">
            <text:p>120</text:p>
          </table:table-cell>
          <table:table-cell table:formula="of:= AVERAGE([.G122:.I122])" office:value-type="float" office:value="8.2" calcext:value-type="float">
            <text:p>8.2</text:p>
          </table:table-cell>
          <table:table-cell table:style-name="ce1"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formula="of:= AVERAGE([.M122:.O122])" office:value-type="float" office:value="9.7" calcext:value-type="float">
            <text:p>9.7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120" calcext:value-type="float">
            <text:p>120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120" calcext:value-type="float">
            <text:p>120</text:p>
          </table:table-cell>
          <table:table-cell table:formula="of:= AVERAGE([.AB122:.AF122])" office:value-type="float" office:value="5.74" calcext:value-type="float">
            <text:p>5.74</text:p>
          </table:table-cell>
          <table:table-cell/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3" calcext:value-type="float">
            <text:p>5.3</text:p>
          </table:table-cell>
          <table:table-cell office:value-type="float" office:value="120" calcext:value-type="float">
            <text:p>120</text:p>
          </table:table-cell>
          <table:table-cell table:formula="of:= AVERAGE([.AJ122:.AN122])" office:value-type="float" office:value="5.78" calcext:value-type="float">
            <text:p>5.78</text:p>
          </table:table-cell>
          <table:table-cell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4.9" calcext:value-type="float">
            <text:p>4.9</text:p>
          </table:table-cell>
          <table:table-cell office:value-type="float" office:value="120" calcext:value-type="float">
            <text:p>120</text:p>
          </table:table-cell>
          <table:table-cell table:formula="of:=AVERAGE([.AR122:.AV122])" office:value-type="float" office:value="4.98" calcext:value-type="float">
            <text:p>4.98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121" calcext:value-type="float">
            <text:p>121</text:p>
          </table:table-cell>
          <table:table-cell table:style-name="ce1" table:formula="of:= AVERAGE([.A123:.C123])" office:value-type="float" office:value="10.2333333333333" calcext:value-type="float">
            <text:p>10.2333333333333</text:p>
          </table:table-cell>
          <table:table-cell/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121" calcext:value-type="float">
            <text:p>121</text:p>
          </table:table-cell>
          <table:table-cell table:formula="of:= AVERAGE([.G123:.I123])" office:value-type="float" office:value="7.63333333333333" calcext:value-type="float">
            <text:p>7.63333333333333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21" calcext:value-type="float">
            <text:p>121</text:p>
          </table:table-cell>
          <table:table-cell table:style-name="ce1" table:formula="of:= AVERAGE([.M123:.O123])" office:value-type="float" office:value="10.0333333333333" calcext:value-type="float">
            <text:p>10.0333333333333</text:p>
          </table:table-cell>
          <table:table-cell office:value-type="float" office:value="121" calcext:value-type="float">
            <text:p>12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121" calcext:value-type="float">
            <text:p>121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21" calcext:value-type="float">
            <text:p>12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21" calcext:value-type="float">
            <text:p>121</text:p>
          </table:table-cell>
          <table:table-cell table:formula="of:= AVERAGE([.AB123:.AF123])" office:value-type="float" office:value="5.82" calcext:value-type="float">
            <text:p>5.82</text:p>
          </table:table-cell>
          <table:table-cell/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9" calcext:value-type="float">
            <text:p>6.9</text:p>
          </table:table-cell>
          <table:table-cell office:value-type="float" office:value="121" calcext:value-type="float">
            <text:p>121</text:p>
          </table:table-cell>
          <table:table-cell table:formula="of:= AVERAGE([.AJ123:.AN123])" office:value-type="float" office:value="6.8" calcext:value-type="float">
            <text:p>6.8</text:p>
          </table:table-cell>
          <table:table-cell/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5.3" calcext:value-type="float">
            <text:p>5.3</text:p>
          </table:table-cell>
          <table:table-cell office:value-type="float" office:value="121" calcext:value-type="float">
            <text:p>121</text:p>
          </table:table-cell>
          <table:table-cell table:formula="of:=AVERAGE([.AR123:.AV123])" office:value-type="float" office:value="5.62" calcext:value-type="float">
            <text:p>5.62</text:p>
          </table:table-cell>
        </table:table-row>
        <table:table-row table:style-name="ro1">
          <table:table-cell table:style-name="ce1" office:value-type="float" office:value="9.3" calcext:value-type="float">
            <text:p>9.3</text:p>
          </table:table-cell>
          <table:table-cell table:style-name="ce2"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formula="of:= AVERAGE([.A124:.C124])" office:value-type="float" office:value="9.6" calcext:value-type="float">
            <text:p>9.6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2" calcext:value-type="float">
            <text:p>122</text:p>
          </table:table-cell>
          <table:table-cell table:formula="of:= AVERAGE([.G124:.I124])" office:value-type="float" office:value="12.5666666666667" calcext:value-type="float">
            <text:p>12.5666666666667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formula="of:= AVERAGE([.M124:.O124])" office:value-type="float" office:value="8.56666666666667" calcext:value-type="float">
            <text:p>8.56666666666667</text:p>
          </table:table-cell>
          <table:table-cell office:value-type="float" office:value="122" calcext:value-type="float">
            <text:p>1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22" calcext:value-type="float">
            <text:p>12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5.6" calcext:value-type="float">
            <text:p>5.6</text:p>
          </table:table-cell>
          <table:table-cell table:number-columns-repeated="2" table:style-name="ce1" office:value-type="float" office:value="6.4" calcext:value-type="float">
            <text:p>6.4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122" calcext:value-type="float">
            <text:p>122</text:p>
          </table:table-cell>
          <table:table-cell table:formula="of:= AVERAGE([.AB124:.AF124])" office:value-type="float" office:value="6.08" calcext:value-type="float">
            <text:p>6.0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4" calcext:value-type="float">
            <text:p>6.4</text:p>
          </table:table-cell>
          <table:table-cell office:value-type="float" office:value="122" calcext:value-type="float">
            <text:p>122</text:p>
          </table:table-cell>
          <table:table-cell table:formula="of:= AVERAGE([.AJ124:.AN124])" office:value-type="float" office:value="6.44" calcext:value-type="float">
            <text:p>6.44</text:p>
          </table:table-cell>
          <table:table-cell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3" calcext:value-type="float">
            <text:p>6.3</text:p>
          </table:table-cell>
          <table:table-cell office:value-type="float" office:value="122" calcext:value-type="float">
            <text:p>122</text:p>
          </table:table-cell>
          <table:table-cell table:formula="of:=AVERAGE([.AR124:.AV124])" office:value-type="float" office:value="5.26" calcext:value-type="float">
            <text:p>5.26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9.1" calcext:value-type="float">
            <text:p>9.1</text:p>
          </table:table-cell>
          <table:table-cell table:style-name="ce1" office:value-type="float" office:value="123" calcext:value-type="float">
            <text:p>123</text:p>
          </table:table-cell>
          <table:table-cell table:style-name="ce1" table:formula="of:= AVERAGE([.A125:.C125])" office:value-type="float" office:value="10.0666666666667" calcext:value-type="float">
            <text:p>10.0666666666667</text:p>
          </table:table-cell>
          <table:table-cell/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23" calcext:value-type="float">
            <text:p>123</text:p>
          </table:table-cell>
          <table:table-cell table:formula="of:= AVERAGE([.G125:.I125])" office:value-type="float" office:value="9.43333333333333" calcext:value-type="float">
            <text:p>9.43333333333333</text:p>
          </table:table-cell>
          <table:table-cell table:style-name="ce1"/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123" calcext:value-type="float">
            <text:p>123</text:p>
          </table:table-cell>
          <table:table-cell table:style-name="ce1" table:formula="of:= AVERAGE([.M125:.O125])" office:value-type="float" office:value="8.13333333333333" calcext:value-type="float">
            <text:p>8.13333333333333</text:p>
          </table:table-cell>
          <table:table-cell office:value-type="float" office:value="123" calcext:value-type="float">
            <text:p>12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23" calcext:value-type="float">
            <text:p>123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float" office:value="123" calcext:value-type="float">
            <text:p>123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123" calcext:value-type="float">
            <text:p>123</text:p>
          </table:table-cell>
          <table:table-cell table:formula="of:= AVERAGE([.AB125:.AF125])" office:value-type="float" office:value="5.98" calcext:value-type="float">
            <text:p>5.98</text:p>
          </table:table-cell>
          <table:table-cell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8" calcext:value-type="float">
            <text:p>5.8</text:p>
          </table:table-cell>
          <table:table-cell office:value-type="float" office:value="123" calcext:value-type="float">
            <text:p>123</text:p>
          </table:table-cell>
          <table:table-cell table:formula="of:= AVERAGE([.AJ125:.AN125])" office:value-type="float" office:value="6.28" calcext:value-type="float">
            <text:p>6.2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formula="of:=AVERAGE([.AR125:.AV125])" office:value-type="float" office:value="4.86" calcext:value-type="float">
            <text:p>4.86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24" calcext:value-type="float">
            <text:p>124</text:p>
          </table:table-cell>
          <table:table-cell table:style-name="ce1" table:formula="of:= AVERAGE([.A126:.C126])" office:value-type="float" office:value="10.3333333333333" calcext:value-type="float">
            <text:p>10.3333333333333</text:p>
          </table:table-cell>
          <table:table-cell/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24" calcext:value-type="float">
            <text:p>124</text:p>
          </table:table-cell>
          <table:table-cell table:formula="of:= AVERAGE([.G126:.I126])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124" calcext:value-type="float">
            <text:p>124</text:p>
          </table:table-cell>
          <table:table-cell table:style-name="ce1" table:formula="of:= AVERAGE([.M126:.O126])" office:value-type="float" office:value="7.96666666666667" calcext:value-type="float">
            <text:p>7.96666666666667</text:p>
          </table:table-cell>
          <table:table-cell office:value-type="float" office:value="124" calcext:value-type="float">
            <text:p>124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24" calcext:value-type="float">
            <text:p>124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24" calcext:value-type="float">
            <text:p>12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124" calcext:value-type="float">
            <text:p>124</text:p>
          </table:table-cell>
          <table:table-cell table:formula="of:= AVERAGE([.AB126:.AF126])" office:value-type="float" office:value="6.12" calcext:value-type="float">
            <text:p>6.12</text:p>
          </table:table-cell>
          <table:table-cell/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124" calcext:value-type="float">
            <text:p>124</text:p>
          </table:table-cell>
          <table:table-cell table:formula="of:= AVERAGE([.AJ126:.AN126])" office:value-type="float" office:value="5.76" calcext:value-type="float">
            <text:p>5.76</text:p>
          </table:table-cell>
          <table:table-cell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5.7" calcext:value-type="float">
            <text:p>5.7</text:p>
          </table:table-cell>
          <table:table-cell office:value-type="float" office:value="124" calcext:value-type="float">
            <text:p>124</text:p>
          </table:table-cell>
          <table:table-cell table:formula="of:=AVERAGE([.AR126:.AV126])" office:value-type="float" office:value="4.96" calcext:value-type="float">
            <text:p>4.96</text:p>
          </table:table-cell>
        </table:table-row>
        <table:table-row table:style-name="ro1"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5" calcext:value-type="float">
            <text:p>125</text:p>
          </table:table-cell>
          <table:table-cell table:style-name="ce1" table:formula="of:= AVERAGE([.A127:.C127])" office:value-type="float" office:value="10.0666666666667" calcext:value-type="float">
            <text:p>10.0666666666667</text:p>
          </table:table-cell>
          <table:table-cell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25" calcext:value-type="float">
            <text:p>125</text:p>
          </table:table-cell>
          <table:table-cell table:formula="of:= AVERAGE([.G127:.I127])" office:value-type="float" office:value="9.93333333333333" calcext:value-type="float">
            <text:p>9.93333333333333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5" calcext:value-type="float">
            <text:p>125</text:p>
          </table:table-cell>
          <table:table-cell table:style-name="ce1" table:formula="of:= AVERAGE([.M127:.O127])" office:value-type="float" office:value="9.63333333333333" calcext:value-type="float">
            <text:p>9.63333333333333</text:p>
          </table:table-cell>
          <table:table-cell office:value-type="float" office:value="125" calcext:value-type="float">
            <text:p>125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125" calcext:value-type="float">
            <text:p>125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4.8" calcext:value-type="float">
            <text:p>4.8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25" calcext:value-type="float">
            <text:p>125</text:p>
          </table:table-cell>
          <table:table-cell table:formula="of:= AVERAGE([.AB127:.AF127])" office:value-type="float" office:value="4.56" calcext:value-type="float">
            <text:p>4.56</text:p>
          </table:table-cell>
          <table:table-cell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table:formula="of:= AVERAGE([.AJ127:.AN127])" office:value-type="float" office:value="4.86" calcext:value-type="float">
            <text:p>4.86</text:p>
          </table:table-cell>
          <table:table-cell/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5" calcext:value-type="float">
            <text:p>5.5</text:p>
          </table:table-cell>
          <table:table-cell office:value-type="float" office:value="125" calcext:value-type="float">
            <text:p>125</text:p>
          </table:table-cell>
          <table:table-cell table:formula="of:=AVERAGE([.AR127:.AV127])" office:value-type="float" office:value="4.08" calcext:value-type="float">
            <text:p>4.08</text:p>
          </table:table-cell>
        </table:table-row>
        <table:table-row table:style-name="ro1"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6" calcext:value-type="float">
            <text:p>126</text:p>
          </table:table-cell>
          <table:table-cell table:style-name="ce1" table:formula="of:= AVERAGE([.A128:.C128])" office:value-type="float" office:value="10.3" calcext:value-type="float">
            <text:p>10.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6" calcext:value-type="float">
            <text:p>126</text:p>
          </table:table-cell>
          <table:table-cell table:formula="of:= AVERAGE([.G128:.I128])" office:value-type="float" office:value="7.3" calcext:value-type="float">
            <text:p>7.3</text:p>
          </table:table-cell>
          <table:table-cell table:style-name="ce1"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6" calcext:value-type="float">
            <text:p>126</text:p>
          </table:table-cell>
          <table:table-cell table:style-name="ce1" table:formula="of:= AVERAGE([.M128:.O128])" office:value-type="float" office:value="9.56666666666667" calcext:value-type="float">
            <text:p>9.56666666666667</text:p>
          </table:table-cell>
          <table:table-cell office:value-type="float" office:value="126" calcext:value-type="float">
            <text:p>126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126" calcext:value-type="float">
            <text:p>126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26" calcext:value-type="float">
            <text:p>12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/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126" calcext:value-type="float">
            <text:p>126</text:p>
          </table:table-cell>
          <table:table-cell table:formula="of:= AVERAGE([.AB128:.AF128])" office:value-type="float" office:value="6.08" calcext:value-type="float">
            <text:p>6.08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4.6" calcext:value-type="float">
            <text:p>4.6</text:p>
          </table:table-cell>
          <table:table-cell office:value-type="float" office:value="126" calcext:value-type="float">
            <text:p>126</text:p>
          </table:table-cell>
          <table:table-cell table:formula="of:= AVERAGE([.AJ128:.AN128])" office:value-type="float" office:value="5.62" calcext:value-type="float">
            <text:p>5.62</text:p>
          </table:table-cell>
          <table:table-cell/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.6" calcext:value-type="float">
            <text:p>7.6</text:p>
          </table:table-cell>
          <table:table-cell office:value-type="float" office:value="126" calcext:value-type="float">
            <text:p>126</text:p>
          </table:table-cell>
          <table:table-cell table:formula="of:=AVERAGE([.AR128:.AV128])" office:value-type="float" office:value="6.76" calcext:value-type="float">
            <text:p>6.76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127" calcext:value-type="float">
            <text:p>127</text:p>
          </table:table-cell>
          <table:table-cell table:style-name="ce1" table:formula="of:= AVERAGE([.A129:.C129])" office:value-type="float" office:value="9.06666666666667" calcext:value-type="float">
            <text:p>9.06666666666667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7" calcext:value-type="float">
            <text:p>127</text:p>
          </table:table-cell>
          <table:table-cell table:formula="of:= AVERAGE([.G129:.I129])" office:value-type="float" office:value="10.6666666666667" calcext:value-type="float">
            <text:p>10.6666666666667</text:p>
          </table:table-cell>
          <table:table-cell table:style-name="ce1"/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127" calcext:value-type="float">
            <text:p>127</text:p>
          </table:table-cell>
          <table:table-cell table:style-name="ce1" table:formula="of:= AVERAGE([.M129:.O129])" office:value-type="float" office:value="7.33333333333333" calcext:value-type="float">
            <text:p>7.33333333333333</text:p>
          </table:table-cell>
          <table:table-cell office:value-type="float" office:value="127" calcext:value-type="float">
            <text:p>12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127" calcext:value-type="float">
            <text:p>127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127" calcext:value-type="float">
            <text:p>127</text:p>
          </table:table-cell>
          <table:table-cell table:formula="of:= AVERAGE([.AB129:.AF129])" office:value-type="float" office:value="5.58" calcext:value-type="float">
            <text:p>5.58</text:p>
          </table:table-cell>
          <table:table-cell/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7.1" calcext:value-type="float">
            <text:p>7.1</text:p>
          </table:table-cell>
          <table:table-cell office:value-type="float" office:value="127" calcext:value-type="float">
            <text:p>127</text:p>
          </table:table-cell>
          <table:table-cell table:formula="of:= AVERAGE([.AJ129:.AN129])" office:value-type="float" office:value="6.1" calcext:value-type="float">
            <text:p>6.1</text:p>
          </table:table-cell>
          <table:table-cell/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2.6" calcext:value-type="float">
            <text:p>2.6</text:p>
          </table:table-cell>
          <table:table-cell office:value-type="float" office:value="127" calcext:value-type="float">
            <text:p>127</text:p>
          </table:table-cell>
          <table:table-cell table:formula="of:=AVERAGE([.AR129:.AV129])" office:value-type="float" office:value="4.2" calcext:value-type="float">
            <text:p>4.2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8" calcext:value-type="float">
            <text:p>128</text:p>
          </table:table-cell>
          <table:table-cell table:style-name="ce1" table:formula="of:= AVERAGE([.A130:.C130])" office:value-type="float" office:value="11.3333333333333" calcext:value-type="float">
            <text:p>11.3333333333333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8" calcext:value-type="float">
            <text:p>128</text:p>
          </table:table-cell>
          <table:table-cell table:formula="of:= AVERAGE([.G130:.I130])" office:value-type="float" office:value="11.1333333333333" calcext:value-type="float">
            <text:p>11.1333333333333</text:p>
          </table:table-cell>
          <table:table-cell table:style-name="ce1"/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28" calcext:value-type="float">
            <text:p>128</text:p>
          </table:table-cell>
          <table:table-cell table:style-name="ce1" table:formula="of:= AVERAGE([.M130:.O130])" office:value-type="float" office:value="8.83333333333333" calcext:value-type="float">
            <text:p>8.83333333333333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128" calcext:value-type="float">
            <text:p>128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28" calcext:value-type="float">
            <text:p>128</text:p>
          </table:table-cell>
          <table:table-cell table:formula="of:= AVERAGE([.AB130:.AF130])" office:value-type="float" office:value="5.38" calcext:value-type="float">
            <text:p>5.38</text:p>
          </table:table-cell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table:formula="of:= AVERAGE([.AJ130:.AN130])" office:value-type="float" office:value="6.44" calcext:value-type="float">
            <text:p>6.44</text:p>
          </table:table-cell>
          <table:table-cell/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3" calcext:value-type="float">
            <text:p>5.3</text:p>
          </table:table-cell>
          <table:table-cell office:value-type="float" office:value="128" calcext:value-type="float">
            <text:p>128</text:p>
          </table:table-cell>
          <table:table-cell table:formula="of:=AVERAGE([.AR130:.AV130])" office:value-type="float" office:value="4.48" calcext:value-type="float">
            <text:p>4.48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9" calcext:value-type="float">
            <text:p>129</text:p>
          </table:table-cell>
          <table:table-cell table:style-name="ce1" table:formula="of:= AVERAGE([.A131:.C131])" office:value-type="float" office:value="10.4" calcext:value-type="float">
            <text:p>10.4</text:p>
          </table:table-cell>
          <table:table-cell/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129" calcext:value-type="float">
            <text:p>129</text:p>
          </table:table-cell>
          <table:table-cell table:formula="of:= AVERAGE([.G131:.I131])" office:value-type="float" office:value="9.13333333333333" calcext:value-type="float">
            <text:p>9.13333333333333</text:p>
          </table:table-cell>
          <table:table-cell table:style-name="ce1"/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129" calcext:value-type="float">
            <text:p>129</text:p>
          </table:table-cell>
          <table:table-cell table:style-name="ce1" table:formula="of:= AVERAGE([.M131:.O131])" office:value-type="float" office:value="6.26666666666667" calcext:value-type="float">
            <text:p>6.26666666666667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129" calcext:value-type="float">
            <text:p>129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29" calcext:value-type="float">
            <text:p>129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129" calcext:value-type="float">
            <text:p>129</text:p>
          </table:table-cell>
          <table:table-cell table:formula="of:= AVERAGE([.AB131:.AF131])" office:value-type="float" office:value="5.68" calcext:value-type="float">
            <text:p>5.68</text:p>
          </table:table-cell>
          <table:table-cell/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.3" calcext:value-type="float">
            <text:p>6.3</text:p>
          </table:table-cell>
          <table:table-cell office:value-type="float" office:value="129" calcext:value-type="float">
            <text:p>129</text:p>
          </table:table-cell>
          <table:table-cell table:formula="of:= AVERAGE([.AJ131:.AN131])" office:value-type="float" office:value="6.1" calcext:value-type="float">
            <text:p>6.1</text:p>
          </table:table-cell>
          <table:table-cell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4.8" calcext:value-type="float">
            <text:p>4.8</text:p>
          </table:table-cell>
          <table:table-cell office:value-type="float" office:value="129" calcext:value-type="float">
            <text:p>129</text:p>
          </table:table-cell>
          <table:table-cell table:formula="of:=AVERAGE([.AR131:.AV131])" office:value-type="float" office:value="4.44" calcext:value-type="float">
            <text:p>4.44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30" calcext:value-type="float">
            <text:p>130</text:p>
          </table:table-cell>
          <table:table-cell table:style-name="ce1" table:formula="of:= AVERAGE([.A132:.C132])" office:value-type="float" office:value="10.9666666666667" calcext:value-type="float">
            <text:p>10.9666666666667</text:p>
          </table:table-cell>
          <table:table-cell/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130" calcext:value-type="float">
            <text:p>130</text:p>
          </table:table-cell>
          <table:table-cell table:formula="of:= AVERAGE([.G132:.I132])" office:value-type="float" office:value="9.4" calcext:value-type="float">
            <text:p>9.4</text:p>
          </table:table-cell>
          <table:table-cell table:style-name="ce1"/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30" calcext:value-type="float">
            <text:p>130</text:p>
          </table:table-cell>
          <table:table-cell table:style-name="ce1" table:formula="of:= AVERAGE([.M132:.O132])" office:value-type="float" office:value="8.93333333333333" calcext:value-type="float">
            <text:p>8.93333333333333</text:p>
          </table:table-cell>
          <table:table-cell office:value-type="float" office:value="130" calcext:value-type="float">
            <text:p>130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130" calcext:value-type="float">
            <text:p>130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130" calcext:value-type="float">
            <text:p>13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30" calcext:value-type="float">
            <text:p>130</text:p>
          </table:table-cell>
          <table:table-cell table:formula="of:= AVERAGE([.AB132:.AF132])" office:value-type="float" office:value="5.2" calcext:value-type="float">
            <text:p>5.2</text:p>
          </table:table-cell>
          <table:table-cell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130" calcext:value-type="float">
            <text:p>130</text:p>
          </table:table-cell>
          <table:table-cell table:formula="of:= AVERAGE([.AJ132:.AN132])" office:value-type="float" office:value="5.9" calcext:value-type="float">
            <text:p>5.9</text:p>
          </table:table-cell>
          <table:table-cell/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7.1" calcext:value-type="float">
            <text:p>7.1</text:p>
          </table:table-cell>
          <table:table-cell office:value-type="float" office:value="130" calcext:value-type="float">
            <text:p>130</text:p>
          </table:table-cell>
          <table:table-cell table:formula="of:=AVERAGE([.AR132:.AV132])" office:value-type="float" office:value="4.76" calcext:value-type="float">
            <text:p>4.76</text:p>
          </table:table-cell>
        </table:table-row>
        <table:table-row table:style-name="ro1"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1" calcext:value-type="float">
            <text:p>131</text:p>
          </table:table-cell>
          <table:table-cell table:style-name="ce1" table:formula="of:= AVERAGE([.A133:.C133])" office:value-type="float" office:value="10.6666666666667" calcext:value-type="float">
            <text:p>10.6666666666667</text:p>
          </table:table-cell>
          <table:table-cell/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131" calcext:value-type="float">
            <text:p>131</text:p>
          </table:table-cell>
          <table:table-cell table:formula="of:= AVERAGE([.G133:.I133])" office:value-type="float" office:value="8.93333333333333" calcext:value-type="float">
            <text:p>8.93333333333333</text:p>
          </table:table-cell>
          <table:table-cell table:style-name="ce1"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31" calcext:value-type="float">
            <text:p>131</text:p>
          </table:table-cell>
          <table:table-cell table:style-name="ce1" table:formula="of:= AVERAGE([.M133:.O133])" office:value-type="float" office:value="8.1" calcext:value-type="float">
            <text:p>8.1</text:p>
          </table:table-cell>
          <table:table-cell office:value-type="float" office:value="131" calcext:value-type="float">
            <text:p>13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31" calcext:value-type="float">
            <text:p>131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31" calcext:value-type="float">
            <text:p>13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31" calcext:value-type="float">
            <text:p>131</text:p>
          </table:table-cell>
          <table:table-cell table:formula="of:= AVERAGE([.AB133:.AF133])" office:value-type="float" office:value="5.8" calcext:value-type="float">
            <text:p>5.8</text:p>
          </table:table-cell>
          <table:table-cell/>
          <table:table-cell table:number-columns-repeated="2" table:style-name="ce1" office:value-type="float" office:value="5.9" calcext:value-type="float">
            <text:p>5.9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131" calcext:value-type="float">
            <text:p>131</text:p>
          </table:table-cell>
          <table:table-cell table:formula="of:= AVERAGE([.AJ133:.AN133])" office:value-type="float" office:value="5.88" calcext:value-type="float">
            <text:p>5.88</text:p>
          </table:table-cell>
          <table:table-cell/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5.3" calcext:value-type="float">
            <text:p>5.3</text:p>
          </table:table-cell>
          <table:table-cell office:value-type="float" office:value="131" calcext:value-type="float">
            <text:p>131</text:p>
          </table:table-cell>
          <table:table-cell table:formula="of:=AVERAGE([.AR133:.AV133])" office:value-type="float" office:value="4.04" calcext:value-type="float">
            <text:p>4.04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32" calcext:value-type="float">
            <text:p>132</text:p>
          </table:table-cell>
          <table:table-cell table:style-name="ce1" table:formula="of:= AVERAGE([.A134:.C134])" office:value-type="float" office:value="10.1666666666667" calcext:value-type="float">
            <text:p>10.1666666666667</text:p>
          </table:table-cell>
          <table:table-cell/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132" calcext:value-type="float">
            <text:p>132</text:p>
          </table:table-cell>
          <table:table-cell table:formula="of:= AVERAGE([.G134:.I134])" office:value-type="float" office:value="8.3" calcext:value-type="float">
            <text:p>8.3</text:p>
          </table:table-cell>
          <table:table-cell table:style-name="ce1"/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32" calcext:value-type="float">
            <text:p>132</text:p>
          </table:table-cell>
          <table:table-cell table:style-name="ce1" table:formula="of:= AVERAGE([.M134:.O134])" office:value-type="float" office:value="9.3" calcext:value-type="float">
            <text:p>9.3</text:p>
          </table:table-cell>
          <table:table-cell office:value-type="float" office:value="132" calcext:value-type="float">
            <text:p>13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32" calcext:value-type="float">
            <text:p>132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32" calcext:value-type="float">
            <text:p>13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.7" calcext:value-type="float">
            <text:p>4.7</text:p>
          </table:table-cell>
          <table:table-cell table:number-columns-repeated="2" table:style-name="ce1" office:value-type="float" office:value="6.6" calcext:value-type="float">
            <text:p>6.6</text:p>
          </table:table-cell>
          <table:table-cell table:style-name="ce1" office:value-type="float" office:value="132" calcext:value-type="float">
            <text:p>132</text:p>
          </table:table-cell>
          <table:table-cell table:formula="of:= AVERAGE([.AB134:.AF134])" office:value-type="float" office:value="6.4" calcext:value-type="float">
            <text:p>6.4</text:p>
          </table:table-cell>
          <table:table-cell/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8" calcext:value-type="float">
            <text:p>7.8</text:p>
          </table:table-cell>
          <table:table-cell office:value-type="float" office:value="132" calcext:value-type="float">
            <text:p>132</text:p>
          </table:table-cell>
          <table:table-cell table:formula="of:= AVERAGE([.AJ134:.AN134])" office:value-type="float" office:value="6.5" calcext:value-type="float">
            <text:p>6.5</text:p>
          </table:table-cell>
          <table:table-cell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7" calcext:value-type="float">
            <text:p>5.7</text:p>
          </table:table-cell>
          <table:table-cell office:value-type="float" office:value="132" calcext:value-type="float">
            <text:p>132</text:p>
          </table:table-cell>
          <table:table-cell table:formula="of:=AVERAGE([.AR134:.AV134])" office:value-type="float" office:value="5.3" calcext:value-type="float">
            <text:p>5.3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3" calcext:value-type="float">
            <text:p>133</text:p>
          </table:table-cell>
          <table:table-cell table:style-name="ce1" table:formula="of:= AVERAGE([.A135:.C135])" office:value-type="float" office:value="11" calcext:value-type="float">
            <text:p>11</text:p>
          </table:table-cell>
          <table:table-cell/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133" calcext:value-type="float">
            <text:p>133</text:p>
          </table:table-cell>
          <table:table-cell table:formula="of:= AVERAGE([.G135:.I135])" office:value-type="float" office:value="8.46666666666667" calcext:value-type="float">
            <text:p>8.46666666666667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3" calcext:value-type="float">
            <text:p>133</text:p>
          </table:table-cell>
          <table:table-cell table:style-name="ce1" table:formula="of:= AVERAGE([.M135:.O135])" office:value-type="float" office:value="10.6" calcext:value-type="float">
            <text:p>10.6</text:p>
          </table:table-cell>
          <table:table-cell office:value-type="float" office:value="133" calcext:value-type="float">
            <text:p>133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133" calcext:value-type="float">
            <text:p>133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33" calcext:value-type="float">
            <text:p>133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33" calcext:value-type="float">
            <text:p>133</text:p>
          </table:table-cell>
          <table:table-cell table:formula="of:= AVERAGE([.AB135:.AF135])" office:value-type="float" office:value="5.78" calcext:value-type="float">
            <text:p>5.78</text:p>
          </table:table-cell>
          <table:table-cell/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3.9" calcext:value-type="float">
            <text:p>3.9</text:p>
          </table:table-cell>
          <table:table-cell office:value-type="float" office:value="133" calcext:value-type="float">
            <text:p>133</text:p>
          </table:table-cell>
          <table:table-cell table:formula="of:= AVERAGE([.AJ135:.AN135])" office:value-type="float" office:value="5.74" calcext:value-type="float">
            <text:p>5.74</text:p>
          </table:table-cell>
          <table:table-cell/>
          <table:table-cell table:number-columns-repeated="2" table:style-name="ce1" office:value-type="float" office:value="5.4" calcext:value-type="float">
            <text:p>5.4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4" calcext:value-type="float">
            <text:p>5.4</text:p>
          </table:table-cell>
          <table:table-cell office:value-type="float" office:value="133" calcext:value-type="float">
            <text:p>133</text:p>
          </table:table-cell>
          <table:table-cell table:formula="of:=AVERAGE([.AR135:.AV135])" office:value-type="float" office:value="5.46" calcext:value-type="float">
            <text:p>5.46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34" calcext:value-type="float">
            <text:p>134</text:p>
          </table:table-cell>
          <table:table-cell table:style-name="ce1" table:formula="of:= AVERAGE([.A136:.C136])" office:value-type="float" office:value="11.3333333333333" calcext:value-type="float">
            <text:p>11.3333333333333</text:p>
          </table:table-cell>
          <table:table-cell/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4" calcext:value-type="float">
            <text:p>134</text:p>
          </table:table-cell>
          <table:table-cell table:formula="of:= AVERAGE([.G136:.I136])" office:value-type="float" office:value="9.86666666666667" calcext:value-type="float">
            <text:p>9.86666666666667</text:p>
          </table:table-cell>
          <table:table-cell table:style-name="ce1"/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4" calcext:value-type="float">
            <text:p>134</text:p>
          </table:table-cell>
          <table:table-cell table:style-name="ce1" table:formula="of:= AVERAGE([.M136:.O136])" office:value-type="float" office:value="9.86666666666667" calcext:value-type="float">
            <text:p>9.86666666666667</text:p>
          </table:table-cell>
          <table:table-cell office:value-type="float" office:value="134" calcext:value-type="float">
            <text:p>13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134" calcext:value-type="float">
            <text:p>134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134" calcext:value-type="float">
            <text:p>13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134" calcext:value-type="float">
            <text:p>134</text:p>
          </table:table-cell>
          <table:table-cell table:formula="of:= AVERAGE([.AB136:.AF136])" office:value-type="float" office:value="6.1" calcext:value-type="float">
            <text:p>6.1</text:p>
          </table:table-cell>
          <table:table-cell/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table:formula="of:= AVERAGE([.AJ136:.AN136])" office:value-type="float" office:value="6.12" calcext:value-type="float">
            <text:p>6.12</text:p>
          </table:table-cell>
          <table:table-cell/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2.3" calcext:value-type="float">
            <text:p>2.3</text:p>
          </table:table-cell>
          <table:table-cell office:value-type="float" office:value="134" calcext:value-type="float">
            <text:p>134</text:p>
          </table:table-cell>
          <table:table-cell table:formula="of:=AVERAGE([.AR136:.AV136])" office:value-type="float" office:value="3.86" calcext:value-type="float">
            <text:p>3.86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35" calcext:value-type="float">
            <text:p>135</text:p>
          </table:table-cell>
          <table:table-cell table:style-name="ce1" table:formula="of:= AVERAGE([.A137:.C137])" office:value-type="float" office:value="10.3" calcext:value-type="float">
            <text:p>10.3</text:p>
          </table:table-cell>
          <table:table-cell/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135" calcext:value-type="float">
            <text:p>135</text:p>
          </table:table-cell>
          <table:table-cell table:formula="of:= AVERAGE([.G137:.I137])" office:value-type="float" office:value="8.26666666666667" calcext:value-type="float">
            <text:p>8.26666666666667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135" calcext:value-type="float">
            <text:p>135</text:p>
          </table:table-cell>
          <table:table-cell table:style-name="ce1" table:formula="of:= AVERAGE([.M137:.O137])" office:value-type="float" office:value="8.63333333333333" calcext:value-type="float">
            <text:p>8.63333333333333</text:p>
          </table:table-cell>
          <table:table-cell office:value-type="float" office:value="135" calcext:value-type="float">
            <text:p>135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35" calcext:value-type="float">
            <text:p>135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135" calcext:value-type="float">
            <text:p>135</text:p>
          </table:table-cell>
          <table:table-cell table:formula="of:= AVERAGE([.AB137:.AF137])" office:value-type="float" office:value="5.02" calcext:value-type="float">
            <text:p>5.02</text:p>
          </table:table-cell>
          <table:table-cell/>
          <table:table-cell table:number-columns-repeated="2" table:style-name="ce1" office:value-type="float" office:value="7.4" calcext:value-type="float">
            <text:p>7.4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7.4" calcext:value-type="float">
            <text:p>7.4</text:p>
          </table:table-cell>
          <table:table-cell office:value-type="float" office:value="135" calcext:value-type="float">
            <text:p>135</text:p>
          </table:table-cell>
          <table:table-cell table:formula="of:= AVERAGE([.AJ137:.AN137])" office:value-type="float" office:value="7.38" calcext:value-type="float">
            <text:p>7.38</text:p>
          </table:table-cell>
          <table:table-cell/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5.5" calcext:value-type="float">
            <text:p>5.5</text:p>
          </table:table-cell>
          <table:table-cell office:value-type="float" office:value="135" calcext:value-type="float">
            <text:p>135</text:p>
          </table:table-cell>
          <table:table-cell table:formula="of:=AVERAGE([.AR137:.AV137])" office:value-type="float" office:value="5.1" calcext:value-type="float">
            <text:p>5.1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6" calcext:value-type="float">
            <text:p>136</text:p>
          </table:table-cell>
          <table:table-cell table:style-name="ce1" table:formula="of:= AVERAGE([.A138:.C138])" office:value-type="float" office:value="12" calcext:value-type="float">
            <text:p>12</text:p>
          </table:table-cell>
          <table:table-cell/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136" calcext:value-type="float">
            <text:p>136</text:p>
          </table:table-cell>
          <table:table-cell table:formula="of:= AVERAGE([.G138:.I138])" office:value-type="float" office:value="9.2" calcext:value-type="float">
            <text:p>9.2</text:p>
          </table:table-cell>
          <table:table-cell table:style-name="ce1"/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136" calcext:value-type="float">
            <text:p>136</text:p>
          </table:table-cell>
          <table:table-cell table:style-name="ce1" table:formula="of:= AVERAGE([.M138:.O138])" office:value-type="float" office:value="9.3" calcext:value-type="float">
            <text:p>9.3</text:p>
          </table:table-cell>
          <table:table-cell office:value-type="float" office:value="136" calcext:value-type="float">
            <text:p>136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136" calcext:value-type="float">
            <text:p>136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36" calcext:value-type="float">
            <text:p>136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36" calcext:value-type="float">
            <text:p>136</text:p>
          </table:table-cell>
          <table:table-cell table:formula="of:= AVERAGE([.AB138:.AF138])" office:value-type="float" office:value="5.38" calcext:value-type="float">
            <text:p>5.38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4" calcext:value-type="float">
            <text:p>5.4</text:p>
          </table:table-cell>
          <table:table-cell office:value-type="float" office:value="136" calcext:value-type="float">
            <text:p>136</text:p>
          </table:table-cell>
          <table:table-cell table:formula="of:= AVERAGE([.AJ138:.AN138])" office:value-type="float" office:value="6.02" calcext:value-type="float">
            <text:p>6.02</text:p>
          </table:table-cell>
          <table:table-cell/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6.1" calcext:value-type="float">
            <text:p>6.1</text:p>
          </table:table-cell>
          <table:table-cell office:value-type="float" office:value="136" calcext:value-type="float">
            <text:p>136</text:p>
          </table:table-cell>
          <table:table-cell table:formula="of:=AVERAGE([.AR138:.AV138])" office:value-type="float" office:value="4.5" calcext:value-type="float">
            <text:p>4.5</text:p>
          </table:table-cell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7" calcext:value-type="float">
            <text:p>137</text:p>
          </table:table-cell>
          <table:table-cell table:style-name="ce1" table:formula="of:= AVERAGE([.A139:.C139])" office:value-type="float" office:value="11.6666666666667" calcext:value-type="float">
            <text:p>11.6666666666667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7" calcext:value-type="float">
            <text:p>137</text:p>
          </table:table-cell>
          <table:table-cell table:formula="of:= AVERAGE([.G139:.I139])" office:value-type="float" office:value="10.3333333333333" calcext:value-type="float">
            <text:p>10.3333333333333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137" calcext:value-type="float">
            <text:p>137</text:p>
          </table:table-cell>
          <table:table-cell table:style-name="ce1" table:formula="of:= AVERAGE([.M139:.O139])" office:value-type="float" office:value="9.46666666666667" calcext:value-type="float">
            <text:p>9.46666666666667</text:p>
          </table:table-cell>
          <table:table-cell office:value-type="float" office:value="137" calcext:value-type="float">
            <text:p>137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37" calcext:value-type="float">
            <text:p>137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37" calcext:value-type="float">
            <text:p>13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137" calcext:value-type="float">
            <text:p>137</text:p>
          </table:table-cell>
          <table:table-cell table:formula="of:= AVERAGE([.AB139:.AF139])" office:value-type="float" office:value="4.3" calcext:value-type="float">
            <text:p>4.3</text:p>
          </table:table-cell>
          <table:table-cell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8.3" calcext:value-type="float">
            <text:p>8.3</text:p>
          </table:table-cell>
          <table:table-cell office:value-type="float" office:value="137" calcext:value-type="float">
            <text:p>137</text:p>
          </table:table-cell>
          <table:table-cell table:formula="of:= AVERAGE([.AJ139:.AN139])" office:value-type="float" office:value="6.92" calcext:value-type="float">
            <text:p>6.92</text:p>
          </table:table-cell>
          <table:table-cell/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6.2" calcext:value-type="float">
            <text:p>6.2</text:p>
          </table:table-cell>
          <table:table-cell office:value-type="float" office:value="137" calcext:value-type="float">
            <text:p>137</text:p>
          </table:table-cell>
          <table:table-cell table:formula="of:=AVERAGE([.AR139:.AV139])" office:value-type="float" office:value="4.98" calcext:value-type="float">
            <text:p>4.98</text:p>
          </table:table-cell>
        </table:table-row>
        <table:table-row table:style-name="ro1"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138" calcext:value-type="float">
            <text:p>138</text:p>
          </table:table-cell>
          <table:table-cell table:style-name="ce1" table:formula="of:= AVERAGE([.A140:.C140])" office:value-type="float" office:value="8.5" calcext:value-type="float">
            <text:p>8.5</text:p>
          </table:table-cell>
          <table:table-cell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38" calcext:value-type="float">
            <text:p>138</text:p>
          </table:table-cell>
          <table:table-cell table:formula="of:= AVERAGE([.G140:.I140])" office:value-type="float" office:value="9.53333333333333" calcext:value-type="float">
            <text:p>9.53333333333333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8" calcext:value-type="float">
            <text:p>138</text:p>
          </table:table-cell>
          <table:table-cell table:style-name="ce1" table:formula="of:= AVERAGE([.M140:.O140])" office:value-type="float" office:value="10.6333333333333" calcext:value-type="float">
            <text:p>10.6333333333333</text:p>
          </table:table-cell>
          <table:table-cell office:value-type="float" office:value="138" calcext:value-type="float">
            <text:p>138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138" calcext:value-type="float">
            <text:p>138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38" calcext:value-type="float">
            <text:p>138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38" calcext:value-type="float">
            <text:p>138</text:p>
          </table:table-cell>
          <table:table-cell table:formula="of:= AVERAGE([.AB140:.AF140])" office:value-type="float" office:value="5.44" calcext:value-type="float">
            <text:p>5.44</text:p>
          </table:table-cell>
          <table:table-cell/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6" calcext:value-type="float">
            <text:p>6.6</text:p>
          </table:table-cell>
          <table:table-cell office:value-type="float" office:value="138" calcext:value-type="float">
            <text:p>138</text:p>
          </table:table-cell>
          <table:table-cell table:formula="of:= AVERAGE([.AJ140:.AN140])" office:value-type="float" office:value="6.08" calcext:value-type="float">
            <text:p>6.08</text:p>
          </table:table-cell>
          <table:table-cell/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5.4" calcext:value-type="float">
            <text:p>5.4</text:p>
          </table:table-cell>
          <table:table-cell office:value-type="float" office:value="138" calcext:value-type="float">
            <text:p>138</text:p>
          </table:table-cell>
          <table:table-cell table:formula="of:=AVERAGE([.AR140:.AV140])" office:value-type="float" office:value="4.96" calcext:value-type="float">
            <text:p>4.96</text:p>
          </table:table-cell>
        </table:table-row>
        <table:table-row table:style-name="ro1"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9" calcext:value-type="float">
            <text:p>139</text:p>
          </table:table-cell>
          <table:table-cell table:style-name="ce1" table:formula="of:= AVERAGE([.A141:.C141])" office:value-type="float" office:value="10.2333333333333" calcext:value-type="float">
            <text:p>10.2333333333333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9" calcext:value-type="float">
            <text:p>139</text:p>
          </table:table-cell>
          <table:table-cell table:formula="of:= AVERAGE([.G141:.I141])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9" calcext:value-type="float">
            <text:p>139</text:p>
          </table:table-cell>
          <table:table-cell table:style-name="ce1" table:formula="of:= AVERAGE([.M141:.O141])" office:value-type="float" office:value="9.93333333333333" calcext:value-type="float">
            <text:p>9.93333333333333</text:p>
          </table:table-cell>
          <table:table-cell office:value-type="float" office:value="139" calcext:value-type="float">
            <text:p>139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139" calcext:value-type="float">
            <text:p>139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39" calcext:value-type="float">
            <text:p>139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39" calcext:value-type="float">
            <text:p>139</text:p>
          </table:table-cell>
          <table:table-cell table:formula="of:= AVERAGE([.AB141:.AF141])" office:value-type="float" office:value="5.28" calcext:value-type="float">
            <text:p>5.28</text:p>
          </table:table-cell>
          <table:table-cell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6" calcext:value-type="float">
            <text:p>5.6</text:p>
          </table:table-cell>
          <table:table-cell office:value-type="float" office:value="139" calcext:value-type="float">
            <text:p>139</text:p>
          </table:table-cell>
          <table:table-cell table:formula="of:= AVERAGE([.AJ141:.AN141])" office:value-type="float" office:value="5.76" calcext:value-type="float">
            <text:p>5.76</text:p>
          </table:table-cell>
          <table:table-cell/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5.5" calcext:value-type="float">
            <text:p>5.5</text:p>
          </table:table-cell>
          <table:table-cell office:value-type="float" office:value="139" calcext:value-type="float">
            <text:p>139</text:p>
          </table:table-cell>
          <table:table-cell table:formula="of:=AVERAGE([.AR141:.AV141]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0" calcext:value-type="float">
            <text:p>140</text:p>
          </table:table-cell>
          <table:table-cell table:style-name="ce1" table:formula="of:= AVERAGE([.A142:.C142])" office:value-type="float" office:value="10.6333333333333" calcext:value-type="float">
            <text:p>10.633333333333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0" calcext:value-type="float">
            <text:p>140</text:p>
          </table:table-cell>
          <table:table-cell table:formula="of:= AVERAGE([.G142:.I142])" office:value-type="float" office:value="10.3333333333333" calcext:value-type="float">
            <text:p>10.3333333333333</text:p>
          </table:table-cell>
          <table:table-cell table:style-name="ce1"/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140" calcext:value-type="float">
            <text:p>140</text:p>
          </table:table-cell>
          <table:table-cell table:style-name="ce1" table:formula="of:= AVERAGE([.M142:.O142])" office:value-type="float" office:value="8.2" calcext:value-type="float">
            <text:p>8.2</text:p>
          </table:table-cell>
          <table:table-cell office:value-type="float" office:value="140" calcext:value-type="float">
            <text:p>14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140" calcext:value-type="float">
            <text:p>140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0" calcext:value-type="float">
            <text:p>140</text:p>
          </table:table-cell>
          <table:table-cell table:formula="of:= AVERAGE([.AB142:.AF142])" office:value-type="float" office:value="5.36" calcext:value-type="float">
            <text:p>5.36</text:p>
          </table:table-cell>
          <table:table-cell/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5.5" calcext:value-type="float">
            <text:p>5.5</text:p>
          </table:table-cell>
          <table:table-cell office:value-type="float" office:value="140" calcext:value-type="float">
            <text:p>140</text:p>
          </table:table-cell>
          <table:table-cell table:formula="of:= AVERAGE([.AJ142:.AN142])" office:value-type="float" office:value="6.24" calcext:value-type="float">
            <text:p>6.24</text:p>
          </table:table-cell>
          <table:table-cell/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4" calcext:value-type="float">
            <text:p>3.4</text:p>
          </table:table-cell>
          <table:table-cell office:value-type="float" office:value="140" calcext:value-type="float">
            <text:p>140</text:p>
          </table:table-cell>
          <table:table-cell table:formula="of:=AVERAGE([.AR142:.AV142])" office:value-type="float" office:value="4.26" calcext:value-type="float">
            <text:p>4.26</text:p>
          </table:table-cell>
        </table:table-row>
        <table:table-row table:style-name="ro1"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41" calcext:value-type="float">
            <text:p>141</text:p>
          </table:table-cell>
          <table:table-cell table:style-name="ce1" table:formula="of:= AVERAGE([.A143:.C143])" office:value-type="float" office:value="10.5" calcext:value-type="float">
            <text:p>10.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1" calcext:value-type="float">
            <text:p>141</text:p>
          </table:table-cell>
          <table:table-cell table:formula="of:= AVERAGE([.G143:.I143])" office:value-type="float" office:value="10.0666666666667" calcext:value-type="float">
            <text:p>10.0666666666667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1" calcext:value-type="float">
            <text:p>141</text:p>
          </table:table-cell>
          <table:table-cell table:style-name="ce1" table:formula="of:= AVERAGE([.M143:.O143])" office:value-type="float" office:value="10.1333333333333" calcext:value-type="float">
            <text:p>10.1333333333333</text:p>
          </table:table-cell>
          <table:table-cell office:value-type="float" office:value="141" calcext:value-type="float">
            <text:p>141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141" calcext:value-type="float">
            <text:p>141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141" calcext:value-type="float">
            <text:p>141</text:p>
          </table:table-cell>
          <table:table-cell table:formula="of:= AVERAGE([.AB143:.AF143])" office:value-type="float" office:value="6.02" calcext:value-type="float">
            <text:p>6.02</text:p>
          </table:table-cell>
          <table:table-cell/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4" calcext:value-type="float">
            <text:p>6.4</text:p>
          </table:table-cell>
          <table:table-cell office:value-type="float" office:value="141" calcext:value-type="float">
            <text:p>141</text:p>
          </table:table-cell>
          <table:table-cell table:formula="of:= AVERAGE([.AJ143:.AN143])" office:value-type="float" office:value="6.44" calcext:value-type="float">
            <text:p>6.44</text:p>
          </table:table-cell>
          <table:table-cell/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2.7" calcext:value-type="float">
            <text:p>2.7</text:p>
          </table:table-cell>
          <table:table-cell office:value-type="float" office:value="141" calcext:value-type="float">
            <text:p>141</text:p>
          </table:table-cell>
          <table:table-cell table:formula="of:=AVERAGE([.AR143:.AV143])" office:value-type="float" office:value="3.64" calcext:value-type="float">
            <text:p>3.64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142" calcext:value-type="float">
            <text:p>142</text:p>
          </table:table-cell>
          <table:table-cell table:style-name="ce1" table:formula="of:= AVERAGE([.A144:.C144])" office:value-type="float" office:value="9.33333333333333" calcext:value-type="float">
            <text:p>9.33333333333333</text:p>
          </table:table-cell>
          <table:table-cell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42" calcext:value-type="float">
            <text:p>142</text:p>
          </table:table-cell>
          <table:table-cell table:formula="of:= AVERAGE([.G144:.I144])" office:value-type="float" office:value="10.6" calcext:value-type="float">
            <text:p>10.6</text:p>
          </table:table-cell>
          <table:table-cell table:style-name="ce1"/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2" calcext:value-type="float">
            <text:p>142</text:p>
          </table:table-cell>
          <table:table-cell table:style-name="ce1" table:formula="of:= AVERAGE([.M144:.O144])" office:value-type="float" office:value="9.16666666666667" calcext:value-type="float">
            <text:p>9.16666666666667</text:p>
          </table:table-cell>
          <table:table-cell office:value-type="float" office:value="142" calcext:value-type="float">
            <text:p>14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42" calcext:value-type="float">
            <text:p>142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42" calcext:value-type="float">
            <text:p>14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142" calcext:value-type="float">
            <text:p>142</text:p>
          </table:table-cell>
          <table:table-cell table:formula="of:= AVERAGE([.AB144:.AF144])" office:value-type="float" office:value="6.06" calcext:value-type="float">
            <text:p>6.06</text:p>
          </table:table-cell>
          <table:table-cell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formula="of:= AVERAGE([.AJ144:.AN144])" office:value-type="float" office:value="6.32" calcext:value-type="float">
            <text:p>6.32</text:p>
          </table:table-cell>
          <table:table-cell/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4" calcext:value-type="float">
            <text:p>5.4</text:p>
          </table:table-cell>
          <table:table-cell office:value-type="float" office:value="142" calcext:value-type="float">
            <text:p>142</text:p>
          </table:table-cell>
          <table:table-cell table:formula="of:=AVERAGE([.AR144:.AV144])" office:value-type="float" office:value="4.76" calcext:value-type="float">
            <text:p>4.76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3" calcext:value-type="float">
            <text:p>143</text:p>
          </table:table-cell>
          <table:table-cell table:style-name="ce1" table:formula="of:= AVERAGE([.A145:.C145])" office:value-type="float" office:value="11.3333333333333" calcext:value-type="float">
            <text:p>11.3333333333333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3" calcext:value-type="float">
            <text:p>143</text:p>
          </table:table-cell>
          <table:table-cell table:formula="of:= AVERAGE([.G145:.I145])" office:value-type="float" office:value="10.2" calcext:value-type="float">
            <text:p>10.2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143" calcext:value-type="float">
            <text:p>143</text:p>
          </table:table-cell>
          <table:table-cell table:style-name="ce1" table:formula="of:= AVERAGE([.M145:.O145])" office:value-type="float" office:value="9.86666666666667" calcext:value-type="float">
            <text:p>9.86666666666667</text:p>
          </table:table-cell>
          <table:table-cell office:value-type="float" office:value="143" calcext:value-type="float">
            <text:p>143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143" calcext:value-type="float">
            <text:p>143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43" calcext:value-type="float">
            <text:p>14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43" calcext:value-type="float">
            <text:p>143</text:p>
          </table:table-cell>
          <table:table-cell table:formula="of:= AVERAGE([.AB145:.AF145])" office:value-type="float" office:value="5.66" calcext:value-type="float">
            <text:p>5.66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143" calcext:value-type="float">
            <text:p>143</text:p>
          </table:table-cell>
          <table:table-cell table:formula="of:= AVERAGE([.AJ145:.AN145])" office:value-type="float" office:value="5.84" calcext:value-type="float">
            <text:p>5.84</text:p>
          </table:table-cell>
          <table:table-cell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.8" calcext:value-type="float">
            <text:p>4.8</text:p>
          </table:table-cell>
          <table:table-cell office:value-type="float" office:value="143" calcext:value-type="float">
            <text:p>143</text:p>
          </table:table-cell>
          <table:table-cell table:formula="of:=AVERAGE([.AR145:.AV145])" office:value-type="float" office:value="4.02" calcext:value-type="float">
            <text:p>4.02</text:p>
          </table:table-cell>
        </table:table-row>
        <table:table-row table:style-name="ro1">
          <table:table-cell table:style-name="ce1" office:value-type="float" office:value="8.1" calcext:value-type="float">
            <text:p>8.1</text:p>
          </table:table-cell>
          <table:table-cell table:style-name="ce2"/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144" calcext:value-type="float">
            <text:p>144</text:p>
          </table:table-cell>
          <table:table-cell table:style-name="ce1" table:formula="of:= AVERAGE([.A146:.C146])" office:value-type="float" office:value="7.75" calcext:value-type="float">
            <text:p>7.7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4" calcext:value-type="float">
            <text:p>144</text:p>
          </table:table-cell>
          <table:table-cell table:formula="of:= AVERAGE([.G146:.I146])" office:value-type="float" office:value="10.4" calcext:value-type="float">
            <text:p>10.4</text:p>
          </table:table-cell>
          <table:table-cell table:style-name="ce1"/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4" calcext:value-type="float">
            <text:p>144</text:p>
          </table:table-cell>
          <table:table-cell table:style-name="ce1" table:formula="of:= AVERAGE([.M146:.O146])" office:value-type="float" office:value="10.2333333333333" calcext:value-type="float">
            <text:p>10.2333333333333</text:p>
          </table:table-cell>
          <table:table-cell office:value-type="float" office:value="144" calcext:value-type="float">
            <text:p>144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144" calcext:value-type="float">
            <text:p>144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144" calcext:value-type="float">
            <text:p>144</text:p>
          </table:table-cell>
          <table:table-cell table:formula="of:= AVERAGE([.AB146:.AF146])" office:value-type="float" office:value="5.38" calcext:value-type="float">
            <text:p>5.38</text:p>
          </table:table-cell>
          <table:table-cell/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5" calcext:value-type="float">
            <text:p>5.5</text:p>
          </table:table-cell>
          <table:table-cell office:value-type="float" office:value="144" calcext:value-type="float">
            <text:p>144</text:p>
          </table:table-cell>
          <table:table-cell table:formula="of:= AVERAGE([.AJ146:.AN146])" office:value-type="float" office:value="5.34" calcext:value-type="float">
            <text:p>5.34</text:p>
          </table:table-cell>
          <table:table-cell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4.6" calcext:value-type="float">
            <text:p>4.6</text:p>
          </table:table-cell>
          <table:table-cell office:value-type="float" office:value="144" calcext:value-type="float">
            <text:p>144</text:p>
          </table:table-cell>
          <table:table-cell table:formula="of:=AVERAGE([.AR146:.AV146])" office:value-type="float" office:value="4.26" calcext:value-type="float">
            <text:p>4.26</text:p>
          </table:table-cell>
        </table:table-row>
        <table:table-row table:style-name="ro1"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5" calcext:value-type="float">
            <text:p>145</text:p>
          </table:table-cell>
          <table:table-cell table:style-name="ce1" table:formula="of:= AVERAGE([.A147:.C147])" office:value-type="float" office:value="9.2" calcext:value-type="float">
            <text:p>9.2</text:p>
          </table:table-cell>
          <table:table-cell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45" calcext:value-type="float">
            <text:p>145</text:p>
          </table:table-cell>
          <table:table-cell table:formula="of:= AVERAGE([.G147:.I147])" office:value-type="float" office:value="9.86666666666667" calcext:value-type="float">
            <text:p>9.86666666666667</text:p>
          </table:table-cell>
          <table:table-cell table:style-name="ce1"/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45" calcext:value-type="float">
            <text:p>145</text:p>
          </table:table-cell>
          <table:table-cell table:style-name="ce1" table:formula="of:= AVERAGE([.M147:.O147])" office:value-type="float" office:value="8.03333333333333" calcext:value-type="float">
            <text:p>8.03333333333333</text:p>
          </table:table-cell>
          <table:table-cell office:value-type="float" office:value="145" calcext:value-type="float">
            <text:p>145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145" calcext:value-type="float">
            <text:p>145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float" office:value="145" calcext:value-type="float">
            <text:p>145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145" calcext:value-type="float">
            <text:p>145</text:p>
          </table:table-cell>
          <table:table-cell table:formula="of:= AVERAGE([.AB147:.AF147])" office:value-type="float" office:value="6.46" calcext:value-type="float">
            <text:p>6.46</text:p>
          </table:table-cell>
          <table:table-cell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.8" calcext:value-type="float">
            <text:p>6.8</text:p>
          </table:table-cell>
          <table:table-cell office:value-type="float" office:value="145" calcext:value-type="float">
            <text:p>145</text:p>
          </table:table-cell>
          <table:table-cell table:formula="of:= AVERAGE([.AJ147:.AN147])" office:value-type="float" office:value="6.56" calcext:value-type="float">
            <text:p>6.56</text:p>
          </table:table-cell>
          <table:table-cell/>
          <table:table-cell table:number-columns-repeated="2" table:style-name="ce1" office:value-type="float" office:value="2.9" calcext:value-type="float">
            <text:p>2.9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2.9" calcext:value-type="float">
            <text:p>2.9</text:p>
          </table:table-cell>
          <table:table-cell office:value-type="float" office:value="145" calcext:value-type="float">
            <text:p>145</text:p>
          </table:table-cell>
          <table:table-cell table:formula="of:=AVERAGE([.AR147:.AV147])" office:value-type="float" office:value="3.02" calcext:value-type="float">
            <text:p>3.0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6" calcext:value-type="float">
            <text:p>146</text:p>
          </table:table-cell>
          <table:table-cell table:style-name="ce1" table:formula="of:= AVERAGE([.A148:.C148])" office:value-type="float" office:value="12" calcext:value-type="float">
            <text:p>12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6" calcext:value-type="float">
            <text:p>146</text:p>
          </table:table-cell>
          <table:table-cell table:formula="of:= AVERAGE([.G148:.I148])" office:value-type="float" office:value="10.6666666666667" calcext:value-type="float">
            <text:p>10.6666666666667</text:p>
          </table:table-cell>
          <table:table-cell table:style-name="ce1"/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6" calcext:value-type="float">
            <text:p>146</text:p>
          </table:table-cell>
          <table:table-cell table:style-name="ce1" table:formula="of:= AVERAGE([.M148:.O148])" office:value-type="float" office:value="8.8" calcext:value-type="float">
            <text:p>8.8</text:p>
          </table:table-cell>
          <table:table-cell office:value-type="float" office:value="146" calcext:value-type="float">
            <text:p>14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146" calcext:value-type="float">
            <text:p>146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146" calcext:value-type="float">
            <text:p>146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146" calcext:value-type="float">
            <text:p>146</text:p>
          </table:table-cell>
          <table:table-cell table:formula="of:= AVERAGE([.AB148:.AF148])" office:value-type="float" office:value="5.2" calcext:value-type="float">
            <text:p>5.2</text:p>
          </table:table-cell>
          <table:table-cell/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7.5" calcext:value-type="float">
            <text:p>7.5</text:p>
          </table:table-cell>
          <table:table-cell office:value-type="float" office:value="146" calcext:value-type="float">
            <text:p>146</text:p>
          </table:table-cell>
          <table:table-cell table:formula="of:= AVERAGE([.AJ148:.AN148])" office:value-type="float" office:value="6.04" calcext:value-type="float">
            <text:p>6.04</text:p>
          </table:table-cell>
          <table:table-cell/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3.2" calcext:value-type="float">
            <text:p>3.2</text:p>
          </table:table-cell>
          <table:table-cell office:value-type="float" office:value="146" calcext:value-type="float">
            <text:p>146</text:p>
          </table:table-cell>
          <table:table-cell table:formula="of:=AVERAGE([.AR148:.AV148])" office:value-type="float" office:value="2.62" calcext:value-type="float">
            <text:p>2.62</text:p>
          </table:table-cell>
        </table:table-row>
        <table:table-row table:style-name="ro1"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7" calcext:value-type="float">
            <text:p>147</text:p>
          </table:table-cell>
          <table:table-cell table:style-name="ce1" table:formula="of:= AVERAGE([.A149:.C149])" office:value-type="float" office:value="8.36666666666667" calcext:value-type="float">
            <text:p>8.36666666666667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7" calcext:value-type="float">
            <text:p>147</text:p>
          </table:table-cell>
          <table:table-cell table:formula="of:= AVERAGE([.G149:.I149])" office:value-type="float" office:value="9.06666666666667" calcext:value-type="float">
            <text:p>9.06666666666667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47" calcext:value-type="float">
            <text:p>147</text:p>
          </table:table-cell>
          <table:table-cell table:style-name="ce1" table:formula="of:= AVERAGE([.M149:.O149])" office:value-type="float" office:value="8.36666666666667" calcext:value-type="float">
            <text:p>8.36666666666667</text:p>
          </table:table-cell>
          <table:table-cell office:value-type="float" office:value="147" calcext:value-type="float">
            <text:p>147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147" calcext:value-type="float">
            <text:p>147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47" calcext:value-type="float">
            <text:p>14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47" calcext:value-type="float">
            <text:p>147</text:p>
          </table:table-cell>
          <table:table-cell table:formula="of:= AVERAGE([.AB149:.AF149])" office:value-type="float" office:value="5.94" calcext:value-type="float">
            <text:p>5.94</text:p>
          </table:table-cell>
          <table:table-cell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147" calcext:value-type="float">
            <text:p>147</text:p>
          </table:table-cell>
          <table:table-cell table:formula="of:= AVERAGE([.AJ149:.AN149])" office:value-type="float" office:value="6.02" calcext:value-type="float">
            <text:p>6.02</text:p>
          </table:table-cell>
          <table:table-cell/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6.2" calcext:value-type="float">
            <text:p>6.2</text:p>
          </table:table-cell>
          <table:table-cell office:value-type="float" office:value="147" calcext:value-type="float">
            <text:p>147</text:p>
          </table:table-cell>
          <table:table-cell table:formula="of:=AVERAGE([.AR149:.AV149])" office:value-type="float" office:value="5.54" calcext:value-type="float">
            <text:p>5.54</text:p>
          </table:table-cell>
        </table:table-row>
        <table:table-row table:style-name="ro1"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148" calcext:value-type="float">
            <text:p>148</text:p>
          </table:table-cell>
          <table:table-cell table:style-name="ce1" table:formula="of:= AVERAGE([.A150:.C150])" office:value-type="float" office:value="9.46666666666667" calcext:value-type="float">
            <text:p>9.46666666666667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8" calcext:value-type="float">
            <text:p>148</text:p>
          </table:table-cell>
          <table:table-cell table:formula="of:= AVERAGE([.G150:.I150])" office:value-type="float" office:value="10.4666666666667" calcext:value-type="float">
            <text:p>10.4666666666667</text:p>
          </table:table-cell>
          <table:table-cell table:style-name="ce1"/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48" calcext:value-type="float">
            <text:p>148</text:p>
          </table:table-cell>
          <table:table-cell table:style-name="ce1" table:formula="of:= AVERAGE([.M150:.O150])" office:value-type="float" office:value="8.33333333333333" calcext:value-type="float">
            <text:p>8.33333333333333</text:p>
          </table:table-cell>
          <table:table-cell office:value-type="float" office:value="148" calcext:value-type="float">
            <text:p>14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48" calcext:value-type="float">
            <text:p>148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48" calcext:value-type="float">
            <text:p>148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/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.1" calcext:value-type="float">
            <text:p>4.1</text:p>
          </table:table-cell>
          <table:table-cell table:style-name="ce1" office:value-type="float" office:value="148" calcext:value-type="float">
            <text:p>148</text:p>
          </table:table-cell>
          <table:table-cell table:formula="of:= AVERAGE([.AB150:.AF150])" office:value-type="float" office:value="4.72" calcext:value-type="float">
            <text:p>4.72</text:p>
          </table:table-cell>
          <table:table-cell/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.2" calcext:value-type="float">
            <text:p>5.2</text:p>
          </table:table-cell>
          <table:table-cell office:value-type="float" office:value="148" calcext:value-type="float">
            <text:p>148</text:p>
          </table:table-cell>
          <table:table-cell table:formula="of:= AVERAGE([.AJ150:.AN150])" office:value-type="float" office:value="5.54" calcext:value-type="float">
            <text:p>5.54</text:p>
          </table:table-cell>
          <table:table-cell/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5" calcext:value-type="float">
            <text:p>6.5</text:p>
          </table:table-cell>
          <table:table-cell office:value-type="float" office:value="148" calcext:value-type="float">
            <text:p>148</text:p>
          </table:table-cell>
          <table:table-cell table:formula="of:=AVERAGE([.AR150:.AV150])" office:value-type="float" office:value="5.14" calcext:value-type="float">
            <text:p>5.1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9" calcext:value-type="float">
            <text:p>149</text:p>
          </table:table-cell>
          <table:table-cell table:style-name="ce1" table:formula="of:= AVERAGE([.A151:.C151])" office:value-type="float" office:value="10.6666666666667" calcext:value-type="float">
            <text:p>10.6666666666667</text:p>
          </table:table-cell>
          <table:table-cell/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149" calcext:value-type="float">
            <text:p>149</text:p>
          </table:table-cell>
          <table:table-cell table:formula="of:= AVERAGE([.G151:.I151])" office:value-type="float" office:value="8.93333333333333" calcext:value-type="float">
            <text:p>8.93333333333333</text:p>
          </table:table-cell>
          <table:table-cell table:style-name="ce1"/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49" calcext:value-type="float">
            <text:p>149</text:p>
          </table:table-cell>
          <table:table-cell table:style-name="ce1" table:formula="of:= AVERAGE([.M151:.O151])" office:value-type="float" office:value="7.26666666666667" calcext:value-type="float">
            <text:p>7.26666666666667</text:p>
          </table:table-cell>
          <table:table-cell office:value-type="float" office:value="149" calcext:value-type="float">
            <text:p>14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149" calcext:value-type="float">
            <text:p>149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49" calcext:value-type="float">
            <text:p>149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49" calcext:value-type="float">
            <text:p>149</text:p>
          </table:table-cell>
          <table:table-cell table:formula="of:= AVERAGE([.AB151:.AF151])" office:value-type="float" office:value="5.32" calcext:value-type="float">
            <text:p>5.32</text:p>
          </table:table-cell>
          <table:table-cell/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7.4" calcext:value-type="float">
            <text:p>7.4</text:p>
          </table:table-cell>
          <table:table-cell office:value-type="float" office:value="149" calcext:value-type="float">
            <text:p>149</text:p>
          </table:table-cell>
          <table:table-cell table:formula="of:= AVERAGE([.AJ151:.AN151])" office:value-type="float" office:value="7.1" calcext:value-type="float">
            <text:p>7.1</text:p>
          </table:table-cell>
          <table:table-cell/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7.1" calcext:value-type="float">
            <text:p>7.1</text:p>
          </table:table-cell>
          <table:table-cell office:value-type="float" office:value="149" calcext:value-type="float">
            <text:p>149</text:p>
          </table:table-cell>
          <table:table-cell table:formula="of:=AVERAGE([.AR151:.AV151])" office:value-type="float" office:value="4.76" calcext:value-type="float">
            <text:p>4.76</text:p>
          </table:table-cell>
        </table:table-row>
        <table:table-row table:style-name="ro1"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0" calcext:value-type="float">
            <text:p>150</text:p>
          </table:table-cell>
          <table:table-cell table:style-name="ce1" table:formula="of:= AVERAGE([.A152:.C152])" office:value-type="float" office:value="9.13333333333333" calcext:value-type="float">
            <text:p>9.13333333333333</text:p>
          </table:table-cell>
          <table:table-cell/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float" office:value="150" calcext:value-type="float">
            <text:p>150</text:p>
          </table:table-cell>
          <table:table-cell table:formula="of:= AVERAGE([.G152:.I152])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0" calcext:value-type="float">
            <text:p>150</text:p>
          </table:table-cell>
          <table:table-cell table:style-name="ce1" table:formula="of:= AVERAGE([.M152:.O152])" office:value-type="float" office:value="10.3666666666667" calcext:value-type="float">
            <text:p>10.3666666666667</text:p>
          </table:table-cell>
          <table:table-cell office:value-type="float" office:value="150" calcext:value-type="float">
            <text:p>150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50" calcext:value-type="float">
            <text:p>150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50" calcext:value-type="float">
            <text:p>150</text:p>
          </table:table-cell>
          <table:table-cell table:formula="of:= AVERAGE([.AB152:.AF152])" office:value-type="float" office:value="6.64" calcext:value-type="float">
            <text:p>6.64</text:p>
          </table:table-cell>
          <table:table-cell/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6.3" calcext:value-type="float">
            <text:p>6.3</text:p>
          </table:table-cell>
          <table:table-cell office:value-type="float" office:value="150" calcext:value-type="float">
            <text:p>150</text:p>
          </table:table-cell>
          <table:table-cell table:formula="of:= AVERAGE([.AJ152:.AN152])" office:value-type="float" office:value="5.56" calcext:value-type="float">
            <text:p>5.56</text:p>
          </table:table-cell>
          <table:table-cell/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5.8" calcext:value-type="float">
            <text:p>5.8</text:p>
          </table:table-cell>
          <table:table-cell office:value-type="float" office:value="150" calcext:value-type="float">
            <text:p>150</text:p>
          </table:table-cell>
          <table:table-cell table:formula="of:=AVERAGE([.AR152:.AV152])" office:value-type="float" office:value="3.38" calcext:value-type="float">
            <text:p>3.38</text:p>
          </table:table-cell>
        </table:table-row>
        <table:table-row table:style-name="ro1"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1" calcext:value-type="float">
            <text:p>151</text:p>
          </table:table-cell>
          <table:table-cell table:style-name="ce1" table:formula="of:= AVERAGE([.A153:.C153])" office:value-type="float" office:value="9.66666666666667" calcext:value-type="float">
            <text:p>9.66666666666667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1" calcext:value-type="float">
            <text:p>151</text:p>
          </table:table-cell>
          <table:table-cell table:formula="of:= AVERAGE([.G153:.I153])" office:value-type="float" office:value="10.9333333333333" calcext:value-type="float">
            <text:p>10.9333333333333</text:p>
          </table:table-cell>
          <table:table-cell table:style-name="ce1"/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51" calcext:value-type="float">
            <text:p>151</text:p>
          </table:table-cell>
          <table:table-cell table:style-name="ce1" table:formula="of:= AVERAGE([.M153:.O153])" office:value-type="float" office:value="9.26666666666667" calcext:value-type="float">
            <text:p>9.26666666666667</text:p>
          </table:table-cell>
          <table:table-cell office:value-type="float" office:value="151" calcext:value-type="float">
            <text:p>15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151" calcext:value-type="float">
            <text:p>151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51" calcext:value-type="float">
            <text:p>15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151" calcext:value-type="float">
            <text:p>151</text:p>
          </table:table-cell>
          <table:table-cell table:formula="of:= AVERAGE([.AB153:.AF153])" office:value-type="float" office:value="5.52" calcext:value-type="float">
            <text:p>5.52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3.8" calcext:value-type="float">
            <text:p>3.8</text:p>
          </table:table-cell>
          <table:table-cell office:value-type="float" office:value="151" calcext:value-type="float">
            <text:p>151</text:p>
          </table:table-cell>
          <table:table-cell table:formula="of:= AVERAGE([.AJ153:.AN153])" office:value-type="float" office:value="5.36" calcext:value-type="float">
            <text:p>5.36</text:p>
          </table:table-cell>
          <table:table-cell/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5.6" calcext:value-type="float">
            <text:p>5.6</text:p>
          </table:table-cell>
          <table:table-cell office:value-type="float" office:value="151" calcext:value-type="float">
            <text:p>151</text:p>
          </table:table-cell>
          <table:table-cell table:formula="of:=AVERAGE([.AR153:.AV153])" office:value-type="float" office:value="4.104" calcext:value-type="float">
            <text:p>4.104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152" calcext:value-type="float">
            <text:p>152</text:p>
          </table:table-cell>
          <table:table-cell table:style-name="ce1" table:formula="of:= AVERAGE([.A154:.C154])" office:value-type="float" office:value="9.3" calcext:value-type="float">
            <text:p>9.3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2" calcext:value-type="float">
            <text:p>152</text:p>
          </table:table-cell>
          <table:table-cell table:formula="of:= AVERAGE([.G154:.I154])" office:value-type="float" office:value="11.3333333333333" calcext:value-type="float">
            <text:p>11.3333333333333</text:p>
          </table:table-cell>
          <table:table-cell table:style-name="ce1"/>
          <table:table-cell table:style-name="ce1" office:value-type="float" office:value="7.8" calcext:value-type="float">
            <text:p>7.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52" calcext:value-type="float">
            <text:p>152</text:p>
          </table:table-cell>
          <table:table-cell table:style-name="ce1" table:formula="of:= AVERAGE([.M154:.O154])" office:value-type="float" office:value="9.26666666666667" calcext:value-type="float">
            <text:p>9.26666666666667</text:p>
          </table:table-cell>
          <table:table-cell office:value-type="float" office:value="152" calcext:value-type="float">
            <text:p>15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52" calcext:value-type="float">
            <text:p>152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52" calcext:value-type="float">
            <text:p>15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152" calcext:value-type="float">
            <text:p>152</text:p>
          </table:table-cell>
          <table:table-cell table:formula="of:= AVERAGE([.AB154:.AF154])" office:value-type="float" office:value="6.56" calcext:value-type="float">
            <text:p>6.56</text:p>
          </table:table-cell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table:formula="of:= AVERAGE([.AJ154:.AN154])" office:value-type="float" office:value="6.24" calcext:value-type="float">
            <text:p>6.24</text:p>
          </table:table-cell>
          <table:table-cell/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.2" calcext:value-type="float">
            <text:p>6.2</text:p>
          </table:table-cell>
          <table:table-cell office:value-type="float" office:value="152" calcext:value-type="float">
            <text:p>152</text:p>
          </table:table-cell>
          <table:table-cell table:formula="of:=AVERAGE([.AR154:.AV154])" office:value-type="float" office:value="5.4" calcext:value-type="float">
            <text:p>5.4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3" calcext:value-type="float">
            <text:p>153</text:p>
          </table:table-cell>
          <table:table-cell table:style-name="ce1" table:formula="of:= AVERAGE([.A155:.C155])" office:value-type="float" office:value="10.7666666666667" calcext:value-type="float">
            <text:p>10.7666666666667</text:p>
          </table:table-cell>
          <table:table-cell/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float" office:value="153" calcext:value-type="float">
            <text:p>153</text:p>
          </table:table-cell>
          <table:table-cell table:formula="of:= AVERAGE([.G155:.I155])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53" calcext:value-type="float">
            <text:p>153</text:p>
          </table:table-cell>
          <table:table-cell table:style-name="ce1" table:formula="of:= AVERAGE([.M155:.O155])" office:value-type="float" office:value="10.1" calcext:value-type="float">
            <text:p>10.1</text:p>
          </table:table-cell>
          <table:table-cell office:value-type="float" office:value="153" calcext:value-type="float">
            <text:p>153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153" calcext:value-type="float">
            <text:p>153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53" calcext:value-type="float">
            <text:p>153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153" calcext:value-type="float">
            <text:p>153</text:p>
          </table:table-cell>
          <table:table-cell table:formula="of:= AVERAGE([.AB155:.AF155])" office:value-type="float" office:value="5.7" calcext:value-type="float">
            <text:p>5.7</text:p>
          </table:table-cell>
          <table:table-cell/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6" calcext:value-type="float">
            <text:p>5.6</text:p>
          </table:table-cell>
          <table:table-cell office:value-type="float" office:value="153" calcext:value-type="float">
            <text:p>153</text:p>
          </table:table-cell>
          <table:table-cell table:formula="of:= AVERAGE([.AJ155:.AN155])" office:value-type="float" office:value="6.06" calcext:value-type="float">
            <text:p>6.06</text:p>
          </table:table-cell>
          <table:table-cell/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5.8" calcext:value-type="float">
            <text:p>5.8</text:p>
          </table:table-cell>
          <table:table-cell office:value-type="float" office:value="153" calcext:value-type="float">
            <text:p>153</text:p>
          </table:table-cell>
          <table:table-cell table:formula="of:=AVERAGE([.AR155:.AV155])" office:value-type="float" office:value="5.26" calcext:value-type="float">
            <text:p>5.26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54" calcext:value-type="float">
            <text:p>154</text:p>
          </table:table-cell>
          <table:table-cell table:style-name="ce1" table:formula="of:= AVERAGE([.A156:.C156])" office:value-type="float" office:value="9.16666666666667" calcext:value-type="float">
            <text:p>9.16666666666667</text:p>
          </table:table-cell>
          <table:table-cell/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float" office:value="154" calcext:value-type="float">
            <text:p>154</text:p>
          </table:table-cell>
          <table:table-cell table:formula="of:= AVERAGE([.G156:.I156])" office:value-type="float" office:value="11" calcext:value-type="float">
            <text:p>11</text:p>
          </table:table-cell>
          <table:table-cell table:style-name="ce1"/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4" calcext:value-type="float">
            <text:p>154</text:p>
          </table:table-cell>
          <table:table-cell table:style-name="ce1" table:formula="of:= AVERAGE([.M156:.O156])" office:value-type="float" office:value="11.3333333333333" calcext:value-type="float">
            <text:p>11.3333333333333</text:p>
          </table:table-cell>
          <table:table-cell office:value-type="float" office:value="154" calcext:value-type="float">
            <text:p>154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154" calcext:value-type="float">
            <text:p>154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office:value-type="float" office:value="154" calcext:value-type="float">
            <text:p>154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54" calcext:value-type="float">
            <text:p>154</text:p>
          </table:table-cell>
          <table:table-cell table:formula="of:= AVERAGE([.AB156:.AF156])" office:value-type="float" office:value="5.1" calcext:value-type="float">
            <text:p>5.1</text:p>
          </table:table-cell>
          <table:table-cell/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.2" calcext:value-type="float">
            <text:p>5.2</text:p>
          </table:table-cell>
          <table:table-cell office:value-type="float" office:value="154" calcext:value-type="float">
            <text:p>154</text:p>
          </table:table-cell>
          <table:table-cell table:formula="of:= AVERAGE([.AJ156:.AN156])" office:value-type="float" office:value="5.68" calcext:value-type="float">
            <text:p>5.68</text:p>
          </table:table-cell>
          <table:table-cell/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3" calcext:value-type="float">
            <text:p>5.3</text:p>
          </table:table-cell>
          <table:table-cell office:value-type="float" office:value="154" calcext:value-type="float">
            <text:p>154</text:p>
          </table:table-cell>
          <table:table-cell table:formula="of:=AVERAGE([.AR156:.AV156])" office:value-type="float" office:value="3.86" calcext:value-type="float">
            <text:p>3.86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5" calcext:value-type="float">
            <text:p>155</text:p>
          </table:table-cell>
          <table:table-cell table:style-name="ce1" table:formula="of:= AVERAGE([.A157:.C157])" office:value-type="float" office:value="12" calcext:value-type="float">
            <text:p>12</text:p>
          </table:table-cell>
          <table:table-cell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55" calcext:value-type="float">
            <text:p>155</text:p>
          </table:table-cell>
          <table:table-cell table:formula="of:= AVERAGE([.G157:.I157])" office:value-type="float" office:value="10.2666666666667" calcext:value-type="float">
            <text:p>10.2666666666667</text:p>
          </table:table-cell>
          <table:table-cell table:style-name="ce1"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155" calcext:value-type="float">
            <text:p>155</text:p>
          </table:table-cell>
          <table:table-cell table:style-name="ce1" table:formula="of:= AVERAGE([.M157:.O157])" office:value-type="float" office:value="9.93333333333333" calcext:value-type="float">
            <text:p>9.93333333333333</text:p>
          </table:table-cell>
          <table:table-cell office:value-type="float" office:value="155" calcext:value-type="float">
            <text:p>155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55" calcext:value-type="float">
            <text:p>155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155" calcext:value-type="float">
            <text:p>15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number-columns-repeated="2" table:style-name="ce1" office:value-type="float" office:value="6.6" calcext:value-type="float">
            <text:p>6.6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155" calcext:value-type="float">
            <text:p>155</text:p>
          </table:table-cell>
          <table:table-cell table:formula="of:= AVERAGE([.AB157:.AF157])" office:value-type="float" office:value="6.06" calcext:value-type="float">
            <text:p>6.06</text:p>
          </table:table-cell>
          <table:table-cell/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6.3" calcext:value-type="float">
            <text:p>6.3</text:p>
          </table:table-cell>
          <table:table-cell office:value-type="float" office:value="155" calcext:value-type="float">
            <text:p>155</text:p>
          </table:table-cell>
          <table:table-cell table:formula="of:= AVERAGE([.AJ157:.AN157])" office:value-type="float" office:value="6.18" calcext:value-type="float">
            <text:p>6.18</text:p>
          </table:table-cell>
          <table:table-cell/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1.2" calcext:value-type="float">
            <text:p>1.2</text:p>
          </table:table-cell>
          <table:table-cell office:value-type="float" office:value="155" calcext:value-type="float">
            <text:p>155</text:p>
          </table:table-cell>
          <table:table-cell table:formula="of:=AVERAGE([.AR157:.AV157])" office:value-type="float" office:value="1.776" calcext:value-type="float">
            <text:p>1.776</text:p>
          </table:table-cell>
        </table:table-row>
        <table:table-row table:style-name="ro1"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6" calcext:value-type="float">
            <text:p>156</text:p>
          </table:table-cell>
          <table:table-cell table:style-name="ce1" table:formula="of:= AVERAGE([.A158:.C158])" office:value-type="float" office:value="10.9666666666667" calcext:value-type="float">
            <text:p>10.9666666666667</text:p>
          </table:table-cell>
          <table:table-cell/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float" office:value="156" calcext:value-type="float">
            <text:p>156</text:p>
          </table:table-cell>
          <table:table-cell table:formula="of:= AVERAGE([.G158:.I158])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6" calcext:value-type="float">
            <text:p>156</text:p>
          </table:table-cell>
          <table:table-cell table:style-name="ce1" table:formula="of:= AVERAGE([.M158:.O158])" office:value-type="float" office:value="10.1333333333333" calcext:value-type="float">
            <text:p>10.1333333333333</text:p>
          </table:table-cell>
          <table:table-cell office:value-type="float" office:value="156" calcext:value-type="float">
            <text:p>15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156" calcext:value-type="float">
            <text:p>156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56" calcext:value-type="float">
            <text:p>156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156" calcext:value-type="float">
            <text:p>156</text:p>
          </table:table-cell>
          <table:table-cell table:formula="of:= AVERAGE([.AB158:.AF158])" office:value-type="float" office:value="5.7" calcext:value-type="float">
            <text:p>5.7</text:p>
          </table:table-cell>
          <table:table-cell/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8.7" calcext:value-type="float">
            <text:p>8.7</text:p>
          </table:table-cell>
          <table:table-cell office:value-type="float" office:value="156" calcext:value-type="float">
            <text:p>156</text:p>
          </table:table-cell>
          <table:table-cell table:formula="of:= AVERAGE([.AJ158:.AN158])" office:value-type="float" office:value="6.76" calcext:value-type="float">
            <text:p>6.76</text:p>
          </table:table-cell>
          <table:table-cell/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.7" calcext:value-type="float">
            <text:p>6.7</text:p>
          </table:table-cell>
          <table:table-cell office:value-type="float" office:value="156" calcext:value-type="float">
            <text:p>156</text:p>
          </table:table-cell>
          <table:table-cell table:formula="of:=AVERAGE([.AR158:.AV158])" office:value-type="float" office:value="4.74" calcext:value-type="float">
            <text:p>4.74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157" calcext:value-type="float">
            <text:p>157</text:p>
          </table:table-cell>
          <table:table-cell table:style-name="ce1" table:formula="of:= AVERAGE([.A159:.C159])" office:value-type="float" office:value="11.3" calcext:value-type="float">
            <text:p>11.3</text:p>
          </table:table-cell>
          <table:table-cell/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57" calcext:value-type="float">
            <text:p>157</text:p>
          </table:table-cell>
          <table:table-cell table:formula="of:= AVERAGE([.G159:.I159])" office:value-type="float" office:value="9.33333333333333" calcext:value-type="float">
            <text:p>9.33333333333333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57" calcext:value-type="float">
            <text:p>157</text:p>
          </table:table-cell>
          <table:table-cell table:style-name="ce1" table:formula="of:= AVERAGE([.M159:.O159])" office:value-type="float" office:value="10.2666666666667" calcext:value-type="float">
            <text:p>10.2666666666667</text:p>
          </table:table-cell>
          <table:table-cell office:value-type="float" office:value="157" calcext:value-type="float">
            <text:p>157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157" calcext:value-type="float">
            <text:p>157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57" calcext:value-type="float">
            <text:p>157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157" calcext:value-type="float">
            <text:p>157</text:p>
          </table:table-cell>
          <table:table-cell table:formula="of:= AVERAGE([.AB159:.AF159])" office:value-type="float" office:value="6.18" calcext:value-type="float">
            <text:p>6.18</text:p>
          </table:table-cell>
          <table:table-cell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2" calcext:value-type="float">
            <text:p>5.2</text:p>
          </table:table-cell>
          <table:table-cell office:value-type="float" office:value="157" calcext:value-type="float">
            <text:p>157</text:p>
          </table:table-cell>
          <table:table-cell table:formula="of:= AVERAGE([.AJ159:.AN159])" office:value-type="float" office:value="6.04" calcext:value-type="float">
            <text:p>6.04</text:p>
          </table:table-cell>
          <table:table-cell/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2" calcext:value-type="float">
            <text:p>4.2</text:p>
          </table:table-cell>
          <table:table-cell office:value-type="float" office:value="157" calcext:value-type="float">
            <text:p>157</text:p>
          </table:table-cell>
          <table:table-cell table:formula="of:=AVERAGE([.AR159:.AV159])" office:value-type="float" office:value="5.4" calcext:value-type="float">
            <text:p>5.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8" calcext:value-type="float">
            <text:p>158</text:p>
          </table:table-cell>
          <table:table-cell table:style-name="ce1" table:formula="of:= AVERAGE([.A160:.C160])" office:value-type="float" office:value="10.4666666666667" calcext:value-type="float">
            <text:p>10.4666666666667</text:p>
          </table:table-cell>
          <table:table-cell/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58" calcext:value-type="float">
            <text:p>158</text:p>
          </table:table-cell>
          <table:table-cell table:formula="of:= AVERAGE([.G160:.I160])" office:value-type="float" office:value="9.36666666666667" calcext:value-type="float">
            <text:p>9.36666666666667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8" calcext:value-type="float">
            <text:p>158</text:p>
          </table:table-cell>
          <table:table-cell table:style-name="ce1" table:formula="of:= AVERAGE([.M160:.O160])" office:value-type="float" office:value="9.3" calcext:value-type="float">
            <text:p>9.3</text:p>
          </table:table-cell>
          <table:table-cell office:value-type="float" office:value="158" calcext:value-type="float">
            <text:p>15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158" calcext:value-type="float">
            <text:p>158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158" calcext:value-type="float">
            <text:p>158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158" calcext:value-type="float">
            <text:p>158</text:p>
          </table:table-cell>
          <table:table-cell table:formula="of:= AVERAGE([.AB160:.AF160])" office:value-type="float" office:value="6.06" calcext:value-type="float">
            <text:p>6.06</text:p>
          </table:table-cell>
          <table:table-cell/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6" calcext:value-type="float">
            <text:p>5.6</text:p>
          </table:table-cell>
          <table:table-cell office:value-type="float" office:value="158" calcext:value-type="float">
            <text:p>158</text:p>
          </table:table-cell>
          <table:table-cell table:formula="of:= AVERAGE([.AJ160:.AN160])" office:value-type="float" office:value="5.66" calcext:value-type="float">
            <text:p>5.66</text:p>
          </table:table-cell>
          <table:table-cell/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8" calcext:value-type="float">
            <text:p>5.8</text:p>
          </table:table-cell>
          <table:table-cell office:value-type="float" office:value="158" calcext:value-type="float">
            <text:p>158</text:p>
          </table:table-cell>
          <table:table-cell table:formula="of:=AVERAGE([.AR160:.AV160])" office:value-type="float" office:value="5.12" calcext:value-type="float">
            <text:p>5.12</text:p>
          </table:table-cell>
        </table:table-row>
        <table:table-row table:style-name="ro1"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59" calcext:value-type="float">
            <text:p>159</text:p>
          </table:table-cell>
          <table:table-cell table:style-name="ce1" table:formula="of:= AVERAGE([.A161:.C161])" office:value-type="float" office:value="9.73333333333333" calcext:value-type="float">
            <text:p>9.73333333333333</text:p>
          </table:table-cell>
          <table:table-cell/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159" calcext:value-type="float">
            <text:p>159</text:p>
          </table:table-cell>
          <table:table-cell table:formula="of:= AVERAGE([.G161:.I161])" office:value-type="float" office:value="8.86666666666667" calcext:value-type="float">
            <text:p>8.86666666666667</text:p>
          </table:table-cell>
          <table:table-cell table:style-name="ce1"/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159" calcext:value-type="float">
            <text:p>159</text:p>
          </table:table-cell>
          <table:table-cell table:style-name="ce1" table:formula="of:= AVERAGE([.M161:.O161])" office:value-type="float" office:value="9.13333333333333" calcext:value-type="float">
            <text:p>9.13333333333333</text:p>
          </table:table-cell>
          <table:table-cell office:value-type="float" office:value="159" calcext:value-type="float">
            <text:p>159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159" calcext:value-type="float">
            <text:p>159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59" calcext:value-type="float">
            <text:p>159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59" calcext:value-type="float">
            <text:p>159</text:p>
          </table:table-cell>
          <table:table-cell table:formula="of:= AVERAGE([.AB161:.AF161])" office:value-type="float" office:value="5.58" calcext:value-type="float">
            <text:p>5.58</text:p>
          </table:table-cell>
          <table:table-cell/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5.6" calcext:value-type="float">
            <text:p>5.6</text:p>
          </table:table-cell>
          <table:table-cell office:value-type="float" office:value="159" calcext:value-type="float">
            <text:p>159</text:p>
          </table:table-cell>
          <table:table-cell table:formula="of:= AVERAGE([.AJ161:.AN161])" office:value-type="float" office:value="6.06" calcext:value-type="float">
            <text:p>6.06</text:p>
          </table:table-cell>
          <table:table-cell/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3.5" calcext:value-type="float">
            <text:p>3.5</text:p>
          </table:table-cell>
          <table:table-cell office:value-type="float" office:value="159" calcext:value-type="float">
            <text:p>159</text:p>
          </table:table-cell>
          <table:table-cell table:formula="of:=AVERAGE([.AR161:.AV161])" office:value-type="float" office:value="3.6" calcext:value-type="float">
            <text:p>3.6</text:p>
          </table:table-cell>
        </table:table-row>
        <table:table-row table:style-name="ro1"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0" calcext:value-type="float">
            <text:p>160</text:p>
          </table:table-cell>
          <table:table-cell table:style-name="ce1" table:formula="of:= AVERAGE([.A162:.C162])" office:value-type="float" office:value="10.8" calcext:value-type="float">
            <text:p>10.8</text:p>
          </table:table-cell>
          <table:table-cell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60" calcext:value-type="float">
            <text:p>160</text:p>
          </table:table-cell>
          <table:table-cell table:formula="of:= AVERAGE([.G162:.I162])" office:value-type="float" office:value="8.96666666666667" calcext:value-type="float">
            <text:p>8.966666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0" calcext:value-type="float">
            <text:p>160</text:p>
          </table:table-cell>
          <table:table-cell table:style-name="ce1" table:formula="of:= AVERAGE([.M162:.O162])" office:value-type="float" office:value="9.66666666666667" calcext:value-type="float">
            <text:p>9.66666666666667</text:p>
          </table:table-cell>
          <table:table-cell office:value-type="float" office:value="160" calcext:value-type="float">
            <text:p>16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160" calcext:value-type="float">
            <text:p>160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160" calcext:value-type="float">
            <text:p>160</text:p>
          </table:table-cell>
          <table:table-cell table:formula="of:= AVERAGE([.AB162:.AF162])" office:value-type="float" office:value="5.46" calcext:value-type="float">
            <text:p>5.46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7" calcext:value-type="float">
            <text:p>6.7</text:p>
          </table:table-cell>
          <table:table-cell office:value-type="float" office:value="160" calcext:value-type="float">
            <text:p>160</text:p>
          </table:table-cell>
          <table:table-cell table:formula="of:= AVERAGE([.AJ162:.AN162])" office:value-type="float" office:value="6.38" calcext:value-type="float">
            <text:p>6.38</text:p>
          </table:table-cell>
          <table:table-cell/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6" calcext:value-type="float">
            <text:p>1.6</text:p>
          </table:table-cell>
          <table:table-cell office:value-type="float" office:value="160" calcext:value-type="float">
            <text:p>160</text:p>
          </table:table-cell>
          <table:table-cell table:formula="of:=AVERAGE([.AR162:.AV162])" office:value-type="float" office:value="2.94" calcext:value-type="float">
            <text:p>2.94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61" calcext:value-type="float">
            <text:p>161</text:p>
          </table:table-cell>
          <table:table-cell table:style-name="ce1" table:formula="of:= AVERAGE([.A163:.C163])" office:value-type="float" office:value="11.3333333333333" calcext:value-type="float">
            <text:p>11.3333333333333</text:p>
          </table:table-cell>
          <table:table-cell/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61" calcext:value-type="float">
            <text:p>161</text:p>
          </table:table-cell>
          <table:table-cell table:formula="of:= AVERAGE([.G163:.I163])" office:value-type="float" office:value="9.73333333333333" calcext:value-type="float">
            <text:p>9.73333333333333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61" calcext:value-type="float">
            <text:p>161</text:p>
          </table:table-cell>
          <table:table-cell table:style-name="ce1" table:formula="of:= AVERAGE([.M163:.O163])" office:value-type="float" office:value="10.6666666666667" calcext:value-type="float">
            <text:p>10.6666666666667</text:p>
          </table:table-cell>
          <table:table-cell office:value-type="float" office:value="161" calcext:value-type="float">
            <text:p>161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161" calcext:value-type="float">
            <text:p>161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61" calcext:value-type="float">
            <text:p>161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161" calcext:value-type="float">
            <text:p>161</text:p>
          </table:table-cell>
          <table:table-cell table:formula="of:= AVERAGE([.AB163:.AF163])" office:value-type="float" office:value="5.56" calcext:value-type="float">
            <text:p>5.56</text:p>
          </table:table-cell>
          <table:table-cell/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formula="of:= AVERAGE([.AJ163:.AN163])" office:value-type="float" office:value="6.62" calcext:value-type="float">
            <text:p>6.62</text:p>
          </table:table-cell>
          <table:table-cell/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.4" calcext:value-type="float">
            <text:p>4.4</text:p>
          </table:table-cell>
          <table:table-cell office:value-type="float" office:value="161" calcext:value-type="float">
            <text:p>161</text:p>
          </table:table-cell>
          <table:table-cell table:formula="of:=AVERAGE([.AR163:.AV163])" office:value-type="float" office:value="4.56" calcext:value-type="float">
            <text:p>4.56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2" calcext:value-type="float">
            <text:p>162</text:p>
          </table:table-cell>
          <table:table-cell table:style-name="ce1" table:formula="of:= AVERAGE([.A164:.C164])" office:value-type="float" office:value="10.5333333333333" calcext:value-type="float">
            <text:p>10.5333333333333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2" calcext:value-type="float">
            <text:p>162</text:p>
          </table:table-cell>
          <table:table-cell table:formula="of:= AVERAGE([.G164:.I164])" office:value-type="float" office:value="9.96666666666667" calcext:value-type="float">
            <text:p>9.96666666666667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62" calcext:value-type="float">
            <text:p>162</text:p>
          </table:table-cell>
          <table:table-cell table:style-name="ce1" table:formula="of:= AVERAGE([.M164:.O164])" office:value-type="float" office:value="9.7" calcext:value-type="float">
            <text:p>9.7</text:p>
          </table:table-cell>
          <table:table-cell office:value-type="float" office:value="162" calcext:value-type="float">
            <text:p>162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162" calcext:value-type="float">
            <text:p>162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float" office:value="162" calcext:value-type="float">
            <text:p>16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162" calcext:value-type="float">
            <text:p>162</text:p>
          </table:table-cell>
          <table:table-cell table:formula="of:= AVERAGE([.AB164:.AF164])" office:value-type="float" office:value="5.64" calcext:value-type="float">
            <text:p>5.64</text:p>
          </table:table-cell>
          <table:table-cell/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.6" calcext:value-type="float">
            <text:p>4.6</text:p>
          </table:table-cell>
          <table:table-cell office:value-type="float" office:value="162" calcext:value-type="float">
            <text:p>162</text:p>
          </table:table-cell>
          <table:table-cell table:formula="of:= AVERAGE([.AJ164:.AN164])" office:value-type="float" office:value="5.42" calcext:value-type="float">
            <text:p>5.42</text:p>
          </table:table-cell>
          <table:table-cell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3" calcext:value-type="float">
            <text:p>6.3</text:p>
          </table:table-cell>
          <table:table-cell office:value-type="float" office:value="162" calcext:value-type="float">
            <text:p>162</text:p>
          </table:table-cell>
          <table:table-cell table:formula="of:=AVERAGE([.AR164:.AV164])" office:value-type="float" office:value="4.76" calcext:value-type="float">
            <text:p>4.76</text:p>
          </table:table-cell>
        </table:table-row>
        <table:table-row table:style-name="ro1"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163" calcext:value-type="float">
            <text:p>163</text:p>
          </table:table-cell>
          <table:table-cell table:style-name="ce1" table:formula="of:= AVERAGE([.A165:.C165])" office:value-type="float" office:value="9" calcext:value-type="float">
            <text:p>9</text:p>
          </table:table-cell>
          <table:table-cell/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float" office:value="163" calcext:value-type="float">
            <text:p>163</text:p>
          </table:table-cell>
          <table:table-cell table:formula="of:= AVERAGE([.G165:.I165])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3" calcext:value-type="float">
            <text:p>163</text:p>
          </table:table-cell>
          <table:table-cell table:style-name="ce1" table:formula="of:= AVERAGE([.M165:.O165])" office:value-type="float" office:value="10.1333333333333" calcext:value-type="float">
            <text:p>10.1333333333333</text:p>
          </table:table-cell>
          <table:table-cell office:value-type="float" office:value="163" calcext:value-type="float">
            <text:p>163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163" calcext:value-type="float">
            <text:p>163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63" calcext:value-type="float">
            <text:p>16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63" calcext:value-type="float">
            <text:p>163</text:p>
          </table:table-cell>
          <table:table-cell table:formula="of:= AVERAGE([.AB165:.AF165])" office:value-type="float" office:value="4.56" calcext:value-type="float">
            <text:p>4.56</text:p>
          </table:table-cell>
          <table:table-cell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7.3" calcext:value-type="float">
            <text:p>7.3</text:p>
          </table:table-cell>
          <table:table-cell office:value-type="float" office:value="163" calcext:value-type="float">
            <text:p>163</text:p>
          </table:table-cell>
          <table:table-cell table:formula="of:= AVERAGE([.AJ165:.AN165])" office:value-type="float" office:value="6.38" calcext:value-type="float">
            <text:p>6.38</text:p>
          </table:table-cell>
          <table:table-cell/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.4" calcext:value-type="float">
            <text:p>3.4</text:p>
          </table:table-cell>
          <table:table-cell office:value-type="float" office:value="163" calcext:value-type="float">
            <text:p>163</text:p>
          </table:table-cell>
          <table:table-cell table:formula="of:=AVERAGE([.AR165:.AV165])" office:value-type="float" office:value="3.44" calcext:value-type="float">
            <text:p>3.44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4" calcext:value-type="float">
            <text:p>164</text:p>
          </table:table-cell>
          <table:table-cell table:style-name="ce1" table:formula="of:= AVERAGE([.A166:.C166])" office:value-type="float" office:value="11.0333333333333" calcext:value-type="float">
            <text:p>11.0333333333333</text:p>
          </table:table-cell>
          <table:table-cell/>
          <table:table-cell table:number-columns-repeated="3" table:style-name="ce1" office:value-type="float" office:value="8.4" calcext:value-type="float">
            <text:p>8.4</text:p>
          </table:table-cell>
          <table:table-cell table:style-name="ce1" office:value-type="float" office:value="164" calcext:value-type="float">
            <text:p>164</text:p>
          </table:table-cell>
          <table:table-cell table:formula="of:= AVERAGE([.G166:.I166])" office:value-type="float" office:value="8.4" calcext:value-type="float">
            <text:p>8.4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4" calcext:value-type="float">
            <text:p>164</text:p>
          </table:table-cell>
          <table:table-cell table:style-name="ce1" table:formula="of:= AVERAGE([.M166:.O166])" office:value-type="float" office:value="8.96666666666667" calcext:value-type="float">
            <text:p>8.96666666666667</text:p>
          </table:table-cell>
          <table:table-cell office:value-type="float" office:value="164" calcext:value-type="float">
            <text:p>16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164" calcext:value-type="float">
            <text:p>164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office:value-type="float" office:value="164" calcext:value-type="float">
            <text:p>164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64" calcext:value-type="float">
            <text:p>164</text:p>
          </table:table-cell>
          <table:table-cell table:formula="of:= AVERAGE([.AB166:.AF166])" office:value-type="float" office:value="5.9" calcext:value-type="float">
            <text:p>5.9</text:p>
          </table:table-cell>
          <table:table-cell/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.7" calcext:value-type="float">
            <text:p>5.7</text:p>
          </table:table-cell>
          <table:table-cell table:number-columns-repeated="2" table:style-name="ce1" office:value-type="float" office:value="5.1" calcext:value-type="float">
            <text:p>5.1</text:p>
          </table:table-cell>
          <table:table-cell office:value-type="float" office:value="164" calcext:value-type="float">
            <text:p>164</text:p>
          </table:table-cell>
          <table:table-cell table:formula="of:= AVERAGE([.AJ166:.AN166])" office:value-type="float" office:value="5.54" calcext:value-type="float">
            <text:p>5.54</text:p>
          </table:table-cell>
          <table:table-cell/>
          <table:table-cell table:style-name="ce1" office:value-type="float" office:value="0.831" calcext:value-type="float">
            <text:p>0.831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0.831" calcext:value-type="float">
            <text:p>0.831</text:p>
          </table:table-cell>
          <table:table-cell office:value-type="float" office:value="164" calcext:value-type="float">
            <text:p>164</text:p>
          </table:table-cell>
          <table:table-cell table:formula="of:=AVERAGE([.AR166:.AV166])" office:value-type="float" office:value="1.8724" calcext:value-type="float">
            <text:p>1.8724</text:p>
          </table:table-cell>
        </table:table-row>
        <table:table-row table:style-name="ro1"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5" calcext:value-type="float">
            <text:p>165</text:p>
          </table:table-cell>
          <table:table-cell table:style-name="ce1" table:formula="of:= AVERAGE([.A167:.C167])" office:value-type="float" office:value="10.1666666666667" calcext:value-type="float">
            <text:p>10.1666666666667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5" calcext:value-type="float">
            <text:p>165</text:p>
          </table:table-cell>
          <table:table-cell table:formula="of:= AVERAGE([.G167:.I167])" office:value-type="float" office:value="11.6666666666667" calcext:value-type="float">
            <text:p>11.6666666666667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5" calcext:value-type="float">
            <text:p>165</text:p>
          </table:table-cell>
          <table:table-cell table:style-name="ce1" table:formula="of:= AVERAGE([.M167:.O167])" office:value-type="float" office:value="9.96666666666667" calcext:value-type="float">
            <text:p>9.96666666666667</text:p>
          </table:table-cell>
          <table:table-cell office:value-type="float" office:value="165" calcext:value-type="float">
            <text:p>165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165" calcext:value-type="float">
            <text:p>165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65" calcext:value-type="float">
            <text:p>16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165" calcext:value-type="float">
            <text:p>165</text:p>
          </table:table-cell>
          <table:table-cell table:formula="of:= AVERAGE([.AB167:.AF167])" office:value-type="float" office:value="5.72" calcext:value-type="float">
            <text:p>5.72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table:formula="of:= AVERAGE([.AJ167:.AN167])" office:value-type="float" office:value="6.4" calcext:value-type="float">
            <text:p>6.4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165" calcext:value-type="float">
            <text:p>165</text:p>
          </table:table-cell>
          <table:table-cell table:formula="of:=AVERAGE([.AR167:.AV167])" office:value-type="float" office:value="5.08" calcext:value-type="float">
            <text:p>5.08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6" calcext:value-type="float">
            <text:p>166</text:p>
          </table:table-cell>
          <table:table-cell table:style-name="ce1" table:formula="of:= AVERAGE([.A168:.C168])" office:value-type="float" office:value="10.5" calcext:value-type="float">
            <text:p>10.5</text:p>
          </table:table-cell>
          <table:table-cell/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float" office:value="166" calcext:value-type="float">
            <text:p>166</text:p>
          </table:table-cell>
          <table:table-cell table:formula="of:= AVERAGE([.G168:.I168])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6" calcext:value-type="float">
            <text:p>166</text:p>
          </table:table-cell>
          <table:table-cell table:style-name="ce1" table:formula="of:= AVERAGE([.M168:.O168])" office:value-type="float" office:value="10.2666666666667" calcext:value-type="float">
            <text:p>10.2666666666667</text:p>
          </table:table-cell>
          <table:table-cell office:value-type="float" office:value="166" calcext:value-type="float">
            <text:p>166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66" calcext:value-type="float">
            <text:p>166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66" calcext:value-type="float">
            <text:p>166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66" calcext:value-type="float">
            <text:p>166</text:p>
          </table:table-cell>
          <table:table-cell table:formula="of:= AVERAGE([.AB168:.AF168])" office:value-type="float" office:value="5.94" calcext:value-type="float">
            <text:p>5.94</text:p>
          </table:table-cell>
          <table:table-cell/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6.7" calcext:value-type="float">
            <text:p>6.7</text:p>
          </table:table-cell>
          <table:table-cell office:value-type="float" office:value="166" calcext:value-type="float">
            <text:p>166</text:p>
          </table:table-cell>
          <table:table-cell table:formula="of:= AVERAGE([.AJ168:.AN168])" office:value-type="float" office:value="6.24" calcext:value-type="float">
            <text:p>6.24</text:p>
          </table:table-cell>
          <table:table-cell/>
          <table:table-cell table:number-columns-repeated="2" table:style-name="ce1" office:value-type="float" office:value="5.3" calcext:value-type="float">
            <text:p>5.3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3" calcext:value-type="float">
            <text:p>5.3</text:p>
          </table:table-cell>
          <table:table-cell office:value-type="float" office:value="166" calcext:value-type="float">
            <text:p>166</text:p>
          </table:table-cell>
          <table:table-cell table:formula="of:=AVERAGE([.AR168:.AV168])" office:value-type="float" office:value="5.7" calcext:value-type="float">
            <text:p>5.7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7" calcext:value-type="float">
            <text:p>167</text:p>
          </table:table-cell>
          <table:table-cell table:style-name="ce1" table:formula="of:= AVERAGE([.A169:.C169])" office:value-type="float" office:value="12.6666666666667" calcext:value-type="float">
            <text:p>12.6666666666667</text:p>
          </table:table-cell>
          <table:table-cell/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67" calcext:value-type="float">
            <text:p>167</text:p>
          </table:table-cell>
          <table:table-cell table:formula="of:= AVERAGE([.G169:.I169])" office:value-type="float" office:value="9.6" calcext:value-type="float">
            <text:p>9.6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67" calcext:value-type="float">
            <text:p>167</text:p>
          </table:table-cell>
          <table:table-cell table:style-name="ce1" table:formula="of:= AVERAGE([.M169:.O169])" office:value-type="float" office:value="9.83333333333333" calcext:value-type="float">
            <text:p>9.83333333333333</text:p>
          </table:table-cell>
          <table:table-cell office:value-type="float" office:value="167" calcext:value-type="float">
            <text:p>167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167" calcext:value-type="float">
            <text:p>167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167" calcext:value-type="float">
            <text:p>167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167" calcext:value-type="float">
            <text:p>167</text:p>
          </table:table-cell>
          <table:table-cell table:formula="of:= AVERAGE([.AB169:.AF169])" office:value-type="float" office:value="5.74" calcext:value-type="float">
            <text:p>5.74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4" calcext:value-type="float">
            <text:p>6.4</text:p>
          </table:table-cell>
          <table:table-cell office:value-type="float" office:value="167" calcext:value-type="float">
            <text:p>167</text:p>
          </table:table-cell>
          <table:table-cell table:formula="of:= AVERAGE([.AJ169:.AN169])" office:value-type="float" office:value="6.14" calcext:value-type="float">
            <text:p>6.14</text:p>
          </table:table-cell>
          <table:table-cell/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7.2" calcext:value-type="float">
            <text:p>7.2</text:p>
          </table:table-cell>
          <table:table-cell office:value-type="float" office:value="167" calcext:value-type="float">
            <text:p>167</text:p>
          </table:table-cell>
          <table:table-cell table:formula="of:=AVERAGE([.AR169:.AV169])" office:value-type="float" office:value="6.04" calcext:value-type="float">
            <text:p>6.04</text:p>
          </table:table-cell>
        </table:table-row>
        <table:table-row table:style-name="ro1"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8" calcext:value-type="float">
            <text:p>168</text:p>
          </table:table-cell>
          <table:table-cell table:style-name="ce1" table:formula="of:= AVERAGE([.A170:.C170])" office:value-type="float" office:value="10.1" calcext:value-type="float">
            <text:p>10.1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8" calcext:value-type="float">
            <text:p>168</text:p>
          </table:table-cell>
          <table:table-cell table:formula="of:= AVERAGE([.G170:.I170])" office:value-type="float" office:value="12.3333333333333" calcext:value-type="float">
            <text:p>12.3333333333333</text:p>
          </table:table-cell>
          <table:table-cell table:style-name="ce1"/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8" calcext:value-type="float">
            <text:p>168</text:p>
          </table:table-cell>
          <table:table-cell table:style-name="ce1" table:formula="of:= AVERAGE([.M170:.O170])" office:value-type="float" office:value="10.3666666666667" calcext:value-type="float">
            <text:p>10.3666666666667</text:p>
          </table:table-cell>
          <table:table-cell office:value-type="float" office:value="168" calcext:value-type="float">
            <text:p>168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168" calcext:value-type="float">
            <text:p>168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float" office:value="168" calcext:value-type="float">
            <text:p>168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168" calcext:value-type="float">
            <text:p>168</text:p>
          </table:table-cell>
          <table:table-cell table:formula="of:= AVERAGE([.AB170:.AF170])" office:value-type="float" office:value="5.3" calcext:value-type="float">
            <text:p>5.3</text:p>
          </table:table-cell>
          <table:table-cell/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.6" calcext:value-type="float">
            <text:p>6.6</text:p>
          </table:table-cell>
          <table:table-cell office:value-type="float" office:value="168" calcext:value-type="float">
            <text:p>168</text:p>
          </table:table-cell>
          <table:table-cell table:formula="of:= AVERAGE([.AJ170:.AN170])" office:value-type="float" office:value="6.74" calcext:value-type="float">
            <text:p>6.74</text:p>
          </table:table-cell>
          <table:table-cell/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.1" calcext:value-type="float">
            <text:p>4.1</text:p>
          </table:table-cell>
          <table:table-cell office:value-type="float" office:value="168" calcext:value-type="float">
            <text:p>168</text:p>
          </table:table-cell>
          <table:table-cell table:formula="of:=AVERAGE([.AR170:.AV170])" office:value-type="float" office:value="4.62" calcext:value-type="float">
            <text:p>4.62</text:p>
          </table:table-cell>
        </table:table-row>
        <table:table-row table:style-name="ro1"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9" calcext:value-type="float">
            <text:p>169</text:p>
          </table:table-cell>
          <table:table-cell table:style-name="ce1" table:formula="of:= AVERAGE([.A171:.C171])" office:value-type="float" office:value="10.1666666666667" calcext:value-type="float">
            <text:p>10.1666666666667</text:p>
          </table:table-cell>
          <table:table-cell/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169" calcext:value-type="float">
            <text:p>169</text:p>
          </table:table-cell>
          <table:table-cell table:formula="of:= AVERAGE([.G171:.I171])" office:value-type="float" office:value="7.86666666666667" calcext:value-type="float">
            <text:p>7.86666666666667</text:p>
          </table:table-cell>
          <table:table-cell table:style-name="ce1"/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9" calcext:value-type="float">
            <text:p>169</text:p>
          </table:table-cell>
          <table:table-cell table:style-name="ce1" table:formula="of:= AVERAGE([.M171:.O171])" office:value-type="float" office:value="9.33333333333333" calcext:value-type="float">
            <text:p>9.33333333333333</text:p>
          </table:table-cell>
          <table:table-cell office:value-type="float" office:value="169" calcext:value-type="float">
            <text:p>169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69" calcext:value-type="float">
            <text:p>169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float" office:value="169" calcext:value-type="float">
            <text:p>169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69" calcext:value-type="float">
            <text:p>169</text:p>
          </table:table-cell>
          <table:table-cell table:formula="of:= AVERAGE([.AB171:.AF171])" office:value-type="float" office:value="5.8" calcext:value-type="float">
            <text:p>5.8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4" calcext:value-type="float">
            <text:p>5.4</text:p>
          </table:table-cell>
          <table:table-cell office:value-type="float" office:value="169" calcext:value-type="float">
            <text:p>169</text:p>
          </table:table-cell>
          <table:table-cell table:formula="of:= AVERAGE([.AJ171:.AN171])" office:value-type="float" office:value="5.74" calcext:value-type="float">
            <text:p>5.74</text:p>
          </table:table-cell>
          <table:table-cell/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1.9" calcext:value-type="float">
            <text:p>1.9</text:p>
          </table:table-cell>
          <table:table-cell office:value-type="float" office:value="169" calcext:value-type="float">
            <text:p>169</text:p>
          </table:table-cell>
          <table:table-cell table:formula="of:=AVERAGE([.AR171:.AV171])" office:value-type="float" office:value="3.4" calcext:value-type="float">
            <text:p>3.4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0" calcext:value-type="float">
            <text:p>170</text:p>
          </table:table-cell>
          <table:table-cell table:style-name="ce1" table:formula="of:= AVERAGE([.A172:.C172])" office:value-type="float" office:value="9.26666666666667" calcext:value-type="float">
            <text:p>9.26666666666667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0" calcext:value-type="float">
            <text:p>170</text:p>
          </table:table-cell>
          <table:table-cell table:formula="of:= AVERAGE([.G172:.I172])" office:value-type="float" office:value="10.4666666666667" calcext:value-type="float">
            <text:p>10.4666666666667</text:p>
          </table:table-cell>
          <table:table-cell table:style-name="ce1"/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170" calcext:value-type="float">
            <text:p>170</text:p>
          </table:table-cell>
          <table:table-cell table:style-name="ce1" table:formula="of:= AVERAGE([.M172:.O172])" office:value-type="float" office:value="8.36666666666667" calcext:value-type="float">
            <text:p>8.36666666666667</text:p>
          </table:table-cell>
          <table:table-cell office:value-type="float" office:value="170" calcext:value-type="float">
            <text:p>17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170" calcext:value-type="float">
            <text:p>170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170" calcext:value-type="float">
            <text:p>17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/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170" calcext:value-type="float">
            <text:p>170</text:p>
          </table:table-cell>
          <table:table-cell table:formula="of:= AVERAGE([.AB172:.AF172])" office:value-type="float" office:value="5.46" calcext:value-type="float">
            <text:p>5.46</text:p>
          </table:table-cell>
          <table:table-cell/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.1" calcext:value-type="float">
            <text:p>5.1</text:p>
          </table:table-cell>
          <table:table-cell office:value-type="float" office:value="170" calcext:value-type="float">
            <text:p>170</text:p>
          </table:table-cell>
          <table:table-cell table:formula="of:= AVERAGE([.AJ172:.AN172])" office:value-type="float" office:value="5.36" calcext:value-type="float">
            <text:p>5.36</text:p>
          </table:table-cell>
          <table:table-cell/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6.5" calcext:value-type="float">
            <text:p>6.5</text:p>
          </table:table-cell>
          <table:table-cell office:value-type="float" office:value="170" calcext:value-type="float">
            <text:p>170</text:p>
          </table:table-cell>
          <table:table-cell table:formula="of:=AVERAGE([.AR172:.AV172])" office:value-type="float" office:value="5.26" calcext:value-type="float">
            <text:p>5.26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1" calcext:value-type="float">
            <text:p>171</text:p>
          </table:table-cell>
          <table:table-cell table:style-name="ce1" table:formula="of:= AVERAGE([.A173:.C173])" office:value-type="float" office:value="10.1" calcext:value-type="float">
            <text:p>10.1</text:p>
          </table:table-cell>
          <table:table-cell/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171" calcext:value-type="float">
            <text:p>171</text:p>
          </table:table-cell>
          <table:table-cell table:formula="of:= AVERAGE([.G173:.I173])" office:value-type="float" office:value="8.9" calcext:value-type="float">
            <text:p>8.9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171" calcext:value-type="float">
            <text:p>171</text:p>
          </table:table-cell>
          <table:table-cell table:style-name="ce1" table:formula="of:= AVERAGE([.M173:.O173])" office:value-type="float" office:value="9.9" calcext:value-type="float">
            <text:p>9.9</text:p>
          </table:table-cell>
          <table:table-cell office:value-type="float" office:value="171" calcext:value-type="float">
            <text:p>171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171" calcext:value-type="float">
            <text:p>171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71" calcext:value-type="float">
            <text:p>17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number-columns-repeated="2" table:style-name="ce1" office:value-type="float" office:value="5.1" calcext:value-type="float">
            <text:p>5.1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171" calcext:value-type="float">
            <text:p>171</text:p>
          </table:table-cell>
          <table:table-cell table:formula="of:= AVERAGE([.AB173:.AF173])" office:value-type="float" office:value="4.94" calcext:value-type="float">
            <text:p>4.94</text:p>
          </table:table-cell>
          <table:table-cell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 table:formula="of:= AVERAGE([.AJ173:.AN173])" office:value-type="float" office:value="6.66" calcext:value-type="float">
            <text:p>6.66</text:p>
          </table:table-cell>
          <table:table-cell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.4" calcext:value-type="float">
            <text:p>6.4</text:p>
          </table:table-cell>
          <table:table-cell table:number-columns-repeated="2" table:style-name="ce1" office:value-type="float" office:value="5.7" calcext:value-type="float">
            <text:p>5.7</text:p>
          </table:table-cell>
          <table:table-cell office:value-type="float" office:value="171" calcext:value-type="float">
            <text:p>171</text:p>
          </table:table-cell>
          <table:table-cell table:formula="of:=AVERAGE([.AR173:.AV173])" office:value-type="float" office:value="5.72" calcext:value-type="float">
            <text:p>5.72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2" calcext:value-type="float">
            <text:p>172</text:p>
          </table:table-cell>
          <table:table-cell table:style-name="ce1" table:formula="of:= AVERAGE([.A174:.C174])" office:value-type="float" office:value="10.6666666666667" calcext:value-type="float">
            <text:p>10.6666666666667</text:p>
          </table:table-cell>
          <table:table-cell/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172" calcext:value-type="float">
            <text:p>172</text:p>
          </table:table-cell>
          <table:table-cell table:formula="of:= AVERAGE([.G174:.I174])" office:value-type="float" office:value="8.93333333333333" calcext:value-type="float">
            <text:p>8.93333333333333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2" calcext:value-type="float">
            <text:p>172</text:p>
          </table:table-cell>
          <table:table-cell table:style-name="ce1" table:formula="of:= AVERAGE([.M174:.O174])" office:value-type="float" office:value="10.3" calcext:value-type="float">
            <text:p>10.3</text:p>
          </table:table-cell>
          <table:table-cell office:value-type="float" office:value="172" calcext:value-type="float">
            <text:p>17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172" calcext:value-type="float">
            <text:p>172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office:value-type="float" office:value="172" calcext:value-type="float">
            <text:p>17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72" calcext:value-type="float">
            <text:p>172</text:p>
          </table:table-cell>
          <table:table-cell table:formula="of:= AVERAGE([.AB174:.AF174])" office:value-type="float" office:value="5.38" calcext:value-type="float">
            <text:p>5.38</text:p>
          </table:table-cell>
          <table:table-cell/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8" calcext:value-type="float">
            <text:p>4.8</text:p>
          </table:table-cell>
          <table:table-cell office:value-type="float" office:value="172" calcext:value-type="float">
            <text:p>172</text:p>
          </table:table-cell>
          <table:table-cell table:formula="of:= AVERAGE([.AJ174:.AN174])" office:value-type="float" office:value="5.7" calcext:value-type="float">
            <text:p>5.7</text:p>
          </table:table-cell>
          <table:table-cell/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2.8" calcext:value-type="float">
            <text:p>2.8</text:p>
          </table:table-cell>
          <table:table-cell office:value-type="float" office:value="172" calcext:value-type="float">
            <text:p>172</text:p>
          </table:table-cell>
          <table:table-cell table:formula="of:=AVERAGE([.AR174:.AV174])" office:value-type="float" office:value="4.12" calcext:value-type="float">
            <text:p>4.1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3" calcext:value-type="float">
            <text:p>173</text:p>
          </table:table-cell>
          <table:table-cell table:style-name="ce1" table:formula="of:= AVERAGE([.A175:.C175])" office:value-type="float" office:value="9" calcext:value-type="float">
            <text:p>9</text:p>
          </table:table-cell>
          <table:table-cell/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173" calcext:value-type="float">
            <text:p>173</text:p>
          </table:table-cell>
          <table:table-cell table:formula="of:= AVERAGE([.G175:.I175])" office:value-type="float" office:value="8.26666666666667" calcext:value-type="float">
            <text:p>8.266666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173" calcext:value-type="float">
            <text:p>173</text:p>
          </table:table-cell>
          <table:table-cell table:style-name="ce1" table:formula="of:= AVERAGE([.M175:.O175])" office:value-type="float" office:value="9.76666666666667" calcext:value-type="float">
            <text:p>9.76666666666667</text:p>
          </table:table-cell>
          <table:table-cell office:value-type="float" office:value="173" calcext:value-type="float">
            <text:p>173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173" calcext:value-type="float">
            <text:p>173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73" calcext:value-type="float">
            <text:p>173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173" calcext:value-type="float">
            <text:p>173</text:p>
          </table:table-cell>
          <table:table-cell table:formula="of:= AVERAGE([.AB175:.AF175])" office:value-type="float" office:value="6.06" calcext:value-type="float">
            <text:p>6.06</text:p>
          </table:table-cell>
          <table:table-cell/>
          <table:table-cell table:style-name="ce1" office:value-type="float" office:value="6.1" calcext:value-type="float">
            <text:p>6.1</text:p>
          </table:table-cell>
          <table:table-cell table:number-columns-repeated="2" table:style-name="ce1" office:value-type="float" office:value="6.8" calcext:value-type="float">
            <text:p>6.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8" calcext:value-type="float">
            <text:p>6.8</text:p>
          </table:table-cell>
          <table:table-cell office:value-type="float" office:value="173" calcext:value-type="float">
            <text:p>173</text:p>
          </table:table-cell>
          <table:table-cell table:formula="of:= AVERAGE([.AJ175:.AN175])" office:value-type="float" office:value="6.56" calcext:value-type="float">
            <text:p>6.56</text:p>
          </table:table-cell>
          <table:table-cell/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1.9" calcext:value-type="float">
            <text:p>1.9</text:p>
          </table:table-cell>
          <table:table-cell office:value-type="float" office:value="173" calcext:value-type="float">
            <text:p>173</text:p>
          </table:table-cell>
          <table:table-cell table:formula="of:=AVERAGE([.AR175:.AV175])" office:value-type="float" office:value="3.54" calcext:value-type="float">
            <text:p>3.54</text:p>
          </table:table-cell>
        </table:table-row>
        <table:table-row table:style-name="ro1"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4" calcext:value-type="float">
            <text:p>174</text:p>
          </table:table-cell>
          <table:table-cell table:style-name="ce1" table:formula="of:= AVERAGE([.A176:.C176])" office:value-type="float" office:value="8.3" calcext:value-type="float">
            <text:p>8.3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4" calcext:value-type="float">
            <text:p>174</text:p>
          </table:table-cell>
          <table:table-cell table:formula="of:= AVERAGE([.G176:.I176])" office:value-type="float" office:value="10.5" calcext:value-type="float">
            <text:p>10.5</text:p>
          </table:table-cell>
          <table:table-cell table:style-name="ce1"/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174" calcext:value-type="float">
            <text:p>174</text:p>
          </table:table-cell>
          <table:table-cell table:style-name="ce1" table:formula="of:= AVERAGE([.M176:.O176])" office:value-type="float" office:value="8.43333333333333" calcext:value-type="float">
            <text:p>8.43333333333333</text:p>
          </table:table-cell>
          <table:table-cell office:value-type="float" office:value="174" calcext:value-type="float">
            <text:p>174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174" calcext:value-type="float">
            <text:p>174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174" calcext:value-type="float">
            <text:p>17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174" calcext:value-type="float">
            <text:p>174</text:p>
          </table:table-cell>
          <table:table-cell table:formula="of:= AVERAGE([.AB176:.AF176])" office:value-type="float" office:value="4.16" calcext:value-type="float">
            <text:p>4.16</text:p>
          </table:table-cell>
          <table:table-cell/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.4" calcext:value-type="float">
            <text:p>6.4</text:p>
          </table:table-cell>
          <table:table-cell office:value-type="float" office:value="174" calcext:value-type="float">
            <text:p>174</text:p>
          </table:table-cell>
          <table:table-cell table:formula="of:= AVERAGE([.AJ176:.AN176])" office:value-type="float" office:value="5.7" calcext:value-type="float">
            <text:p>5.7</text:p>
          </table:table-cell>
          <table:table-cell/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.8" calcext:value-type="float">
            <text:p>2.8</text:p>
          </table:table-cell>
          <table:table-cell office:value-type="float" office:value="174" calcext:value-type="float">
            <text:p>174</text:p>
          </table:table-cell>
          <table:table-cell table:formula="of:=AVERAGE([.AR176:.AV176])" office:value-type="float" office:value="4.68" calcext:value-type="float">
            <text:p>4.68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75" calcext:value-type="float">
            <text:p>175</text:p>
          </table:table-cell>
          <table:table-cell table:style-name="ce1" table:formula="of:= AVERAGE([.A177:.C177])" office:value-type="float" office:value="12" calcext:value-type="float">
            <text:p>12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5" calcext:value-type="float">
            <text:p>175</text:p>
          </table:table-cell>
          <table:table-cell table:formula="of:= AVERAGE([.G177:.I177])" office:value-type="float" office:value="10.3333333333333" calcext:value-type="float">
            <text:p>10.3333333333333</text:p>
          </table:table-cell>
          <table:table-cell table:style-name="ce1"/>
          <table:table-cell table:number-columns-repeated="2" table:style-name="ce1" office:value-type="float" office:value="9.1" calcext:value-type="float">
            <text:p>9.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5" calcext:value-type="float">
            <text:p>175</text:p>
          </table:table-cell>
          <table:table-cell table:style-name="ce1" table:formula="of:= AVERAGE([.M177:.O177])" office:value-type="float" office:value="10.0666666666667" calcext:value-type="float">
            <text:p>10.0666666666667</text:p>
          </table:table-cell>
          <table:table-cell office:value-type="float" office:value="175" calcext:value-type="float">
            <text:p>175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175" calcext:value-type="float">
            <text:p>175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75" calcext:value-type="float">
            <text:p>17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175" calcext:value-type="float">
            <text:p>175</text:p>
          </table:table-cell>
          <table:table-cell table:formula="of:= AVERAGE([.AB177:.AF177])" office:value-type="float" office:value="4.6" calcext:value-type="float">
            <text:p>4.6</text:p>
          </table:table-cell>
          <table:table-cell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7.9" calcext:value-type="float">
            <text:p>7.9</text:p>
          </table:table-cell>
          <table:table-cell office:value-type="float" office:value="175" calcext:value-type="float">
            <text:p>175</text:p>
          </table:table-cell>
          <table:table-cell table:formula="of:= AVERAGE([.AJ177:.AN177])" office:value-type="float" office:value="5.92" calcext:value-type="float">
            <text:p>5.92</text:p>
          </table:table-cell>
          <table:table-cell/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6.1" calcext:value-type="float">
            <text:p>6.1</text:p>
          </table:table-cell>
          <table:table-cell office:value-type="float" office:value="175" calcext:value-type="float">
            <text:p>175</text:p>
          </table:table-cell>
          <table:table-cell table:formula="of:=AVERAGE([.AR177:.AV177])" office:value-type="float" office:value="5.36" calcext:value-type="float">
            <text:p>5.36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6" calcext:value-type="float">
            <text:p>176</text:p>
          </table:table-cell>
          <table:table-cell table:style-name="ce1" table:formula="of:= AVERAGE([.A178:.C178])" office:value-type="float" office:value="11.3333333333333" calcext:value-type="float">
            <text:p>11.3333333333333</text:p>
          </table:table-cell>
          <table:table-cell/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76" calcext:value-type="float">
            <text:p>176</text:p>
          </table:table-cell>
          <table:table-cell table:formula="of:= AVERAGE([.G178:.I178])" office:value-type="float" office:value="9.23333333333333" calcext:value-type="float">
            <text:p>9.23333333333333</text:p>
          </table:table-cell>
          <table:table-cell table:style-name="ce1"/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6" calcext:value-type="float">
            <text:p>176</text:p>
          </table:table-cell>
          <table:table-cell table:style-name="ce1" table:formula="of:= AVERAGE([.M178:.O178])" office:value-type="float" office:value="9.5" calcext:value-type="float">
            <text:p>9.5</text:p>
          </table:table-cell>
          <table:table-cell office:value-type="float" office:value="176" calcext:value-type="float">
            <text:p>176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176" calcext:value-type="float">
            <text:p>176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76" calcext:value-type="float">
            <text:p>1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176" calcext:value-type="float">
            <text:p>176</text:p>
          </table:table-cell>
          <table:table-cell table:formula="of:= AVERAGE([.AB178:.AF178])" office:value-type="float" office:value="7.48" calcext:value-type="float">
            <text:p>7.48</text:p>
          </table:table-cell>
          <table:table-cell/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5.8" calcext:value-type="float">
            <text:p>5.8</text:p>
          </table:table-cell>
          <table:table-cell office:value-type="float" office:value="176" calcext:value-type="float">
            <text:p>176</text:p>
          </table:table-cell>
          <table:table-cell table:formula="of:= AVERAGE([.AJ178:.AN178])" office:value-type="float" office:value="6" calcext:value-type="float">
            <text:p>6</text:p>
          </table:table-cell>
          <table:table-cell/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.7" calcext:value-type="float">
            <text:p>4.7</text:p>
          </table:table-cell>
          <table:table-cell office:value-type="float" office:value="176" calcext:value-type="float">
            <text:p>176</text:p>
          </table:table-cell>
          <table:table-cell table:formula="of:=AVERAGE([.AR178:.AV178])" office:value-type="float" office:value="5.28" calcext:value-type="float">
            <text:p>5.28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177" calcext:value-type="float">
            <text:p>177</text:p>
          </table:table-cell>
          <table:table-cell table:style-name="ce1" table:formula="of:= AVERAGE([.A179:.C179])" office:value-type="float" office:value="8.23333333333333" calcext:value-type="float">
            <text:p>8.23333333333333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7" calcext:value-type="float">
            <text:p>177</text:p>
          </table:table-cell>
          <table:table-cell table:formula="of:= AVERAGE([.G179:.I179])" office:value-type="float" office:value="11.3333333333333" calcext:value-type="float">
            <text:p>11.3333333333333</text:p>
          </table:table-cell>
          <table:table-cell table:style-name="ce1"/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7" calcext:value-type="float">
            <text:p>177</text:p>
          </table:table-cell>
          <table:table-cell table:style-name="ce1" table:formula="of:= AVERAGE([.M179:.O179])" office:value-type="float" office:value="8.93333333333333" calcext:value-type="float">
            <text:p>8.93333333333333</text:p>
          </table:table-cell>
          <table:table-cell office:value-type="float" office:value="177" calcext:value-type="float">
            <text:p>17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177" calcext:value-type="float">
            <text:p>177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77" calcext:value-type="float">
            <text:p>17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177" calcext:value-type="float">
            <text:p>177</text:p>
          </table:table-cell>
          <table:table-cell table:formula="of:= AVERAGE([.AB179:.AF179])" office:value-type="float" office:value="5.86" calcext:value-type="float">
            <text:p>5.86</text:p>
          </table:table-cell>
          <table:table-cell/>
          <table:table-cell table:style-name="ce1" office:value-type="float" office:value="5.4" calcext:value-type="float">
            <text:p>5.4</text:p>
          </table:table-cell>
          <table:table-cell table:number-columns-repeated="2" table:style-name="ce1" office:value-type="float" office:value="6.6" calcext:value-type="float">
            <text:p>6.6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6" calcext:value-type="float">
            <text:p>6.6</text:p>
          </table:table-cell>
          <table:table-cell office:value-type="float" office:value="177" calcext:value-type="float">
            <text:p>177</text:p>
          </table:table-cell>
          <table:table-cell table:formula="of:= AVERAGE([.AJ179:.AN179])" office:value-type="float" office:value="6.4" calcext:value-type="float">
            <text:p>6.4</text:p>
          </table:table-cell>
          <table:table-cell/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.1" calcext:value-type="float">
            <text:p>2.1</text:p>
          </table:table-cell>
          <table:table-cell office:value-type="float" office:value="177" calcext:value-type="float">
            <text:p>177</text:p>
          </table:table-cell>
          <table:table-cell table:formula="of:=AVERAGE([.AR179:.AV179])" office:value-type="float" office:value="4.44" calcext:value-type="float">
            <text:p>4.4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8" calcext:value-type="float">
            <text:p>178</text:p>
          </table:table-cell>
          <table:table-cell table:style-name="ce1" table:formula="of:= AVERAGE([.A180:.C180])" office:value-type="float" office:value="10.2333333333333" calcext:value-type="float">
            <text:p>10.2333333333333</text:p>
          </table:table-cell>
          <table:table-cell/>
          <table:table-cell table:number-columns-repeated="3" table:style-name="ce1" office:value-type="float" office:value="9.5" calcext:value-type="float">
            <text:p>9.5</text:p>
          </table:table-cell>
          <table:table-cell table:style-name="ce1" office:value-type="float" office:value="178" calcext:value-type="float">
            <text:p>178</text:p>
          </table:table-cell>
          <table:table-cell table:formula="of:= AVERAGE([.G180:.I180])" office:value-type="float" office:value="9.5" calcext:value-type="float">
            <text:p>9.5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78" calcext:value-type="float">
            <text:p>178</text:p>
          </table:table-cell>
          <table:table-cell table:style-name="ce1" table:formula="of:= AVERAGE([.M180:.O180])" office:value-type="float" office:value="10.9666666666667" calcext:value-type="float">
            <text:p>10.9666666666667</text:p>
          </table:table-cell>
          <table:table-cell office:value-type="float" office:value="178" calcext:value-type="float">
            <text:p>178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178" calcext:value-type="float">
            <text:p>178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78" calcext:value-type="float">
            <text:p>178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78" calcext:value-type="float">
            <text:p>178</text:p>
          </table:table-cell>
          <table:table-cell table:formula="of:= AVERAGE([.AB180:.AF180])" office:value-type="float" office:value="4.98" calcext:value-type="float">
            <text:p>4.98</text:p>
          </table:table-cell>
          <table:table-cell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2.9" calcext:value-type="float">
            <text:p>2.9</text:p>
          </table:table-cell>
          <table:table-cell office:value-type="float" office:value="178" calcext:value-type="float">
            <text:p>178</text:p>
          </table:table-cell>
          <table:table-cell table:formula="of:= AVERAGE([.AJ180:.AN180])" office:value-type="float" office:value="5.34" calcext:value-type="float">
            <text:p>5.34</text:p>
          </table:table-cell>
          <table:table-cell/>
          <table:table-cell table:style-name="ce1" office:value-type="float" office:value="0.72" calcext:value-type="float">
            <text:p>0.72</text:p>
          </table:table-cell>
          <table:table-cell table:number-columns-repeated="2" table:style-name="ce1" office:value-type="float" office:value="4.7" calcext:value-type="float">
            <text:p>4.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0.728" calcext:value-type="float">
            <text:p>0.728</text:p>
          </table:table-cell>
          <table:table-cell office:value-type="float" office:value="178" calcext:value-type="float">
            <text:p>178</text:p>
          </table:table-cell>
          <table:table-cell table:formula="of:=AVERAGE([.AR180:.AV180])" office:value-type="float" office:value="3.2296" calcext:value-type="float">
            <text:p>3.2296</text:p>
          </table:table-cell>
        </table:table-row>
        <table:table-row table:style-name="ro1"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179" calcext:value-type="float">
            <text:p>179</text:p>
          </table:table-cell>
          <table:table-cell table:style-name="ce1" table:formula="of:= AVERAGE([.A181:.C181])" office:value-type="float" office:value="10.0333333333333" calcext:value-type="float">
            <text:p>10.0333333333333</text:p>
          </table:table-cell>
          <table:table-cell/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79" calcext:value-type="float">
            <text:p>179</text:p>
          </table:table-cell>
          <table:table-cell table:formula="of:= AVERAGE([.G181:.I181])" office:value-type="float" office:value="9.86666666666667" calcext:value-type="float">
            <text:p>9.86666666666667</text:p>
          </table:table-cell>
          <table:table-cell table:style-name="ce1"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9" calcext:value-type="float">
            <text:p>179</text:p>
          </table:table-cell>
          <table:table-cell table:style-name="ce1" table:formula="of:= AVERAGE([.M181:.O181])" office:value-type="float" office:value="9.46666666666667" calcext:value-type="float">
            <text:p>9.46666666666667</text:p>
          </table:table-cell>
          <table:table-cell office:value-type="float" office:value="179" calcext:value-type="float">
            <text:p>179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79" calcext:value-type="float">
            <text:p>179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79" calcext:value-type="float">
            <text:p>179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79" calcext:value-type="float">
            <text:p>179</text:p>
          </table:table-cell>
          <table:table-cell table:formula="of:= AVERAGE([.AB181:.AF181])" office:value-type="float" office:value="4.9" calcext:value-type="float">
            <text:p>4.9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.8" calcext:value-type="float">
            <text:p>6.8</text:p>
          </table:table-cell>
          <table:table-cell office:value-type="float" office:value="179" calcext:value-type="float">
            <text:p>179</text:p>
          </table:table-cell>
          <table:table-cell table:formula="of:= AVERAGE([.AJ181:.AN181])" office:value-type="float" office:value="6.28" calcext:value-type="float">
            <text:p>6.28</text:p>
          </table:table-cell>
          <table:table-cell/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3.9" calcext:value-type="float">
            <text:p>3.9</text:p>
          </table:table-cell>
          <table:table-cell office:value-type="float" office:value="179" calcext:value-type="float">
            <text:p>179</text:p>
          </table:table-cell>
          <table:table-cell table:formula="of:=AVERAGE([.AR181:.AV181])" office:value-type="float" office:value="4.7" calcext:value-type="float">
            <text:p>4.7</text:p>
          </table:table-cell>
        </table:table-row>
        <table:table-row table:style-name="ro1">
          <table:table-cell table:style-name="ce1" office:value-type="float" office:value="9.3" calcext:value-type="float">
            <text:p>9.3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80" calcext:value-type="float">
            <text:p>180</text:p>
          </table:table-cell>
          <table:table-cell table:style-name="ce1" table:formula="of:= AVERAGE([.A182:.C182])" office:value-type="float" office:value="10.4333333333333" calcext:value-type="float">
            <text:p>10.4333333333333</text:p>
          </table:table-cell>
          <table:table-cell/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80" calcext:value-type="float">
            <text:p>180</text:p>
          </table:table-cell>
          <table:table-cell table:formula="of:= AVERAGE([.G182:.I182])" office:value-type="float" office:value="9.53333333333333" calcext:value-type="float">
            <text:p>9.53333333333333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0" calcext:value-type="float">
            <text:p>180</text:p>
          </table:table-cell>
          <table:table-cell table:style-name="ce1" table:formula="of:= AVERAGE([.M182:.O182])" office:value-type="float" office:value="10.4666666666667" calcext:value-type="float">
            <text:p>10.4666666666667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80" calcext:value-type="float">
            <text:p>180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/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180" calcext:value-type="float">
            <text:p>180</text:p>
          </table:table-cell>
          <table:table-cell table:formula="of:= AVERAGE([.AB182:.AF182])" office:value-type="float" office:value="5.44" calcext:value-type="float">
            <text:p>5.44</text:p>
          </table:table-cell>
          <table:table-cell/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6.8" calcext:value-type="float">
            <text:p>6.8</text:p>
          </table:table-cell>
          <table:table-cell office:value-type="float" office:value="180" calcext:value-type="float">
            <text:p>180</text:p>
          </table:table-cell>
          <table:table-cell table:formula="of:= AVERAGE([.AJ182:.AN182])" office:value-type="float" office:value="5.48" calcext:value-type="float">
            <text:p>5.48</text:p>
          </table:table-cell>
          <table:table-cell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8" calcext:value-type="float">
            <text:p>4.8</text:p>
          </table:table-cell>
          <table:table-cell office:value-type="float" office:value="180" calcext:value-type="float">
            <text:p>180</text:p>
          </table:table-cell>
          <table:table-cell table:formula="of:=AVERAGE([.AR182:.AV182])" office:value-type="float" office:value="4.66" calcext:value-type="float">
            <text:p>4.66</text:p>
          </table:table-cell>
        </table:table-row>
        <table:table-row table:style-name="ro1"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81" calcext:value-type="float">
            <text:p>181</text:p>
          </table:table-cell>
          <table:table-cell table:style-name="ce1" table:formula="of:= AVERAGE([.A183:.C183])" office:value-type="float" office:value="8.9" calcext:value-type="float">
            <text:p>8.9</text:p>
          </table:table-cell>
          <table:table-cell/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float" office:value="181" calcext:value-type="float">
            <text:p>181</text:p>
          </table:table-cell>
          <table:table-cell table:formula="of:= AVERAGE([.G183:.I183])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9.9" calcext:value-type="float">
            <text:p>9.9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81" calcext:value-type="float">
            <text:p>181</text:p>
          </table:table-cell>
          <table:table-cell table:style-name="ce1" table:formula="of:= AVERAGE([.M183:.O183])" office:value-type="float" office:value="10.6333333333333" calcext:value-type="float">
            <text:p>10.6333333333333</text:p>
          </table:table-cell>
          <table:table-cell office:value-type="float" office:value="181" calcext:value-type="float">
            <text:p>18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81" calcext:value-type="float">
            <text:p>181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181" calcext:value-type="float">
            <text:p>18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181" calcext:value-type="float">
            <text:p>181</text:p>
          </table:table-cell>
          <table:table-cell table:formula="of:= AVERAGE([.AB183:.AF183])" office:value-type="float" office:value="4.6" calcext:value-type="float">
            <text:p>4.6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5.4" calcext:value-type="float">
            <text:p>5.4</text:p>
          </table:table-cell>
          <table:table-cell office:value-type="float" office:value="181" calcext:value-type="float">
            <text:p>181</text:p>
          </table:table-cell>
          <table:table-cell table:formula="of:= AVERAGE([.AJ183:.AN183])" office:value-type="float" office:value="5.02" calcext:value-type="float">
            <text:p>5.02</text:p>
          </table:table-cell>
          <table:table-cell/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3.3" calcext:value-type="float">
            <text:p>3.3</text:p>
          </table:table-cell>
          <table:table-cell office:value-type="float" office:value="181" calcext:value-type="float">
            <text:p>181</text:p>
          </table:table-cell>
          <table:table-cell table:formula="of:=AVERAGE([.AR183:.AV183])" office:value-type="float" office:value="4.02" calcext:value-type="float">
            <text:p>4.02</text:p>
          </table:table-cell>
        </table:table-row>
        <table:table-row table:style-name="ro1"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2" calcext:value-type="float">
            <text:p>182</text:p>
          </table:table-cell>
          <table:table-cell table:style-name="ce1" table:formula="of:= AVERAGE([.A184:.C184])" office:value-type="float" office:value="10.0333333333333" calcext:value-type="float">
            <text:p>10.0333333333333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2" calcext:value-type="float">
            <text:p>182</text:p>
          </table:table-cell>
          <table:table-cell table:formula="of:= AVERAGE([.G184:.I184])" office:value-type="float" office:value="11.6666666666667" calcext:value-type="float">
            <text:p>11.6666666666667</text:p>
          </table:table-cell>
          <table:table-cell table:style-name="ce1"/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182" calcext:value-type="float">
            <text:p>182</text:p>
          </table:table-cell>
          <table:table-cell table:style-name="ce1" table:formula="of:= AVERAGE([.M184:.O184])" office:value-type="float" office:value="9.46666666666667" calcext:value-type="float">
            <text:p>9.46666666666667</text:p>
          </table:table-cell>
          <table:table-cell office:value-type="float" office:value="182" calcext:value-type="float">
            <text:p>182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182" calcext:value-type="float">
            <text:p>182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182" calcext:value-type="float">
            <text:p>18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2" calcext:value-type="float">
            <text:p>182</text:p>
          </table:table-cell>
          <table:table-cell table:formula="of:= AVERAGE([.AB184:.AF184])" office:value-type="float" office:value="5.34" calcext:value-type="float">
            <text:p>5.34</text:p>
          </table:table-cell>
          <table:table-cell/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.7" calcext:value-type="float">
            <text:p>4.7</text:p>
          </table:table-cell>
          <table:table-cell office:value-type="float" office:value="182" calcext:value-type="float">
            <text:p>182</text:p>
          </table:table-cell>
          <table:table-cell table:formula="of:= AVERAGE([.AJ184:.AN184])" office:value-type="float" office:value="5.44" calcext:value-type="float">
            <text:p>5.44</text:p>
          </table:table-cell>
          <table:table-cell/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4" calcext:value-type="float">
            <text:p>4.4</text:p>
          </table:table-cell>
          <table:table-cell office:value-type="float" office:value="182" calcext:value-type="float">
            <text:p>182</text:p>
          </table:table-cell>
          <table:table-cell table:formula="of:=AVERAGE([.AR184:.AV184])" office:value-type="float" office:value="4.94" calcext:value-type="float">
            <text:p>4.94</text:p>
          </table:table-cell>
        </table:table-row>
        <table:table-row table:style-name="ro1"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3" calcext:value-type="float">
            <text:p>183</text:p>
          </table:table-cell>
          <table:table-cell table:style-name="ce1" table:formula="of:= AVERAGE([.A185:.C185])" office:value-type="float" office:value="10.8666666666667" calcext:value-type="float">
            <text:p>10.8666666666667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3" calcext:value-type="float">
            <text:p>183</text:p>
          </table:table-cell>
          <table:table-cell table:formula="of:= AVERAGE([.G185:.I185])" office:value-type="float" office:value="12.3333333333333" calcext:value-type="float">
            <text:p>12.3333333333333</text:p>
          </table:table-cell>
          <table:table-cell table:style-name="ce1"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3" calcext:value-type="float">
            <text:p>183</text:p>
          </table:table-cell>
          <table:table-cell table:style-name="ce1" table:formula="of:= AVERAGE([.M185:.O185])" office:value-type="float" office:value="10.3" calcext:value-type="float">
            <text:p>10.3</text:p>
          </table:table-cell>
          <table:table-cell office:value-type="float" office:value="183" calcext:value-type="float">
            <text:p>18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183" calcext:value-type="float">
            <text:p>183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83" calcext:value-type="float">
            <text:p>183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/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183" calcext:value-type="float">
            <text:p>183</text:p>
          </table:table-cell>
          <table:table-cell table:formula="of:= AVERAGE([.AB185:.AF185])" office:value-type="float" office:value="6.44" calcext:value-type="float">
            <text:p>6.44</text:p>
          </table:table-cell>
          <table:table-cell/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6" calcext:value-type="float">
            <text:p>5.6</text:p>
          </table:table-cell>
          <table:table-cell office:value-type="float" office:value="183" calcext:value-type="float">
            <text:p>183</text:p>
          </table:table-cell>
          <table:table-cell table:formula="of:= AVERAGE([.AJ185:.AN185])" office:value-type="float" office:value="6.56" calcext:value-type="float">
            <text:p>6.56</text:p>
          </table:table-cell>
          <table:table-cell/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4" calcext:value-type="float">
            <text:p>3.4</text:p>
          </table:table-cell>
          <table:table-cell office:value-type="float" office:value="183" calcext:value-type="float">
            <text:p>183</text:p>
          </table:table-cell>
          <table:table-cell table:formula="of:=AVERAGE([.AR185:.AV185])" office:value-type="float" office:value="4.64" calcext:value-type="float">
            <text:p>4.64</text:p>
          </table:table-cell>
        </table:table-row>
        <table:table-row table:style-name="ro1"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184" calcext:value-type="float">
            <text:p>184</text:p>
          </table:table-cell>
          <table:table-cell table:style-name="ce1" table:formula="of:= AVERAGE([.A186:.C186])" office:value-type="float" office:value="8.53333333333333" calcext:value-type="float">
            <text:p>8.53333333333333</text:p>
          </table:table-cell>
          <table:table-cell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84" calcext:value-type="float">
            <text:p>184</text:p>
          </table:table-cell>
          <table:table-cell table:formula="of:= AVERAGE([.G186:.I186])" office:value-type="float" office:value="10.2666666666667" calcext:value-type="float">
            <text:p>10.2666666666667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4" calcext:value-type="float">
            <text:p>184</text:p>
          </table:table-cell>
          <table:table-cell table:style-name="ce1" table:formula="of:= AVERAGE([.M186:.O186])" office:value-type="float" office:value="10.7666666666667" calcext:value-type="float">
            <text:p>10.7666666666667</text:p>
          </table:table-cell>
          <table:table-cell office:value-type="float" office:value="184" calcext:value-type="float">
            <text:p>184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84" calcext:value-type="float">
            <text:p>184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84" calcext:value-type="float">
            <text:p>184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2" table:style-name="ce1" office:value-type="float" office:value="5.3" calcext:value-type="float">
            <text:p>5.3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84" calcext:value-type="float">
            <text:p>184</text:p>
          </table:table-cell>
          <table:table-cell table:formula="of:= AVERAGE([.AB186:.AF186])" office:value-type="float" office:value="3.46" calcext:value-type="float">
            <text:p>3.46</text:p>
          </table:table-cell>
          <table:table-cell/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2" calcext:value-type="float">
            <text:p>5.2</text:p>
          </table:table-cell>
          <table:table-cell office:value-type="float" office:value="184" calcext:value-type="float">
            <text:p>184</text:p>
          </table:table-cell>
          <table:table-cell table:formula="of:= AVERAGE([.AJ186:.AN186])" office:value-type="float" office:value="5.64" calcext:value-type="float">
            <text:p>5.64</text:p>
          </table:table-cell>
          <table:table-cell/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6.7" calcext:value-type="float">
            <text:p>6.7</text:p>
          </table:table-cell>
          <table:table-cell office:value-type="float" office:value="184" calcext:value-type="float">
            <text:p>184</text:p>
          </table:table-cell>
          <table:table-cell table:formula="of:=AVERAGE([.AR186:.AV186])" office:value-type="float" office:value="6.16" calcext:value-type="float">
            <text:p>6.16</text:p>
          </table:table-cell>
        </table:table-row>
        <table:table-row table:style-name="ro1"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85" calcext:value-type="float">
            <text:p>185</text:p>
          </table:table-cell>
          <table:table-cell table:style-name="ce1" table:formula="of:= AVERAGE([.A187:.C187])" office:value-type="float" office:value="10.3" calcext:value-type="float">
            <text:p>10.3</text:p>
          </table:table-cell>
          <table:table-cell/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185" calcext:value-type="float">
            <text:p>185</text:p>
          </table:table-cell>
          <table:table-cell table:formula="of:= AVERAGE([.G187:.I187])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5" calcext:value-type="float">
            <text:p>185</text:p>
          </table:table-cell>
          <table:table-cell table:style-name="ce1" table:formula="of:= AVERAGE([.M187:.O187])" office:value-type="float" office:value="10.9666666666667" calcext:value-type="float">
            <text:p>10.9666666666667</text:p>
          </table:table-cell>
          <table:table-cell office:value-type="float" office:value="185" calcext:value-type="float">
            <text:p>18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185" calcext:value-type="float">
            <text:p>185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85" calcext:value-type="float">
            <text:p>185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5" calcext:value-type="float">
            <text:p>185</text:p>
          </table:table-cell>
          <table:table-cell table:formula="of:= AVERAGE([.AB187:.AF187])" office:value-type="float" office:value="5.32" calcext:value-type="float">
            <text:p>5.32</text:p>
          </table:table-cell>
          <table:table-cell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7.9" calcext:value-type="float">
            <text:p>7.9</text:p>
          </table:table-cell>
          <table:table-cell office:value-type="float" office:value="185" calcext:value-type="float">
            <text:p>185</text:p>
          </table:table-cell>
          <table:table-cell table:formula="of:= AVERAGE([.AJ187:.AN187])" office:value-type="float" office:value="6.58" calcext:value-type="float">
            <text:p>6.5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table:formula="of:=AVERAGE([.AR187:.AV187])" office:value-type="float" office:value="5.1" calcext:value-type="float">
            <text:p>5.1</text:p>
          </table:table-cell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86" calcext:value-type="float">
            <text:p>186</text:p>
          </table:table-cell>
          <table:table-cell table:style-name="ce1" table:formula="of:= AVERAGE([.A188:.C188])" office:value-type="float" office:value="8.53333333333333" calcext:value-type="float">
            <text:p>8.53333333333333</text:p>
          </table:table-cell>
          <table:table-cell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86" calcext:value-type="float">
            <text:p>186</text:p>
          </table:table-cell>
          <table:table-cell table:formula="of:= AVERAGE([.G188:.I188])" office:value-type="float" office:value="9.4" calcext:value-type="float">
            <text:p>9.4</text:p>
          </table:table-cell>
          <table:table-cell table:style-name="ce1"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6" calcext:value-type="float">
            <text:p>186</text:p>
          </table:table-cell>
          <table:table-cell table:style-name="ce1" table:formula="of:= AVERAGE([.M188:.O188])" office:value-type="float" office:value="9.9" calcext:value-type="float">
            <text:p>9.9</text:p>
          </table:table-cell>
          <table:table-cell office:value-type="float" office:value="186" calcext:value-type="float">
            <text:p>186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86" calcext:value-type="float">
            <text:p>186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86" calcext:value-type="float">
            <text:p>186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186" calcext:value-type="float">
            <text:p>186</text:p>
          </table:table-cell>
          <table:table-cell table:formula="of:= AVERAGE([.AB188:.AF188])" office:value-type="float" office:value="5" calcext:value-type="float">
            <text:p>5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.7" calcext:value-type="float">
            <text:p>4.7</text:p>
          </table:table-cell>
          <table:table-cell office:value-type="float" office:value="186" calcext:value-type="float">
            <text:p>186</text:p>
          </table:table-cell>
          <table:table-cell table:formula="of:= AVERAGE([.AJ188:.AN188])" office:value-type="float" office:value="5.4" calcext:value-type="float">
            <text:p>5.4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186" calcext:value-type="float">
            <text:p>186</text:p>
          </table:table-cell>
          <table:table-cell table:formula="of:=AVERAGE([.AR188:.AV188])" office:value-type="float" office:value="5.44" calcext:value-type="float">
            <text:p>5.44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187" calcext:value-type="float">
            <text:p>187</text:p>
          </table:table-cell>
          <table:table-cell table:style-name="ce1" table:formula="of:= AVERAGE([.A189:.C189])" office:value-type="float" office:value="10.1666666666667" calcext:value-type="float">
            <text:p>10.1666666666667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7" calcext:value-type="float">
            <text:p>187</text:p>
          </table:table-cell>
          <table:table-cell table:formula="of:= AVERAGE([.G189:.I189])" office:value-type="float" office:value="11.6666666666667" calcext:value-type="float">
            <text:p>11.6666666666667</text:p>
          </table:table-cell>
          <table:table-cell table:style-name="ce1"/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float" office:value="187" calcext:value-type="float">
            <text:p>187</text:p>
          </table:table-cell>
          <table:table-cell table:style-name="ce1" table:formula="of:= AVERAGE([.M189:.O189])"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187" calcext:value-type="float">
            <text:p>187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float" office:value="187" calcext:value-type="float">
            <text:p>18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187" calcext:value-type="float">
            <text:p>187</text:p>
          </table:table-cell>
          <table:table-cell table:formula="of:= AVERAGE([.AB189:.AF189])" office:value-type="float" office:value="5.5" calcext:value-type="float">
            <text:p>5.5</text:p>
          </table:table-cell>
          <table:table-cell/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8" calcext:value-type="float">
            <text:p>5.8</text:p>
          </table:table-cell>
          <table:table-cell table:number-columns-repeated="2" table:style-name="ce1" office:value-type="float" office:value="6.1" calcext:value-type="float">
            <text:p>6.1</text:p>
          </table:table-cell>
          <table:table-cell office:value-type="float" office:value="187" calcext:value-type="float">
            <text:p>187</text:p>
          </table:table-cell>
          <table:table-cell table:formula="of:= AVERAGE([.AJ189:.AN189])" office:value-type="float" office:value="6.12" calcext:value-type="float">
            <text:p>6.12</text:p>
          </table:table-cell>
          <table:table-cell/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3.1" calcext:value-type="float">
            <text:p>3.1</text:p>
          </table:table-cell>
          <table:table-cell table:number-columns-repeated="2" table:style-name="ce1" office:value-type="float" office:value="6.4" calcext:value-type="float">
            <text:p>6.4</text:p>
          </table:table-cell>
          <table:table-cell table:style-name="ce1" office:value-type="float" office:value="2.8" calcext:value-type="float">
            <text:p>2.8</text:p>
          </table:table-cell>
          <table:table-cell office:value-type="float" office:value="187" calcext:value-type="float">
            <text:p>187</text:p>
          </table:table-cell>
          <table:table-cell table:formula="of:=AVERAGE([.AR189:.AV189])" office:value-type="float" office:value="4.3" calcext:value-type="float">
            <text:p>4.3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8.6" calcext:value-type="float">
            <text:p>8.6</text:p>
          </table:table-cell>
          <table:table-cell table:style-name="ce1" office:value-type="float" office:value="188" calcext:value-type="float">
            <text:p>188</text:p>
          </table:table-cell>
          <table:table-cell table:style-name="ce1" table:formula="of:= AVERAGE([.A190:.C190])" office:value-type="float" office:value="9.4" calcext:value-type="float">
            <text:p>9.4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8" calcext:value-type="float">
            <text:p>188</text:p>
          </table:table-cell>
          <table:table-cell table:formula="of:= AVERAGE([.G190:.I190])" office:value-type="float" office:value="11.6666666666667" calcext:value-type="float">
            <text:p>11.6666666666667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9.5" calcext:value-type="float">
            <text:p>9.5</text:p>
          </table:table-cell>
          <table:table-cell table:style-name="ce1" office:value-type="float" office:value="188" calcext:value-type="float">
            <text:p>188</text:p>
          </table:table-cell>
          <table:table-cell table:style-name="ce1" table:formula="of:= AVERAGE([.M190:.O190])" office:value-type="float" office:value="9.66666666666667" calcext:value-type="float">
            <text:p>9.66666666666667</text:p>
          </table:table-cell>
          <table:table-cell office:value-type="float" office:value="188" calcext:value-type="float">
            <text:p>18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188" calcext:value-type="float">
            <text:p>188</text:p>
          </table:table-cell>
          <table:table-cell table:style-name="ce1" office:value-type="float" office:value="36" calcext:value-type="float">
            <text:p>36</text:p>
          </table:table-cell>
          <table:table-cell/>
          <table:table-cell office:value-type="float" office:value="188" calcext:value-type="float">
            <text:p>188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number-columns-repeated="2" table:style-name="ce1" office:value-type="float" office:value="5.6" calcext:value-type="float">
            <text:p>5.6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88" calcext:value-type="float">
            <text:p>188</text:p>
          </table:table-cell>
          <table:table-cell table:formula="of:= AVERAGE([.AB190:.AF190])" office:value-type="float" office:value="5.76" calcext:value-type="float">
            <text:p>5.7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7.7" calcext:value-type="float">
            <text:p>7.7</text:p>
          </table:table-cell>
          <table:table-cell table:number-columns-repeated="2" table:style-name="ce1" office:value-type="float" office:value="6.8" calcext:value-type="float">
            <text:p>6.8</text:p>
          </table:table-cell>
          <table:table-cell table:style-name="ce1" office:value-type="float" office:value="7.7" calcext:value-type="float">
            <text:p>7.7</text:p>
          </table:table-cell>
          <table:table-cell office:value-type="float" office:value="188" calcext:value-type="float">
            <text:p>188</text:p>
          </table:table-cell>
          <table:table-cell table:formula="of:= AVERAGE([.AJ190:.AN190])" office:value-type="float" office:value="7.2" calcext:value-type="float">
            <text:p>7.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table:formula="of:=AVERAGE([.AR190:.AV190])" office:value-type="float" office:value="4.96" calcext:value-type="float">
            <text:p>4.96</text:p>
          </table:table-cell>
        </table:table-row>
        <table:table-row table:style-name="ro1"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9" calcext:value-type="float">
            <text:p>189</text:p>
          </table:table-cell>
          <table:table-cell table:style-name="ce1" table:formula="of:= AVERAGE([.A191:.C191])" office:value-type="float" office:value="8.56666666666667" calcext:value-type="float">
            <text:p>8.56666666666667</text:p>
          </table:table-cell>
          <table:table-cell/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float" office:value="189" calcext:value-type="float">
            <text:p>189</text:p>
          </table:table-cell>
          <table:table-cell table:formula="of:= AVERAGE([.G191:.I191])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9" calcext:value-type="float">
            <text:p>189</text:p>
          </table:table-cell>
          <table:table-cell table:style-name="ce1" table:formula="of:= AVERAGE([.M191:.O191])" office:value-type="float" office:value="9.06666666666667" calcext:value-type="float">
            <text:p>9.06666666666667</text:p>
          </table:table-cell>
          <table:table-cell office:value-type="float" office:value="189" calcext:value-type="float">
            <text:p>189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189" calcext:value-type="float">
            <text:p>189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89" calcext:value-type="float">
            <text:p>189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89" calcext:value-type="float">
            <text:p>189</text:p>
          </table:table-cell>
          <table:table-cell table:formula="of:= AVERAGE([.AB191:.AF191])" office:value-type="float" office:value="5.44" calcext:value-type="float">
            <text:p>5.44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.6" calcext:value-type="float">
            <text:p>4.6</text:p>
          </table:table-cell>
          <table:table-cell office:value-type="float" office:value="189" calcext:value-type="float">
            <text:p>189</text:p>
          </table:table-cell>
          <table:table-cell table:formula="of:= AVERAGE([.AJ191:.AN191])" office:value-type="float" office:value="5.54" calcext:value-type="float">
            <text:p>5.54</text:p>
          </table:table-cell>
          <table:table-cell/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.1" calcext:value-type="float">
            <text:p>4.1</text:p>
          </table:table-cell>
          <table:table-cell office:value-type="float" office:value="189" calcext:value-type="float">
            <text:p>189</text:p>
          </table:table-cell>
          <table:table-cell table:formula="of:=AVERAGE([.AR191:.AV191])" office:value-type="float" office:value="4.96" calcext:value-type="float">
            <text:p>4.96</text:p>
          </table:table-cell>
        </table:table-row>
        <table:table-row table:style-name="ro1"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0" calcext:value-type="float">
            <text:p>190</text:p>
          </table:table-cell>
          <table:table-cell table:style-name="ce1" table:formula="of:= AVERAGE([.A192:.C192])" office:value-type="float" office:value="10.3" calcext:value-type="float">
            <text:p>10.3</text:p>
          </table:table-cell>
          <table:table-cell/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90" calcext:value-type="float">
            <text:p>190</text:p>
          </table:table-cell>
          <table:table-cell table:formula="of:= AVERAGE([.G192:.I192])" office:value-type="float" office:value="10.6" calcext:value-type="float">
            <text:p>10.6</text:p>
          </table:table-cell>
          <table:table-cell table:style-name="ce1"/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0" calcext:value-type="float">
            <text:p>190</text:p>
          </table:table-cell>
          <table:table-cell table:style-name="ce1" table:formula="of:= AVERAGE([.M192:.O192])" office:value-type="float" office:value="8.56666666666667" calcext:value-type="float">
            <text:p>8.56666666666667</text:p>
          </table:table-cell>
          <table:table-cell office:value-type="float" office:value="190" calcext:value-type="float">
            <text:p>190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190" calcext:value-type="float">
            <text:p>190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90" calcext:value-type="float">
            <text:p>190</text:p>
          </table:table-cell>
          <table:table-cell table:formula="of:= AVERAGE([.AB192:.AF192])" office:value-type="float" office:value="5.2" calcext:value-type="float">
            <text:p>5.2</text:p>
          </table:table-cell>
          <table:table-cell/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.5" calcext:value-type="float">
            <text:p>7.5</text:p>
          </table:table-cell>
          <table:table-cell office:value-type="float" office:value="190" calcext:value-type="float">
            <text:p>190</text:p>
          </table:table-cell>
          <table:table-cell table:formula="of:= AVERAGE([.AJ192:.AN192])" office:value-type="float" office:value="7.22" calcext:value-type="float">
            <text:p>7.22</text:p>
          </table:table-cell>
          <table:table-cell/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1" calcext:value-type="float">
            <text:p>5.1</text:p>
          </table:table-cell>
          <table:table-cell office:value-type="float" office:value="190" calcext:value-type="float">
            <text:p>190</text:p>
          </table:table-cell>
          <table:table-cell table:formula="of:=AVERAGE([.AR192:.AV192])" office:value-type="float" office:value="4.68" calcext:value-type="float">
            <text:p>4.68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91" calcext:value-type="float">
            <text:p>191</text:p>
          </table:table-cell>
          <table:table-cell table:style-name="ce1" table:formula="of:= AVERAGE([.A193:.C193])" office:value-type="float" office:value="11.6666666666667" calcext:value-type="float">
            <text:p>11.6666666666667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1" calcext:value-type="float">
            <text:p>191</text:p>
          </table:table-cell>
          <table:table-cell table:formula="of:= AVERAGE([.G193:.I193])" office:value-type="float" office:value="11.3333333333333" calcext:value-type="float">
            <text:p>11.3333333333333</text:p>
          </table:table-cell>
          <table:table-cell table:style-name="ce1"/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1" calcext:value-type="float">
            <text:p>191</text:p>
          </table:table-cell>
          <table:table-cell table:style-name="ce1" table:formula="of:= AVERAGE([.M193:.O193])" office:value-type="float" office:value="10.9" calcext:value-type="float">
            <text:p>10.9</text:p>
          </table:table-cell>
          <table:table-cell office:value-type="float" office:value="191" calcext:value-type="float">
            <text:p>191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191" calcext:value-type="float">
            <text:p>191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91" calcext:value-type="float">
            <text:p>19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1" calcext:value-type="float">
            <text:p>191</text:p>
          </table:table-cell>
          <table:table-cell table:formula="of:= AVERAGE([.AB193:.AF193])" office:value-type="float" office:value="5.54" calcext:value-type="float">
            <text:p>5.54</text:p>
          </table:table-cell>
          <table:table-cell/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.8" calcext:value-type="float">
            <text:p>6.8</text:p>
          </table:table-cell>
          <table:table-cell office:value-type="float" office:value="191" calcext:value-type="float">
            <text:p>191</text:p>
          </table:table-cell>
          <table:table-cell table:formula="of:= AVERAGE([.AJ193:.AN193])" office:value-type="float" office:value="6.34" calcext:value-type="float">
            <text:p>6.34</text:p>
          </table:table-cell>
          <table:table-cell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7" calcext:value-type="float">
            <text:p>5.7</text:p>
          </table:table-cell>
          <table:table-cell office:value-type="float" office:value="191" calcext:value-type="float">
            <text:p>191</text:p>
          </table:table-cell>
          <table:table-cell table:formula="of:=AVERAGE([.AR193:.AV193])" office:value-type="float" office:value="5.3" calcext:value-type="float">
            <text:p>5.3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92" calcext:value-type="float">
            <text:p>192</text:p>
          </table:table-cell>
          <table:table-cell table:style-name="ce1" table:formula="of:= AVERAGE([.A194:.C194])" office:value-type="float" office:value="9" calcext:value-type="float">
            <text:p>9</text:p>
          </table:table-cell>
          <table:table-cell/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92" calcext:value-type="float">
            <text:p>192</text:p>
          </table:table-cell>
          <table:table-cell table:formula="of:= AVERAGE([.G194:.I194])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2" calcext:value-type="float">
            <text:p>192</text:p>
          </table:table-cell>
          <table:table-cell table:style-name="ce1" table:formula="of:= AVERAGE([.M194:.O194])" office:value-type="float" office:value="10.1" calcext:value-type="float">
            <text:p>10.1</text:p>
          </table:table-cell>
          <table:table-cell office:value-type="float" office:value="192" calcext:value-type="float">
            <text:p>19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92" calcext:value-type="float">
            <text:p>192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192" calcext:value-type="float">
            <text:p>192</text:p>
          </table:table-cell>
          <table:table-cell table:formula="of:= AVERAGE([.AB194:.AF194])" office:value-type="float" office:value="5.68" calcext:value-type="float">
            <text:p>5.68</text:p>
          </table:table-cell>
          <table:table-cell/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192" calcext:value-type="float">
            <text:p>192</text:p>
          </table:table-cell>
          <table:table-cell table:formula="of:= AVERAGE([.AJ194:.AN194])" office:value-type="float" office:value="5.88" calcext:value-type="float">
            <text:p>5.88</text:p>
          </table:table-cell>
          <table:table-cell/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6.2" calcext:value-type="float">
            <text:p>6.2</text:p>
          </table:table-cell>
          <table:table-cell office:value-type="float" office:value="192" calcext:value-type="float">
            <text:p>192</text:p>
          </table:table-cell>
          <table:table-cell table:formula="of:=AVERAGE([.AR194:.AV194])" office:value-type="float" office:value="5.68" calcext:value-type="float">
            <text:p>5.68</text:p>
          </table:table-cell>
        </table:table-row>
        <table:table-row table:style-name="ro1"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3" calcext:value-type="float">
            <text:p>193</text:p>
          </table:table-cell>
          <table:table-cell table:style-name="ce1" table:formula="of:= AVERAGE([.A195:.C195])" office:value-type="float" office:value="9.86666666666667" calcext:value-type="float">
            <text:p>9.86666666666667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3" calcext:value-type="float">
            <text:p>193</text:p>
          </table:table-cell>
          <table:table-cell table:formula="of:= AVERAGE([.G195:.I195])" office:value-type="float" office:value="11.6666666666667" calcext:value-type="float">
            <text:p>11.6666666666667</text:p>
          </table:table-cell>
          <table:table-cell table:style-name="ce1"/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3" calcext:value-type="float">
            <text:p>193</text:p>
          </table:table-cell>
          <table:table-cell table:style-name="ce1" table:formula="of:= AVERAGE([.M195:.O195])" office:value-type="float" office:value="11.6666666666667" calcext:value-type="float">
            <text:p>11.6666666666667</text:p>
          </table:table-cell>
          <table:table-cell office:value-type="float" office:value="193" calcext:value-type="float">
            <text:p>19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93" calcext:value-type="float">
            <text:p>193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93" calcext:value-type="float">
            <text:p>19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6.3" calcext:value-type="float">
            <text:p>6.3</text:p>
          </table:table-cell>
          <table:table-cell table:number-columns-repeated="2" table:style-name="ce1" office:value-type="float" office:value="3.6" calcext:value-type="float">
            <text:p>3.6</text:p>
          </table:table-cell>
          <table:table-cell table:style-name="ce1" office:value-type="float" office:value="193" calcext:value-type="float">
            <text:p>193</text:p>
          </table:table-cell>
          <table:table-cell table:formula="of:= AVERAGE([.AB195:.AF195])" office:value-type="float" office:value="4.24" calcext:value-type="float">
            <text:p>4.24</text:p>
          </table:table-cell>
          <table:table-cell/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.1" calcext:value-type="float">
            <text:p>7.1</text:p>
          </table:table-cell>
          <table:table-cell office:value-type="float" office:value="193" calcext:value-type="float">
            <text:p>193</text:p>
          </table:table-cell>
          <table:table-cell table:formula="of:= AVERAGE([.AJ195:.AN195])" office:value-type="float" office:value="7.74" calcext:value-type="float">
            <text:p>7.74</text:p>
          </table:table-cell>
          <table:table-cell/>
          <table:table-cell table:style-name="ce1" office:value-type="float" office:value="5.2" calcext:value-type="float">
            <text:p>5.2</text:p>
          </table:table-cell>
          <table:table-cell table:number-columns-repeated="2" table:style-name="ce1" office:value-type="float" office:value="6.8" calcext:value-type="float">
            <text:p>6.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2" calcext:value-type="float">
            <text:p>5.2</text:p>
          </table:table-cell>
          <table:table-cell office:value-type="float" office:value="193" calcext:value-type="float">
            <text:p>193</text:p>
          </table:table-cell>
          <table:table-cell table:formula="of:=AVERAGE([.AR195:.AV195])" office:value-type="float" office:value="5.8" calcext:value-type="float">
            <text:p>5.8</text:p>
          </table:table-cell>
        </table:table-row>
        <table:table-row table:style-name="ro1"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94" calcext:value-type="float">
            <text:p>194</text:p>
          </table:table-cell>
          <table:table-cell table:style-name="ce1" table:formula="of:= AVERAGE([.A196:.C196])" office:value-type="float" office:value="5.8" calcext:value-type="float">
            <text:p>5.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4" calcext:value-type="float">
            <text:p>194</text:p>
          </table:table-cell>
          <table:table-cell table:formula="of:= AVERAGE([.G196:.I196])" office:value-type="float" office:value="10.9333333333333" calcext:value-type="float">
            <text:p>10.9333333333333</text:p>
          </table:table-cell>
          <table:table-cell table:style-name="ce1"/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4" calcext:value-type="float">
            <text:p>194</text:p>
          </table:table-cell>
          <table:table-cell table:style-name="ce1" table:formula="of:= AVERAGE([.M196:.O196])" office:value-type="float" office:value="9.3" calcext:value-type="float">
            <text:p>9.3</text:p>
          </table:table-cell>
          <table:table-cell office:value-type="float" office:value="194" calcext:value-type="float">
            <text:p>194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94" calcext:value-type="float">
            <text:p>194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94" calcext:value-type="float">
            <text:p>194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/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3" calcext:value-type="float">
            <text:p>6.3</text:p>
          </table:table-cell>
          <table:table-cell table:number-columns-repeated="2" table:style-name="ce1" office:value-type="float" office:value="6.8" calcext:value-type="float">
            <text:p>6.8</text:p>
          </table:table-cell>
          <table:table-cell table:style-name="ce1" office:value-type="float" office:value="194" calcext:value-type="float">
            <text:p>194</text:p>
          </table:table-cell>
          <table:table-cell table:formula="of:= AVERAGE([.AB196:.AF196])" office:value-type="float" office:value="6.24" calcext:value-type="float">
            <text:p>6.24</text:p>
          </table:table-cell>
          <table:table-cell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table:formula="of:= AVERAGE([.AJ196:.AN196])" office:value-type="float" office:value="6.28" calcext:value-type="float">
            <text:p>6.28</text:p>
          </table:table-cell>
          <table:table-cell/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6.5" calcext:value-type="float">
            <text:p>6.5</text:p>
          </table:table-cell>
          <table:table-cell office:value-type="float" office:value="194" calcext:value-type="float">
            <text:p>194</text:p>
          </table:table-cell>
          <table:table-cell table:formula="of:=AVERAGE([.AR196:.AV196])" office:value-type="float" office:value="5.26" calcext:value-type="float">
            <text:p>5.26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195" calcext:value-type="float">
            <text:p>195</text:p>
          </table:table-cell>
          <table:table-cell table:style-name="ce1" table:formula="of:= AVERAGE([.A197:.C197])" office:value-type="float" office:value="10.5333333333333" calcext:value-type="float">
            <text:p>10.5333333333333</text:p>
          </table:table-cell>
          <table:table-cell/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195" calcext:value-type="float">
            <text:p>195</text:p>
          </table:table-cell>
          <table:table-cell table:formula="of:= AVERAGE([.G197:.I197])" office:value-type="float" office:value="9.33333333333333" calcext:value-type="float">
            <text:p>9.33333333333333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8.9" calcext:value-type="float">
            <text:p>8.9</text:p>
          </table:table-cell>
          <table:table-cell table:style-name="ce1" office:value-type="float" office:value="195" calcext:value-type="float">
            <text:p>195</text:p>
          </table:table-cell>
          <table:table-cell table:style-name="ce1" table:formula="of:= AVERAGE([.M197:.O197])" office:value-type="float" office:value="9.93333333333333" calcext:value-type="float">
            <text:p>9.93333333333333</text:p>
          </table:table-cell>
          <table:table-cell office:value-type="float" office:value="195" calcext:value-type="float">
            <text:p>195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195" calcext:value-type="float">
            <text:p>195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95" calcext:value-type="float">
            <text:p>195</text:p>
          </table:table-cell>
          <table:table-cell table:formula="of:= AVERAGE([.AB197:.AF197])" office:value-type="float" office:value="5.2" calcext:value-type="float">
            <text:p>5.2</text:p>
          </table:table-cell>
          <table:table-cell/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4" calcext:value-type="float">
            <text:p>6.4</text:p>
          </table:table-cell>
          <table:table-cell office:value-type="float" office:value="195" calcext:value-type="float">
            <text:p>195</text:p>
          </table:table-cell>
          <table:table-cell table:formula="of:= AVERAGE([.AJ197:.AN197])" office:value-type="float" office:value="6" calcext:value-type="float">
            <text:p>6</text:p>
          </table:table-cell>
          <table:table-cell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6.3" calcext:value-type="float">
            <text:p>6.3</text:p>
          </table:table-cell>
          <table:table-cell office:value-type="float" office:value="195" calcext:value-type="float">
            <text:p>195</text:p>
          </table:table-cell>
          <table:table-cell table:formula="of:=AVERAGE([.AR197:.AV197])" office:value-type="float" office:value="5.84" calcext:value-type="float">
            <text:p>5.8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196" calcext:value-type="float">
            <text:p>196</text:p>
          </table:table-cell>
          <table:table-cell table:style-name="ce1" table:formula="of:= AVERAGE([.A198:.C198])" office:value-type="float" office:value="6.8" calcext:value-type="float">
            <text:p>6.8</text:p>
          </table:table-cell>
          <table:table-cell/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float" office:value="196" calcext:value-type="float">
            <text:p>196</text:p>
          </table:table-cell>
          <table:table-cell table:formula="of:= AVERAGE([.G198:.I198])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6" calcext:value-type="float">
            <text:p>196</text:p>
          </table:table-cell>
          <table:table-cell table:style-name="ce1" table:formula="of:= AVERAGE([.M198:.O198])" office:value-type="float" office:value="10.3333333333333" calcext:value-type="float">
            <text:p>10.3333333333333</text:p>
          </table:table-cell>
          <table:table-cell office:value-type="float" office:value="196" calcext:value-type="float">
            <text:p>19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196" calcext:value-type="float">
            <text:p>196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office:value-type="float" office:value="196" calcext:value-type="float">
            <text:p>196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196" calcext:value-type="float">
            <text:p>196</text:p>
          </table:table-cell>
          <table:table-cell table:formula="of:= AVERAGE([.AB198:.AF198])" office:value-type="float" office:value="6.52" calcext:value-type="float">
            <text:p>6.52</text:p>
          </table:table-cell>
          <table:table-cell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.5" calcext:value-type="float">
            <text:p>4.5</text:p>
          </table:table-cell>
          <table:table-cell office:value-type="float" office:value="196" calcext:value-type="float">
            <text:p>196</text:p>
          </table:table-cell>
          <table:table-cell table:formula="of:= AVERAGE([.AJ198:.AN198])" office:value-type="float" office:value="5.4" calcext:value-type="float">
            <text:p>5.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.1" calcext:value-type="float">
            <text:p>5.1</text:p>
          </table:table-cell>
          <table:table-cell office:value-type="float" office:value="196" calcext:value-type="float">
            <text:p>196</text:p>
          </table:table-cell>
          <table:table-cell table:formula="of:=AVERAGE([.AR198:.AV198])" office:value-type="float" office:value="4.875" calcext:value-type="float">
            <text:p>4.875</text:p>
          </table:table-cell>
        </table:table-row>
        <table:table-row table:style-name="ro1"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197" calcext:value-type="float">
            <text:p>197</text:p>
          </table:table-cell>
          <table:table-cell table:style-name="ce1" table:formula="of:= AVERAGE([.A199:.C199])" office:value-type="float" office:value="7.73333333333333" calcext:value-type="float">
            <text:p>7.73333333333333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7" calcext:value-type="float">
            <text:p>197</text:p>
          </table:table-cell>
          <table:table-cell table:formula="of:= AVERAGE([.G199:.I199])" office:value-type="float" office:value="10.6333333333333" calcext:value-type="float">
            <text:p>10.6333333333333</text:p>
          </table:table-cell>
          <table:table-cell table:style-name="ce1"/>
          <table:table-cell table:style-name="ce1" office:value-type="float" office:value="9.1" calcext:value-type="float">
            <text:p>9.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97" calcext:value-type="float">
            <text:p>197</text:p>
          </table:table-cell>
          <table:table-cell table:style-name="ce1" table:formula="of:= AVERAGE([.M199:.O199])" office:value-type="float" office:value="9.7" calcext:value-type="float">
            <text:p>9.7</text:p>
          </table:table-cell>
          <table:table-cell office:value-type="float" office:value="197" calcext:value-type="float">
            <text:p>197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197" calcext:value-type="float">
            <text:p>197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97" calcext:value-type="float">
            <text:p>19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197" calcext:value-type="float">
            <text:p>197</text:p>
          </table:table-cell>
          <table:table-cell table:formula="of:= AVERAGE([.AB199:.AF199])" office:value-type="float" office:value="5.1" calcext:value-type="float">
            <text:p>5.1</text:p>
          </table:table-cell>
          <table:table-cell/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7.5" calcext:value-type="float">
            <text:p>7.5</text:p>
          </table:table-cell>
          <table:table-cell office:value-type="float" office:value="197" calcext:value-type="float">
            <text:p>197</text:p>
          </table:table-cell>
          <table:table-cell table:formula="of:= AVERAGE([.AJ199:.AN199])" office:value-type="float" office:value="6.62" calcext:value-type="float">
            <text:p>6.62</text:p>
          </table:table-cell>
          <table:table-cell/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.1" calcext:value-type="float">
            <text:p>4.1</text:p>
          </table:table-cell>
          <table:table-cell table:number-columns-repeated="2" table:style-name="ce1" office:value-type="float" office:value="5.7" calcext:value-type="float">
            <text:p>5.7</text:p>
          </table:table-cell>
          <table:table-cell office:value-type="float" office:value="197" calcext:value-type="float">
            <text:p>197</text:p>
          </table:table-cell>
          <table:table-cell table:formula="of:=AVERAGE([.AR199:.AV199])" office:value-type="float" office:value="4.92" calcext:value-type="float">
            <text:p>4.92</text:p>
          </table:table-cell>
        </table:table-row>
        <table:table-row table:style-name="ro1"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8" calcext:value-type="float">
            <text:p>198</text:p>
          </table:table-cell>
          <table:table-cell table:style-name="ce1" table:formula="of:= AVERAGE([.A200:.C200])" office:value-type="float" office:value="7.56666666666667" calcext:value-type="float">
            <text:p>7.56666666666667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8" calcext:value-type="float">
            <text:p>198</text:p>
          </table:table-cell>
          <table:table-cell table:formula="of:= AVERAGE([.G200:.I200])" office:value-type="float" office:value="12.3333333333333" calcext:value-type="float">
            <text:p>12.3333333333333</text:p>
          </table:table-cell>
          <table:table-cell table:style-name="ce1"/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198" calcext:value-type="float">
            <text:p>198</text:p>
          </table:table-cell>
          <table:table-cell table:style-name="ce1" table:formula="of:= AVERAGE([.M200:.O200])" office:value-type="float" office:value="8.26666666666667" calcext:value-type="float">
            <text:p>8.26666666666667</text:p>
          </table:table-cell>
          <table:table-cell office:value-type="float" office:value="198" calcext:value-type="float">
            <text:p>19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198" calcext:value-type="float">
            <text:p>198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office:value-type="float" office:value="198" calcext:value-type="float">
            <text:p>198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198" calcext:value-type="float">
            <text:p>198</text:p>
          </table:table-cell>
          <table:table-cell table:formula="of:= AVERAGE([.AB200:.AF200])" office:value-type="float" office:value="6.14" calcext:value-type="float">
            <text:p>6.14</text:p>
          </table:table-cell>
          <table:table-cell/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9" calcext:value-type="float">
            <text:p>5.9</text:p>
          </table:table-cell>
          <table:table-cell office:value-type="float" office:value="198" calcext:value-type="float">
            <text:p>198</text:p>
          </table:table-cell>
          <table:table-cell table:formula="of:= AVERAGE([.AJ200:.AN200])" office:value-type="float" office:value="6.28" calcext:value-type="float">
            <text:p>6.28</text:p>
          </table:table-cell>
          <table:table-cell/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.2" calcext:value-type="float">
            <text:p>6.2</text:p>
          </table:table-cell>
          <table:table-cell office:value-type="float" office:value="198" calcext:value-type="float">
            <text:p>198</text:p>
          </table:table-cell>
          <table:table-cell table:formula="of:=AVERAGE([.AR200:.AV200])" office:value-type="float" office:value="5.72" calcext:value-type="float">
            <text:p>5.72</text:p>
          </table:table-cell>
        </table:table-row>
        <table:table-row table:style-name="ro1"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199" calcext:value-type="float">
            <text:p>199</text:p>
          </table:table-cell>
          <table:table-cell table:style-name="ce1" table:formula="of:= AVERAGE([.A201:.C201])" office:value-type="float" office:value="8.73333333333333" calcext:value-type="float">
            <text:p>8.73333333333333</text:p>
          </table:table-cell>
          <table:table-cell/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199" calcext:value-type="float">
            <text:p>199</text:p>
          </table:table-cell>
          <table:table-cell table:formula="of:= AVERAGE([.G201:.I201])" office:value-type="float" office:value="10.0666666666667" calcext:value-type="float">
            <text:p>10.0666666666667</text:p>
          </table:table-cell>
          <table:table-cell table:style-name="ce1"/>
          <table:table-cell table:style-name="ce1" office:value-type="float" office:value="8.9" calcext:value-type="float">
            <text:p>8.9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99" calcext:value-type="float">
            <text:p>199</text:p>
          </table:table-cell>
          <table:table-cell table:style-name="ce1" table:formula="of:= AVERAGE([.M201:.O201])" office:value-type="float" office:value="10.3" calcext:value-type="float">
            <text:p>10.3</text:p>
          </table:table-cell>
          <table:table-cell office:value-type="float" office:value="199" calcext:value-type="float">
            <text:p>199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199" calcext:value-type="float">
            <text:p>199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199" calcext:value-type="float">
            <text:p>199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99" calcext:value-type="float">
            <text:p>199</text:p>
          </table:table-cell>
          <table:table-cell table:formula="of:= AVERAGE([.AB201:.AF201])" office:value-type="float" office:value="6.28" calcext:value-type="float">
            <text:p>6.28</text:p>
          </table:table-cell>
          <table:table-cell/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.5" calcext:value-type="float">
            <text:p>6.5</text:p>
          </table:table-cell>
          <table:table-cell office:value-type="float" office:value="199" calcext:value-type="float">
            <text:p>199</text:p>
          </table:table-cell>
          <table:table-cell table:formula="of:= AVERAGE([.AJ201:.AN201])" office:value-type="float" office:value="7.26" calcext:value-type="float">
            <text:p>7.26</text:p>
          </table:table-cell>
          <table:table-cell/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2" calcext:value-type="float">
            <text:p>5.2</text:p>
          </table:table-cell>
          <table:table-cell office:value-type="float" office:value="199" calcext:value-type="float">
            <text:p>199</text:p>
          </table:table-cell>
          <table:table-cell table:formula="of:=AVERAGE([.AR201:.AV201])" office:value-type="float" office:value="4.86" calcext:value-type="float">
            <text:p>4.86</text:p>
          </table:table-cell>
        </table:table-row>
        <table:table-row table:style-name="ro1" table:number-rows-repeated="364">
          <table:table-cell table:number-columns-repeated="50"/>
        </table:table-row>
        <table:table-row table:style-name="ro1"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00:15:49.904477016</meta:creation-date>
    <dc:date>2025-01-28T13:06:20.494310416</dc:date>
    <meta:editing-duration>PT1H10M35S</meta:editing-duration>
    <meta:editing-cycles>2</meta:editing-cycles>
    <meta:generator>LibreOffice/24.2.6.2$Linux_X86_64 LibreOffice_project/420$Build-2</meta:generator>
    <meta:document-statistic meta:table-count="1" meta:cell-count="8393" meta:object-count="0"/>
  </office:meta>
</office:document-meta>
</file>